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1.64mm"/>
    </style:style>
    <style:style style:name="co3" style:family="table-column">
      <style:table-column-properties fo:break-before="auto" style:column-width="8.36mm"/>
    </style:style>
    <style:style style:name="co4" style:family="table-column">
      <style:table-column-properties fo:break-before="auto" style:column-width="6.67mm"/>
    </style:style>
    <style:style style:name="co5" style:family="table-column">
      <style:table-column-properties fo:break-before="auto" style:column-width="14.23mm"/>
    </style:style>
    <style:style style:name="co6" style:family="table-column">
      <style:table-column-properties fo:break-before="auto" style:column-width="17.87mm"/>
    </style:style>
    <style:style style:name="co7" style:family="table-column">
      <style:table-column-properties fo:break-before="auto" style:column-width="15.06mm"/>
    </style:style>
    <style:style style:name="co8" style:family="table-column">
      <style:table-column-properties fo:break-before="auto" style:column-width="58.14mm"/>
    </style:style>
    <style:style style:name="co9" style:family="table-column">
      <style:table-column-properties fo:break-before="auto" style:column-width="10.58mm"/>
    </style:style>
    <style:style style:name="co10" style:family="table-column">
      <style:table-column-properties fo:break-before="auto" style:column-width="13.67mm"/>
    </style:style>
    <style:style style:name="co11" style:family="table-column">
      <style:table-column-properties fo:break-before="auto" style:column-width="7.23mm"/>
    </style:style>
    <style:style style:name="co12" style:family="table-column">
      <style:table-column-properties fo:break-before="auto" style:column-width="7.8mm"/>
    </style:style>
    <style:style style:name="co13" style:family="table-column">
      <style:table-column-properties fo:break-before="auto" style:column-width="15.79mm"/>
    </style:style>
    <style:style style:name="co14" style:family="table-column">
      <style:table-column-properties fo:break-before="auto" style:column-width="18.98mm"/>
    </style:style>
    <style:style style:name="co15" style:family="table-column">
      <style:table-column-properties fo:break-before="auto" style:column-width="11.15mm"/>
    </style:style>
    <style:style style:name="co16" style:family="table-column">
      <style:table-column-properties fo:break-before="auto" style:column-width="18.42mm"/>
    </style:style>
    <style:style style:name="co17" style:family="table-column">
      <style:table-column-properties fo:break-before="auto" style:column-width="29.6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17.97mm"/>
    </style:style>
    <style:style style:name="co20" style:family="table-column">
      <style:table-column-properties fo:break-before="auto" style:column-width="28.49mm"/>
    </style:style>
    <style:style style:name="co21" style:family="table-column">
      <style:table-column-properties fo:break-before="auto" style:column-width="74.08mm"/>
    </style:style>
    <style:style style:name="co22" style:family="table-column">
      <style:table-column-properties fo:break-before="auto" style:column-width="32.68mm"/>
    </style:style>
    <style:style style:name="co23" style:family="table-column">
      <style:table-column-properties fo:break-before="auto" style:column-width="24.85mm"/>
    </style:style>
    <style:style style:name="co24" style:family="table-column">
      <style:table-column-properties fo:break-before="auto" style:column-width="16.19mm"/>
    </style:style>
    <style:style style:name="co25" style:family="table-column">
      <style:table-column-properties fo:break-before="auto" style:column-width="20.94mm"/>
    </style:style>
    <style:style style:name="co26" style:family="table-column">
      <style:table-column-properties fo:break-before="auto" style:column-width="4.45mm"/>
    </style:style>
    <style:style style:name="co27" style:family="table-column">
      <style:table-column-properties fo:break-before="auto" style:column-width="9.75mm"/>
    </style:style>
    <style:style style:name="co28" style:family="table-column">
      <style:table-column-properties fo:break-before="auto" style:column-width="9.19mm"/>
    </style:style>
    <style:style style:name="co29" style:family="table-column">
      <style:table-column-properties fo:break-before="auto" style:column-width="13.11mm"/>
    </style:style>
    <style:style style:name="co30" style:family="table-column">
      <style:table-column-properties fo:break-before="auto" style:column-width="19.26mm"/>
    </style:style>
    <style:style style:name="co31" style:family="table-column">
      <style:table-column-properties fo:break-before="auto" style:column-width="18.7mm"/>
    </style:style>
    <style:style style:name="co32" style:family="table-column">
      <style:table-column-properties fo:break-before="auto" style:column-width="30.44mm"/>
    </style:style>
    <style:style style:name="co33" style:family="table-column">
      <style:table-column-properties fo:break-before="auto" style:column-width="17.71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2.38mm" fo:break-before="auto" style:use-optimal-row-height="false"/>
    </style:style>
    <style:style style:name="ro9" style:family="table-row">
      <style:table-row-properties style:row-height="2.12mm" fo:break-before="auto" style:use-optimal-row-height="false"/>
    </style:style>
    <style:style style:name="ro10" style:family="table-row">
      <style:table-row-properties style:row-height="4.5m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style:style style:name="ta4" style:family="table" style:master-page-name="PageStyle_5f_PFs_20_por_20_Sprin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name-complex="Franklin Gothic Medium" style:font-size-complex="12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0.74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1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2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5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  <style:map style:condition="cell-content()=&quot;I&quot;" style:apply-style-name="Excel_5f_CondFormat_5f_2_5f_1_5f_1" style:base-cell-address="Funções.H8"/>
      <style:map style:condition="cell-content()=&quot;A&quot;" style:apply-style-name="Excel_5f_CondFormat_5f_2_5f_1_5f_2" style:base-cell-address="Funções.H8"/>
      <style:map style:condition="cell-content()=&quot;E&quot;" style:apply-style-name="Excel_5f_CondFormat_5f_2_5f_1_5f_3" style:base-cell-address="Funções.H8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0.74pt solid #000000" style:direction="ltr" fo:padding="0.71mm" fo:border-right="0.0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80808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80808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58" style:family="table-cell" style:parent-style-name="Default" style:data-style-name="N99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59" style:family="table-cell" style:parent-style-name="Default" style:data-style-name="N9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name-complex="Franklin Gothic Medium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80808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name-complex="Franklin Gothic Medium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4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7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2" style:family="table-cell" style:parent-style-name="Default">
      <style:table-cell-properties fo:border-bottom="0.74pt solid #4c4c4c" style:diagonal-bl-tr="none" style:diagonal-tl-br="none" fo:border-left="0.74pt solid #4c4c4c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7" style:family="table-cell" style:parent-style-name="Default">
      <style:table-cell-properties fo:border-bottom="0.74pt solid #000000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4c4c4c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2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3" style:family="table-cell" style:parent-style-name="Default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1" style:family="table-cell" style:parent-style-name="Default" style:data-style-name="N4">
      <style:table-cell-properties fo:border-bottom="0.74pt solid #000000" style:diagonal-bl-tr="none" style:diagonal-tl-br="none" fo:background-color="transparent" fo:border-left="none" fo:padding="0.71mm" fo:border-right="none" style:rotation-align="none" fo:border-top="0.74pt solid #4c4c4c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5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fo:background-color="#80808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7" style:family="table-cell" style:parent-style-name="Excel_5f_BuiltIn_5f_Percen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8" style:family="table-cell" style:parent-style-name="Excel_5f_BuiltIn_5f_Percent" style:data-style-name="N117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09" style:family="table-cell" style:parent-style-name="Excel_5f_BuiltIn_5f_Percent" style:data-style-name="N117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0" style:family="table-cell" style:parent-style-name="Excel_5f_BuiltIn_5f_Percent" style:data-style-name="N117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1" style:family="table-cell" style:parent-style-name="Excel_5f_BuiltIn_5f_Percent" style:data-style-name="N117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2" style:family="table-cell" style:parent-style-name="Excel_5f_BuiltIn_5f_Percent" style:data-style-name="N117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74pt solid #000000" fo:background-color="#fcf305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5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6" style:family="table-cell" style:parent-style-name="Excel_5f_BuiltIn_5f_Percent" style:data-style-name="N2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19" style:family="table-cell" style:parent-style-name="Default" style:data-style-name="N11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name-complex="Franklin Gothic Medium" style:font-size-complex="9pt" style:font-style-complex="normal" style:font-weight-complex="bold"/>
    </style:style>
    <style:style style:name="ce123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name-complex="Franklin Gothic Medium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name-complex="Franklin Gothic Medium" style:font-size-complex="10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6" style:family="table-cell" style:parent-style-name="Default">
      <style:table-cell-properties fo:padding="0.71mm"/>
    </style:style>
    <style:style style:name="ce12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37.88mm" fo:min-width="113.8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30.5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37.62mm" fo:min-width="54.4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6.96mm" fo:min-width="47.0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.34mm" fo:min-width="24.7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0.1mm" fo:min-width="72.86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89mm" fo:min-width="27.1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5.61mm" fo:min-width="30.4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52.43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30.9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1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0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2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e1" draw:textarea-horizontal-align="justify" draw:textarea-vertical-align="top" draw:auto-grow-height="false" draw:auto-grow-width="false" fo:min-height="20.15mm" fo:min-width="101.11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3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14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19.2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5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16.5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6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63mm" fo:min-width="20.4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7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9mm" fo:min-width="27.3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8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.64mm" fo:min-width="36.02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19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3.01mm" fo:min-width="62.77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gr20" style:family="graphic">
      <style:graphic-properties draw:stroke="solid" svg:stroke-width="0.26mm" svg:stroke-color="#000000" draw:marker-start="msArrowEnd_20_5" draw:marker-start-width="2.1mm" draw:marker-start-center="false" svg:stroke-opacity="100%" draw:stroke-linejoin="miter" svg:stroke-linecap="square" draw:fill="solid" draw:fill-color="#ffffc0" draw:textarea-horizontal-align="justify" draw:textarea-vertical-align="top" draw:auto-grow-height="false" draw:auto-grow-width="false" fo:min-height="13.01mm" fo:min-width="62.8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'Segoe UI'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pitch-complex="variable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family-complex="'Times New Roman'" style:font-family-generic-complex="roman" style:font-pitch-complex="variable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family-complex="Tahoma" style:font-family-generic-complex="swiss" style:font-pitch-complex="variable" style:font-size-complex="8pt" style:font-style-complex="normal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family-complex="Tahoma" style:font-family-generic-complex="swiss" style:font-pitch-complex="variable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table-column table:style-name="co1" table:number-columns-repeated="15" table:default-cell-style-name="ce6"/>
        <table:table-column table:style-name="co2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1" table:number-columns-repeated="56" table:default-cell-style-name="ce6"/>
        <table:table-column table:style-name="co6" table:number-columns-repeated="181" table:default-cell-style-name="ce6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1" office:value-type="string" calcext:value-type="string" table:number-columns-spanned="12" table:number-rows-spanned="1">
            <text:p>Eits</text:p>
          </table:table-cell>
          <table:covered-table-cell table:number-columns-repeated="11" table:style-name="ce11"/>
          <table:table-cell table:style-name="ce17" office:value-type="string" calcext:value-type="string" table:number-columns-spanned="2" table:number-rows-spanned="1">
            <text:p>R$/PF</text:p>
          </table:table-cell>
          <table:covered-table-cell table:style-name="ce17"/>
          <table:table-cell table:style-name="ce22" office:value-type="float" office:value="0" calcext:value-type="float">
            <text:p>0,00</text:p>
          </table:table-cell>
          <table:table-cell table:style-name="ce17" office:value-type="string" calcext:value-type="string" table:number-columns-spanned="2" table:number-rows-spanned="1">
            <text:p>Custo</text:p>
          </table:table-cell>
          <table:covered-table-cell table:style-name="ce17"/>
          <table:table-cell table:style-name="ce24" table:formula="of:=[.W5]*[.T4]" office:value-type="float" office:value="0" calcext:value-type="float" table:number-columns-spanned="6" table:number-rows-spanned="1">
            <text:p><text:s/>R$- <text:s text:c="2"/></text:p>
          </table:table-cell>
          <table:covered-table-cell table:number-columns-repeated="5" table:style-name="ce24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2" office:value-type="string" calcext:value-type="string" table:number-columns-spanned="15" table:number-rows-spanned="1">
            <text:p>Ordem de Serviço</text:p>
          </table:table-cell>
          <table:covered-table-cell table:number-columns-repeated="14" table:style-name="ce12"/>
          <table:table-cell table:style-name="ce17" office:value-type="string" calcext:value-type="string" table:number-columns-spanned="2" table:number-rows-spanned="1">
            <text:p>PF</text:p>
          </table:table-cell>
          <table:covered-table-cell table:style-name="ce17"/>
          <table:table-cell table:style-name="ce21" table:formula="of:=[$Funções.U6]" office:value-type="float" office:value="91" calcext:value-type="float" table:number-columns-spanned="6" table:number-rows-spanned="1">
            <text:p><text:s/>91,00 </text:p>
          </table:table-cell>
          <table:covered-table-cell table:number-columns-repeated="5" table:style-name="ce21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stema de Controle de Ordens de Serviço</text:p>
          </table:table-cell>
          <table:covered-table-cell table:number-columns-repeated="14" table:style-name="ce12"/>
          <table:covered-table-cell table:style-name="ce12" office:value-type="string" calcext:value-type="string">
            <text:p>X</text:p>
          </table:covered-table-cell>
          <table:covered-table-cell table:number-columns-repeated="7" table:style-name="ce12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2" office:value-type="string" calcext:value-type="string" table:number-columns-spanned="15" table:number-rows-spanned="1">
            <text:p>Sérgio Moura</text:p>
          </table:table-cell>
          <table:covered-table-cell table:number-columns-repeated="14" table:style-name="ce12"/>
          <table:table-cell table:style-name="ce18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18"/>
          <table:table-cell table:style-name="ce25" office:value-type="date" office:date-value="2018-01-28" calcext:value-type="date" table:number-columns-spanned="5" table:number-rows-spanned="1">
            <text:p>28/01/2018</text:p>
          </table:table-cell>
          <table:covered-table-cell table:number-columns-repeated="4" table:style-name="ce25"/>
          <table:table-cell table:number-columns-repeated="996"/>
        </table:table-row>
        <table:table-row table:style-name="ro2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2" office:value-type="string" calcext:value-type="string" table:number-columns-spanned="15" table:number-rows-spanned="1">
            <text:p>Sérgio Moura</text:p>
          </table:table-cell>
          <table:covered-table-cell table:number-columns-repeated="14" table:style-name="ce12"/>
          <table:table-cell table:style-name="ce18" office:value-type="string" calcext:value-type="string" table:number-columns-spanned="3" table:number-rows-spanned="1">
            <text:p>Revisão</text:p>
          </table:table-cell>
          <table:covered-table-cell table:number-columns-repeated="2" table:style-name="ce18"/>
          <table:table-cell table:style-name="ce25" table:number-columns-spanned="5" table:number-rows-spanned="1"/>
          <table:covered-table-cell table:number-columns-repeated="4" table:style-name="ce25"/>
          <table:table-cell table:number-columns-repeated="996"/>
        </table:table-row>
        <table:table-row table:style-name="ro2">
          <table:table-cell table:style-name="ce3"/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10" table:number-columns-spanned="9" table:number-rows-spanned="1"/>
          <table:covered-table-cell table:number-columns-repeated="8" table:style-name="ce10"/>
          <table:table-cell table:style-name="ce14"/>
          <table:table-cell table:style-name="ce15" table:number-columns-repeated="2"/>
          <table:table-cell table:style-name="ce16" office:value-type="string" calcext:value-type="string" table:number-columns-spanned="2" table:number-rows-spanned="5">
            <text:p>Sumário</text:p>
          </table:table-cell>
          <table:covered-table-cell table:style-name="ce16"/>
          <table:table-cell table:style-name="ce17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7"/>
          <table:table-cell table:style-name="ce17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7"/>
          <table:table-cell table:style-name="ce26" table:number-columns-repeated="2"/>
          <table:table-cell table:number-columns-repeated="994"/>
        </table:table-row>
        <table:table-row table:style-name="ro2">
          <table:covered-table-cell table:number-columns-repeated="2" table:style-name="ce4"/>
          <table:table-cell table:style-name="ce10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10"/>
          <table:table-cell table:style-name="ce14" office:value-type="string" calcext:value-type="string">
            <text:p>x</text:p>
          </table:table-cell>
          <table:table-cell table:style-name="ce15" table:number-columns-repeated="2"/>
          <table:covered-table-cell table:number-columns-repeated="2" table:style-name="ce16"/>
          <table:table-cell table:style-name="ce18" office:value-type="string" calcext:value-type="string" table:number-columns-spanned="2" table:number-rows-spanned="1">
            <text:p>ADD</text:p>
          </table:table-cell>
          <table:covered-table-cell table:style-name="ce18"/>
          <table:table-cell table:style-name="ce21" table:formula="of:=[$Sumário.E55]" office:value-type="float" office:value="91" calcext:value-type="float" table:number-columns-spanned="2" table:number-rows-spanned="1">
            <text:p><text:s/>91,00 </text:p>
          </table:table-cell>
          <table:covered-table-cell table:style-name="ce21"/>
          <table:table-cell table:style-name="ce23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3"/>
          <table:table-cell table:style-name="ce21" table:formula="of:=[.S11]*[.U11]" office:value-type="float" office:value="91" calcext:value-type="float" table:number-columns-spanned="4" table:number-rows-spanned="1">
            <text:p><text:s/>91,00 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0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10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CHG</text:p>
          </table:table-cell>
          <table:covered-table-cell table:style-name="ce19"/>
          <table:table-cell table:style-name="ce21" table:formula="of:=[$Sumário.E56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21"/>
          <table:table-cell table:style-name="ce23" office:value-type="float" office:value="0.5" calcext:value-type="float" table:number-columns-spanned="4" table:number-rows-spanned="1">
            <office:annotation draw:style-name="gr1" draw:text-style-name="P2" svg:width="118.81mm" svg:height="40.48mm" svg:x="140.55mm" svg:y="48.16mm" draw:caption-point-x="-4.27mm" draw:caption-point-y="2.74mm">
              <dc:date>2018-01-30T00:00:00</dc:date>
              <text:p text:style-name="P1"><text:span text:style-name="T1">Marcy </text:span><text:span text:style-name="T1">Langer:</text:span></text:p>
              <text:p text:style-name="P1"><text:span text:style-name="T2">Segundo </text:span><text:span text:style-name="T2">SISP2.0: </text:span></text:p>
              <text:p text:style-name="P1"><text:span text:style-name="T2">- 50% para </text:span><text:span text:style-name="T2">melhorias </text:span><text:span text:style-name="T2">em funções </text:span><text:span text:style-name="T2">alteradas e </text:span><text:span text:style-name="T2">anteriormen</text:span><text:span text:style-name="T2">te </text:span><text:span text:style-name="T2">desenvolvid</text:span><text:span text:style-name="T2">as ou </text:span><text:span text:style-name="T2">mantidas </text:span><text:span text:style-name="T2">pela </text:span><text:span text:style-name="T2">contratada;</text:span></text:p>
              <text:p text:style-name="P1"><text:span text:style-name="T2">- 75% </text:span><text:span text:style-name="T2">melhorias </text:span><text:span text:style-name="T2">em funções </text:span><text:span text:style-name="T2">alteradas e </text:span><text:span text:style-name="T2">anteriormen</text:span><text:span text:style-name="T2">te </text:span><text:span text:style-name="T2">desenvolvid</text:span><text:span text:style-name="T2">as ou </text:span><text:span text:style-name="T2">mantidas </text:span><text:span text:style-name="T2">por outra </text:span><text:span text:style-name="T2">contrada </text:span><text:span text:style-name="T2">(SEM </text:span><text:span text:style-name="T2">necessidade </text:span><text:span text:style-name="T2">de </text:span><text:span text:style-name="T2">redocument</text:span><text:span text:style-name="T2">ação);</text:span></text:p>
              <text:p text:style-name="P1"><text:span text:style-name="T2">- 90% </text:span><text:span text:style-name="T2">melhorias </text:span><text:span text:style-name="T2">em funções </text:span><text:span text:style-name="T2">alteradas e </text:span><text:span text:style-name="T2">anteriormen</text:span><text:span text:style-name="T2">te </text:span><text:span text:style-name="T2">desenvolvid</text:span><text:span text:style-name="T2">as ou </text:span><text:span text:style-name="T2">mantidas </text:span><text:span text:style-name="T2">por outra </text:span><text:span text:style-name="T2">contrada </text:span><text:span text:style-name="T2">(COM </text:span><text:span text:style-name="T2">necessidade </text:span><text:span text:style-name="T2">de </text:span><text:span text:style-name="T2">redocument</text:span><text:span text:style-name="T2">ação);</text:span></text:p>
              <text:p text:style-name="P1"><text:span text:style-name="T2"/></text:p>
            </office:annotation>
            <text:p>0,50</text:p>
          </table:table-cell>
          <table:covered-table-cell table:number-columns-repeated="3" table:style-name="ce23"/>
          <table:table-cell table:style-name="ce21" table:formula="of:=[.S12]*[.U12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0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10"/>
          <table:table-cell table:style-name="ce14"/>
          <table:table-cell table:style-name="ce15" table:number-columns-repeated="2"/>
          <table:covered-table-cell table:number-columns-repeated="2" table:style-name="ce16"/>
          <table:table-cell table:style-name="ce19" office:value-type="string" calcext:value-type="string" table:number-columns-spanned="2" table:number-rows-spanned="1">
            <text:p>DEL</text:p>
          </table:table-cell>
          <table:covered-table-cell table:style-name="ce19"/>
          <table:table-cell table:style-name="ce21" table:formula="of:=[$Sumário.E57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21"/>
          <table:table-cell table:style-name="ce23" office:value-type="float" office:value="0.4" calcext:value-type="float" table:number-columns-spanned="4" table:number-rows-spanned="1">
            <office:annotation draw:style-name="gr2" draw:text-style-name="P2" svg:width="35.53mm" svg:height="22.75mm" svg:x="140.55mm" svg:y="52.92mm" draw:caption-point-x="-4.27mm" draw:caption-point-y="2.74mm">
              <dc:date>2018-01-30T00:00:00</dc:date>
              <text:p text:style-name="P1"><text:span text:style-name="T1">Marcy Langer:</text:span></text:p>
              <text:p text:style-name="P1"><text:span text:style-name="T2">Segundo SISP2.0: 40% para funções excluídas.</text:span></text:p>
            </office:annotation>
            <text:p>0,40</text:p>
          </table:table-cell>
          <table:covered-table-cell table:number-columns-repeated="3" table:style-name="ce23"/>
          <table:table-cell table:style-name="ce21" table:formula="of:=[.S13]*[.U13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1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covered-table-cell table:number-columns-repeated="2" table:style-name="ce16"/>
          <table:table-cell table:style-name="ce19" table:number-columns-spanned="2" table:number-rows-spanned="1"/>
          <table:covered-table-cell table:style-name="ce19"/>
          <table:table-cell table:style-name="ce21" table:formula="of:=[$Sumário.E58]" office:value-type="float" office:value="0" calcext:value-type="float" table:number-columns-spanned="2" table:number-rows-spanned="1">
            <text:p><text:s/>- <text:s text:c="2"/></text:p>
          </table:table-cell>
          <table:covered-table-cell table:style-name="ce21"/>
          <table:table-cell table:style-name="ce23" table:number-columns-spanned="4" table:number-rows-spanned="1"/>
          <table:covered-table-cell table:number-columns-repeated="3" table:style-name="ce23"/>
          <table:table-cell table:style-name="ce21" table:formula="of:=[.S14]*[.U14]" office:value-type="float" office:value="0" calcext:value-type="float" table:number-columns-spanned="4" table:number-rows-spanned="1">
            <text:p><text:s/>- <text:s text:c="2"/></text:p>
          </table:table-cell>
          <table:covered-table-cell table:number-columns-repeated="3" table:style-name="ce21"/>
          <table:table-cell table:number-columns-repeated="996"/>
        </table:table-row>
        <table:table-row table:style-name="ro2" table:number-rows-repeated="2">
          <table:table-cell table:style-name="ce5" table:number-columns-repeated="2"/>
          <table:table-cell table:number-columns-repeated="10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3">
          <table:table-cell table:style-name="ce4" office:value-type="string" calcext:value-type="string" table:number-columns-spanned="2" table:number-rows-spanned="5">
            <text:p>Nível de Detalhes</text:p>
          </table:table-cell>
          <table:covered-table-cell table:style-name="ce4"/>
          <table:table-cell table:style-name="ce10" office:value-type="string" calcext:value-type="string" table:number-columns-spanned="9" table:number-rows-spanned="1">
            <text:p>Indicativa</text:p>
          </table:table-cell>
          <table:covered-table-cell table:number-columns-repeated="8" table:style-name="ce10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0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10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0" office:value-type="string" calcext:value-type="string" table:number-columns-spanned="9" table:number-rows-spanned="1">
            <text:p>Detalhada</text:p>
          </table:table-cell>
          <table:covered-table-cell table:number-columns-repeated="8" table:style-name="ce10"/>
          <table:table-cell table:style-name="ce14" office:value-type="string" calcext:value-type="string">
            <text:p>x</text:p>
          </table:table-cell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4"/>
          <table:table-cell table:style-name="ce10" table:number-columns-spanned="9" table:number-rows-spanned="1"/>
          <table:covered-table-cell table:number-columns-repeated="8" table:style-name="ce10"/>
          <table:table-cell table:style-name="ce14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2">
          <table:covered-table-cell table:number-columns-repeated="2" table:style-name="ce4"/>
          <table:table-cell table:number-columns-repeated="10"/>
          <table:table-cell table:style-name="ce15" table:number-columns-repeated="2"/>
          <table:table-cell table:style-name="ce5" table:number-columns-repeated="14"/>
          <table:table-cell table:number-columns-repeated="996"/>
        </table:table-row>
        <table:table-row table:style-name="ro1">
          <table:table-cell table:number-columns-repeated="4"/>
          <table:table-cell table:style-name="ce8" table:number-columns-repeated="13"/>
          <table:table-cell table:style-name="ce20"/>
          <table:table-cell table:style-name="ce8"/>
          <table:table-cell table:number-columns-repeated="1005"/>
        </table:table-row>
        <table:table-row table:style-name="ro1">
          <table:table-cell/>
          <table:table-cell table:style-name="ce9" table:number-columns-repeated="2"/>
          <table:table-cell table:number-columns-repeated="2"/>
          <table:table-cell table:style-name="ce9" table:number-columns-repeated="4"/>
          <table:table-cell table:style-name="ce8"/>
          <table:table-cell table:style-name="ce13" office:value-type="string" calcext:value-type="string" table:number-columns-spanned="9" table:number-rows-spanned="1">
            <office:annotation draw:style-name="gr3" draw:text-style-name="P3" svg:width="59.49mm" svg:height="40.22mm" svg:x="100.77mm" svg:y="129.38mm" draw:caption-point-x="0.18mm" draw:caption-point-y="-26.63mm">
              <dc:date>2018-01-30T00:00:00</dc:date>
              <text:p text:style-name="P1"><text:span text:style-name="T3">O propósito de </text:span><text:span text:style-name="T3">uma contagem de </text:span><text:span text:style-name="T3">pontos de função, </text:span><text:span text:style-name="T3">é fornecer uma </text:span><text:span text:style-name="T3">resposta a um </text:span><text:span text:style-name="T3">problema de </text:span><text:span text:style-name="T3">negócios.</text:span></text:p>
              <text:p text:style-name="P1"><text:span text:style-name="T3">Este propósito : <text:s/></text:span></text:p>
              <text:p text:style-name="P1"><text:span text:style-name="T3">- Determina o tipo </text:span><text:span text:style-name="T3">de contagem de </text:span><text:span text:style-name="T3">pontos de função </text:span><text:span text:style-name="T3">e o escopo da </text:span><text:span text:style-name="T3">contagem </text:span><text:span text:style-name="T3">necessária à </text:span><text:span text:style-name="T3">obtenção da </text:span><text:span text:style-name="T3">resposta da </text:span><text:span text:style-name="T3">questão em </text:span><text:span text:style-name="T3">análise;</text:span></text:p>
              <text:p text:style-name="P1"><text:span text:style-name="T3">- Influencia o </text:span><text:span text:style-name="T3">posicionamento da </text:span><text:span text:style-name="T3">fronteira entre o </text:span><text:span text:style-name="T3">sistema em análise </text:span><text:span text:style-name="T3">e seu ambiente.</text:span></text:p>
            </office:annotation>
            <text:p>Propósit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7" table:number-columns-spanned="28" table:number-rows-spanned="22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>
          <table:table-cell table:style-name="ce8" table:number-columns-repeated="10"/>
          <table:table-cell table:style-name="ce13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3"/>
          <table:table-cell table:number-columns-repeated="1005"/>
        </table:table-row>
        <table:table-row table:style-name="ro1">
          <table:table-cell table:style-name="ce7" table:number-columns-spanned="28" table:number-rows-spanned="20"/>
          <table:covered-table-cell table:number-columns-repeated="27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>
          <table:covered-table-cell table:number-columns-repeated="28" table:style-name="ce7"/>
          <table:table-cell table:number-columns-repeated="996"/>
        </table:table-row>
        <table:table-row table:style-name="ro1" table:number-rows-repeated="168">
          <table:table-cell table:number-columns-repeated="1024"/>
        </table:table-row>
        <table:table-row table:style-name="ro2" table:number-rows-repeated="10483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nções" table:style-name="ta2" table:print-ranges="Funções.A1:Funções.V117">
        <office:forms form:automatic-focus="false" form:apply-design-mode="false"/>
        <table:table-column table:style-name="co7" table:number-columns-repeated="5" table:default-cell-style-name="ce34"/>
        <table:table-column table:style-name="co8" table:default-cell-style-name="ce34"/>
        <table:table-column table:style-name="co9" table:default-cell-style-name="ce34"/>
        <table:table-column table:style-name="co10" table:default-cell-style-name="ce34"/>
        <table:table-column table:style-name="co11" table:default-cell-style-name="ce34"/>
        <table:table-column table:style-name="co9" table:default-cell-style-name="ce34"/>
        <table:table-column table:style-name="co12" table:visibility="collapse" table:default-cell-style-name="ce34"/>
        <table:table-column table:style-name="co13" table:default-cell-style-name="ce34"/>
        <table:table-column table:style-name="co14" table:default-cell-style-name="ce34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visibility="collapse" table:number-columns-repeated="2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34"/>
        <table:table-column table:style-name="co22" table:visibility="collapse" table:default-cell-style-name="ce34"/>
        <table:table-column table:style-name="co23" table:default-cell-style-name="ce34"/>
        <table:table-column table:style-name="co6" table:number-columns-repeated="234" table:default-cell-style-name="ce34"/>
        <table:table-column table:style-name="co6" table:number-columns-repeated="767" table:default-cell-style-name="Default"/>
        <table:table-header-rows>
          <table:table-row table:style-name="ro4">
            <table:table-cell table:style-name="ce27" office:value-type="string" calcext:value-type="string" table:number-columns-spanned="21" table:number-rows-spanned="3">
              <text:p><text:s/>Planilha de contagem de ponto de função</text:p>
            </table:table-cell>
            <table:covered-table-cell table:number-columns-repeated="20" table:style-name="ce27"/>
            <table:table-cell table:style-name="ce63"/>
            <table:table-cell table:style-name="ce6" table:number-columns-repeated="1002"/>
          </table:table-row>
          <table:table-row table:style-name="ro4">
            <table:covered-table-cell table:number-columns-repeated="21" table:style-name="ce27"/>
            <table:table-cell table:style-name="ce63"/>
            <table:table-cell table:style-name="ce6" table:number-columns-repeated="1002"/>
          </table:table-row>
          <table:table-row table:style-name="ro4">
            <table:covered-table-cell table:number-columns-repeated="21" table:style-name="ce27"/>
            <table:table-cell table:style-name="ce63"/>
            <table:table-cell table:style-name="ce6" table:number-columns-repeated="1002"/>
          </table:table-row>
          <table:table-row table:style-name="ro4">
            <table:table-cell table:style-name="ce28" table:formula="of:=[$Contagem.A5]&amp;&quot; : &quot;&amp;[$Contagem.F5]" office:value-type="string" office:string-value="Aplicação : Ordem de Serviço" calcext:value-type="string" table:number-columns-spanned="6" table:number-rows-spanned="1">
              <text:p>Aplicação : Ordem de Serviço</text:p>
            </table:table-cell>
            <table:covered-table-cell table:number-columns-repeated="5" table:style-name="ce28"/>
            <table:table-cell table:style-name="ce36" table:formula="of:=[$Contagem.A6]&amp;&quot; : &quot;&amp;[$Contagem.F6]" office:value-type="string" office:string-value="Projeto : Sistema de Controle de Ordens de Serviço" calcext:value-type="string" table:number-columns-spanned="16" table:number-rows-spanned="1">
              <text:p>Projeto : Sistema de Controle de Ordens de Serviço</text:p>
            </table:table-cell>
            <table:covered-table-cell table:number-columns-repeated="15" table:style-name="ce36"/>
            <table:table-cell table:style-name="ce6" table:number-columns-repeated="1002"/>
          </table:table-row>
          <table:table-row table:style-name="ro4">
            <table:table-cell table:style-name="ce29" table:formula="of:=[$Contagem.A7]&amp;&quot; : &quot;&amp;[$Contagem.F7]" office:value-type="string" office:string-value="Responsável : Sérgio Moura" calcext:value-type="string" table:number-columns-spanned="6" table:number-rows-spanned="1">
              <text:p>Responsável : Sérgio Moura</text:p>
            </table:table-cell>
            <table:covered-table-cell table:number-columns-repeated="5" table:style-name="ce29"/>
            <table:table-cell table:style-name="ce36" table:formula="of:=[$Contagem.A8]&amp;&quot; : &quot;&amp;[$Contagem.F8]" office:value-type="string" office:string-value="Revisor : Sérgio Moura" calcext:value-type="string" table:number-columns-spanned="16" table:number-rows-spanned="1">
              <text:p>Revisor : Sérgio Moura</text:p>
            </table:table-cell>
            <table:covered-table-cell table:number-columns-repeated="15" table:style-name="ce36"/>
            <table:table-cell table:style-name="ce53" table:number-columns-repeated="1002"/>
          </table:table-row>
          <table:table-row table:style-name="ro4">
            <table:table-cell table:style-name="ce30" table:formula="of:=[$Contagem.A4]&amp;&quot; : &quot;&amp;[$Contagem.F4]" office:value-type="string" office:string-value="Empresa : Eits" calcext:value-type="string" table:number-columns-spanned="5" table:number-rows-spanned="1">
              <text:p>Empresa : Eits</text:p>
            </table:table-cell>
            <table:covered-table-cell table:number-columns-repeated="4" table:style-name="ce30"/>
            <table:table-cell table:style-name="ce36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36"/>
            <table:table-cell table:style-name="ce40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0"/>
            <table:table-cell table:style-name="ce46" table:formula="of:=&quot;PF  = &quot;&amp;VALUE([$Contagem.W5])" office:value-type="string" office:string-value="PF  = 91" calcext:value-type="string" table:number-columns-spanned="2" table:number-rows-spanned="1">
              <text:p>PF <text:s/>= 91</text:p>
            </table:table-cell>
            <table:covered-table-cell table:style-name="ce46"/>
            <table:table-cell table:style-name="ce51"/>
            <table:table-cell table:style-name="ce53"/>
            <table:table-cell table:style-name="ce57" table:number-columns-repeated="2"/>
            <table:table-cell table:style-name="ce60" table:formula="of:=&quot; Total PF LOCAL= &quot;" office:value-type="string" office:string-value=" Total PF LOCAL= " calcext:value-type="string">
              <text:p><text:s/>Total PF LOCAL= </text:p>
            </table:table-cell>
            <table:table-cell table:style-name="ce62" table:formula="of:=IF([$Contagem.L17]=&quot;x&quot;;[$Sumário.G51];IF([$Contagem.L18]=&quot;x&quot;;[$Sumário.G50];IF([$Contagem.L19]=&quot;x&quot;;[$Sumário.G49];0)))" office:value-type="float" office:value="91" calcext:value-type="float">
              <text:p>91</text:p>
            </table:table-cell>
            <table:table-cell table:style-name="ce64"/>
            <table:table-cell table:style-name="ce53" table:number-columns-repeated="1002"/>
          </table:table-row>
          <table:table-row table:style-name="ro4">
            <table:table-cell table:style-name="ce31" office:value-type="string" calcext:value-type="string" table:number-columns-spanned="6" table:number-rows-spanned="1">
              <office:annotation draw:style-name="gr4" draw:text-style-name="P3" svg:width="52.08mm" svg:height="19.56mm" svg:x="72.8mm" svg:y="26.73mm" draw:caption-point-x="60.55mm" draw:caption-point-y="5.12mm">
                <dc:date>2018-01-30T00:00:00</dc:date>
                <text:p text:style-name="P1"><text:span text:style-name="T3">O processo é a menor unidade de atividade </text:span><text:span text:style-name="T3">significativa para o usuário?</text:span></text:p>
                <text:p text:style-name="P1"><text:span text:style-name="T3"/></text:p>
                <text:p text:style-name="P1"><text:span text:style-name="T3">É auto-contido e deixa o negócio da </text:span><text:span text:style-name="T3">aplicação em um estado consistente?</text:span></text:p>
              </office:annotation>
              <text:p>Função</text:p>
            </table:table-cell>
            <table:covered-table-cell table:number-columns-repeated="5" table:style-name="ce31"/>
            <table:table-cell table:style-name="ce38" office:value-type="string" calcext:value-type="string">
              <office:annotation draw:style-name="gr5" draw:text-style-name="P3" svg:width="29.76mm" svg:height="7.94mm" svg:x="274.91mm" svg:y="28.32mm" draw:caption-point-x="-130.98mm" draw:caption-point-y="3.53mm">
                <dc:date>2018-01-30T00:00:00</dc:date>
                <text:p text:style-name="P1"><text:span text:style-name="T3">Tipo de Função:</text:span></text:p>
                <text:p text:style-name="P1"><text:span text:style-name="T3">ALI, AIE, EE, SE, CE</text:span></text:p>
              </office:annotation>
              <text:p>Tipo</text:p>
            </table:table-cell>
            <table:table-cell table:style-name="ce41" office:value-type="string" calcext:value-type="string">
              <office:annotation draw:style-name="gr6" draw:text-style-name="P3" svg:width="77.86mm" svg:height="12.7mm" svg:x="152.69mm" svg:y="33.07mm" draw:caption-point-x="4.91mm" draw:caption-point-y="-1.22mm">
                <dc:date>2018-01-30T00:00:00</dc:date>
                <text:p text:style-name="P1"><text:span text:style-name="T4">Tipo de Manutenção na </text:span><text:span text:style-name="T4">função:</text:span></text:p>
                <text:p text:style-name="P1"><text:span text:style-name="T4"/></text:p>
                <text:p text:style-name="P1"><text:span text:style-name="T4">I</text:span><text:span text:style-name="T5"> -Inclusão <text:s/></text:span><text:span text:style-name="T4">A</text:span><text:span text:style-name="T5"> - Alteração <text:s/></text:span><text:span text:style-name="T4">E</text:span><text:span text:style-name="T5"> </text:span><text:span text:style-name="T5">- Exclusão</text:span></text:p>
              </office:annotation>
              <text:p>(I/A/E)</text:p>
            </table:table-cell>
            <table:table-cell table:style-name="ce43" office:value-type="string" calcext:value-type="string">
              <office:annotation draw:style-name="gr7" draw:text-style-name="P3" svg:width="32.13mm" svg:height="4.49mm" svg:x="442.82mm" svg:y="34.66mm" draw:caption-point-x="-277.98mm" draw:caption-point-y="-2.81mm">
                <dc:date>2018-01-30T00:00:00</dc:date>
                <text:p text:style-name="P1"><text:span text:style-name="T3">Tipos de Dados (DETs)</text:span></text:p>
              </office:annotation>
              <text:p>TD</text:p>
            </table:table-cell>
            <table:table-cell table:style-name="ce43" office:value-type="string" calcext:value-type="string">
              <office:annotation draw:style-name="gr8" draw:text-style-name="P3" svg:width="35.48mm" svg:height="8.21mm" svg:x="442.82mm" svg:y="34.66mm" draw:caption-point-x="-267.4mm" draw:caption-point-y="-2.81mm">
                <dc:date>2018-01-30T00:00:00</dc:date>
                <text:p text:style-name="P1"><text:span text:style-name="T3">Arquivos </text:span><text:span text:style-name="T3">Referenciados/ </text:span><text:span text:style-name="T3">Tipos de Registro</text:span></text:p>
              </office:annotation>
              <text:p>AR/TR</text:p>
            </table:table-cell>
            <table:table-cell table:style-name="ce43" office:value-type="string" calcext:value-type="string">
              <text:p>ctl</text:p>
            </table:table-cell>
            <table:table-cell table:style-name="ce43" office:value-type="string" calcext:value-type="string">
              <text:p>C</text:p>
            </table:table-cell>
            <table:table-cell table:style-name="ce43" office:value-type="string" calcext:value-type="string">
              <text:p>Complex.</text:p>
            </table:table-cell>
            <table:table-cell table:style-name="ce43" office:value-type="string" calcext:value-type="string">
              <text:p>PF</text:p>
            </table:table-cell>
            <table:table-cell table:style-name="ce49" office:value-type="string" calcext:value-type="string">
              <text:p>PF Local</text:p>
            </table:table-cell>
            <table:table-cell table:style-name="ce52" office:value-type="string" calcext:value-type="string">
              <office:annotation draw:style-name="gr9" draw:text-style-name="P2" svg:width="57.43mm" svg:height="22.75mm" svg:x="269.17mm" svg:y="29.1mm" draw:caption-point-x="0.19mm" draw:caption-point-y="2.75mm">
                <dc:date>2018-01-30T00:00:00</dc:date>
                <text:p text:style-name="P1"><text:span text:style-name="T1">Marcy </text:span><text:span text:style-name="T1">Langer:</text:span></text:p>
                <text:p text:style-name="P1"><text:span text:style-name="T2">Número da </text:span><text:span text:style-name="T2">sprint</text:span></text:p>
                <text:p text:style-name="P1"><text:span text:style-name="T2"/></text:p>
              </office:annotation>
              <text:p>Origem (Sprint)</text:p>
            </table:table-cell>
            <table:table-cell table:style-name="ce54">
              <office:annotation draw:style-name="gr10" draw:text-style-name="P2" svg:width="35.92mm" svg:height="22.75mm" svg:x="294.3mm" svg:y="29.1mm" draw:caption-point-x="-24.94mm" draw:caption-point-y="2.75mm">
                <dc:date>2018-01-30T00:00:00</dc:date>
                <text:p text:style-name="P1"><text:span text:style-name="T1">Marcy </text:span><text:span text:style-name="T1">Langer:</text:span></text:p>
                <text:p text:style-name="P1"><text:span text:style-name="T1">deflator</text:span></text:p>
                <text:p text:style-name="P1"><text:span text:style-name="T1"/></text:p>
              </office:annotation>
            </table:table-cell>
            <table:table-cell table:style-name="ce54">
              <office:annotation draw:style-name="gr11" draw:text-style-name="P2" svg:width="3.77mm" svg:height="22.75mm" svg:x="326.45mm" svg:y="29.1mm" draw:caption-point-x="-57.09mm" draw:caption-point-y="2.75mm">
                <dc:date>2018-01-30T00:00:00</dc:date>
                <text:p text:style-name="P1"><text:span text:style-name="T1">Marcy Langer:</text:span></text:p>
                <text:p text:style-name="P1"><text:span text:style-name="T2">indicativa local</text:span></text:p>
                <text:p text:style-name="P1"><text:span text:style-name="T2"/></text:p>
              </office:annotation>
            </table:table-cell>
            <table:table-cell table:style-name="ce54">
              <office:annotation draw:style-name="gr12" draw:text-style-name="P2" svg:width="106.11mm" svg:height="22.75mm" svg:x="418.5mm" svg:y="29.1mm" draw:caption-point-x="-131.16mm" draw:caption-point-y="2.75mm">
                <dc:date>2018-01-30T00:00:00</dc:date>
                <text:p text:style-name="P1"><text:span text:style-name="T1">Marcy Langer:</text:span></text:p>
                <text:p text:style-name="P1"><text:span text:style-name="T2">estimativa local</text:span></text:p>
                <text:p text:style-name="P1"><text:span text:style-name="T2"/></text:p>
              </office:annotation>
            </table:table-cell>
            <table:table-cell table:style-name="ce61" office:value-type="string" calcext:value-type="string" table:number-columns-spanned="2" table:number-rows-spanned="1">
              <text:p>Observações</text:p>
            </table:table-cell>
            <table:covered-table-cell table:style-name="ce61"/>
            <table:table-cell table:style-name="ce52"/>
            <table:table-cell table:style-name="ce53" table:number-columns-repeated="1002"/>
          </table:table-row>
        </table:table-header-rows>
        <table:table-row table:style-name="ro5">
          <table:table-cell table:style-name="ce32" office:value-type="string" calcext:value-type="string" table:number-columns-spanned="6" table:number-rows-spanned="1">
            <text:p>Manter Contrato</text:p>
          </table:table-cell>
          <table:covered-table-cell table:number-columns-repeated="4" table:style-name="ce35"/>
          <table:covered-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];[.L8])">
            <text:p/>
          </table:table-cell>
          <table:table-cell table:style-name="ce44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45" table:formula="of:=IF([.L8]=&quot;L&quot;;&quot;Baixa&quot;;IF([.L8]=&quot;A&quot;;&quot;Média&quot;;IF([.L8]=&quot;&quot;;&quot;&quot;;&quot;Alta&quot;)))">
            <text:p/>
          </table:table-cell>
          <table:table-cell table:style-name="ce47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50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39"/>
          <table:table-cell table:style-name="ce55" table:formula="of:=IF([.H8]=&quot;I&quot;;[$Sumário.$F$55];IF([.H8]=&quot;A&quot;;[$Sumário.$F$56];[$Sumário.$F$57]))" office:value-type="float" office:value="0.4" calcext:value-type="float">
            <text:p>0,4</text:p>
          </table:table-cell>
          <table:table-cell table:style-name="ce55" table:formula="of:=IF([.G8]=&quot;ALI&quot;;35*[.Q8];IF([.G8]=&quot;AIE&quot;;15*[.Q8]))" office:value-type="float" office:value="0" calcext:value-type="float">
            <text:p>0</text:p>
          </table:table-cell>
          <table:table-cell table:style-name="ce35" table:formula="of:=IF(OR([.G8]=&quot;EE&quot;;[.G8]=&quot;CE&quot;);IF([.H8]=&quot;I&quot;;4;(4*[.Q8]));IF([.G8]=&quot;SE&quot;;IF([.H8]=&quot;I&quot;;5;5*[.Q8]);IF([.G8]=&quot;ALI&quot;;IF([.H8]=&quot;I&quot;;7;7*[.Q8]);IF([.G8]=&quot;AIE&quot;;IF([.H8]=&quot;I&quot;;5;5*[.Q8])))))" office:value-type="float" office:value="0" calcext:value-type="float">
            <text:p>0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adastr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9];[.L9])" office:value-type="string" office:string-value="EEL" calcext:value-type="string">
            <text:p>EEL</text:p>
          </table:table-cell>
          <table:table-cell table:style-name="ce44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 office:value-type="string" office:string-value="L" calcext:value-type="string">
            <text:p>L</text:p>
          </table:table-cell>
          <table:table-cell table:style-name="ce45" table:formula="of:=IF([.L9]=&quot;L&quot;;&quot;Baixa&quot;;IF([.L9]=&quot;A&quot;;&quot;Média&quot;;IF([.L9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 office:value-type="float" office:value="3" calcext:value-type="float">
            <text:p>3</text:p>
          </table:table-cell>
          <table:table-cell table:style-name="ce50" table:formula="of:=IF([.H9]=&quot;I&quot;;[.N9]*[$Contagem.$U$11];IF([.H9]=&quot;E&quot;;[.N9]*[$Contagem.$U$13];IF([.H9]=&quot;A&quot;;[.N9]*[$Contagem.$U$12];IF([.H9]=&quot;T&quot;;[.N9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9]=&quot;I&quot;;[$Sumário.$F$55];IF([.H9]=&quot;A&quot;;[$Sumário.$F$56];[$Sumário.$F$57]))" office:value-type="float" office:value="1" calcext:value-type="float">
            <text:p>1</text:p>
          </table:table-cell>
          <table:table-cell table:style-name="ce55" table:formula="of:=IF([.G9]=&quot;ALI&quot;;35*[.Q9];IF([.G9]=&quot;AIE&quot;;15*[.Q9]))" office:value-type="float" office:value="0" calcext:value-type="float">
            <text:p>0</text:p>
          </table:table-cell>
          <table:table-cell table:style-name="ce35" table:formula="of:=IF(OR([.G9]=&quot;EE&quot;;[.G9]=&quot;CE&quot;);IF([.H9]=&quot;I&quot;;4;(4*[.Q9]));IF([.G9]=&quot;SE&quot;;IF([.H9]=&quot;I&quot;;5;5*[.Q9]);IF([.G9]=&quot;ALI&quot;;IF([.H9]=&quot;I&quot;;7;7*[.Q9]);IF([.G9]=&quot;AIE&quot;;IF([.H9]=&quot;I&quot;;5;5*[.Q9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Alter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0];[.L10])" office:value-type="string" office:string-value="EEL" calcext:value-type="string">
            <text:p>EEL</text:p>
          </table:table-cell>
          <table:table-cell table:style-name="ce44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L" calcext:value-type="string">
            <text:p>L</text:p>
          </table:table-cell>
          <table:table-cell table:style-name="ce45" table:formula="of:=IF([.L10]=&quot;L&quot;;&quot;Baixa&quot;;IF([.L10]=&quot;A&quot;;&quot;Média&quot;;IF([.L1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3" calcext:value-type="float">
            <text:p>3</text:p>
          </table:table-cell>
          <table:table-cell table:style-name="ce50" table:formula="of:=IF([.H10]=&quot;I&quot;;[.N10]*[$Contagem.$U$11];IF([.H10]=&quot;E&quot;;[.N10]*[$Contagem.$U$13];IF([.H10]=&quot;A&quot;;[.N10]*[$Contagem.$U$12];IF([.H10]=&quot;T&quot;;[.N10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0]=&quot;I&quot;;[$Sumário.$F$55];IF([.H10]=&quot;A&quot;;[$Sumário.$F$56];[$Sumário.$F$57]))" office:value-type="float" office:value="1" calcext:value-type="float">
            <text:p>1</text:p>
          </table:table-cell>
          <table:table-cell table:style-name="ce55" table:formula="of:=IF([.G10]=&quot;ALI&quot;;35*[.Q10];IF([.G10]=&quot;AIE&quot;;15*[.Q10]))" office:value-type="float" office:value="0" calcext:value-type="float">
            <text:p>0</text:p>
          </table:table-cell>
          <table:table-cell table:style-name="ce35" table:formula="of:=IF(OR([.G10]=&quot;EE&quot;;[.G10]=&quot;CE&quot;);IF([.H10]=&quot;I&quot;;4;(4*[.Q10]));IF([.G10]=&quot;SE&quot;;IF([.H10]=&quot;I&quot;;5;5*[.Q10]);IF([.G10]=&quot;ALI&quot;;IF([.H10]=&quot;I&quot;;7;7*[.Q10]);IF([.G10]=&quot;AIE&quot;;IF([.H10]=&quot;I&quot;;5;5*[.Q10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Exclui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1];[.L11])" office:value-type="string" office:string-value="EEL" calcext:value-type="string">
            <text:p>EEL</text:p>
          </table:table-cell>
          <table:table-cell table:style-name="ce44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 office:value-type="string" office:string-value="L" calcext:value-type="string">
            <text:p>L</text:p>
          </table:table-cell>
          <table:table-cell table:style-name="ce45" table:formula="of:=IF([.L11]=&quot;L&quot;;&quot;Baixa&quot;;IF([.L11]=&quot;A&quot;;&quot;Média&quot;;IF([.L1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 office:value-type="float" office:value="3" calcext:value-type="float">
            <text:p>3</text:p>
          </table:table-cell>
          <table:table-cell table:style-name="ce50" table:formula="of:=IF([.H11]=&quot;I&quot;;[.N11]*[$Contagem.$U$11];IF([.H11]=&quot;E&quot;;[.N11]*[$Contagem.$U$13];IF([.H11]=&quot;A&quot;;[.N11]*[$Contagem.$U$12];IF([.H11]=&quot;T&quot;;[.N11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1]=&quot;I&quot;;[$Sumário.$F$55];IF([.H11]=&quot;A&quot;;[$Sumário.$F$56];[$Sumário.$F$57]))" office:value-type="float" office:value="1" calcext:value-type="float">
            <text:p>1</text:p>
          </table:table-cell>
          <table:table-cell table:style-name="ce55" table:formula="of:=IF([.G11]=&quot;ALI&quot;;35*[.Q11];IF([.G11]=&quot;AIE&quot;;15*[.Q11]))" office:value-type="float" office:value="0" calcext:value-type="float">
            <text:p>0</text:p>
          </table:table-cell>
          <table:table-cell table:style-name="ce35" table:formula="of:=IF(OR([.G11]=&quot;EE&quot;;[.G11]=&quot;CE&quot;);IF([.H11]=&quot;I&quot;;4;(4*[.Q11]));IF([.G11]=&quot;SE&quot;;IF([.H11]=&quot;I&quot;;5;5*[.Q11]);IF([.G11]=&quot;ALI&quot;;IF([.H11]=&quot;I&quot;;7;7*[.Q11]);IF([.G11]=&quot;AIE&quot;;IF([.H11]=&quot;I&quot;;5;5*[.Q11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Suspende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2];[.L12])" office:value-type="string" office:string-value="EEL" calcext:value-type="string">
            <text:p>EEL</text:p>
          </table:table-cell>
          <table:table-cell table:style-name="ce44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 office:value-type="string" office:string-value="L" calcext:value-type="string">
            <text:p>L</text:p>
          </table:table-cell>
          <table:table-cell table:style-name="ce45" table:formula="of:=IF([.L12]=&quot;L&quot;;&quot;Baixa&quot;;IF([.L12]=&quot;A&quot;;&quot;Média&quot;;IF([.L1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 office:value-type="float" office:value="3" calcext:value-type="float">
            <text:p>3</text:p>
          </table:table-cell>
          <table:table-cell table:style-name="ce50" table:formula="of:=IF([.H12]=&quot;I&quot;;[.N12]*[$Contagem.$U$11];IF([.H12]=&quot;E&quot;;[.N12]*[$Contagem.$U$13];IF([.H12]=&quot;A&quot;;[.N12]*[$Contagem.$U$12];IF([.H12]=&quot;T&quot;;[.N12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2]=&quot;I&quot;;[$Sumário.$F$55];IF([.H12]=&quot;A&quot;;[$Sumário.$F$56];[$Sumário.$F$57]))" office:value-type="float" office:value="1" calcext:value-type="float">
            <text:p>1</text:p>
          </table:table-cell>
          <table:table-cell table:style-name="ce55" table:formula="of:=IF([.G12]=&quot;ALI&quot;;35*[.Q12];IF([.G12]=&quot;AIE&quot;;15*[.Q12]))" office:value-type="float" office:value="0" calcext:value-type="float">
            <text:p>0</text:p>
          </table:table-cell>
          <table:table-cell table:style-name="ce35" table:formula="of:=IF(OR([.G12]=&quot;EE&quot;;[.G12]=&quot;CE&quot;);IF([.H12]=&quot;I&quot;;4;(4*[.Q12]));IF([.G12]=&quot;SE&quot;;IF([.H12]=&quot;I&quot;;5;5*[.Q12]);IF([.G12]=&quot;ALI&quot;;IF([.H12]=&quot;I&quot;;7;7*[.Q12]);IF([.G12]=&quot;AIE&quot;;IF([.H12]=&quot;I&quot;;5;5*[.Q12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Encerr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3];[.L13])" office:value-type="string" office:string-value="EEL" calcext:value-type="string">
            <text:p>EEL</text:p>
          </table:table-cell>
          <table:table-cell table:style-name="ce44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 office:value-type="string" office:string-value="L" calcext:value-type="string">
            <text:p>L</text:p>
          </table:table-cell>
          <table:table-cell table:style-name="ce45" table:formula="of:=IF([.L13]=&quot;L&quot;;&quot;Baixa&quot;;IF([.L13]=&quot;A&quot;;&quot;Média&quot;;IF([.L1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 office:value-type="float" office:value="3" calcext:value-type="float">
            <text:p>3</text:p>
          </table:table-cell>
          <table:table-cell table:style-name="ce50" table:formula="of:=IF([.H13]=&quot;I&quot;;[.N13]*[$Contagem.$U$11];IF([.H13]=&quot;E&quot;;[.N13]*[$Contagem.$U$13];IF([.H13]=&quot;A&quot;;[.N13]*[$Contagem.$U$12];IF([.H13]=&quot;T&quot;;[.N13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3]=&quot;I&quot;;[$Sumário.$F$55];IF([.H13]=&quot;A&quot;;[$Sumário.$F$56];[$Sumário.$F$57]))" office:value-type="float" office:value="1" calcext:value-type="float">
            <text:p>1</text:p>
          </table:table-cell>
          <table:table-cell table:style-name="ce55" table:formula="of:=IF([.G13]=&quot;ALI&quot;;35*[.Q13];IF([.G13]=&quot;AIE&quot;;15*[.Q13]))" office:value-type="float" office:value="0" calcext:value-type="float">
            <text:p>0</text:p>
          </table:table-cell>
          <table:table-cell table:style-name="ce35" table:formula="of:=IF(OR([.G13]=&quot;EE&quot;;[.G13]=&quot;CE&quot;);IF([.H13]=&quot;I&quot;;4;(4*[.Q13]));IF([.G13]=&quot;SE&quot;;IF([.H13]=&quot;I&quot;;5;5*[.Q13]);IF([.G13]=&quot;ALI&quot;;IF([.H13]=&quot;I&quot;;7;7*[.Q13]);IF([.G13]=&quot;AIE&quot;;IF([.H13]=&quot;I&quot;;5;5*[.Q13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Reabri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4];[.L14])" office:value-type="string" office:string-value="EEL" calcext:value-type="string">
            <text:p>EEL</text:p>
          </table:table-cell>
          <table:table-cell table:style-name="ce44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45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3" calcext:value-type="float">
            <text:p>3</text:p>
          </table:table-cell>
          <table:table-cell table:style-name="ce50" table:formula="of:=IF([.H14]=&quot;I&quot;;[.N14]*[$Contagem.$U$11];IF([.H14]=&quot;E&quot;;[.N14]*[$Contagem.$U$13];IF([.H14]=&quot;A&quot;;[.N14]*[$Contagem.$U$12];IF([.H14]=&quot;T&quot;;[.N14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4]=&quot;I&quot;;[$Sumário.$F$55];IF([.H14]=&quot;A&quot;;[$Sumário.$F$56];[$Sumário.$F$57]))" office:value-type="float" office:value="1" calcext:value-type="float">
            <text:p>1</text:p>
          </table:table-cell>
          <table:table-cell table:style-name="ce55" table:formula="of:=IF([.G14]=&quot;ALI&quot;;35*[.Q14];IF([.G14]=&quot;AIE&quot;;15*[.Q14]))" office:value-type="float" office:value="0" calcext:value-type="float">
            <text:p>0</text:p>
          </table:table-cell>
          <table:table-cell table:style-name="ce35" table:formula="of:=IF(OR([.G14]=&quot;EE&quot;;[.G14]=&quot;CE&quot;);IF([.H14]=&quot;I&quot;;4;(4*[.Q14]));IF([.G14]=&quot;SE&quot;;IF([.H14]=&quot;I&quot;;5;5*[.Q14]);IF([.G14]=&quot;ALI&quot;;IF([.H14]=&quot;I&quot;;7;7*[.Q14]);IF([.G14]=&quot;AIE&quot;;IF([.H14]=&quot;I&quot;;5;5*[.Q14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5];[.L15])" office:value-type="string" office:string-value="CEL" calcext:value-type="string">
            <text:p>CEL</text:p>
          </table:table-cell>
          <table:table-cell table:style-name="ce44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45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3" calcext:value-type="float">
            <text:p>3</text:p>
          </table:table-cell>
          <table:table-cell table:style-name="ce50" table:formula="of:=IF([.H15]=&quot;I&quot;;[.N15]*[$Contagem.$U$11];IF([.H15]=&quot;E&quot;;[.N15]*[$Contagem.$U$13];IF([.H15]=&quot;A&quot;;[.N15]*[$Contagem.$U$12];IF([.H15]=&quot;T&quot;;[.N15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5]=&quot;I&quot;;[$Sumário.$F$55];IF([.H15]=&quot;A&quot;;[$Sumário.$F$56];[$Sumário.$F$57]))" office:value-type="float" office:value="1" calcext:value-type="float">
            <text:p>1</text:p>
          </table:table-cell>
          <table:table-cell table:style-name="ce55" table:formula="of:=IF([.G15]=&quot;ALI&quot;;35*[.Q15];IF([.G15]=&quot;AIE&quot;;15*[.Q15]))" office:value-type="float" office:value="0" calcext:value-type="float">
            <text:p>0</text:p>
          </table:table-cell>
          <table:table-cell table:style-name="ce35" table:formula="of:=IF(OR([.G15]=&quot;EE&quot;;[.G15]=&quot;CE&quot;);IF([.H15]=&quot;I&quot;;4;(4*[.Q15]));IF([.G15]=&quot;SE&quot;;IF([.H15]=&quot;I&quot;;5;5*[.Q15]);IF([.G15]=&quot;ALI&quot;;IF([.H15]=&quot;I&quot;;7;7*[.Q15]);IF([.G15]=&quot;AIE&quot;;IF([.H15]=&quot;I&quot;;5;5*[.Q15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Edit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6];[.L16])" office:value-type="string" office:string-value="CEL" calcext:value-type="string">
            <text:p>CEL</text:p>
          </table:table-cell>
          <table:table-cell table:style-name="ce44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45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3" calcext:value-type="float">
            <text:p>3</text:p>
          </table:table-cell>
          <table:table-cell table:style-name="ce50" table:formula="of:=IF([.H16]=&quot;I&quot;;[.N16]*[$Contagem.$U$11];IF([.H16]=&quot;E&quot;;[.N16]*[$Contagem.$U$13];IF([.H16]=&quot;A&quot;;[.N16]*[$Contagem.$U$12];IF([.H16]=&quot;T&quot;;[.N16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6]=&quot;I&quot;;[$Sumário.$F$55];IF([.H16]=&quot;A&quot;;[$Sumário.$F$56];[$Sumário.$F$57]))" office:value-type="float" office:value="1" calcext:value-type="float">
            <text:p>1</text:p>
          </table:table-cell>
          <table:table-cell table:style-name="ce55" table:formula="of:=IF([.G16]=&quot;ALI&quot;;35*[.Q16];IF([.G16]=&quot;AIE&quot;;15*[.Q16]))" office:value-type="float" office:value="0" calcext:value-type="float">
            <text:p>0</text:p>
          </table:table-cell>
          <table:table-cell table:style-name="ce35" table:formula="of:=IF(OR([.G16]=&quot;EE&quot;;[.G16]=&quot;CE&quot;);IF([.H16]=&quot;I&quot;;4;(4*[.Q16]));IF([.G16]=&quot;SE&quot;;IF([.H16]=&quot;I&quot;;5;5*[.Q16]);IF([.G16]=&quot;ALI&quot;;IF([.H16]=&quot;I&quot;;7;7*[.Q16]);IF([.G16]=&quot;AIE&quot;;IF([.H16]=&quot;I&quot;;5;5*[.Q16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Buscar Cliente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CONCATENATE([.G17];[.L17])" office:value-type="string" office:string-value="CEL" calcext:value-type="string">
            <text:p>CEL</text:p>
          </table:table-cell>
          <table:table-cell table:style-name="ce44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45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3" calcext:value-type="float">
            <text:p>3</text:p>
          </table:table-cell>
          <table:table-cell table:style-name="ce50" table:formula="of:=IF([.H17]=&quot;I&quot;;[.N17]*[$Contagem.$U$11];IF([.H17]=&quot;E&quot;;[.N17]*[$Contagem.$U$13];IF([.H17]=&quot;A&quot;;[.N17]*[$Contagem.$U$12];IF([.H17]=&quot;T&quot;;[.N17]*[$Contagem.$U$14];&quot;&quot;))))" office:value-type="float" office:value="3" calcext:value-type="float">
            <text:p>3,00</text:p>
          </table:table-cell>
          <table:table-cell table:style-name="ce39"/>
          <table:table-cell table:style-name="ce55" table:formula="of:=IF([.H17]=&quot;I&quot;;[$Sumário.$F$55];IF([.H17]=&quot;A&quot;;[$Sumário.$F$56];[$Sumário.$F$57]))" office:value-type="float" office:value="1" calcext:value-type="float">
            <text:p>1</text:p>
          </table:table-cell>
          <table:table-cell table:style-name="ce55" table:formula="of:=IF([.G17]=&quot;ALI&quot;;35*[.Q17];IF([.G17]=&quot;AIE&quot;;15*[.Q17]))" office:value-type="float" office:value="0" calcext:value-type="float">
            <text:p>0</text:p>
          </table:table-cell>
          <table:table-cell table:style-name="ce35" table:formula="of:=IF(OR([.G17]=&quot;EE&quot;;[.G17]=&quot;CE&quot;);IF([.H17]=&quot;I&quot;;4;(4*[.Q17]));IF([.G17]=&quot;SE&quot;;IF([.H17]=&quot;I&quot;;5;5*[.Q17]);IF([.G17]=&quot;ALI&quot;;IF([.H17]=&quot;I&quot;;7;7*[.Q17]);IF([.G17]=&quot;AIE&quot;;IF([.H17]=&quot;I&quot;;5;5*[.Q17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Visualiz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18];[.L18])" office:value-type="string" office:string-value="CEL" calcext:value-type="string">
            <text:p>CEL</text:p>
          </table:table-cell>
          <table:table-cell table:style-name="ce44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45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3" calcext:value-type="float">
            <text:p>3</text:p>
          </table:table-cell>
          <table:table-cell table:style-name="ce50" table:formula="of:=IF([.H18]=&quot;I&quot;;[.N18]*[$Contagem.$U$11];IF([.H18]=&quot;E&quot;;[.N18]*[$Contagem.$U$13];IF([.H18]=&quot;A&quot;;[.N18]*[$Contagem.$U$12];IF([.H18]=&quot;T&quot;;[.N18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18]=&quot;I&quot;;[$Sumário.$F$55];IF([.H18]=&quot;A&quot;;[$Sumário.$F$56];[$Sumário.$F$57]))" office:value-type="float" office:value="1" calcext:value-type="float">
            <text:p>1,00</text:p>
          </table:table-cell>
          <table:table-cell table:style-name="ce58" table:formula="of:=IF([.G18]=&quot;ALI&quot;;35*[.Q18];IF([.G18]=&quot;AIE&quot;;15*[.Q18]))" office:value-type="boolean" office:boolean-value="false" calcext:value-type="boolean">
            <text:p>FALSO</text:p>
          </table:table-cell>
          <table:table-cell table:style-name="ce35" table:formula="of:=IF(OR([.G18]=&quot;EE&quot;;[.G18]=&quot;CE&quot;);IF([.H18]=&quot;I&quot;;4;(4*[.Q18]));IF([.G18]=&quot;SE&quot;;IF([.H18]=&quot;I&quot;;5;5*[.Q18]);IF([.G18]=&quot;ALI&quot;;IF([.H18]=&quot;I&quot;;7;7*[.Q18]);IF([.G18]=&quot;AIE&quot;;IF([.H18]=&quot;I&quot;;5;5*[.Q18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2" office:value-type="string" calcext:value-type="string" table:number-columns-spanned="6" table:number-rows-spanned="1">
            <text:p>Gerenciar Ordens de Serviço</text:p>
          </table:table-cell>
          <table:covered-table-cell table:number-columns-repeated="4" table:style-name="ce35"/>
          <table:covered-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9];[.L19])">
            <text:p/>
          </table:table-cell>
          <table:table-cell table:style-name="ce44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>
            <text:p/>
          </table:table-cell>
          <table:table-cell table:style-name="ce45" table:formula="of:=IF([.L19]=&quot;L&quot;;&quot;Baixa&quot;;IF([.L19]=&quot;A&quot;;&quot;Média&quot;;IF([.L19]=&quot;&quot;;&quot;&quot;;&quot;Alta&quot;)))">
            <text:p/>
          </table:table-cell>
          <table:table-cell table:style-name="ce47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>
            <text:p/>
          </table:table-cell>
          <table:table-cell table:style-name="ce50" table:formula="of:=IF([.H19]=&quot;I&quot;;[.N19]*[$Contagem.$U$11];IF([.H19]=&quot;E&quot;;[.N19]*[$Contagem.$U$13];IF([.H19]=&quot;A&quot;;[.N19]*[$Contagem.$U$12];IF([.H19]=&quot;T&quot;;[.N19]*[$Contagem.$U$14];&quot;&quot;))))">
            <text:p/>
          </table:table-cell>
          <table:table-cell table:style-name="ce39"/>
          <table:table-cell table:style-name="ce56" table:formula="of:=IF([.H19]=&quot;I&quot;;[$Sumário.$F$55];IF([.H19]=&quot;A&quot;;[$Sumário.$F$56];[$Sumário.$F$57]))" office:value-type="float" office:value="0.4" calcext:value-type="float">
            <text:p>0,40</text:p>
          </table:table-cell>
          <table:table-cell table:style-name="ce58" table:formula="of:=IF([.G19]=&quot;ALI&quot;;35*[.Q19];IF([.G19]=&quot;AIE&quot;;15*[.Q19]))" office:value-type="boolean" office:boolean-value="false" calcext:value-type="boolean">
            <text:p>FALSO</text:p>
          </table:table-cell>
          <table:table-cell table:style-name="ce59" table:formula="of:=IF(OR([.G19]=&quot;EE&quot;;[.G19]=&quot;CE&quot;);IF([.H19]=&quot;I&quot;;4;(4*[.Q19]));IF([.G19]=&quot;SE&quot;;IF([.H19]=&quot;I&quot;;5;5*[.Q19]);IF([.G19]=&quot;ALI&quot;;IF([.H19]=&quot;I&quot;;7;7*[.Q19]);IF([.G19]=&quot;AIE&quot;;IF([.H19]=&quot;I&quot;;5;5*[.Q1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adastr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CONCATENATE([.G20];[.L20])" office:value-type="string" office:string-value="EEH" calcext:value-type="string">
            <text:p>EEH</text:p>
          </table:table-cell>
          <table:table-cell table:style-name="ce44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 office:value-type="string" office:string-value="H" calcext:value-type="string">
            <text:p>H</text:p>
          </table:table-cell>
          <table:table-cell table:style-name="ce45" table:formula="of:=IF([.L20]=&quot;L&quot;;&quot;Baixa&quot;;IF([.L20]=&quot;A&quot;;&quot;Média&quot;;IF([.L20]=&quot;&quot;;&quot;&quot;;&quot;Alta&quot;)))" office:value-type="string" office:string-value="Alta" calcext:value-type="string">
            <text:p>Alta</text:p>
          </table:table-cell>
          <table:table-cell table:style-name="ce47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 office:value-type="float" office:value="6" calcext:value-type="float">
            <text:p>6</text:p>
          </table:table-cell>
          <table:table-cell table:style-name="ce50" table:formula="of:=IF([.H20]=&quot;I&quot;;[.N20]*[$Contagem.$U$11];IF([.H20]=&quot;E&quot;;[.N20]*[$Contagem.$U$13];IF([.H20]=&quot;A&quot;;[.N20]*[$Contagem.$U$12];IF([.H20]=&quot;T&quot;;[.N20]*[$Contagem.$U$14];&quot;&quot;))))" office:value-type="float" office:value="6" calcext:value-type="float">
            <text:p>6,00</text:p>
          </table:table-cell>
          <table:table-cell table:style-name="ce39"/>
          <table:table-cell table:style-name="ce56" table:formula="of:=IF([.H20]=&quot;I&quot;;[$Sumário.$F$55];IF([.H20]=&quot;A&quot;;[$Sumário.$F$56];[$Sumário.$F$57]))" office:value-type="float" office:value="1" calcext:value-type="float">
            <text:p>1,00</text:p>
          </table:table-cell>
          <table:table-cell table:style-name="ce58" table:formula="of:=IF([.G20]=&quot;ALI&quot;;35*[.Q20];IF([.G20]=&quot;AIE&quot;;15*[.Q20]))" office:value-type="boolean" office:boolean-value="false" calcext:value-type="boolean">
            <text:p>FALSO</text:p>
          </table:table-cell>
          <table:table-cell table:style-name="ce35" table:formula="of:=IF(OR([.G20]=&quot;EE&quot;;[.G20]=&quot;CE&quot;);IF([.H20]=&quot;I&quot;;4;(4*[.Q20]));IF([.G20]=&quot;SE&quot;;IF([.H20]=&quot;I&quot;;5;5*[.Q20]);IF([.G20]=&quot;ALI&quot;;IF([.H20]=&quot;I&quot;;7;7*[.Q20]);IF([.G20]=&quot;AIE&quot;;IF([.H20]=&quot;I&quot;;5;5*[.Q20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Alter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CONCATENATE([.G21];[.L21])" office:value-type="string" office:string-value="EEH" calcext:value-type="string">
            <text:p>EEH</text:p>
          </table:table-cell>
          <table:table-cell table:style-name="ce44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 office:value-type="string" office:string-value="H" calcext:value-type="string">
            <text:p>H</text:p>
          </table:table-cell>
          <table:table-cell table:style-name="ce45" table:formula="of:=IF([.L21]=&quot;L&quot;;&quot;Baixa&quot;;IF([.L21]=&quot;A&quot;;&quot;Média&quot;;IF([.L21]=&quot;&quot;;&quot;&quot;;&quot;Alta&quot;)))" office:value-type="string" office:string-value="Alta" calcext:value-type="string">
            <text:p>Alta</text:p>
          </table:table-cell>
          <table:table-cell table:style-name="ce47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 office:value-type="float" office:value="6" calcext:value-type="float">
            <text:p>6</text:p>
          </table:table-cell>
          <table:table-cell table:style-name="ce50" table:formula="of:=IF([.H21]=&quot;I&quot;;[.N21]*[$Contagem.$U$11];IF([.H21]=&quot;E&quot;;[.N21]*[$Contagem.$U$13];IF([.H21]=&quot;A&quot;;[.N21]*[$Contagem.$U$12];IF([.H21]=&quot;T&quot;;[.N21]*[$Contagem.$U$14];&quot;&quot;))))" office:value-type="float" office:value="6" calcext:value-type="float">
            <text:p>6,00</text:p>
          </table:table-cell>
          <table:table-cell table:style-name="ce39"/>
          <table:table-cell table:style-name="ce56" table:formula="of:=IF([.H21]=&quot;I&quot;;[$Sumário.$F$55];IF([.H21]=&quot;A&quot;;[$Sumário.$F$56];[$Sumário.$F$57]))" office:value-type="float" office:value="1" calcext:value-type="float">
            <text:p>1,00</text:p>
          </table:table-cell>
          <table:table-cell table:style-name="ce58" table:formula="of:=IF([.G21]=&quot;ALI&quot;;35*[.Q21];IF([.G21]=&quot;AIE&quot;;15*[.Q21]))" office:value-type="boolean" office:boolean-value="false" calcext:value-type="boolean">
            <text:p>FALSO</text:p>
          </table:table-cell>
          <table:table-cell table:style-name="ce35" table:formula="of:=IF(OR([.G21]=&quot;EE&quot;;[.G21]=&quot;CE&quot;);IF([.H21]=&quot;I&quot;;4;(4*[.Q21]));IF([.G21]=&quot;SE&quot;;IF([.H21]=&quot;I&quot;;5;5*[.Q21]);IF([.G21]=&quot;ALI&quot;;IF([.H21]=&quot;I&quot;;7;7*[.Q21]);IF([.G21]=&quot;AIE&quot;;IF([.H21]=&quot;I&quot;;5;5*[.Q21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ancel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2];[.L22])" office:value-type="string" office:string-value="EEL" calcext:value-type="string">
            <text:p>EEL</text:p>
          </table:table-cell>
          <table:table-cell table:style-name="ce44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L" calcext:value-type="string">
            <text:p>L</text:p>
          </table:table-cell>
          <table:table-cell table:style-name="ce45" table:formula="of:=IF([.L22]=&quot;L&quot;;&quot;Baixa&quot;;IF([.L22]=&quot;A&quot;;&quot;Média&quot;;IF([.L22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3" calcext:value-type="float">
            <text:p>3</text:p>
          </table:table-cell>
          <table:table-cell table:style-name="ce50" table:formula="of:=IF([.H22]=&quot;I&quot;;[.N22]*[$Contagem.$U$11];IF([.H22]=&quot;E&quot;;[.N22]*[$Contagem.$U$13];IF([.H22]=&quot;A&quot;;[.N22]*[$Contagem.$U$12];IF([.H22]=&quot;T&quot;;[.N22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2]=&quot;I&quot;;[$Sumário.$F$55];IF([.H22]=&quot;A&quot;;[$Sumário.$F$56];[$Sumário.$F$57]))" office:value-type="float" office:value="1" calcext:value-type="float">
            <text:p>1,00</text:p>
          </table:table-cell>
          <table:table-cell table:style-name="ce58" table:formula="of:=IF([.G22]=&quot;ALI&quot;;35*[.Q22];IF([.G22]=&quot;AIE&quot;;15*[.Q22]))" office:value-type="boolean" office:boolean-value="false" calcext:value-type="boolean">
            <text:p>FALSO</text:p>
          </table:table-cell>
          <table:table-cell table:style-name="ce35" table:formula="of:=IF(OR([.G22]=&quot;EE&quot;;[.G22]=&quot;CE&quot;);IF([.H22]=&quot;I&quot;;4;(4*[.Q22]));IF([.G22]=&quot;SE&quot;;IF([.H22]=&quot;I&quot;;5;5*[.Q22]);IF([.G22]=&quot;ALI&quot;;IF([.H22]=&quot;I&quot;;7;7*[.Q22]);IF([.G22]=&quot;AIE&quot;;IF([.H22]=&quot;I&quot;;5;5*[.Q22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Aprov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3];[.L23])" office:value-type="string" office:string-value="EEL" calcext:value-type="string">
            <text:p>EEL</text:p>
          </table:table-cell>
          <table:table-cell table:style-name="ce44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L" calcext:value-type="string">
            <text:p>L</text:p>
          </table:table-cell>
          <table:table-cell table:style-name="ce45" table:formula="of:=IF([.L23]=&quot;L&quot;;&quot;Baixa&quot;;IF([.L23]=&quot;A&quot;;&quot;Média&quot;;IF([.L23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3" calcext:value-type="float">
            <text:p>3</text:p>
          </table:table-cell>
          <table:table-cell table:style-name="ce50" table:formula="of:=IF([.H23]=&quot;I&quot;;[.N23]*[$Contagem.$U$11];IF([.H23]=&quot;E&quot;;[.N23]*[$Contagem.$U$13];IF([.H23]=&quot;A&quot;;[.N23]*[$Contagem.$U$12];IF([.H23]=&quot;T&quot;;[.N23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3]=&quot;I&quot;;[$Sumário.$F$55];IF([.H23]=&quot;A&quot;;[$Sumário.$F$56];[$Sumário.$F$57]))" office:value-type="float" office:value="1" calcext:value-type="float">
            <text:p>1,00</text:p>
          </table:table-cell>
          <table:table-cell table:style-name="ce58" table:formula="of:=IF([.G23]=&quot;ALI&quot;;35*[.Q23];IF([.G23]=&quot;AIE&quot;;15*[.Q23]))" office:value-type="boolean" office:boolean-value="false" calcext:value-type="boolean">
            <text:p>FALSO</text:p>
          </table:table-cell>
          <table:table-cell table:style-name="ce35" table:formula="of:=IF(OR([.G23]=&quot;EE&quot;;[.G23]=&quot;CE&quot;);IF([.H23]=&quot;I&quot;;4;(4*[.Q23]));IF([.G23]=&quot;SE&quot;;IF([.H23]=&quot;I&quot;;5;5*[.Q23]);IF([.G23]=&quot;ALI&quot;;IF([.H23]=&quot;I&quot;;7;7*[.Q23]);IF([.G23]=&quot;AIE&quot;;IF([.H23]=&quot;I&quot;;5;5*[.Q23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Exclui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4];[.L24])" office:value-type="string" office:string-value="EEL" calcext:value-type="string">
            <text:p>EEL</text:p>
          </table:table-cell>
          <table:table-cell table:style-name="ce44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45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3" calcext:value-type="float">
            <text:p>3</text:p>
          </table:table-cell>
          <table:table-cell table:style-name="ce50" table:formula="of:=IF([.H24]=&quot;I&quot;;[.N24]*[$Contagem.$U$11];IF([.H24]=&quot;E&quot;;[.N24]*[$Contagem.$U$13];IF([.H24]=&quot;A&quot;;[.N24]*[$Contagem.$U$12];IF([.H24]=&quot;T&quot;;[.N24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4]=&quot;I&quot;;[$Sumário.$F$55];IF([.H24]=&quot;A&quot;;[$Sumário.$F$56];[$Sumário.$F$57]))" office:value-type="float" office:value="1" calcext:value-type="float">
            <text:p>1,00</text:p>
          </table:table-cell>
          <table:table-cell table:style-name="ce58" table:formula="of:=IF([.G24]=&quot;ALI&quot;;35*[.Q24];IF([.G24]=&quot;AIE&quot;;15*[.Q24]))" office:value-type="boolean" office:boolean-value="false" calcext:value-type="boolean">
            <text:p>FALSO</text:p>
          </table:table-cell>
          <table:table-cell table:style-name="ce35" table:formula="of:=IF(OR([.G24]=&quot;EE&quot;;[.G24]=&quot;CE&quot;);IF([.H24]=&quot;I&quot;;4;(4*[.Q24]));IF([.G24]=&quot;SE&quot;;IF([.H24]=&quot;I&quot;;5;5*[.Q24]);IF([.G24]=&quot;ALI&quot;;IF([.H24]=&quot;I&quot;;7;7*[.Q24]);IF([.G24]=&quot;AIE&quot;;IF([.H24]=&quot;I&quot;;5;5*[.Q24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onclui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5];[.L25])" office:value-type="string" office:string-value="EEL" calcext:value-type="string">
            <text:p>EEL</text:p>
          </table:table-cell>
          <table:table-cell table:style-name="ce44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 office:value-type="string" office:string-value="L" calcext:value-type="string">
            <text:p>L</text:p>
          </table:table-cell>
          <table:table-cell table:style-name="ce45" table:formula="of:=IF([.L25]=&quot;L&quot;;&quot;Baixa&quot;;IF([.L25]=&quot;A&quot;;&quot;Média&quot;;IF([.L25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 office:value-type="float" office:value="3" calcext:value-type="float">
            <text:p>3</text:p>
          </table:table-cell>
          <table:table-cell table:style-name="ce50" table:formula="of:=IF([.H25]=&quot;I&quot;;[.N25]*[$Contagem.$U$11];IF([.H25]=&quot;E&quot;;[.N25]*[$Contagem.$U$13];IF([.H25]=&quot;A&quot;;[.N25]*[$Contagem.$U$12];IF([.H25]=&quot;T&quot;;[.N25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5]=&quot;I&quot;;[$Sumário.$F$55];IF([.H25]=&quot;A&quot;;[$Sumário.$F$56];[$Sumário.$F$57]))" office:value-type="float" office:value="1" calcext:value-type="float">
            <text:p>1,00</text:p>
          </table:table-cell>
          <table:table-cell table:style-name="ce58" table:formula="of:=IF([.G25]=&quot;ALI&quot;;35*[.Q25];IF([.G25]=&quot;AIE&quot;;15*[.Q25]))" office:value-type="boolean" office:boolean-value="false" calcext:value-type="boolean">
            <text:p>FALSO</text:p>
          </table:table-cell>
          <table:table-cell table:style-name="ce35" table:formula="of:=IF(OR([.G25]=&quot;EE&quot;;[.G25]=&quot;CE&quot;);IF([.H25]=&quot;I&quot;;4;(4*[.Q25]));IF([.G25]=&quot;SE&quot;;IF([.H25]=&quot;I&quot;;5;5*[.Q25]);IF([.G25]=&quot;ALI&quot;;IF([.H25]=&quot;I&quot;;7;7*[.Q25]);IF([.G25]=&quot;AIE&quot;;IF([.H25]=&quot;I&quot;;5;5*[.Q25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Homolog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6];[.L26])" office:value-type="string" office:string-value="EEL" calcext:value-type="string">
            <text:p>EEL</text:p>
          </table:table-cell>
          <table:table-cell table:style-name="ce44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 office:value-type="string" office:string-value="L" calcext:value-type="string">
            <text:p>L</text:p>
          </table:table-cell>
          <table:table-cell table:style-name="ce45" table:formula="of:=IF([.L26]=&quot;L&quot;;&quot;Baixa&quot;;IF([.L26]=&quot;A&quot;;&quot;Média&quot;;IF([.L26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 office:value-type="float" office:value="3" calcext:value-type="float">
            <text:p>3</text:p>
          </table:table-cell>
          <table:table-cell table:style-name="ce50" table:formula="of:=IF([.H26]=&quot;I&quot;;[.N26]*[$Contagem.$U$11];IF([.H26]=&quot;E&quot;;[.N26]*[$Contagem.$U$13];IF([.H26]=&quot;A&quot;;[.N26]*[$Contagem.$U$12];IF([.H26]=&quot;T&quot;;[.N26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6]=&quot;I&quot;;[$Sumário.$F$55];IF([.H26]=&quot;A&quot;;[$Sumário.$F$56];[$Sumário.$F$57]))" office:value-type="float" office:value="1" calcext:value-type="float">
            <text:p>1,00</text:p>
          </table:table-cell>
          <table:table-cell table:style-name="ce58" table:formula="of:=IF([.G26]=&quot;ALI&quot;;35*[.Q26];IF([.G26]=&quot;AIE&quot;;15*[.Q26]))" office:value-type="boolean" office:boolean-value="false" calcext:value-type="boolean">
            <text:p>FALSO</text:p>
          </table:table-cell>
          <table:table-cell table:style-name="ce35" table:formula="of:=IF(OR([.G26]=&quot;EE&quot;;[.G26]=&quot;CE&quot;);IF([.H26]=&quot;I&quot;;4;(4*[.Q26]));IF([.G26]=&quot;SE&quot;;IF([.H26]=&quot;I&quot;;5;5*[.Q26]);IF([.G26]=&quot;ALI&quot;;IF([.H26]=&quot;I&quot;;7;7*[.Q26]);IF([.G26]=&quot;AIE&quot;;IF([.H26]=&quot;I&quot;;5;5*[.Q26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Emitir Solicitação de Pagamen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E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7];[.L27])" office:value-type="string" office:string-value="EEL" calcext:value-type="string">
            <text:p>EEL</text:p>
          </table:table-cell>
          <table:table-cell table:style-name="ce44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 office:value-type="string" office:string-value="L" calcext:value-type="string">
            <text:p>L</text:p>
          </table:table-cell>
          <table:table-cell table:style-name="ce45" table:formula="of:=IF([.L27]=&quot;L&quot;;&quot;Baixa&quot;;IF([.L27]=&quot;A&quot;;&quot;Média&quot;;IF([.L27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 office:value-type="float" office:value="3" calcext:value-type="float">
            <text:p>3</text:p>
          </table:table-cell>
          <table:table-cell table:style-name="ce50" table:formula="of:=IF([.H27]=&quot;I&quot;;[.N27]*[$Contagem.$U$11];IF([.H27]=&quot;E&quot;;[.N27]*[$Contagem.$U$13];IF([.H27]=&quot;A&quot;;[.N27]*[$Contagem.$U$12];IF([.H27]=&quot;T&quot;;[.N27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7]=&quot;I&quot;;[$Sumário.$F$55];IF([.H27]=&quot;A&quot;;[$Sumário.$F$56];[$Sumário.$F$57]))" office:value-type="float" office:value="1" calcext:value-type="float">
            <text:p>1,00</text:p>
          </table:table-cell>
          <table:table-cell table:style-name="ce58" table:formula="of:=IF([.G27]=&quot;ALI&quot;;35*[.Q27];IF([.G27]=&quot;AIE&quot;;15*[.Q27]))" office:value-type="boolean" office:boolean-value="false" calcext:value-type="boolean">
            <text:p>FALSO</text:p>
          </table:table-cell>
          <table:table-cell table:style-name="ce35" table:formula="of:=IF(OR([.G27]=&quot;EE&quot;;[.G27]=&quot;CE&quot;);IF([.H27]=&quot;I&quot;;4;(4*[.Q27]));IF([.G27]=&quot;SE&quot;;IF([.H27]=&quot;I&quot;;5;5*[.Q27]);IF([.G27]=&quot;ALI&quot;;IF([.H27]=&quot;I&quot;;7;7*[.Q27]);IF([.G27]=&quot;AIE&quot;;IF([.H27]=&quot;I&quot;;5;5*[.Q27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onsult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28];[.L28])" office:value-type="string" office:string-value="CEL" calcext:value-type="string">
            <text:p>CEL</text:p>
          </table:table-cell>
          <table:table-cell table:style-name="ce44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45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3" calcext:value-type="float">
            <text:p>3</text:p>
          </table:table-cell>
          <table:table-cell table:style-name="ce50" table:formula="of:=IF([.H28]=&quot;I&quot;;[.N28]*[$Contagem.$U$11];IF([.H28]=&quot;E&quot;;[.N28]*[$Contagem.$U$13];IF([.H28]=&quot;A&quot;;[.N28]*[$Contagem.$U$12];IF([.H28]=&quot;T&quot;;[.N28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28]=&quot;I&quot;;[$Sumário.$F$55];IF([.H28]=&quot;A&quot;;[$Sumário.$F$56];[$Sumário.$F$57]))" office:value-type="float" office:value="1" calcext:value-type="float">
            <text:p>1,00</text:p>
          </table:table-cell>
          <table:table-cell table:style-name="ce58" table:formula="of:=IF([.G28]=&quot;ALI&quot;;35*[.Q28];IF([.G28]=&quot;AIE&quot;;15*[.Q28]))" office:value-type="boolean" office:boolean-value="false" calcext:value-type="boolean">
            <text:p>FALSO</text:p>
          </table:table-cell>
          <table:table-cell table:style-name="ce35" table:formula="of:=IF(OR([.G28]=&quot;EE&quot;;[.G28]=&quot;CE&quot;);IF([.H28]=&quot;I&quot;;4;(4*[.Q28]));IF([.G28]=&quot;SE&quot;;IF([.H28]=&quot;I&quot;;5;5*[.Q28]);IF([.G28]=&quot;ALI&quot;;IF([.H28]=&quot;I&quot;;7;7*[.Q28]);IF([.G28]=&quot;AIE&quot;;IF([.H28]=&quot;I&quot;;5;5*[.Q28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Edit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CONCATENATE([.G29];[.L29])" office:value-type="string" office:string-value="CEA" calcext:value-type="string">
            <text:p>CEA</text:p>
          </table:table-cell>
          <table:table-cell table:style-name="ce44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 office:value-type="string" office:string-value="A" calcext:value-type="string">
            <text:p>A</text:p>
          </table:table-cell>
          <table:table-cell table:style-name="ce45" table:formula="of:=IF([.L29]=&quot;L&quot;;&quot;Baixa&quot;;IF([.L29]=&quot;A&quot;;&quot;Média&quot;;IF([.L29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 office:value-type="float" office:value="4" calcext:value-type="float">
            <text:p>4</text:p>
          </table:table-cell>
          <table:table-cell table:style-name="ce50" table:formula="of:=IF([.H29]=&quot;I&quot;;[.N29]*[$Contagem.$U$11];IF([.H29]=&quot;E&quot;;[.N29]*[$Contagem.$U$13];IF([.H29]=&quot;A&quot;;[.N29]*[$Contagem.$U$12];IF([.H29]=&quot;T&quot;;[.N29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29]=&quot;I&quot;;[$Sumário.$F$55];IF([.H29]=&quot;A&quot;;[$Sumário.$F$56];[$Sumário.$F$57]))" office:value-type="float" office:value="1" calcext:value-type="float">
            <text:p>1,00</text:p>
          </table:table-cell>
          <table:table-cell table:style-name="ce58" table:formula="of:=IF([.G29]=&quot;ALI&quot;;35*[.Q29];IF([.G29]=&quot;AIE&quot;;15*[.Q29]))" office:value-type="boolean" office:boolean-value="false" calcext:value-type="boolean">
            <text:p>FALSO</text:p>
          </table:table-cell>
          <table:table-cell table:style-name="ce35" table:formula="of:=IF(OR([.G29]=&quot;EE&quot;;[.G29]=&quot;CE&quot;);IF([.H29]=&quot;I&quot;;4;(4*[.Q29]));IF([.G29]=&quot;SE&quot;;IF([.H29]=&quot;I&quot;;5;5*[.Q29]);IF([.G29]=&quot;ALI&quot;;IF([.H29]=&quot;I&quot;;7;7*[.Q29]);IF([.G29]=&quot;AIE&quot;;IF([.H29]=&quot;I&quot;;5;5*[.Q29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Buscar Gestor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CONCATENATE([.G30];[.L30])" office:value-type="string" office:string-value="CEL" calcext:value-type="string">
            <text:p>CEL</text:p>
          </table:table-cell>
          <table:table-cell table:style-name="ce44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 office:value-type="string" office:string-value="L" calcext:value-type="string">
            <text:p>L</text:p>
          </table:table-cell>
          <table:table-cell table:style-name="ce45" table:formula="of:=IF([.L30]=&quot;L&quot;;&quot;Baixa&quot;;IF([.L30]=&quot;A&quot;;&quot;Média&quot;;IF([.L30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 office:value-type="float" office:value="3" calcext:value-type="float">
            <text:p>3</text:p>
          </table:table-cell>
          <table:table-cell table:style-name="ce50" table:formula="of:=IF([.H30]=&quot;I&quot;;[.N30]*[$Contagem.$U$11];IF([.H30]=&quot;E&quot;;[.N30]*[$Contagem.$U$13];IF([.H30]=&quot;A&quot;;[.N30]*[$Contagem.$U$12];IF([.H30]=&quot;T&quot;;[.N30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30]=&quot;I&quot;;[$Sumário.$F$55];IF([.H30]=&quot;A&quot;;[$Sumário.$F$56];[$Sumário.$F$57]))" office:value-type="float" office:value="1" calcext:value-type="float">
            <text:p>1,00</text:p>
          </table:table-cell>
          <table:table-cell table:style-name="ce58" table:formula="of:=IF([.G30]=&quot;ALI&quot;;35*[.Q30];IF([.G30]=&quot;AIE&quot;;15*[.Q30]))" office:value-type="boolean" office:boolean-value="false" calcext:value-type="boolean">
            <text:p>FALSO</text:p>
          </table:table-cell>
          <table:table-cell table:style-name="ce35" table:formula="of:=IF(OR([.G30]=&quot;EE&quot;;[.G30]=&quot;CE&quot;);IF([.H30]=&quot;I&quot;;4;(4*[.Q30]));IF([.G30]=&quot;SE&quot;;IF([.H30]=&quot;I&quot;;5;5*[.Q30]);IF([.G30]=&quot;ALI&quot;;IF([.H30]=&quot;I&quot;;7;7*[.Q30]);IF([.G30]=&quot;AIE&quot;;IF([.H30]=&quot;I&quot;;5;5*[.Q30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Buscar 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table:formula="of:=CONCATENATE([.G31];[.L31])" office:value-type="string" office:string-value="CEL" calcext:value-type="string">
            <text:p>CEL</text:p>
          </table:table-cell>
          <table:table-cell table:style-name="ce44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 office:value-type="string" office:string-value="L" calcext:value-type="string">
            <text:p>L</text:p>
          </table:table-cell>
          <table:table-cell table:style-name="ce45" table:formula="of:=IF([.L31]=&quot;L&quot;;&quot;Baixa&quot;;IF([.L31]=&quot;A&quot;;&quot;Média&quot;;IF([.L31]=&quot;&quot;;&quot;&quot;;&quot;Alta&quot;)))" office:value-type="string" office:string-value="Baixa" calcext:value-type="string">
            <text:p>Baixa</text:p>
          </table:table-cell>
          <table:table-cell table:style-name="ce47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 office:value-type="float" office:value="3" calcext:value-type="float">
            <text:p>3</text:p>
          </table:table-cell>
          <table:table-cell table:style-name="ce50" table:formula="of:=IF([.H31]=&quot;I&quot;;[.N31]*[$Contagem.$U$11];IF([.H31]=&quot;E&quot;;[.N31]*[$Contagem.$U$13];IF([.H31]=&quot;A&quot;;[.N31]*[$Contagem.$U$12];IF([.H31]=&quot;T&quot;;[.N31]*[$Contagem.$U$14];&quot;&quot;))))" office:value-type="float" office:value="3" calcext:value-type="float">
            <text:p>3,00</text:p>
          </table:table-cell>
          <table:table-cell table:style-name="ce39"/>
          <table:table-cell table:style-name="ce56" table:formula="of:=IF([.H31]=&quot;I&quot;;[$Sumário.$F$55];IF([.H31]=&quot;A&quot;;[$Sumário.$F$56];[$Sumário.$F$57]))" office:value-type="float" office:value="1" calcext:value-type="float">
            <text:p>1,00</text:p>
          </table:table-cell>
          <table:table-cell table:style-name="ce58" table:formula="of:=IF([.G31]=&quot;ALI&quot;;35*[.Q31];IF([.G31]=&quot;AIE&quot;;15*[.Q31]))" office:value-type="boolean" office:boolean-value="false" calcext:value-type="boolean">
            <text:p>FALSO</text:p>
          </table:table-cell>
          <table:table-cell table:style-name="ce35" table:formula="of:=IF(OR([.G31]=&quot;EE&quot;;[.G31]=&quot;CE&quot;);IF([.H31]=&quot;I&quot;;4;(4*[.Q31]));IF([.G31]=&quot;SE&quot;;IF([.H31]=&quot;I&quot;;5;5*[.Q31]);IF([.G31]=&quot;ALI&quot;;IF([.H31]=&quot;I&quot;;7;7*[.Q31]);IF([.G31]=&quot;AIE&quot;;IF([.H31]=&quot;I&quot;;5;5*[.Q31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<text:s/>Visualizar OS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CE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CONCATENATE([.G32];[.L32])" office:value-type="string" office:string-value="CEA" calcext:value-type="string">
            <text:p>CEA</text:p>
          </table:table-cell>
          <table:table-cell table:style-name="ce44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 office:value-type="string" office:string-value="A" calcext:value-type="string">
            <text:p>A</text:p>
          </table:table-cell>
          <table:table-cell table:style-name="ce45" table:formula="of:=IF([.L32]=&quot;L&quot;;&quot;Baixa&quot;;IF([.L32]=&quot;A&quot;;&quot;Média&quot;;IF([.L32]=&quot;&quot;;&quot;&quot;;&quot;Alta&quot;)))" office:value-type="string" office:string-value="Média" calcext:value-type="string">
            <text:p>Média</text:p>
          </table:table-cell>
          <table:table-cell table:style-name="ce47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 office:value-type="float" office:value="4" calcext:value-type="float">
            <text:p>4</text:p>
          </table:table-cell>
          <table:table-cell table:style-name="ce50" table:formula="of:=IF([.H32]=&quot;I&quot;;[.N32]*[$Contagem.$U$11];IF([.H32]=&quot;E&quot;;[.N32]*[$Contagem.$U$13];IF([.H32]=&quot;A&quot;;[.N32]*[$Contagem.$U$12];IF([.H32]=&quot;T&quot;;[.N32]*[$Contagem.$U$14];&quot;&quot;))))" office:value-type="float" office:value="4" calcext:value-type="float">
            <text:p>4,00</text:p>
          </table:table-cell>
          <table:table-cell table:style-name="ce39"/>
          <table:table-cell table:style-name="ce56" table:formula="of:=IF([.H32]=&quot;I&quot;;[$Sumário.$F$55];IF([.H32]=&quot;A&quot;;[$Sumário.$F$56];[$Sumário.$F$57]))" office:value-type="float" office:value="1" calcext:value-type="float">
            <text:p>1,00</text:p>
          </table:table-cell>
          <table:table-cell table:style-name="ce58" table:formula="of:=IF([.G32]=&quot;ALI&quot;;35*[.Q32];IF([.G32]=&quot;AIE&quot;;15*[.Q32]))" office:value-type="boolean" office:boolean-value="false" calcext:value-type="boolean">
            <text:p>FALSO</text:p>
          </table:table-cell>
          <table:table-cell table:style-name="ce35" table:formula="of:=IF(OR([.G32]=&quot;EE&quot;;[.G32]=&quot;CE&quot;);IF([.H32]=&quot;I&quot;;4;(4*[.Q32]));IF([.G32]=&quot;SE&quot;;IF([.H32]=&quot;I&quot;;5;5*[.Q32]);IF([.G32]=&quot;ALI&quot;;IF([.H32]=&quot;I&quot;;7;7*[.Q32]);IF([.G32]=&quot;AIE&quot;;IF([.H32]=&quot;I&quot;;5;5*[.Q32])))))" office:value-type="float" office:value="4" calcext:value-type="float">
            <text:p>4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2" office:value-type="string" calcext:value-type="string" table:number-columns-spanned="6" table:number-rows-spanned="1">
            <text:p>Funções de Dados</text:p>
          </table:table-cell>
          <table:covered-table-cell table:number-columns-repeated="4" table:style-name="ce35"/>
          <table:covered-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3];[.L33])">
            <text:p/>
          </table:table-cell>
          <table:table-cell table:style-name="ce44" table:formula="of:=IF(OR(ISBLANK([.I33]);ISBLANK([.J33]));IF(OR([.G33]=&quot;ALI&quot;;[.G33]=&quot;AIE&quot;);&quot;L&quot;;IF(ISBLANK([.G33]);&quot;&quot;;&quot;A&quot;));IF([.G33]=&quot;EE&quot;;IF([.J33]&gt;=3;IF([.I33]&gt;=5;&quot;H&quot;;&quot;A&quot;);IF([.J33]&gt;=2;IF([.I33]&gt;=16;&quot;H&quot;;IF([.I33]&lt;=4;&quot;L&quot;;&quot;A&quot;));IF([.I33]&lt;=15;&quot;L&quot;;&quot;A&quot;)));IF(OR([.G33]=&quot;SE&quot;;[.G33]=&quot;CE&quot;);IF([.J33]&gt;=4;IF([.I33]&gt;=6;&quot;H&quot;;&quot;A&quot;);IF([.J33]&gt;=2;IF([.I33]&gt;=20;&quot;H&quot;;IF([.I33]&lt;=5;&quot;L&quot;;&quot;A&quot;));IF([.I33]&lt;=19;&quot;L&quot;;&quot;A&quot;)));IF(OR([.G33]=&quot;ALI&quot;;[.G33]=&quot;AIE&quot;);IF([.J33]&gt;=6;IF([.I33]&gt;=20;&quot;H&quot;;&quot;A&quot;);IF([.J33]&gt;=2;IF([.I33]&gt;=51;&quot;H&quot;;IF([.I33]&lt;=19;&quot;L&quot;;&quot;A&quot;));IF([.I33]&lt;=50;&quot;L&quot;;&quot;A&quot;)))))))">
            <text:p/>
          </table:table-cell>
          <table:table-cell table:style-name="ce45" table:formula="of:=IF([.L33]=&quot;L&quot;;&quot;Baixa&quot;;IF([.L33]=&quot;A&quot;;&quot;Média&quot;;IF([.L33]=&quot;&quot;;&quot;&quot;;&quot;Alta&quot;)))">
            <text:p/>
          </table:table-cell>
          <table:table-cell table:style-name="ce47" table:formula="of:=IF(ISBLANK([.G33]);&quot;&quot;;IF([.G33]=&quot;ALI&quot;;IF([.L33]=&quot;L&quot;;7;IF([.L33]=&quot;A&quot;;10;15));IF([.G33]=&quot;AIE&quot;;IF([.L33]=&quot;L&quot;;5;IF([.L33]=&quot;A&quot;;7;10));IF([.G33]=&quot;SE&quot;;IF([.L33]=&quot;L&quot;;4;IF([.L33]=&quot;A&quot;;5;7));IF(OR([.G33]=&quot;EE&quot;;[.G33]=&quot;CE&quot;);IF([.L33]=&quot;L&quot;;3;IF([.L33]=&quot;A&quot;;4;6)))))))">
            <text:p/>
          </table:table-cell>
          <table:table-cell table:style-name="ce50" table:formula="of:=IF([.H33]=&quot;I&quot;;[.N33]*[$Contagem.$U$11];IF([.H33]=&quot;E&quot;;[.N33]*[$Contagem.$U$13];IF([.H33]=&quot;A&quot;;[.N33]*[$Contagem.$U$12];IF([.H33]=&quot;T&quot;;[.N33]*[$Contagem.$U$14];&quot;&quot;))))">
            <text:p/>
          </table:table-cell>
          <table:table-cell table:style-name="ce39"/>
          <table:table-cell table:style-name="ce56" table:formula="of:=IF([.H33]=&quot;I&quot;;[$Sumário.$F$55];IF([.H33]=&quot;A&quot;;[$Sumário.$F$56];[$Sumário.$F$57]))" office:value-type="float" office:value="0.4" calcext:value-type="float">
            <text:p>0,40</text:p>
          </table:table-cell>
          <table:table-cell table:style-name="ce58" table:formula="of:=IF([.G33]=&quot;ALI&quot;;35*[.Q33];IF([.G33]=&quot;AIE&quot;;15*[.Q33]))" office:value-type="boolean" office:boolean-value="false" calcext:value-type="boolean">
            <text:p>FALSO</text:p>
          </table:table-cell>
          <table:table-cell table:style-name="ce59" table:formula="of:=IF(OR([.G33]=&quot;EE&quot;;[.G33]=&quot;CE&quot;);IF([.H33]=&quot;I&quot;;4;(4*[.Q33]));IF([.G33]=&quot;SE&quot;;IF([.H33]=&quot;I&quot;;5;5*[.Q33]);IF([.G33]=&quot;ALI&quot;;IF([.H33]=&quot;I&quot;;7;7*[.Q33]);IF([.G33]=&quot;AIE&quot;;IF([.H33]=&quot;I&quot;;5;5*[.Q3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Contrat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ALI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39" table:formula="of:=CONCATENATE([.G34];[.L34])" office:value-type="string" office:string-value="ALIL" calcext:value-type="string">
            <text:p>ALIL</text:p>
          </table:table-cell>
          <table:table-cell table:style-name="ce44" table:formula="of:=IF(OR(ISBLANK([.I34]);ISBLANK([.J34]));IF(OR([.G34]=&quot;ALI&quot;;[.G34]=&quot;AIE&quot;);&quot;L&quot;;IF(ISBLANK([.G34]);&quot;&quot;;&quot;A&quot;));IF([.G34]=&quot;EE&quot;;IF([.J34]&gt;=3;IF([.I34]&gt;=5;&quot;H&quot;;&quot;A&quot;);IF([.J34]&gt;=2;IF([.I34]&gt;=16;&quot;H&quot;;IF([.I34]&lt;=4;&quot;L&quot;;&quot;A&quot;));IF([.I34]&lt;=15;&quot;L&quot;;&quot;A&quot;)));IF(OR([.G34]=&quot;SE&quot;;[.G34]=&quot;CE&quot;);IF([.J34]&gt;=4;IF([.I34]&gt;=6;&quot;H&quot;;&quot;A&quot;);IF([.J34]&gt;=2;IF([.I34]&gt;=20;&quot;H&quot;;IF([.I34]&lt;=5;&quot;L&quot;;&quot;A&quot;));IF([.I34]&lt;=19;&quot;L&quot;;&quot;A&quot;)));IF(OR([.G34]=&quot;ALI&quot;;[.G34]=&quot;AIE&quot;);IF([.J34]&gt;=6;IF([.I34]&gt;=20;&quot;H&quot;;&quot;A&quot;);IF([.J34]&gt;=2;IF([.I34]&gt;=51;&quot;H&quot;;IF([.I34]&lt;=19;&quot;L&quot;;&quot;A&quot;));IF([.I34]&lt;=50;&quot;L&quot;;&quot;A&quot;)))))))" office:value-type="string" office:string-value="L" calcext:value-type="string">
            <text:p>L</text:p>
          </table:table-cell>
          <table:table-cell table:style-name="ce45" table:formula="of:=IF([.L34]=&quot;L&quot;;&quot;Baixa&quot;;IF([.L34]=&quot;A&quot;;&quot;Média&quot;;IF([.L34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G34]);&quot;&quot;;IF([.G34]=&quot;ALI&quot;;IF([.L34]=&quot;L&quot;;7;IF([.L34]=&quot;A&quot;;10;15));IF([.G34]=&quot;AIE&quot;;IF([.L34]=&quot;L&quot;;5;IF([.L34]=&quot;A&quot;;7;10));IF([.G34]=&quot;SE&quot;;IF([.L34]=&quot;L&quot;;4;IF([.L34]=&quot;A&quot;;5;7));IF(OR([.G34]=&quot;EE&quot;;[.G34]=&quot;CE&quot;);IF([.L34]=&quot;L&quot;;3;IF([.L34]=&quot;A&quot;;4;6)))))))" office:value-type="float" office:value="7" calcext:value-type="float">
            <text:p>7</text:p>
          </table:table-cell>
          <table:table-cell table:style-name="ce50" table:formula="of:=IF([.H34]=&quot;I&quot;;[.N34]*[$Contagem.$U$11];IF([.H34]=&quot;E&quot;;[.N34]*[$Contagem.$U$13];IF([.H34]=&quot;A&quot;;[.N34]*[$Contagem.$U$12];IF([.H34]=&quot;T&quot;;[.N34]*[$Contagem.$U$14];&quot;&quot;))))" office:value-type="float" office:value="7" calcext:value-type="float">
            <text:p>7,00</text:p>
          </table:table-cell>
          <table:table-cell table:style-name="ce39"/>
          <table:table-cell table:style-name="ce56" table:formula="of:=IF([.H34]=&quot;I&quot;;[$Sumário.$F$55];IF([.H34]=&quot;A&quot;;[$Sumário.$F$56];[$Sumário.$F$57]))" office:value-type="float" office:value="1" calcext:value-type="float">
            <text:p>1,00</text:p>
          </table:table-cell>
          <table:table-cell table:style-name="ce55" table:formula="of:=IF([.G34]=&quot;ALI&quot;;35*[.Q34];IF([.G34]=&quot;AIE&quot;;15*[.Q34]))" office:value-type="float" office:value="35" calcext:value-type="float">
            <text:p>35</text:p>
          </table:table-cell>
          <table:table-cell table:style-name="ce35" table:formula="of:=IF(OR([.G34]=&quot;EE&quot;;[.G34]=&quot;CE&quot;);IF([.H34]=&quot;I&quot;;4;(4*[.Q34]));IF([.G34]=&quot;SE&quot;;IF([.H34]=&quot;I&quot;;5;5*[.Q34]);IF([.G34]=&quot;ALI&quot;;IF([.H34]=&quot;I&quot;;7;7*[.Q34]);IF([.G34]=&quot;AIE&quot;;IF([.H34]=&quot;I&quot;;5;5*[.Q34])))))" office:value-type="float" office:value="7" calcext:value-type="float">
            <text:p>7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 office:value-type="string" calcext:value-type="string">
            <text:p>Ordem de Serviço</text:p>
          </table:table-cell>
          <table:table-cell table:style-name="ce35" table:number-columns-repeated="4"/>
          <table:table-cell table:style-name="ce37"/>
          <table:table-cell table:style-name="ce39" table:content-validation-name="val1" office:value-type="string" calcext:value-type="string">
            <text:p>ALI</text:p>
          </table:table-cell>
          <table:table-cell table:style-name="ce42" table:content-validation-name="val2" office:value-type="string" calcext:value-type="string">
            <text:p>I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formula="of:=CONCATENATE([.G35];[.L35])" office:value-type="string" office:string-value="ALIL" calcext:value-type="string">
            <text:p>ALIL</text:p>
          </table:table-cell>
          <table:table-cell table:style-name="ce44" table:formula="of:=IF(OR(ISBLANK([.I35]);ISBLANK([.J35]));IF(OR([.G35]=&quot;ALI&quot;;[.G35]=&quot;AIE&quot;);&quot;L&quot;;IF(ISBLANK([.G35]);&quot;&quot;;&quot;A&quot;));IF([.G35]=&quot;EE&quot;;IF([.J35]&gt;=3;IF([.I35]&gt;=5;&quot;H&quot;;&quot;A&quot;);IF([.J35]&gt;=2;IF([.I35]&gt;=16;&quot;H&quot;;IF([.I35]&lt;=4;&quot;L&quot;;&quot;A&quot;));IF([.I35]&lt;=15;&quot;L&quot;;&quot;A&quot;)));IF(OR([.G35]=&quot;SE&quot;;[.G35]=&quot;CE&quot;);IF([.J35]&gt;=4;IF([.I35]&gt;=6;&quot;H&quot;;&quot;A&quot;);IF([.J35]&gt;=2;IF([.I35]&gt;=20;&quot;H&quot;;IF([.I35]&lt;=5;&quot;L&quot;;&quot;A&quot;));IF([.I35]&lt;=19;&quot;L&quot;;&quot;A&quot;)));IF(OR([.G35]=&quot;ALI&quot;;[.G35]=&quot;AIE&quot;);IF([.J35]&gt;=6;IF([.I35]&gt;=20;&quot;H&quot;;&quot;A&quot;);IF([.J35]&gt;=2;IF([.I35]&gt;=51;&quot;H&quot;;IF([.I35]&lt;=19;&quot;L&quot;;&quot;A&quot;));IF([.I35]&lt;=50;&quot;L&quot;;&quot;A&quot;)))))))" office:value-type="string" office:string-value="L" calcext:value-type="string">
            <text:p>L</text:p>
          </table:table-cell>
          <table:table-cell table:style-name="ce45" table:formula="of:=IF([.L35]=&quot;L&quot;;&quot;Baixa&quot;;IF([.L35]=&quot;A&quot;;&quot;Média&quot;;IF([.L35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G35]);&quot;&quot;;IF([.G35]=&quot;ALI&quot;;IF([.L35]=&quot;L&quot;;7;IF([.L35]=&quot;A&quot;;10;15));IF([.G35]=&quot;AIE&quot;;IF([.L35]=&quot;L&quot;;5;IF([.L35]=&quot;A&quot;;7;10));IF([.G35]=&quot;SE&quot;;IF([.L35]=&quot;L&quot;;4;IF([.L35]=&quot;A&quot;;5;7));IF(OR([.G35]=&quot;EE&quot;;[.G35]=&quot;CE&quot;);IF([.L35]=&quot;L&quot;;3;IF([.L35]=&quot;A&quot;;4;6)))))))" office:value-type="float" office:value="7" calcext:value-type="float">
            <text:p>7</text:p>
          </table:table-cell>
          <table:table-cell table:style-name="ce50" table:formula="of:=IF([.H35]=&quot;I&quot;;[.N35]*[$Contagem.$U$11];IF([.H35]=&quot;E&quot;;[.N35]*[$Contagem.$U$13];IF([.H35]=&quot;A&quot;;[.N35]*[$Contagem.$U$12];IF([.H35]=&quot;T&quot;;[.N35]*[$Contagem.$U$14];&quot;&quot;))))" office:value-type="float" office:value="7" calcext:value-type="float">
            <text:p>7,00</text:p>
          </table:table-cell>
          <table:table-cell table:style-name="ce39"/>
          <table:table-cell table:style-name="ce56" table:formula="of:=IF([.H35]=&quot;I&quot;;[$Sumário.$F$55];IF([.H35]=&quot;A&quot;;[$Sumário.$F$56];[$Sumário.$F$57]))" office:value-type="float" office:value="1" calcext:value-type="float">
            <text:p>1,00</text:p>
          </table:table-cell>
          <table:table-cell table:style-name="ce55" table:formula="of:=IF([.G35]=&quot;ALI&quot;;35*[.Q35];IF([.G35]=&quot;AIE&quot;;15*[.Q35]))" office:value-type="float" office:value="35" calcext:value-type="float">
            <text:p>35</text:p>
          </table:table-cell>
          <table:table-cell table:style-name="ce35" table:formula="of:=IF(OR([.G35]=&quot;EE&quot;;[.G35]=&quot;CE&quot;);IF([.H35]=&quot;I&quot;;4;(4*[.Q35]));IF([.G35]=&quot;SE&quot;;IF([.H35]=&quot;I&quot;;5;5*[.Q35]);IF([.G35]=&quot;ALI&quot;;IF([.H35]=&quot;I&quot;;7;7*[.Q35]);IF([.G35]=&quot;AIE&quot;;IF([.H35]=&quot;I&quot;;5;5*[.Q35])))))" office:value-type="float" office:value="7" calcext:value-type="float">
            <text:p>7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6];[.L36])">
            <text:p/>
          </table:table-cell>
          <table:table-cell table:style-name="ce44" table:formula="of:=IF(OR(ISBLANK([.I36]);ISBLANK([.J36]));IF(OR([.G36]=&quot;ALI&quot;;[.G36]=&quot;AIE&quot;);&quot;L&quot;;IF(ISBLANK([.G36]);&quot;&quot;;&quot;A&quot;));IF([.G36]=&quot;EE&quot;;IF([.J36]&gt;=3;IF([.I36]&gt;=5;&quot;H&quot;;&quot;A&quot;);IF([.J36]&gt;=2;IF([.I36]&gt;=16;&quot;H&quot;;IF([.I36]&lt;=4;&quot;L&quot;;&quot;A&quot;));IF([.I36]&lt;=15;&quot;L&quot;;&quot;A&quot;)));IF(OR([.G36]=&quot;SE&quot;;[.G36]=&quot;CE&quot;);IF([.J36]&gt;=4;IF([.I36]&gt;=6;&quot;H&quot;;&quot;A&quot;);IF([.J36]&gt;=2;IF([.I36]&gt;=20;&quot;H&quot;;IF([.I36]&lt;=5;&quot;L&quot;;&quot;A&quot;));IF([.I36]&lt;=19;&quot;L&quot;;&quot;A&quot;)));IF(OR([.G36]=&quot;ALI&quot;;[.G36]=&quot;AIE&quot;);IF([.J36]&gt;=6;IF([.I36]&gt;=20;&quot;H&quot;;&quot;A&quot;);IF([.J36]&gt;=2;IF([.I36]&gt;=51;&quot;H&quot;;IF([.I36]&lt;=19;&quot;L&quot;;&quot;A&quot;));IF([.I36]&lt;=50;&quot;L&quot;;&quot;A&quot;)))))))">
            <text:p/>
          </table:table-cell>
          <table:table-cell table:style-name="ce45" table:formula="of:=IF([.L36]=&quot;L&quot;;&quot;Baixa&quot;;IF([.L36]=&quot;A&quot;;&quot;Média&quot;;IF([.L36]=&quot;&quot;;&quot;&quot;;&quot;Alta&quot;)))">
            <text:p/>
          </table:table-cell>
          <table:table-cell table:style-name="ce47" table:formula="of:=IF(ISBLANK([.G36]);&quot;&quot;;IF([.G36]=&quot;ALI&quot;;IF([.L36]=&quot;L&quot;;7;IF([.L36]=&quot;A&quot;;10;15));IF([.G36]=&quot;AIE&quot;;IF([.L36]=&quot;L&quot;;5;IF([.L36]=&quot;A&quot;;7;10));IF([.G36]=&quot;SE&quot;;IF([.L36]=&quot;L&quot;;4;IF([.L36]=&quot;A&quot;;5;7));IF(OR([.G36]=&quot;EE&quot;;[.G36]=&quot;CE&quot;);IF([.L36]=&quot;L&quot;;3;IF([.L36]=&quot;A&quot;;4;6)))))))">
            <text:p/>
          </table:table-cell>
          <table:table-cell table:style-name="ce50" table:formula="of:=IF([.H36]=&quot;I&quot;;[.N36]*[$Contagem.$U$11];IF([.H36]=&quot;E&quot;;[.N36]*[$Contagem.$U$13];IF([.H36]=&quot;A&quot;;[.N36]*[$Contagem.$U$12];IF([.H36]=&quot;T&quot;;[.N36]*[$Contagem.$U$14];&quot;&quot;))))">
            <text:p/>
          </table:table-cell>
          <table:table-cell table:style-name="ce39"/>
          <table:table-cell table:style-name="ce56" table:formula="of:=IF([.H36]=&quot;I&quot;;[$Sumário.$F$55];IF([.H36]=&quot;A&quot;;[$Sumário.$F$56];[$Sumário.$F$57]))" office:value-type="float" office:value="0.4" calcext:value-type="float">
            <text:p>0,40</text:p>
          </table:table-cell>
          <table:table-cell table:style-name="ce58" table:formula="of:=IF([.G36]=&quot;ALI&quot;;35*[.Q36];IF([.G36]=&quot;AIE&quot;;15*[.Q36]))" office:value-type="boolean" office:boolean-value="false" calcext:value-type="boolean">
            <text:p>FALSO</text:p>
          </table:table-cell>
          <table:table-cell table:style-name="ce59" table:formula="of:=IF(OR([.G36]=&quot;EE&quot;;[.G36]=&quot;CE&quot;);IF([.H36]=&quot;I&quot;;4;(4*[.Q36]));IF([.G36]=&quot;SE&quot;;IF([.H36]=&quot;I&quot;;5;5*[.Q36]);IF([.G36]=&quot;ALI&quot;;IF([.H36]=&quot;I&quot;;7;7*[.Q36]);IF([.G36]=&quot;AIE&quot;;IF([.H36]=&quot;I&quot;;5;5*[.Q3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7];[.L37])">
            <text:p/>
          </table:table-cell>
          <table:table-cell table:style-name="ce44" table:formula="of:=IF(OR(ISBLANK([.I37]);ISBLANK([.J37]));IF(OR([.G37]=&quot;ALI&quot;;[.G37]=&quot;AIE&quot;);&quot;L&quot;;IF(ISBLANK([.G37]);&quot;&quot;;&quot;A&quot;));IF([.G37]=&quot;EE&quot;;IF([.J37]&gt;=3;IF([.I37]&gt;=5;&quot;H&quot;;&quot;A&quot;);IF([.J37]&gt;=2;IF([.I37]&gt;=16;&quot;H&quot;;IF([.I37]&lt;=4;&quot;L&quot;;&quot;A&quot;));IF([.I37]&lt;=15;&quot;L&quot;;&quot;A&quot;)));IF(OR([.G37]=&quot;SE&quot;;[.G37]=&quot;CE&quot;);IF([.J37]&gt;=4;IF([.I37]&gt;=6;&quot;H&quot;;&quot;A&quot;);IF([.J37]&gt;=2;IF([.I37]&gt;=20;&quot;H&quot;;IF([.I37]&lt;=5;&quot;L&quot;;&quot;A&quot;));IF([.I37]&lt;=19;&quot;L&quot;;&quot;A&quot;)));IF(OR([.G37]=&quot;ALI&quot;;[.G37]=&quot;AIE&quot;);IF([.J37]&gt;=6;IF([.I37]&gt;=20;&quot;H&quot;;&quot;A&quot;);IF([.J37]&gt;=2;IF([.I37]&gt;=51;&quot;H&quot;;IF([.I37]&lt;=19;&quot;L&quot;;&quot;A&quot;));IF([.I37]&lt;=50;&quot;L&quot;;&quot;A&quot;)))))))">
            <text:p/>
          </table:table-cell>
          <table:table-cell table:style-name="ce45" table:formula="of:=IF([.L37]=&quot;L&quot;;&quot;Baixa&quot;;IF([.L37]=&quot;A&quot;;&quot;Média&quot;;IF([.L37]=&quot;&quot;;&quot;&quot;;&quot;Alta&quot;)))">
            <text:p/>
          </table:table-cell>
          <table:table-cell table:style-name="ce47" table:formula="of:=IF(ISBLANK([.G37]);&quot;&quot;;IF([.G37]=&quot;ALI&quot;;IF([.L37]=&quot;L&quot;;7;IF([.L37]=&quot;A&quot;;10;15));IF([.G37]=&quot;AIE&quot;;IF([.L37]=&quot;L&quot;;5;IF([.L37]=&quot;A&quot;;7;10));IF([.G37]=&quot;SE&quot;;IF([.L37]=&quot;L&quot;;4;IF([.L37]=&quot;A&quot;;5;7));IF(OR([.G37]=&quot;EE&quot;;[.G37]=&quot;CE&quot;);IF([.L37]=&quot;L&quot;;3;IF([.L37]=&quot;A&quot;;4;6)))))))">
            <text:p/>
          </table:table-cell>
          <table:table-cell table:style-name="ce50" table:formula="of:=IF([.H37]=&quot;I&quot;;[.N37]*[$Contagem.$U$11];IF([.H37]=&quot;E&quot;;[.N37]*[$Contagem.$U$13];IF([.H37]=&quot;A&quot;;[.N37]*[$Contagem.$U$12];IF([.H37]=&quot;T&quot;;[.N37]*[$Contagem.$U$14];&quot;&quot;))))">
            <text:p/>
          </table:table-cell>
          <table:table-cell table:style-name="ce39"/>
          <table:table-cell table:style-name="ce56" table:formula="of:=IF([.H37]=&quot;I&quot;;[$Sumário.$F$55];IF([.H37]=&quot;A&quot;;[$Sumário.$F$56];[$Sumário.$F$57]))" office:value-type="float" office:value="0.4" calcext:value-type="float">
            <text:p>0,40</text:p>
          </table:table-cell>
          <table:table-cell table:style-name="ce58" table:formula="of:=IF([.G37]=&quot;ALI&quot;;35*[.Q37];IF([.G37]=&quot;AIE&quot;;15*[.Q37]))" office:value-type="boolean" office:boolean-value="false" calcext:value-type="boolean">
            <text:p>FALSO</text:p>
          </table:table-cell>
          <table:table-cell table:style-name="ce59" table:formula="of:=IF(OR([.G37]=&quot;EE&quot;;[.G37]=&quot;CE&quot;);IF([.H37]=&quot;I&quot;;4;(4*[.Q37]));IF([.G37]=&quot;SE&quot;;IF([.H37]=&quot;I&quot;;5;5*[.Q37]);IF([.G37]=&quot;ALI&quot;;IF([.H37]=&quot;I&quot;;7;7*[.Q37]);IF([.G37]=&quot;AIE&quot;;IF([.H37]=&quot;I&quot;;5;5*[.Q3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8];[.L38])">
            <text:p/>
          </table:table-cell>
          <table:table-cell table:style-name="ce44" table:formula="of:=IF(OR(ISBLANK([.I38]);ISBLANK([.J38]));IF(OR([.G38]=&quot;ALI&quot;;[.G38]=&quot;AIE&quot;);&quot;L&quot;;IF(ISBLANK([.G38]);&quot;&quot;;&quot;A&quot;));IF([.G38]=&quot;EE&quot;;IF([.J38]&gt;=3;IF([.I38]&gt;=5;&quot;H&quot;;&quot;A&quot;);IF([.J38]&gt;=2;IF([.I38]&gt;=16;&quot;H&quot;;IF([.I38]&lt;=4;&quot;L&quot;;&quot;A&quot;));IF([.I38]&lt;=15;&quot;L&quot;;&quot;A&quot;)));IF(OR([.G38]=&quot;SE&quot;;[.G38]=&quot;CE&quot;);IF([.J38]&gt;=4;IF([.I38]&gt;=6;&quot;H&quot;;&quot;A&quot;);IF([.J38]&gt;=2;IF([.I38]&gt;=20;&quot;H&quot;;IF([.I38]&lt;=5;&quot;L&quot;;&quot;A&quot;));IF([.I38]&lt;=19;&quot;L&quot;;&quot;A&quot;)));IF(OR([.G38]=&quot;ALI&quot;;[.G38]=&quot;AIE&quot;);IF([.J38]&gt;=6;IF([.I38]&gt;=20;&quot;H&quot;;&quot;A&quot;);IF([.J38]&gt;=2;IF([.I38]&gt;=51;&quot;H&quot;;IF([.I38]&lt;=19;&quot;L&quot;;&quot;A&quot;));IF([.I38]&lt;=50;&quot;L&quot;;&quot;A&quot;)))))))">
            <text:p/>
          </table:table-cell>
          <table:table-cell table:style-name="ce45" table:formula="of:=IF([.L38]=&quot;L&quot;;&quot;Baixa&quot;;IF([.L38]=&quot;A&quot;;&quot;Média&quot;;IF([.L38]=&quot;&quot;;&quot;&quot;;&quot;Alta&quot;)))">
            <text:p/>
          </table:table-cell>
          <table:table-cell table:style-name="ce47" table:formula="of:=IF(ISBLANK([.G38]);&quot;&quot;;IF([.G38]=&quot;ALI&quot;;IF([.L38]=&quot;L&quot;;7;IF([.L38]=&quot;A&quot;;10;15));IF([.G38]=&quot;AIE&quot;;IF([.L38]=&quot;L&quot;;5;IF([.L38]=&quot;A&quot;;7;10));IF([.G38]=&quot;SE&quot;;IF([.L38]=&quot;L&quot;;4;IF([.L38]=&quot;A&quot;;5;7));IF(OR([.G38]=&quot;EE&quot;;[.G38]=&quot;CE&quot;);IF([.L38]=&quot;L&quot;;3;IF([.L38]=&quot;A&quot;;4;6)))))))">
            <text:p/>
          </table:table-cell>
          <table:table-cell table:style-name="ce50" table:formula="of:=IF([.H38]=&quot;I&quot;;[.N38]*[$Contagem.$U$11];IF([.H38]=&quot;E&quot;;[.N38]*[$Contagem.$U$13];IF([.H38]=&quot;A&quot;;[.N38]*[$Contagem.$U$12];IF([.H38]=&quot;T&quot;;[.N38]*[$Contagem.$U$14];&quot;&quot;))))">
            <text:p/>
          </table:table-cell>
          <table:table-cell table:style-name="ce39"/>
          <table:table-cell table:style-name="ce56" table:formula="of:=IF([.H38]=&quot;I&quot;;[$Sumário.$F$55];IF([.H38]=&quot;A&quot;;[$Sumário.$F$56];[$Sumário.$F$57]))" office:value-type="float" office:value="0.4" calcext:value-type="float">
            <text:p>0,40</text:p>
          </table:table-cell>
          <table:table-cell table:style-name="ce58" table:formula="of:=IF([.G38]=&quot;ALI&quot;;35*[.Q38];IF([.G38]=&quot;AIE&quot;;15*[.Q38]))" office:value-type="boolean" office:boolean-value="false" calcext:value-type="boolean">
            <text:p>FALSO</text:p>
          </table:table-cell>
          <table:table-cell table:style-name="ce59" table:formula="of:=IF(OR([.G38]=&quot;EE&quot;;[.G38]=&quot;CE&quot;);IF([.H38]=&quot;I&quot;;4;(4*[.Q38]));IF([.G38]=&quot;SE&quot;;IF([.H38]=&quot;I&quot;;5;5*[.Q38]);IF([.G38]=&quot;ALI&quot;;IF([.H38]=&quot;I&quot;;7;7*[.Q38]);IF([.G38]=&quot;AIE&quot;;IF([.H38]=&quot;I&quot;;5;5*[.Q3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39];[.L39])">
            <text:p/>
          </table:table-cell>
          <table:table-cell table:style-name="ce44" table:formula="of:=IF(OR(ISBLANK([.I39]);ISBLANK([.J39]));IF(OR([.G39]=&quot;ALI&quot;;[.G39]=&quot;AIE&quot;);&quot;L&quot;;IF(ISBLANK([.G39]);&quot;&quot;;&quot;A&quot;));IF([.G39]=&quot;EE&quot;;IF([.J39]&gt;=3;IF([.I39]&gt;=5;&quot;H&quot;;&quot;A&quot;);IF([.J39]&gt;=2;IF([.I39]&gt;=16;&quot;H&quot;;IF([.I39]&lt;=4;&quot;L&quot;;&quot;A&quot;));IF([.I39]&lt;=15;&quot;L&quot;;&quot;A&quot;)));IF(OR([.G39]=&quot;SE&quot;;[.G39]=&quot;CE&quot;);IF([.J39]&gt;=4;IF([.I39]&gt;=6;&quot;H&quot;;&quot;A&quot;);IF([.J39]&gt;=2;IF([.I39]&gt;=20;&quot;H&quot;;IF([.I39]&lt;=5;&quot;L&quot;;&quot;A&quot;));IF([.I39]&lt;=19;&quot;L&quot;;&quot;A&quot;)));IF(OR([.G39]=&quot;ALI&quot;;[.G39]=&quot;AIE&quot;);IF([.J39]&gt;=6;IF([.I39]&gt;=20;&quot;H&quot;;&quot;A&quot;);IF([.J39]&gt;=2;IF([.I39]&gt;=51;&quot;H&quot;;IF([.I39]&lt;=19;&quot;L&quot;;&quot;A&quot;));IF([.I39]&lt;=50;&quot;L&quot;;&quot;A&quot;)))))))">
            <text:p/>
          </table:table-cell>
          <table:table-cell table:style-name="ce45" table:formula="of:=IF([.L39]=&quot;L&quot;;&quot;Baixa&quot;;IF([.L39]=&quot;A&quot;;&quot;Média&quot;;IF([.L39]=&quot;&quot;;&quot;&quot;;&quot;Alta&quot;)))">
            <text:p/>
          </table:table-cell>
          <table:table-cell table:style-name="ce47" table:formula="of:=IF(ISBLANK([.G39]);&quot;&quot;;IF([.G39]=&quot;ALI&quot;;IF([.L39]=&quot;L&quot;;7;IF([.L39]=&quot;A&quot;;10;15));IF([.G39]=&quot;AIE&quot;;IF([.L39]=&quot;L&quot;;5;IF([.L39]=&quot;A&quot;;7;10));IF([.G39]=&quot;SE&quot;;IF([.L39]=&quot;L&quot;;4;IF([.L39]=&quot;A&quot;;5;7));IF(OR([.G39]=&quot;EE&quot;;[.G39]=&quot;CE&quot;);IF([.L39]=&quot;L&quot;;3;IF([.L39]=&quot;A&quot;;4;6)))))))">
            <text:p/>
          </table:table-cell>
          <table:table-cell table:style-name="ce50" table:formula="of:=IF([.H39]=&quot;I&quot;;[.N39]*[$Contagem.$U$11];IF([.H39]=&quot;E&quot;;[.N39]*[$Contagem.$U$13];IF([.H39]=&quot;A&quot;;[.N39]*[$Contagem.$U$12];IF([.H39]=&quot;T&quot;;[.N39]*[$Contagem.$U$14];&quot;&quot;))))">
            <text:p/>
          </table:table-cell>
          <table:table-cell table:style-name="ce39"/>
          <table:table-cell table:style-name="ce56" table:formula="of:=IF([.H39]=&quot;I&quot;;[$Sumário.$F$55];IF([.H39]=&quot;A&quot;;[$Sumário.$F$56];[$Sumário.$F$57]))" office:value-type="float" office:value="0.4" calcext:value-type="float">
            <text:p>0,40</text:p>
          </table:table-cell>
          <table:table-cell table:style-name="ce58" table:formula="of:=IF([.G39]=&quot;ALI&quot;;35*[.Q39];IF([.G39]=&quot;AIE&quot;;15*[.Q39]))" office:value-type="boolean" office:boolean-value="false" calcext:value-type="boolean">
            <text:p>FALSO</text:p>
          </table:table-cell>
          <table:table-cell table:style-name="ce59" table:formula="of:=IF(OR([.G39]=&quot;EE&quot;;[.G39]=&quot;CE&quot;);IF([.H39]=&quot;I&quot;;4;(4*[.Q39]));IF([.G39]=&quot;SE&quot;;IF([.H39]=&quot;I&quot;;5;5*[.Q39]);IF([.G39]=&quot;ALI&quot;;IF([.H39]=&quot;I&quot;;7;7*[.Q39]);IF([.G39]=&quot;AIE&quot;;IF([.H39]=&quot;I&quot;;5;5*[.Q3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0];[.L40])">
            <text:p/>
          </table:table-cell>
          <table:table-cell table:style-name="ce44" table:formula="of:=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>
            <text:p/>
          </table:table-cell>
          <table:table-cell table:style-name="ce45" table:formula="of:=IF([.L40]=&quot;L&quot;;&quot;Baixa&quot;;IF([.L40]=&quot;A&quot;;&quot;Média&quot;;IF([.L40]=&quot;&quot;;&quot;&quot;;&quot;Alta&quot;)))">
            <text:p/>
          </table:table-cell>
          <table:table-cell table:style-name="ce47" table:formula="of:=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>
            <text:p/>
          </table:table-cell>
          <table:table-cell table:style-name="ce50" table:formula="of:=IF([.H40]=&quot;I&quot;;[.N40]*[$Contagem.$U$11];IF([.H40]=&quot;E&quot;;[.N40]*[$Contagem.$U$13];IF([.H40]=&quot;A&quot;;[.N40]*[$Contagem.$U$12];IF([.H40]=&quot;T&quot;;[.N40]*[$Contagem.$U$14];&quot;&quot;))))">
            <text:p/>
          </table:table-cell>
          <table:table-cell table:style-name="ce39"/>
          <table:table-cell table:style-name="ce56" table:formula="of:=IF([.H40]=&quot;I&quot;;[$Sumário.$F$55];IF([.H40]=&quot;A&quot;;[$Sumário.$F$56];[$Sumário.$F$57]))" office:value-type="float" office:value="0.4" calcext:value-type="float">
            <text:p>0,40</text:p>
          </table:table-cell>
          <table:table-cell table:style-name="ce58" table:formula="of:=IF([.G40]=&quot;ALI&quot;;35*[.Q40];IF([.G40]=&quot;AIE&quot;;15*[.Q40]))" office:value-type="boolean" office:boolean-value="false" calcext:value-type="boolean">
            <text:p>FALSO</text:p>
          </table:table-cell>
          <table:table-cell table:style-name="ce59" table:formula="of:=IF(OR([.G40]=&quot;EE&quot;;[.G40]=&quot;CE&quot;);IF([.H40]=&quot;I&quot;;4;(4*[.Q40]));IF([.G40]=&quot;SE&quot;;IF([.H40]=&quot;I&quot;;5;5*[.Q40]);IF([.G40]=&quot;ALI&quot;;IF([.H40]=&quot;I&quot;;7;7*[.Q40]);IF([.G40]=&quot;AIE&quot;;IF([.H40]=&quot;I&quot;;5;5*[.Q4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1];[.L41])">
            <text:p/>
          </table:table-cell>
          <table:table-cell table:style-name="ce44" table:formula="of:=IF(OR(ISBLANK([.I41]);ISBLANK([.J41]));IF(OR([.G41]=&quot;ALI&quot;;[.G41]=&quot;AIE&quot;);&quot;L&quot;;IF(ISBLANK([.G41]);&quot;&quot;;&quot;A&quot;));IF([.G41]=&quot;EE&quot;;IF([.J41]&gt;=3;IF([.I41]&gt;=5;&quot;H&quot;;&quot;A&quot;);IF([.J41]&gt;=2;IF([.I41]&gt;=16;&quot;H&quot;;IF([.I41]&lt;=4;&quot;L&quot;;&quot;A&quot;));IF([.I41]&lt;=15;&quot;L&quot;;&quot;A&quot;)));IF(OR([.G41]=&quot;SE&quot;;[.G41]=&quot;CE&quot;);IF([.J41]&gt;=4;IF([.I41]&gt;=6;&quot;H&quot;;&quot;A&quot;);IF([.J41]&gt;=2;IF([.I41]&gt;=20;&quot;H&quot;;IF([.I41]&lt;=5;&quot;L&quot;;&quot;A&quot;));IF([.I41]&lt;=19;&quot;L&quot;;&quot;A&quot;)));IF(OR([.G41]=&quot;ALI&quot;;[.G41]=&quot;AIE&quot;);IF([.J41]&gt;=6;IF([.I41]&gt;=20;&quot;H&quot;;&quot;A&quot;);IF([.J41]&gt;=2;IF([.I41]&gt;=51;&quot;H&quot;;IF([.I41]&lt;=19;&quot;L&quot;;&quot;A&quot;));IF([.I41]&lt;=50;&quot;L&quot;;&quot;A&quot;)))))))">
            <text:p/>
          </table:table-cell>
          <table:table-cell table:style-name="ce45" table:formula="of:=IF([.L41]=&quot;L&quot;;&quot;Baixa&quot;;IF([.L41]=&quot;A&quot;;&quot;Média&quot;;IF([.L41]=&quot;&quot;;&quot;&quot;;&quot;Alta&quot;)))">
            <text:p/>
          </table:table-cell>
          <table:table-cell table:style-name="ce47" table:formula="of:=IF(ISBLANK([.G41]);&quot;&quot;;IF([.G41]=&quot;ALI&quot;;IF([.L41]=&quot;L&quot;;7;IF([.L41]=&quot;A&quot;;10;15));IF([.G41]=&quot;AIE&quot;;IF([.L41]=&quot;L&quot;;5;IF([.L41]=&quot;A&quot;;7;10));IF([.G41]=&quot;SE&quot;;IF([.L41]=&quot;L&quot;;4;IF([.L41]=&quot;A&quot;;5;7));IF(OR([.G41]=&quot;EE&quot;;[.G41]=&quot;CE&quot;);IF([.L41]=&quot;L&quot;;3;IF([.L41]=&quot;A&quot;;4;6)))))))">
            <text:p/>
          </table:table-cell>
          <table:table-cell table:style-name="ce50" table:formula="of:=IF([.H41]=&quot;I&quot;;[.N41]*[$Contagem.$U$11];IF([.H41]=&quot;E&quot;;[.N41]*[$Contagem.$U$13];IF([.H41]=&quot;A&quot;;[.N41]*[$Contagem.$U$12];IF([.H41]=&quot;T&quot;;[.N41]*[$Contagem.$U$14];&quot;&quot;))))">
            <text:p/>
          </table:table-cell>
          <table:table-cell table:style-name="ce39"/>
          <table:table-cell table:style-name="ce56" table:formula="of:=IF([.H41]=&quot;I&quot;;[$Sumário.$F$55];IF([.H41]=&quot;A&quot;;[$Sumário.$F$56];[$Sumário.$F$57]))" office:value-type="float" office:value="0.4" calcext:value-type="float">
            <text:p>0,40</text:p>
          </table:table-cell>
          <table:table-cell table:style-name="ce58" table:formula="of:=IF([.G41]=&quot;ALI&quot;;35*[.Q41];IF([.G41]=&quot;AIE&quot;;15*[.Q41]))" office:value-type="boolean" office:boolean-value="false" calcext:value-type="boolean">
            <text:p>FALSO</text:p>
          </table:table-cell>
          <table:table-cell table:style-name="ce59" table:formula="of:=IF(OR([.G41]=&quot;EE&quot;;[.G41]=&quot;CE&quot;);IF([.H41]=&quot;I&quot;;4;(4*[.Q41]));IF([.G41]=&quot;SE&quot;;IF([.H41]=&quot;I&quot;;5;5*[.Q41]);IF([.G41]=&quot;ALI&quot;;IF([.H41]=&quot;I&quot;;7;7*[.Q41]);IF([.G41]=&quot;AIE&quot;;IF([.H41]=&quot;I&quot;;5;5*[.Q4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2];[.L42])">
            <text:p/>
          </table:table-cell>
          <table:table-cell table:style-name="ce44" table:formula="of:=IF(OR(ISBLANK([.I42]);ISBLANK([.J42]));IF(OR([.G42]=&quot;ALI&quot;;[.G42]=&quot;AIE&quot;);&quot;L&quot;;IF(ISBLANK([.G42]);&quot;&quot;;&quot;A&quot;));IF([.G42]=&quot;EE&quot;;IF([.J42]&gt;=3;IF([.I42]&gt;=5;&quot;H&quot;;&quot;A&quot;);IF([.J42]&gt;=2;IF([.I42]&gt;=16;&quot;H&quot;;IF([.I42]&lt;=4;&quot;L&quot;;&quot;A&quot;));IF([.I42]&lt;=15;&quot;L&quot;;&quot;A&quot;)));IF(OR([.G42]=&quot;SE&quot;;[.G42]=&quot;CE&quot;);IF([.J42]&gt;=4;IF([.I42]&gt;=6;&quot;H&quot;;&quot;A&quot;);IF([.J42]&gt;=2;IF([.I42]&gt;=20;&quot;H&quot;;IF([.I42]&lt;=5;&quot;L&quot;;&quot;A&quot;));IF([.I42]&lt;=19;&quot;L&quot;;&quot;A&quot;)));IF(OR([.G42]=&quot;ALI&quot;;[.G42]=&quot;AIE&quot;);IF([.J42]&gt;=6;IF([.I42]&gt;=20;&quot;H&quot;;&quot;A&quot;);IF([.J42]&gt;=2;IF([.I42]&gt;=51;&quot;H&quot;;IF([.I42]&lt;=19;&quot;L&quot;;&quot;A&quot;));IF([.I42]&lt;=50;&quot;L&quot;;&quot;A&quot;)))))))">
            <text:p/>
          </table:table-cell>
          <table:table-cell table:style-name="ce45" table:formula="of:=IF([.L42]=&quot;L&quot;;&quot;Baixa&quot;;IF([.L42]=&quot;A&quot;;&quot;Média&quot;;IF([.L42]=&quot;&quot;;&quot;&quot;;&quot;Alta&quot;)))">
            <text:p/>
          </table:table-cell>
          <table:table-cell table:style-name="ce47" table:formula="of:=IF(ISBLANK([.G42]);&quot;&quot;;IF([.G42]=&quot;ALI&quot;;IF([.L42]=&quot;L&quot;;7;IF([.L42]=&quot;A&quot;;10;15));IF([.G42]=&quot;AIE&quot;;IF([.L42]=&quot;L&quot;;5;IF([.L42]=&quot;A&quot;;7;10));IF([.G42]=&quot;SE&quot;;IF([.L42]=&quot;L&quot;;4;IF([.L42]=&quot;A&quot;;5;7));IF(OR([.G42]=&quot;EE&quot;;[.G42]=&quot;CE&quot;);IF([.L42]=&quot;L&quot;;3;IF([.L42]=&quot;A&quot;;4;6)))))))">
            <text:p/>
          </table:table-cell>
          <table:table-cell table:style-name="ce50" table:formula="of:=IF([.H42]=&quot;I&quot;;[.N42]*[$Contagem.$U$11];IF([.H42]=&quot;E&quot;;[.N42]*[$Contagem.$U$13];IF([.H42]=&quot;A&quot;;[.N42]*[$Contagem.$U$12];IF([.H42]=&quot;T&quot;;[.N42]*[$Contagem.$U$14];&quot;&quot;))))">
            <text:p/>
          </table:table-cell>
          <table:table-cell table:style-name="ce39"/>
          <table:table-cell table:style-name="ce56" table:formula="of:=IF([.H42]=&quot;I&quot;;[$Sumário.$F$55];IF([.H42]=&quot;A&quot;;[$Sumário.$F$56];[$Sumário.$F$57]))" office:value-type="float" office:value="0.4" calcext:value-type="float">
            <text:p>0,40</text:p>
          </table:table-cell>
          <table:table-cell table:style-name="ce58" table:formula="of:=IF([.G42]=&quot;ALI&quot;;35*[.Q42];IF([.G42]=&quot;AIE&quot;;15*[.Q42]))" office:value-type="boolean" office:boolean-value="false" calcext:value-type="boolean">
            <text:p>FALSO</text:p>
          </table:table-cell>
          <table:table-cell table:style-name="ce59" table:formula="of:=IF(OR([.G42]=&quot;EE&quot;;[.G42]=&quot;CE&quot;);IF([.H42]=&quot;I&quot;;4;(4*[.Q42]));IF([.G42]=&quot;SE&quot;;IF([.H42]=&quot;I&quot;;5;5*[.Q42]);IF([.G42]=&quot;ALI&quot;;IF([.H42]=&quot;I&quot;;7;7*[.Q42]);IF([.G42]=&quot;AIE&quot;;IF([.H42]=&quot;I&quot;;5;5*[.Q4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3];[.L43])">
            <text:p/>
          </table:table-cell>
          <table:table-cell table:style-name="ce44" table:formula="of:=IF(OR(ISBLANK([.I43]);ISBLANK([.J43]));IF(OR([.G43]=&quot;ALI&quot;;[.G43]=&quot;AIE&quot;);&quot;L&quot;;IF(ISBLANK([.G43]);&quot;&quot;;&quot;A&quot;));IF([.G43]=&quot;EE&quot;;IF([.J43]&gt;=3;IF([.I43]&gt;=5;&quot;H&quot;;&quot;A&quot;);IF([.J43]&gt;=2;IF([.I43]&gt;=16;&quot;H&quot;;IF([.I43]&lt;=4;&quot;L&quot;;&quot;A&quot;));IF([.I43]&lt;=15;&quot;L&quot;;&quot;A&quot;)));IF(OR([.G43]=&quot;SE&quot;;[.G43]=&quot;CE&quot;);IF([.J43]&gt;=4;IF([.I43]&gt;=6;&quot;H&quot;;&quot;A&quot;);IF([.J43]&gt;=2;IF([.I43]&gt;=20;&quot;H&quot;;IF([.I43]&lt;=5;&quot;L&quot;;&quot;A&quot;));IF([.I43]&lt;=19;&quot;L&quot;;&quot;A&quot;)));IF(OR([.G43]=&quot;ALI&quot;;[.G43]=&quot;AIE&quot;);IF([.J43]&gt;=6;IF([.I43]&gt;=20;&quot;H&quot;;&quot;A&quot;);IF([.J43]&gt;=2;IF([.I43]&gt;=51;&quot;H&quot;;IF([.I43]&lt;=19;&quot;L&quot;;&quot;A&quot;));IF([.I43]&lt;=50;&quot;L&quot;;&quot;A&quot;)))))))">
            <text:p/>
          </table:table-cell>
          <table:table-cell table:style-name="ce45" table:formula="of:=IF([.L43]=&quot;L&quot;;&quot;Baixa&quot;;IF([.L43]=&quot;A&quot;;&quot;Média&quot;;IF([.L43]=&quot;&quot;;&quot;&quot;;&quot;Alta&quot;)))">
            <text:p/>
          </table:table-cell>
          <table:table-cell table:style-name="ce47" table:formula="of:=IF(ISBLANK([.G43]);&quot;&quot;;IF([.G43]=&quot;ALI&quot;;IF([.L43]=&quot;L&quot;;7;IF([.L43]=&quot;A&quot;;10;15));IF([.G43]=&quot;AIE&quot;;IF([.L43]=&quot;L&quot;;5;IF([.L43]=&quot;A&quot;;7;10));IF([.G43]=&quot;SE&quot;;IF([.L43]=&quot;L&quot;;4;IF([.L43]=&quot;A&quot;;5;7));IF(OR([.G43]=&quot;EE&quot;;[.G43]=&quot;CE&quot;);IF([.L43]=&quot;L&quot;;3;IF([.L43]=&quot;A&quot;;4;6)))))))">
            <text:p/>
          </table:table-cell>
          <table:table-cell table:style-name="ce50" table:formula="of:=IF([.H43]=&quot;I&quot;;[.N43]*[$Contagem.$U$11];IF([.H43]=&quot;E&quot;;[.N43]*[$Contagem.$U$13];IF([.H43]=&quot;A&quot;;[.N43]*[$Contagem.$U$12];IF([.H43]=&quot;T&quot;;[.N43]*[$Contagem.$U$14];&quot;&quot;))))">
            <text:p/>
          </table:table-cell>
          <table:table-cell table:style-name="ce39"/>
          <table:table-cell table:style-name="ce56" table:formula="of:=IF([.H43]=&quot;I&quot;;[$Sumário.$F$55];IF([.H43]=&quot;A&quot;;[$Sumário.$F$56];[$Sumário.$F$57]))" office:value-type="float" office:value="0.4" calcext:value-type="float">
            <text:p>0,40</text:p>
          </table:table-cell>
          <table:table-cell table:style-name="ce58" table:formula="of:=IF([.G43]=&quot;ALI&quot;;35*[.Q43];IF([.G43]=&quot;AIE&quot;;15*[.Q43]))" office:value-type="boolean" office:boolean-value="false" calcext:value-type="boolean">
            <text:p>FALSO</text:p>
          </table:table-cell>
          <table:table-cell table:style-name="ce59" table:formula="of:=IF(OR([.G43]=&quot;EE&quot;;[.G43]=&quot;CE&quot;);IF([.H43]=&quot;I&quot;;4;(4*[.Q43]));IF([.G43]=&quot;SE&quot;;IF([.H43]=&quot;I&quot;;5;5*[.Q43]);IF([.G43]=&quot;ALI&quot;;IF([.H43]=&quot;I&quot;;7;7*[.Q43]);IF([.G43]=&quot;AIE&quot;;IF([.H43]=&quot;I&quot;;5;5*[.Q4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4];[.L44])">
            <text:p/>
          </table:table-cell>
          <table:table-cell table:style-name="ce44" table:formula="of:=IF(OR(ISBLANK([.I44]);ISBLANK([.J44]));IF(OR([.G44]=&quot;ALI&quot;;[.G44]=&quot;AIE&quot;);&quot;L&quot;;IF(ISBLANK([.G44]);&quot;&quot;;&quot;A&quot;));IF([.G44]=&quot;EE&quot;;IF([.J44]&gt;=3;IF([.I44]&gt;=5;&quot;H&quot;;&quot;A&quot;);IF([.J44]&gt;=2;IF([.I44]&gt;=16;&quot;H&quot;;IF([.I44]&lt;=4;&quot;L&quot;;&quot;A&quot;));IF([.I44]&lt;=15;&quot;L&quot;;&quot;A&quot;)));IF(OR([.G44]=&quot;SE&quot;;[.G44]=&quot;CE&quot;);IF([.J44]&gt;=4;IF([.I44]&gt;=6;&quot;H&quot;;&quot;A&quot;);IF([.J44]&gt;=2;IF([.I44]&gt;=20;&quot;H&quot;;IF([.I44]&lt;=5;&quot;L&quot;;&quot;A&quot;));IF([.I44]&lt;=19;&quot;L&quot;;&quot;A&quot;)));IF(OR([.G44]=&quot;ALI&quot;;[.G44]=&quot;AIE&quot;);IF([.J44]&gt;=6;IF([.I44]&gt;=20;&quot;H&quot;;&quot;A&quot;);IF([.J44]&gt;=2;IF([.I44]&gt;=51;&quot;H&quot;;IF([.I44]&lt;=19;&quot;L&quot;;&quot;A&quot;));IF([.I44]&lt;=50;&quot;L&quot;;&quot;A&quot;)))))))">
            <text:p/>
          </table:table-cell>
          <table:table-cell table:style-name="ce45" table:formula="of:=IF([.L44]=&quot;L&quot;;&quot;Baixa&quot;;IF([.L44]=&quot;A&quot;;&quot;Média&quot;;IF([.L44]=&quot;&quot;;&quot;&quot;;&quot;Alta&quot;)))">
            <text:p/>
          </table:table-cell>
          <table:table-cell table:style-name="ce47" table:formula="of:=IF(ISBLANK([.G44]);&quot;&quot;;IF([.G44]=&quot;ALI&quot;;IF([.L44]=&quot;L&quot;;7;IF([.L44]=&quot;A&quot;;10;15));IF([.G44]=&quot;AIE&quot;;IF([.L44]=&quot;L&quot;;5;IF([.L44]=&quot;A&quot;;7;10));IF([.G44]=&quot;SE&quot;;IF([.L44]=&quot;L&quot;;4;IF([.L44]=&quot;A&quot;;5;7));IF(OR([.G44]=&quot;EE&quot;;[.G44]=&quot;CE&quot;);IF([.L44]=&quot;L&quot;;3;IF([.L44]=&quot;A&quot;;4;6)))))))">
            <text:p/>
          </table:table-cell>
          <table:table-cell table:style-name="ce50" table:formula="of:=IF([.H44]=&quot;I&quot;;[.N44]*[$Contagem.$U$11];IF([.H44]=&quot;E&quot;;[.N44]*[$Contagem.$U$13];IF([.H44]=&quot;A&quot;;[.N44]*[$Contagem.$U$12];IF([.H44]=&quot;T&quot;;[.N44]*[$Contagem.$U$14];&quot;&quot;))))">
            <text:p/>
          </table:table-cell>
          <table:table-cell table:style-name="ce39"/>
          <table:table-cell table:style-name="ce56" table:formula="of:=IF([.H44]=&quot;I&quot;;[$Sumário.$F$55];IF([.H44]=&quot;A&quot;;[$Sumário.$F$56];[$Sumário.$F$57]))" office:value-type="float" office:value="0.4" calcext:value-type="float">
            <text:p>0,40</text:p>
          </table:table-cell>
          <table:table-cell table:style-name="ce58" table:formula="of:=IF([.G44]=&quot;ALI&quot;;35*[.Q44];IF([.G44]=&quot;AIE&quot;;15*[.Q44]))" office:value-type="boolean" office:boolean-value="false" calcext:value-type="boolean">
            <text:p>FALSO</text:p>
          </table:table-cell>
          <table:table-cell table:style-name="ce59" table:formula="of:=IF(OR([.G44]=&quot;EE&quot;;[.G44]=&quot;CE&quot;);IF([.H44]=&quot;I&quot;;4;(4*[.Q44]));IF([.G44]=&quot;SE&quot;;IF([.H44]=&quot;I&quot;;5;5*[.Q44]);IF([.G44]=&quot;ALI&quot;;IF([.H44]=&quot;I&quot;;7;7*[.Q44]);IF([.G44]=&quot;AIE&quot;;IF([.H44]=&quot;I&quot;;5;5*[.Q4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5];[.L45])">
            <text:p/>
          </table:table-cell>
          <table:table-cell table:style-name="ce44" table:formula="of:=IF(OR(ISBLANK([.I45]);ISBLANK([.J45]));IF(OR([.G45]=&quot;ALI&quot;;[.G45]=&quot;AIE&quot;);&quot;L&quot;;IF(ISBLANK([.G45]);&quot;&quot;;&quot;A&quot;));IF([.G45]=&quot;EE&quot;;IF([.J45]&gt;=3;IF([.I45]&gt;=5;&quot;H&quot;;&quot;A&quot;);IF([.J45]&gt;=2;IF([.I45]&gt;=16;&quot;H&quot;;IF([.I45]&lt;=4;&quot;L&quot;;&quot;A&quot;));IF([.I45]&lt;=15;&quot;L&quot;;&quot;A&quot;)));IF(OR([.G45]=&quot;SE&quot;;[.G45]=&quot;CE&quot;);IF([.J45]&gt;=4;IF([.I45]&gt;=6;&quot;H&quot;;&quot;A&quot;);IF([.J45]&gt;=2;IF([.I45]&gt;=20;&quot;H&quot;;IF([.I45]&lt;=5;&quot;L&quot;;&quot;A&quot;));IF([.I45]&lt;=19;&quot;L&quot;;&quot;A&quot;)));IF(OR([.G45]=&quot;ALI&quot;;[.G45]=&quot;AIE&quot;);IF([.J45]&gt;=6;IF([.I45]&gt;=20;&quot;H&quot;;&quot;A&quot;);IF([.J45]&gt;=2;IF([.I45]&gt;=51;&quot;H&quot;;IF([.I45]&lt;=19;&quot;L&quot;;&quot;A&quot;));IF([.I45]&lt;=50;&quot;L&quot;;&quot;A&quot;)))))))">
            <text:p/>
          </table:table-cell>
          <table:table-cell table:style-name="ce45" table:formula="of:=IF([.L45]=&quot;L&quot;;&quot;Baixa&quot;;IF([.L45]=&quot;A&quot;;&quot;Média&quot;;IF([.L45]=&quot;&quot;;&quot;&quot;;&quot;Alta&quot;)))">
            <text:p/>
          </table:table-cell>
          <table:table-cell table:style-name="ce47" table:formula="of:=IF(ISBLANK([.G45]);&quot;&quot;;IF([.G45]=&quot;ALI&quot;;IF([.L45]=&quot;L&quot;;7;IF([.L45]=&quot;A&quot;;10;15));IF([.G45]=&quot;AIE&quot;;IF([.L45]=&quot;L&quot;;5;IF([.L45]=&quot;A&quot;;7;10));IF([.G45]=&quot;SE&quot;;IF([.L45]=&quot;L&quot;;4;IF([.L45]=&quot;A&quot;;5;7));IF(OR([.G45]=&quot;EE&quot;;[.G45]=&quot;CE&quot;);IF([.L45]=&quot;L&quot;;3;IF([.L45]=&quot;A&quot;;4;6)))))))">
            <text:p/>
          </table:table-cell>
          <table:table-cell table:style-name="ce50" table:formula="of:=IF([.H45]=&quot;I&quot;;[.N45]*[$Contagem.$U$11];IF([.H45]=&quot;E&quot;;[.N45]*[$Contagem.$U$13];IF([.H45]=&quot;A&quot;;[.N45]*[$Contagem.$U$12];IF([.H45]=&quot;T&quot;;[.N45]*[$Contagem.$U$14];&quot;&quot;))))">
            <text:p/>
          </table:table-cell>
          <table:table-cell table:style-name="ce39"/>
          <table:table-cell table:style-name="ce56" table:formula="of:=IF([.H45]=&quot;I&quot;;[$Sumário.$F$55];IF([.H45]=&quot;A&quot;;[$Sumário.$F$56];[$Sumário.$F$57]))" office:value-type="float" office:value="0.4" calcext:value-type="float">
            <text:p>0,40</text:p>
          </table:table-cell>
          <table:table-cell table:style-name="ce58" table:formula="of:=IF([.G45]=&quot;ALI&quot;;35*[.Q45];IF([.G45]=&quot;AIE&quot;;15*[.Q45]))" office:value-type="boolean" office:boolean-value="false" calcext:value-type="boolean">
            <text:p>FALSO</text:p>
          </table:table-cell>
          <table:table-cell table:style-name="ce59" table:formula="of:=IF(OR([.G45]=&quot;EE&quot;;[.G45]=&quot;CE&quot;);IF([.H45]=&quot;I&quot;;4;(4*[.Q45]));IF([.G45]=&quot;SE&quot;;IF([.H45]=&quot;I&quot;;5;5*[.Q45]);IF([.G45]=&quot;ALI&quot;;IF([.H45]=&quot;I&quot;;7;7*[.Q45]);IF([.G45]=&quot;AIE&quot;;IF([.H45]=&quot;I&quot;;5;5*[.Q4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6];[.L46])">
            <text:p/>
          </table:table-cell>
          <table:table-cell table:style-name="ce44" table:formula="of:=IF(OR(ISBLANK([.I46]);ISBLANK([.J46]));IF(OR([.G46]=&quot;ALI&quot;;[.G46]=&quot;AIE&quot;);&quot;L&quot;;IF(ISBLANK([.G46]);&quot;&quot;;&quot;A&quot;));IF([.G46]=&quot;EE&quot;;IF([.J46]&gt;=3;IF([.I46]&gt;=5;&quot;H&quot;;&quot;A&quot;);IF([.J46]&gt;=2;IF([.I46]&gt;=16;&quot;H&quot;;IF([.I46]&lt;=4;&quot;L&quot;;&quot;A&quot;));IF([.I46]&lt;=15;&quot;L&quot;;&quot;A&quot;)));IF(OR([.G46]=&quot;SE&quot;;[.G46]=&quot;CE&quot;);IF([.J46]&gt;=4;IF([.I46]&gt;=6;&quot;H&quot;;&quot;A&quot;);IF([.J46]&gt;=2;IF([.I46]&gt;=20;&quot;H&quot;;IF([.I46]&lt;=5;&quot;L&quot;;&quot;A&quot;));IF([.I46]&lt;=19;&quot;L&quot;;&quot;A&quot;)));IF(OR([.G46]=&quot;ALI&quot;;[.G46]=&quot;AIE&quot;);IF([.J46]&gt;=6;IF([.I46]&gt;=20;&quot;H&quot;;&quot;A&quot;);IF([.J46]&gt;=2;IF([.I46]&gt;=51;&quot;H&quot;;IF([.I46]&lt;=19;&quot;L&quot;;&quot;A&quot;));IF([.I46]&lt;=50;&quot;L&quot;;&quot;A&quot;)))))))">
            <text:p/>
          </table:table-cell>
          <table:table-cell table:style-name="ce45" table:formula="of:=IF([.L46]=&quot;L&quot;;&quot;Baixa&quot;;IF([.L46]=&quot;A&quot;;&quot;Média&quot;;IF([.L46]=&quot;&quot;;&quot;&quot;;&quot;Alta&quot;)))">
            <text:p/>
          </table:table-cell>
          <table:table-cell table:style-name="ce47" table:formula="of:=IF(ISBLANK([.G46]);&quot;&quot;;IF([.G46]=&quot;ALI&quot;;IF([.L46]=&quot;L&quot;;7;IF([.L46]=&quot;A&quot;;10;15));IF([.G46]=&quot;AIE&quot;;IF([.L46]=&quot;L&quot;;5;IF([.L46]=&quot;A&quot;;7;10));IF([.G46]=&quot;SE&quot;;IF([.L46]=&quot;L&quot;;4;IF([.L46]=&quot;A&quot;;5;7));IF(OR([.G46]=&quot;EE&quot;;[.G46]=&quot;CE&quot;);IF([.L46]=&quot;L&quot;;3;IF([.L46]=&quot;A&quot;;4;6)))))))">
            <text:p/>
          </table:table-cell>
          <table:table-cell table:style-name="ce50" table:formula="of:=IF([.H46]=&quot;I&quot;;[.N46]*[$Contagem.$U$11];IF([.H46]=&quot;E&quot;;[.N46]*[$Contagem.$U$13];IF([.H46]=&quot;A&quot;;[.N46]*[$Contagem.$U$12];IF([.H46]=&quot;T&quot;;[.N46]*[$Contagem.$U$14];&quot;&quot;))))">
            <text:p/>
          </table:table-cell>
          <table:table-cell table:style-name="ce39"/>
          <table:table-cell table:style-name="ce56" table:formula="of:=IF([.H46]=&quot;I&quot;;[$Sumário.$F$55];IF([.H46]=&quot;A&quot;;[$Sumário.$F$56];[$Sumário.$F$57]))" office:value-type="float" office:value="0.4" calcext:value-type="float">
            <text:p>0,40</text:p>
          </table:table-cell>
          <table:table-cell table:style-name="ce58" table:formula="of:=IF([.G46]=&quot;ALI&quot;;35*[.Q46];IF([.G46]=&quot;AIE&quot;;15*[.Q46]))" office:value-type="boolean" office:boolean-value="false" calcext:value-type="boolean">
            <text:p>FALSO</text:p>
          </table:table-cell>
          <table:table-cell table:style-name="ce59" table:formula="of:=IF(OR([.G46]=&quot;EE&quot;;[.G46]=&quot;CE&quot;);IF([.H46]=&quot;I&quot;;4;(4*[.Q46]));IF([.G46]=&quot;SE&quot;;IF([.H46]=&quot;I&quot;;5;5*[.Q46]);IF([.G46]=&quot;ALI&quot;;IF([.H46]=&quot;I&quot;;7;7*[.Q46]);IF([.G46]=&quot;AIE&quot;;IF([.H46]=&quot;I&quot;;5;5*[.Q4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7];[.L47])">
            <text:p/>
          </table:table-cell>
          <table:table-cell table:style-name="ce44" table:formula="of:=IF(OR(ISBLANK([.I47]);ISBLANK([.J47]));IF(OR([.G47]=&quot;ALI&quot;;[.G47]=&quot;AIE&quot;);&quot;L&quot;;IF(ISBLANK([.G47]);&quot;&quot;;&quot;A&quot;));IF([.G47]=&quot;EE&quot;;IF([.J47]&gt;=3;IF([.I47]&gt;=5;&quot;H&quot;;&quot;A&quot;);IF([.J47]&gt;=2;IF([.I47]&gt;=16;&quot;H&quot;;IF([.I47]&lt;=4;&quot;L&quot;;&quot;A&quot;));IF([.I47]&lt;=15;&quot;L&quot;;&quot;A&quot;)));IF(OR([.G47]=&quot;SE&quot;;[.G47]=&quot;CE&quot;);IF([.J47]&gt;=4;IF([.I47]&gt;=6;&quot;H&quot;;&quot;A&quot;);IF([.J47]&gt;=2;IF([.I47]&gt;=20;&quot;H&quot;;IF([.I47]&lt;=5;&quot;L&quot;;&quot;A&quot;));IF([.I47]&lt;=19;&quot;L&quot;;&quot;A&quot;)));IF(OR([.G47]=&quot;ALI&quot;;[.G47]=&quot;AIE&quot;);IF([.J47]&gt;=6;IF([.I47]&gt;=20;&quot;H&quot;;&quot;A&quot;);IF([.J47]&gt;=2;IF([.I47]&gt;=51;&quot;H&quot;;IF([.I47]&lt;=19;&quot;L&quot;;&quot;A&quot;));IF([.I47]&lt;=50;&quot;L&quot;;&quot;A&quot;)))))))">
            <text:p/>
          </table:table-cell>
          <table:table-cell table:style-name="ce45" table:formula="of:=IF([.L47]=&quot;L&quot;;&quot;Baixa&quot;;IF([.L47]=&quot;A&quot;;&quot;Média&quot;;IF([.L47]=&quot;&quot;;&quot;&quot;;&quot;Alta&quot;)))">
            <text:p/>
          </table:table-cell>
          <table:table-cell table:style-name="ce47" table:formula="of:=IF(ISBLANK([.G47]);&quot;&quot;;IF([.G47]=&quot;ALI&quot;;IF([.L47]=&quot;L&quot;;7;IF([.L47]=&quot;A&quot;;10;15));IF([.G47]=&quot;AIE&quot;;IF([.L47]=&quot;L&quot;;5;IF([.L47]=&quot;A&quot;;7;10));IF([.G47]=&quot;SE&quot;;IF([.L47]=&quot;L&quot;;4;IF([.L47]=&quot;A&quot;;5;7));IF(OR([.G47]=&quot;EE&quot;;[.G47]=&quot;CE&quot;);IF([.L47]=&quot;L&quot;;3;IF([.L47]=&quot;A&quot;;4;6)))))))">
            <text:p/>
          </table:table-cell>
          <table:table-cell table:style-name="ce50" table:formula="of:=IF([.H47]=&quot;I&quot;;[.N47]*[$Contagem.$U$11];IF([.H47]=&quot;E&quot;;[.N47]*[$Contagem.$U$13];IF([.H47]=&quot;A&quot;;[.N47]*[$Contagem.$U$12];IF([.H47]=&quot;T&quot;;[.N47]*[$Contagem.$U$14];&quot;&quot;))))">
            <text:p/>
          </table:table-cell>
          <table:table-cell table:style-name="ce39"/>
          <table:table-cell table:style-name="ce56" table:formula="of:=IF([.H47]=&quot;I&quot;;[$Sumário.$F$55];IF([.H47]=&quot;A&quot;;[$Sumário.$F$56];[$Sumário.$F$57]))" office:value-type="float" office:value="0.4" calcext:value-type="float">
            <text:p>0,40</text:p>
          </table:table-cell>
          <table:table-cell table:style-name="ce58" table:formula="of:=IF([.G47]=&quot;ALI&quot;;35*[.Q47];IF([.G47]=&quot;AIE&quot;;15*[.Q47]))" office:value-type="boolean" office:boolean-value="false" calcext:value-type="boolean">
            <text:p>FALSO</text:p>
          </table:table-cell>
          <table:table-cell table:style-name="ce59" table:formula="of:=IF(OR([.G47]=&quot;EE&quot;;[.G47]=&quot;CE&quot;);IF([.H47]=&quot;I&quot;;4;(4*[.Q47]));IF([.G47]=&quot;SE&quot;;IF([.H47]=&quot;I&quot;;5;5*[.Q47]);IF([.G47]=&quot;ALI&quot;;IF([.H47]=&quot;I&quot;;7;7*[.Q47]);IF([.G47]=&quot;AIE&quot;;IF([.H47]=&quot;I&quot;;5;5*[.Q4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8];[.L48])">
            <text:p/>
          </table:table-cell>
          <table:table-cell table:style-name="ce44" table:formula="of:=IF(OR(ISBLANK([.I48]);ISBLANK([.J48]));IF(OR([.G48]=&quot;ALI&quot;;[.G48]=&quot;AIE&quot;);&quot;L&quot;;IF(ISBLANK([.G48]);&quot;&quot;;&quot;A&quot;));IF([.G48]=&quot;EE&quot;;IF([.J48]&gt;=3;IF([.I48]&gt;=5;&quot;H&quot;;&quot;A&quot;);IF([.J48]&gt;=2;IF([.I48]&gt;=16;&quot;H&quot;;IF([.I48]&lt;=4;&quot;L&quot;;&quot;A&quot;));IF([.I48]&lt;=15;&quot;L&quot;;&quot;A&quot;)));IF(OR([.G48]=&quot;SE&quot;;[.G48]=&quot;CE&quot;);IF([.J48]&gt;=4;IF([.I48]&gt;=6;&quot;H&quot;;&quot;A&quot;);IF([.J48]&gt;=2;IF([.I48]&gt;=20;&quot;H&quot;;IF([.I48]&lt;=5;&quot;L&quot;;&quot;A&quot;));IF([.I48]&lt;=19;&quot;L&quot;;&quot;A&quot;)));IF(OR([.G48]=&quot;ALI&quot;;[.G48]=&quot;AIE&quot;);IF([.J48]&gt;=6;IF([.I48]&gt;=20;&quot;H&quot;;&quot;A&quot;);IF([.J48]&gt;=2;IF([.I48]&gt;=51;&quot;H&quot;;IF([.I48]&lt;=19;&quot;L&quot;;&quot;A&quot;));IF([.I48]&lt;=50;&quot;L&quot;;&quot;A&quot;)))))))">
            <text:p/>
          </table:table-cell>
          <table:table-cell table:style-name="ce45" table:formula="of:=IF([.L48]=&quot;L&quot;;&quot;Baixa&quot;;IF([.L48]=&quot;A&quot;;&quot;Média&quot;;IF([.L48]=&quot;&quot;;&quot;&quot;;&quot;Alta&quot;)))">
            <text:p/>
          </table:table-cell>
          <table:table-cell table:style-name="ce47" table:formula="of:=IF(ISBLANK([.G48]);&quot;&quot;;IF([.G48]=&quot;ALI&quot;;IF([.L48]=&quot;L&quot;;7;IF([.L48]=&quot;A&quot;;10;15));IF([.G48]=&quot;AIE&quot;;IF([.L48]=&quot;L&quot;;5;IF([.L48]=&quot;A&quot;;7;10));IF([.G48]=&quot;SE&quot;;IF([.L48]=&quot;L&quot;;4;IF([.L48]=&quot;A&quot;;5;7));IF(OR([.G48]=&quot;EE&quot;;[.G48]=&quot;CE&quot;);IF([.L48]=&quot;L&quot;;3;IF([.L48]=&quot;A&quot;;4;6)))))))">
            <text:p/>
          </table:table-cell>
          <table:table-cell table:style-name="ce50" table:formula="of:=IF([.H48]=&quot;I&quot;;[.N48]*[$Contagem.$U$11];IF([.H48]=&quot;E&quot;;[.N48]*[$Contagem.$U$13];IF([.H48]=&quot;A&quot;;[.N48]*[$Contagem.$U$12];IF([.H48]=&quot;T&quot;;[.N48]*[$Contagem.$U$14];&quot;&quot;))))">
            <text:p/>
          </table:table-cell>
          <table:table-cell table:style-name="ce39"/>
          <table:table-cell table:style-name="ce56" table:formula="of:=IF([.H48]=&quot;I&quot;;[$Sumário.$F$55];IF([.H48]=&quot;A&quot;;[$Sumário.$F$56];[$Sumário.$F$57]))" office:value-type="float" office:value="0.4" calcext:value-type="float">
            <text:p>0,40</text:p>
          </table:table-cell>
          <table:table-cell table:style-name="ce58" table:formula="of:=IF([.G48]=&quot;ALI&quot;;35*[.Q48];IF([.G48]=&quot;AIE&quot;;15*[.Q48]))" office:value-type="boolean" office:boolean-value="false" calcext:value-type="boolean">
            <text:p>FALSO</text:p>
          </table:table-cell>
          <table:table-cell table:style-name="ce59" table:formula="of:=IF(OR([.G48]=&quot;EE&quot;;[.G48]=&quot;CE&quot;);IF([.H48]=&quot;I&quot;;4;(4*[.Q48]));IF([.G48]=&quot;SE&quot;;IF([.H48]=&quot;I&quot;;5;5*[.Q48]);IF([.G48]=&quot;ALI&quot;;IF([.H48]=&quot;I&quot;;7;7*[.Q48]);IF([.G48]=&quot;AIE&quot;;IF([.H48]=&quot;I&quot;;5;5*[.Q4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49];[.L49])">
            <text:p/>
          </table:table-cell>
          <table:table-cell table:style-name="ce44" table:formula="of:=IF(OR(ISBLANK([.I49]);ISBLANK([.J49]));IF(OR([.G49]=&quot;ALI&quot;;[.G49]=&quot;AIE&quot;);&quot;L&quot;;IF(ISBLANK([.G49]);&quot;&quot;;&quot;A&quot;));IF([.G49]=&quot;EE&quot;;IF([.J49]&gt;=3;IF([.I49]&gt;=5;&quot;H&quot;;&quot;A&quot;);IF([.J49]&gt;=2;IF([.I49]&gt;=16;&quot;H&quot;;IF([.I49]&lt;=4;&quot;L&quot;;&quot;A&quot;));IF([.I49]&lt;=15;&quot;L&quot;;&quot;A&quot;)));IF(OR([.G49]=&quot;SE&quot;;[.G49]=&quot;CE&quot;);IF([.J49]&gt;=4;IF([.I49]&gt;=6;&quot;H&quot;;&quot;A&quot;);IF([.J49]&gt;=2;IF([.I49]&gt;=20;&quot;H&quot;;IF([.I49]&lt;=5;&quot;L&quot;;&quot;A&quot;));IF([.I49]&lt;=19;&quot;L&quot;;&quot;A&quot;)));IF(OR([.G49]=&quot;ALI&quot;;[.G49]=&quot;AIE&quot;);IF([.J49]&gt;=6;IF([.I49]&gt;=20;&quot;H&quot;;&quot;A&quot;);IF([.J49]&gt;=2;IF([.I49]&gt;=51;&quot;H&quot;;IF([.I49]&lt;=19;&quot;L&quot;;&quot;A&quot;));IF([.I49]&lt;=50;&quot;L&quot;;&quot;A&quot;)))))))">
            <text:p/>
          </table:table-cell>
          <table:table-cell table:style-name="ce45" table:formula="of:=IF([.L49]=&quot;L&quot;;&quot;Baixa&quot;;IF([.L49]=&quot;A&quot;;&quot;Média&quot;;IF([.L49]=&quot;&quot;;&quot;&quot;;&quot;Alta&quot;)))">
            <text:p/>
          </table:table-cell>
          <table:table-cell table:style-name="ce47" table:formula="of:=IF(ISBLANK([.G49]);&quot;&quot;;IF([.G49]=&quot;ALI&quot;;IF([.L49]=&quot;L&quot;;7;IF([.L49]=&quot;A&quot;;10;15));IF([.G49]=&quot;AIE&quot;;IF([.L49]=&quot;L&quot;;5;IF([.L49]=&quot;A&quot;;7;10));IF([.G49]=&quot;SE&quot;;IF([.L49]=&quot;L&quot;;4;IF([.L49]=&quot;A&quot;;5;7));IF(OR([.G49]=&quot;EE&quot;;[.G49]=&quot;CE&quot;);IF([.L49]=&quot;L&quot;;3;IF([.L49]=&quot;A&quot;;4;6)))))))">
            <text:p/>
          </table:table-cell>
          <table:table-cell table:style-name="ce50" table:formula="of:=IF([.H49]=&quot;I&quot;;[.N49]*[$Contagem.$U$11];IF([.H49]=&quot;E&quot;;[.N49]*[$Contagem.$U$13];IF([.H49]=&quot;A&quot;;[.N49]*[$Contagem.$U$12];IF([.H49]=&quot;T&quot;;[.N49]*[$Contagem.$U$14];&quot;&quot;))))">
            <text:p/>
          </table:table-cell>
          <table:table-cell table:style-name="ce39"/>
          <table:table-cell table:style-name="ce56" table:formula="of:=IF([.H49]=&quot;I&quot;;[$Sumário.$F$55];IF([.H49]=&quot;A&quot;;[$Sumário.$F$56];[$Sumário.$F$57]))" office:value-type="float" office:value="0.4" calcext:value-type="float">
            <text:p>0,40</text:p>
          </table:table-cell>
          <table:table-cell table:style-name="ce58" table:formula="of:=IF([.G49]=&quot;ALI&quot;;35*[.Q49];IF([.G49]=&quot;AIE&quot;;15*[.Q49]))" office:value-type="boolean" office:boolean-value="false" calcext:value-type="boolean">
            <text:p>FALSO</text:p>
          </table:table-cell>
          <table:table-cell table:style-name="ce59" table:formula="of:=IF(OR([.G49]=&quot;EE&quot;;[.G49]=&quot;CE&quot;);IF([.H49]=&quot;I&quot;;4;(4*[.Q49]));IF([.G49]=&quot;SE&quot;;IF([.H49]=&quot;I&quot;;5;5*[.Q49]);IF([.G49]=&quot;ALI&quot;;IF([.H49]=&quot;I&quot;;7;7*[.Q49]);IF([.G49]=&quot;AIE&quot;;IF([.H49]=&quot;I&quot;;5;5*[.Q4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0];[.L50])">
            <text:p/>
          </table:table-cell>
          <table:table-cell table:style-name="ce44" table:formula="of:=IF(OR(ISBLANK([.I50]);ISBLANK([.J50]));IF(OR([.G50]=&quot;ALI&quot;;[.G50]=&quot;AIE&quot;);&quot;L&quot;;IF(ISBLANK([.G50]);&quot;&quot;;&quot;A&quot;));IF([.G50]=&quot;EE&quot;;IF([.J50]&gt;=3;IF([.I50]&gt;=5;&quot;H&quot;;&quot;A&quot;);IF([.J50]&gt;=2;IF([.I50]&gt;=16;&quot;H&quot;;IF([.I50]&lt;=4;&quot;L&quot;;&quot;A&quot;));IF([.I50]&lt;=15;&quot;L&quot;;&quot;A&quot;)));IF(OR([.G50]=&quot;SE&quot;;[.G50]=&quot;CE&quot;);IF([.J50]&gt;=4;IF([.I50]&gt;=6;&quot;H&quot;;&quot;A&quot;);IF([.J50]&gt;=2;IF([.I50]&gt;=20;&quot;H&quot;;IF([.I50]&lt;=5;&quot;L&quot;;&quot;A&quot;));IF([.I50]&lt;=19;&quot;L&quot;;&quot;A&quot;)));IF(OR([.G50]=&quot;ALI&quot;;[.G50]=&quot;AIE&quot;);IF([.J50]&gt;=6;IF([.I50]&gt;=20;&quot;H&quot;;&quot;A&quot;);IF([.J50]&gt;=2;IF([.I50]&gt;=51;&quot;H&quot;;IF([.I50]&lt;=19;&quot;L&quot;;&quot;A&quot;));IF([.I50]&lt;=50;&quot;L&quot;;&quot;A&quot;)))))))">
            <text:p/>
          </table:table-cell>
          <table:table-cell table:style-name="ce45" table:formula="of:=IF([.L50]=&quot;L&quot;;&quot;Baixa&quot;;IF([.L50]=&quot;A&quot;;&quot;Média&quot;;IF([.L50]=&quot;&quot;;&quot;&quot;;&quot;Alta&quot;)))">
            <text:p/>
          </table:table-cell>
          <table:table-cell table:style-name="ce47" table:formula="of:=IF(ISBLANK([.G50]);&quot;&quot;;IF([.G50]=&quot;ALI&quot;;IF([.L50]=&quot;L&quot;;7;IF([.L50]=&quot;A&quot;;10;15));IF([.G50]=&quot;AIE&quot;;IF([.L50]=&quot;L&quot;;5;IF([.L50]=&quot;A&quot;;7;10));IF([.G50]=&quot;SE&quot;;IF([.L50]=&quot;L&quot;;4;IF([.L50]=&quot;A&quot;;5;7));IF(OR([.G50]=&quot;EE&quot;;[.G50]=&quot;CE&quot;);IF([.L50]=&quot;L&quot;;3;IF([.L50]=&quot;A&quot;;4;6)))))))">
            <text:p/>
          </table:table-cell>
          <table:table-cell table:style-name="ce50" table:formula="of:=IF([.H50]=&quot;I&quot;;[.N50]*[$Contagem.$U$11];IF([.H50]=&quot;E&quot;;[.N50]*[$Contagem.$U$13];IF([.H50]=&quot;A&quot;;[.N50]*[$Contagem.$U$12];IF([.H50]=&quot;T&quot;;[.N50]*[$Contagem.$U$14];&quot;&quot;))))">
            <text:p/>
          </table:table-cell>
          <table:table-cell table:style-name="ce39"/>
          <table:table-cell table:style-name="ce56" table:formula="of:=IF([.H50]=&quot;I&quot;;[$Sumário.$F$55];IF([.H50]=&quot;A&quot;;[$Sumário.$F$56];[$Sumário.$F$57]))" office:value-type="float" office:value="0.4" calcext:value-type="float">
            <text:p>0,40</text:p>
          </table:table-cell>
          <table:table-cell table:style-name="ce58" table:formula="of:=IF([.G50]=&quot;ALI&quot;;35*[.Q50];IF([.G50]=&quot;AIE&quot;;15*[.Q50]))" office:value-type="boolean" office:boolean-value="false" calcext:value-type="boolean">
            <text:p>FALSO</text:p>
          </table:table-cell>
          <table:table-cell table:style-name="ce59" table:formula="of:=IF(OR([.G50]=&quot;EE&quot;;[.G50]=&quot;CE&quot;);IF([.H50]=&quot;I&quot;;4;(4*[.Q50]));IF([.G50]=&quot;SE&quot;;IF([.H50]=&quot;I&quot;;5;5*[.Q50]);IF([.G50]=&quot;ALI&quot;;IF([.H50]=&quot;I&quot;;7;7*[.Q50]);IF([.G50]=&quot;AIE&quot;;IF([.H50]=&quot;I&quot;;5;5*[.Q5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1];[.L51])">
            <text:p/>
          </table:table-cell>
          <table:table-cell table:style-name="ce44" table:formula="of:=IF(OR(ISBLANK([.I51]);ISBLANK([.J51]));IF(OR([.G51]=&quot;ALI&quot;;[.G51]=&quot;AIE&quot;);&quot;L&quot;;IF(ISBLANK([.G51]);&quot;&quot;;&quot;A&quot;));IF([.G51]=&quot;EE&quot;;IF([.J51]&gt;=3;IF([.I51]&gt;=5;&quot;H&quot;;&quot;A&quot;);IF([.J51]&gt;=2;IF([.I51]&gt;=16;&quot;H&quot;;IF([.I51]&lt;=4;&quot;L&quot;;&quot;A&quot;));IF([.I51]&lt;=15;&quot;L&quot;;&quot;A&quot;)));IF(OR([.G51]=&quot;SE&quot;;[.G51]=&quot;CE&quot;);IF([.J51]&gt;=4;IF([.I51]&gt;=6;&quot;H&quot;;&quot;A&quot;);IF([.J51]&gt;=2;IF([.I51]&gt;=20;&quot;H&quot;;IF([.I51]&lt;=5;&quot;L&quot;;&quot;A&quot;));IF([.I51]&lt;=19;&quot;L&quot;;&quot;A&quot;)));IF(OR([.G51]=&quot;ALI&quot;;[.G51]=&quot;AIE&quot;);IF([.J51]&gt;=6;IF([.I51]&gt;=20;&quot;H&quot;;&quot;A&quot;);IF([.J51]&gt;=2;IF([.I51]&gt;=51;&quot;H&quot;;IF([.I51]&lt;=19;&quot;L&quot;;&quot;A&quot;));IF([.I51]&lt;=50;&quot;L&quot;;&quot;A&quot;)))))))">
            <text:p/>
          </table:table-cell>
          <table:table-cell table:style-name="ce45" table:formula="of:=IF([.L51]=&quot;L&quot;;&quot;Baixa&quot;;IF([.L51]=&quot;A&quot;;&quot;Média&quot;;IF([.L51]=&quot;&quot;;&quot;&quot;;&quot;Alta&quot;)))">
            <text:p/>
          </table:table-cell>
          <table:table-cell table:style-name="ce47" table:formula="of:=IF(ISBLANK([.G51]);&quot;&quot;;IF([.G51]=&quot;ALI&quot;;IF([.L51]=&quot;L&quot;;7;IF([.L51]=&quot;A&quot;;10;15));IF([.G51]=&quot;AIE&quot;;IF([.L51]=&quot;L&quot;;5;IF([.L51]=&quot;A&quot;;7;10));IF([.G51]=&quot;SE&quot;;IF([.L51]=&quot;L&quot;;4;IF([.L51]=&quot;A&quot;;5;7));IF(OR([.G51]=&quot;EE&quot;;[.G51]=&quot;CE&quot;);IF([.L51]=&quot;L&quot;;3;IF([.L51]=&quot;A&quot;;4;6)))))))">
            <text:p/>
          </table:table-cell>
          <table:table-cell table:style-name="ce50" table:formula="of:=IF([.H51]=&quot;I&quot;;[.N51]*[$Contagem.$U$11];IF([.H51]=&quot;E&quot;;[.N51]*[$Contagem.$U$13];IF([.H51]=&quot;A&quot;;[.N51]*[$Contagem.$U$12];IF([.H51]=&quot;T&quot;;[.N51]*[$Contagem.$U$14];&quot;&quot;))))">
            <text:p/>
          </table:table-cell>
          <table:table-cell table:style-name="ce39"/>
          <table:table-cell table:style-name="ce56" table:formula="of:=IF([.H51]=&quot;I&quot;;[$Sumário.$F$55];IF([.H51]=&quot;A&quot;;[$Sumário.$F$56];[$Sumário.$F$57]))" office:value-type="float" office:value="0.4" calcext:value-type="float">
            <text:p>0,40</text:p>
          </table:table-cell>
          <table:table-cell table:style-name="ce58" table:formula="of:=IF([.G51]=&quot;ALI&quot;;35*[.Q51];IF([.G51]=&quot;AIE&quot;;15*[.Q51]))" office:value-type="boolean" office:boolean-value="false" calcext:value-type="boolean">
            <text:p>FALSO</text:p>
          </table:table-cell>
          <table:table-cell table:style-name="ce59" table:formula="of:=IF(OR([.G51]=&quot;EE&quot;;[.G51]=&quot;CE&quot;);IF([.H51]=&quot;I&quot;;4;(4*[.Q51]));IF([.G51]=&quot;SE&quot;;IF([.H51]=&quot;I&quot;;5;5*[.Q51]);IF([.G51]=&quot;ALI&quot;;IF([.H51]=&quot;I&quot;;7;7*[.Q51]);IF([.G51]=&quot;AIE&quot;;IF([.H51]=&quot;I&quot;;5;5*[.Q5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2];[.L52])">
            <text:p/>
          </table:table-cell>
          <table:table-cell table:style-name="ce44" table:formula="of:=IF(OR(ISBLANK([.I52]);ISBLANK([.J52]));IF(OR([.G52]=&quot;ALI&quot;;[.G52]=&quot;AIE&quot;);&quot;L&quot;;IF(ISBLANK([.G52]);&quot;&quot;;&quot;A&quot;));IF([.G52]=&quot;EE&quot;;IF([.J52]&gt;=3;IF([.I52]&gt;=5;&quot;H&quot;;&quot;A&quot;);IF([.J52]&gt;=2;IF([.I52]&gt;=16;&quot;H&quot;;IF([.I52]&lt;=4;&quot;L&quot;;&quot;A&quot;));IF([.I52]&lt;=15;&quot;L&quot;;&quot;A&quot;)));IF(OR([.G52]=&quot;SE&quot;;[.G52]=&quot;CE&quot;);IF([.J52]&gt;=4;IF([.I52]&gt;=6;&quot;H&quot;;&quot;A&quot;);IF([.J52]&gt;=2;IF([.I52]&gt;=20;&quot;H&quot;;IF([.I52]&lt;=5;&quot;L&quot;;&quot;A&quot;));IF([.I52]&lt;=19;&quot;L&quot;;&quot;A&quot;)));IF(OR([.G52]=&quot;ALI&quot;;[.G52]=&quot;AIE&quot;);IF([.J52]&gt;=6;IF([.I52]&gt;=20;&quot;H&quot;;&quot;A&quot;);IF([.J52]&gt;=2;IF([.I52]&gt;=51;&quot;H&quot;;IF([.I52]&lt;=19;&quot;L&quot;;&quot;A&quot;));IF([.I52]&lt;=50;&quot;L&quot;;&quot;A&quot;)))))))">
            <text:p/>
          </table:table-cell>
          <table:table-cell table:style-name="ce45" table:formula="of:=IF([.L52]=&quot;L&quot;;&quot;Baixa&quot;;IF([.L52]=&quot;A&quot;;&quot;Média&quot;;IF([.L52]=&quot;&quot;;&quot;&quot;;&quot;Alta&quot;)))">
            <text:p/>
          </table:table-cell>
          <table:table-cell table:style-name="ce47" table:formula="of:=IF(ISBLANK([.G52]);&quot;&quot;;IF([.G52]=&quot;ALI&quot;;IF([.L52]=&quot;L&quot;;7;IF([.L52]=&quot;A&quot;;10;15));IF([.G52]=&quot;AIE&quot;;IF([.L52]=&quot;L&quot;;5;IF([.L52]=&quot;A&quot;;7;10));IF([.G52]=&quot;SE&quot;;IF([.L52]=&quot;L&quot;;4;IF([.L52]=&quot;A&quot;;5;7));IF(OR([.G52]=&quot;EE&quot;;[.G52]=&quot;CE&quot;);IF([.L52]=&quot;L&quot;;3;IF([.L52]=&quot;A&quot;;4;6)))))))">
            <text:p/>
          </table:table-cell>
          <table:table-cell table:style-name="ce50" table:formula="of:=IF([.H52]=&quot;I&quot;;[.N52]*[$Contagem.$U$11];IF([.H52]=&quot;E&quot;;[.N52]*[$Contagem.$U$13];IF([.H52]=&quot;A&quot;;[.N52]*[$Contagem.$U$12];IF([.H52]=&quot;T&quot;;[.N52]*[$Contagem.$U$14];&quot;&quot;))))">
            <text:p/>
          </table:table-cell>
          <table:table-cell table:style-name="ce39"/>
          <table:table-cell table:style-name="ce56" table:formula="of:=IF([.H52]=&quot;I&quot;;[$Sumário.$F$55];IF([.H52]=&quot;A&quot;;[$Sumário.$F$56];[$Sumário.$F$57]))" office:value-type="float" office:value="0.4" calcext:value-type="float">
            <text:p>0,40</text:p>
          </table:table-cell>
          <table:table-cell table:style-name="ce58" table:formula="of:=IF([.G52]=&quot;ALI&quot;;35*[.Q52];IF([.G52]=&quot;AIE&quot;;15*[.Q52]))" office:value-type="boolean" office:boolean-value="false" calcext:value-type="boolean">
            <text:p>FALSO</text:p>
          </table:table-cell>
          <table:table-cell table:style-name="ce59" table:formula="of:=IF(OR([.G52]=&quot;EE&quot;;[.G52]=&quot;CE&quot;);IF([.H52]=&quot;I&quot;;4;(4*[.Q52]));IF([.G52]=&quot;SE&quot;;IF([.H52]=&quot;I&quot;;5;5*[.Q52]);IF([.G52]=&quot;ALI&quot;;IF([.H52]=&quot;I&quot;;7;7*[.Q52]);IF([.G52]=&quot;AIE&quot;;IF([.H52]=&quot;I&quot;;5;5*[.Q5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3];[.L53])">
            <text:p/>
          </table:table-cell>
          <table:table-cell table:style-name="ce44" table:formula="of:=IF(OR(ISBLANK([.I53]);ISBLANK([.J53]));IF(OR([.G53]=&quot;ALI&quot;;[.G53]=&quot;AIE&quot;);&quot;L&quot;;IF(ISBLANK([.G53]);&quot;&quot;;&quot;A&quot;));IF([.G53]=&quot;EE&quot;;IF([.J53]&gt;=3;IF([.I53]&gt;=5;&quot;H&quot;;&quot;A&quot;);IF([.J53]&gt;=2;IF([.I53]&gt;=16;&quot;H&quot;;IF([.I53]&lt;=4;&quot;L&quot;;&quot;A&quot;));IF([.I53]&lt;=15;&quot;L&quot;;&quot;A&quot;)));IF(OR([.G53]=&quot;SE&quot;;[.G53]=&quot;CE&quot;);IF([.J53]&gt;=4;IF([.I53]&gt;=6;&quot;H&quot;;&quot;A&quot;);IF([.J53]&gt;=2;IF([.I53]&gt;=20;&quot;H&quot;;IF([.I53]&lt;=5;&quot;L&quot;;&quot;A&quot;));IF([.I53]&lt;=19;&quot;L&quot;;&quot;A&quot;)));IF(OR([.G53]=&quot;ALI&quot;;[.G53]=&quot;AIE&quot;);IF([.J53]&gt;=6;IF([.I53]&gt;=20;&quot;H&quot;;&quot;A&quot;);IF([.J53]&gt;=2;IF([.I53]&gt;=51;&quot;H&quot;;IF([.I53]&lt;=19;&quot;L&quot;;&quot;A&quot;));IF([.I53]&lt;=50;&quot;L&quot;;&quot;A&quot;)))))))">
            <text:p/>
          </table:table-cell>
          <table:table-cell table:style-name="ce45" table:formula="of:=IF([.L53]=&quot;L&quot;;&quot;Baixa&quot;;IF([.L53]=&quot;A&quot;;&quot;Média&quot;;IF([.L53]=&quot;&quot;;&quot;&quot;;&quot;Alta&quot;)))">
            <text:p/>
          </table:table-cell>
          <table:table-cell table:style-name="ce47" table:formula="of:=IF(ISBLANK([.G53]);&quot;&quot;;IF([.G53]=&quot;ALI&quot;;IF([.L53]=&quot;L&quot;;7;IF([.L53]=&quot;A&quot;;10;15));IF([.G53]=&quot;AIE&quot;;IF([.L53]=&quot;L&quot;;5;IF([.L53]=&quot;A&quot;;7;10));IF([.G53]=&quot;SE&quot;;IF([.L53]=&quot;L&quot;;4;IF([.L53]=&quot;A&quot;;5;7));IF(OR([.G53]=&quot;EE&quot;;[.G53]=&quot;CE&quot;);IF([.L53]=&quot;L&quot;;3;IF([.L53]=&quot;A&quot;;4;6)))))))">
            <text:p/>
          </table:table-cell>
          <table:table-cell table:style-name="ce50" table:formula="of:=IF([.H53]=&quot;I&quot;;[.N53]*[$Contagem.$U$11];IF([.H53]=&quot;E&quot;;[.N53]*[$Contagem.$U$13];IF([.H53]=&quot;A&quot;;[.N53]*[$Contagem.$U$12];IF([.H53]=&quot;T&quot;;[.N53]*[$Contagem.$U$14];&quot;&quot;))))">
            <text:p/>
          </table:table-cell>
          <table:table-cell table:style-name="ce39"/>
          <table:table-cell table:style-name="ce56" table:formula="of:=IF([.H53]=&quot;I&quot;;[$Sumário.$F$55];IF([.H53]=&quot;A&quot;;[$Sumário.$F$56];[$Sumário.$F$57]))" office:value-type="float" office:value="0.4" calcext:value-type="float">
            <text:p>0,40</text:p>
          </table:table-cell>
          <table:table-cell table:style-name="ce58" table:formula="of:=IF([.G53]=&quot;ALI&quot;;35*[.Q53];IF([.G53]=&quot;AIE&quot;;15*[.Q53]))" office:value-type="boolean" office:boolean-value="false" calcext:value-type="boolean">
            <text:p>FALSO</text:p>
          </table:table-cell>
          <table:table-cell table:style-name="ce59" table:formula="of:=IF(OR([.G53]=&quot;EE&quot;;[.G53]=&quot;CE&quot;);IF([.H53]=&quot;I&quot;;4;(4*[.Q53]));IF([.G53]=&quot;SE&quot;;IF([.H53]=&quot;I&quot;;5;5*[.Q53]);IF([.G53]=&quot;ALI&quot;;IF([.H53]=&quot;I&quot;;7;7*[.Q53]);IF([.G53]=&quot;AIE&quot;;IF([.H53]=&quot;I&quot;;5;5*[.Q5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4];[.L54])">
            <text:p/>
          </table:table-cell>
          <table:table-cell table:style-name="ce44" table:formula="of:=IF(OR(ISBLANK([.I54]);ISBLANK([.J54]));IF(OR([.G54]=&quot;ALI&quot;;[.G54]=&quot;AIE&quot;);&quot;L&quot;;IF(ISBLANK([.G54]);&quot;&quot;;&quot;A&quot;));IF([.G54]=&quot;EE&quot;;IF([.J54]&gt;=3;IF([.I54]&gt;=5;&quot;H&quot;;&quot;A&quot;);IF([.J54]&gt;=2;IF([.I54]&gt;=16;&quot;H&quot;;IF([.I54]&lt;=4;&quot;L&quot;;&quot;A&quot;));IF([.I54]&lt;=15;&quot;L&quot;;&quot;A&quot;)));IF(OR([.G54]=&quot;SE&quot;;[.G54]=&quot;CE&quot;);IF([.J54]&gt;=4;IF([.I54]&gt;=6;&quot;H&quot;;&quot;A&quot;);IF([.J54]&gt;=2;IF([.I54]&gt;=20;&quot;H&quot;;IF([.I54]&lt;=5;&quot;L&quot;;&quot;A&quot;));IF([.I54]&lt;=19;&quot;L&quot;;&quot;A&quot;)));IF(OR([.G54]=&quot;ALI&quot;;[.G54]=&quot;AIE&quot;);IF([.J54]&gt;=6;IF([.I54]&gt;=20;&quot;H&quot;;&quot;A&quot;);IF([.J54]&gt;=2;IF([.I54]&gt;=51;&quot;H&quot;;IF([.I54]&lt;=19;&quot;L&quot;;&quot;A&quot;));IF([.I54]&lt;=50;&quot;L&quot;;&quot;A&quot;)))))))">
            <text:p/>
          </table:table-cell>
          <table:table-cell table:style-name="ce45" table:formula="of:=IF([.L54]=&quot;L&quot;;&quot;Baixa&quot;;IF([.L54]=&quot;A&quot;;&quot;Média&quot;;IF([.L54]=&quot;&quot;;&quot;&quot;;&quot;Alta&quot;)))">
            <text:p/>
          </table:table-cell>
          <table:table-cell table:style-name="ce47" table:formula="of:=IF(ISBLANK([.G54]);&quot;&quot;;IF([.G54]=&quot;ALI&quot;;IF([.L54]=&quot;L&quot;;7;IF([.L54]=&quot;A&quot;;10;15));IF([.G54]=&quot;AIE&quot;;IF([.L54]=&quot;L&quot;;5;IF([.L54]=&quot;A&quot;;7;10));IF([.G54]=&quot;SE&quot;;IF([.L54]=&quot;L&quot;;4;IF([.L54]=&quot;A&quot;;5;7));IF(OR([.G54]=&quot;EE&quot;;[.G54]=&quot;CE&quot;);IF([.L54]=&quot;L&quot;;3;IF([.L54]=&quot;A&quot;;4;6)))))))">
            <text:p/>
          </table:table-cell>
          <table:table-cell table:style-name="ce50" table:formula="of:=IF([.H54]=&quot;I&quot;;[.N54]*[$Contagem.$U$11];IF([.H54]=&quot;E&quot;;[.N54]*[$Contagem.$U$13];IF([.H54]=&quot;A&quot;;[.N54]*[$Contagem.$U$12];IF([.H54]=&quot;T&quot;;[.N54]*[$Contagem.$U$14];&quot;&quot;))))">
            <text:p/>
          </table:table-cell>
          <table:table-cell table:style-name="ce39"/>
          <table:table-cell table:style-name="ce56" table:formula="of:=IF([.H54]=&quot;I&quot;;[$Sumário.$F$55];IF([.H54]=&quot;A&quot;;[$Sumário.$F$56];[$Sumário.$F$57]))" office:value-type="float" office:value="0.4" calcext:value-type="float">
            <text:p>0,40</text:p>
          </table:table-cell>
          <table:table-cell table:style-name="ce58" table:formula="of:=IF([.G54]=&quot;ALI&quot;;35*[.Q54];IF([.G54]=&quot;AIE&quot;;15*[.Q54]))" office:value-type="boolean" office:boolean-value="false" calcext:value-type="boolean">
            <text:p>FALSO</text:p>
          </table:table-cell>
          <table:table-cell table:style-name="ce59" table:formula="of:=IF(OR([.G54]=&quot;EE&quot;;[.G54]=&quot;CE&quot;);IF([.H54]=&quot;I&quot;;4;(4*[.Q54]));IF([.G54]=&quot;SE&quot;;IF([.H54]=&quot;I&quot;;5;5*[.Q54]);IF([.G54]=&quot;ALI&quot;;IF([.H54]=&quot;I&quot;;7;7*[.Q54]);IF([.G54]=&quot;AIE&quot;;IF([.H54]=&quot;I&quot;;5;5*[.Q5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5];[.L55])">
            <text:p/>
          </table:table-cell>
          <table:table-cell table:style-name="ce44" table:formula="of:=IF(OR(ISBLANK([.I55]);ISBLANK([.J55]));IF(OR([.G55]=&quot;ALI&quot;;[.G55]=&quot;AIE&quot;);&quot;L&quot;;IF(ISBLANK([.G55]);&quot;&quot;;&quot;A&quot;));IF([.G55]=&quot;EE&quot;;IF([.J55]&gt;=3;IF([.I55]&gt;=5;&quot;H&quot;;&quot;A&quot;);IF([.J55]&gt;=2;IF([.I55]&gt;=16;&quot;H&quot;;IF([.I55]&lt;=4;&quot;L&quot;;&quot;A&quot;));IF([.I55]&lt;=15;&quot;L&quot;;&quot;A&quot;)));IF(OR([.G55]=&quot;SE&quot;;[.G55]=&quot;CE&quot;);IF([.J55]&gt;=4;IF([.I55]&gt;=6;&quot;H&quot;;&quot;A&quot;);IF([.J55]&gt;=2;IF([.I55]&gt;=20;&quot;H&quot;;IF([.I55]&lt;=5;&quot;L&quot;;&quot;A&quot;));IF([.I55]&lt;=19;&quot;L&quot;;&quot;A&quot;)));IF(OR([.G55]=&quot;ALI&quot;;[.G55]=&quot;AIE&quot;);IF([.J55]&gt;=6;IF([.I55]&gt;=20;&quot;H&quot;;&quot;A&quot;);IF([.J55]&gt;=2;IF([.I55]&gt;=51;&quot;H&quot;;IF([.I55]&lt;=19;&quot;L&quot;;&quot;A&quot;));IF([.I55]&lt;=50;&quot;L&quot;;&quot;A&quot;)))))))">
            <text:p/>
          </table:table-cell>
          <table:table-cell table:style-name="ce45" table:formula="of:=IF([.L55]=&quot;L&quot;;&quot;Baixa&quot;;IF([.L55]=&quot;A&quot;;&quot;Média&quot;;IF([.L55]=&quot;&quot;;&quot;&quot;;&quot;Alta&quot;)))">
            <text:p/>
          </table:table-cell>
          <table:table-cell table:style-name="ce47" table:formula="of:=IF(ISBLANK([.G55]);&quot;&quot;;IF([.G55]=&quot;ALI&quot;;IF([.L55]=&quot;L&quot;;7;IF([.L55]=&quot;A&quot;;10;15));IF([.G55]=&quot;AIE&quot;;IF([.L55]=&quot;L&quot;;5;IF([.L55]=&quot;A&quot;;7;10));IF([.G55]=&quot;SE&quot;;IF([.L55]=&quot;L&quot;;4;IF([.L55]=&quot;A&quot;;5;7));IF(OR([.G55]=&quot;EE&quot;;[.G55]=&quot;CE&quot;);IF([.L55]=&quot;L&quot;;3;IF([.L55]=&quot;A&quot;;4;6)))))))">
            <text:p/>
          </table:table-cell>
          <table:table-cell table:style-name="ce50" table:formula="of:=IF([.H55]=&quot;I&quot;;[.N55]*[$Contagem.$U$11];IF([.H55]=&quot;E&quot;;[.N55]*[$Contagem.$U$13];IF([.H55]=&quot;A&quot;;[.N55]*[$Contagem.$U$12];IF([.H55]=&quot;T&quot;;[.N55]*[$Contagem.$U$14];&quot;&quot;))))">
            <text:p/>
          </table:table-cell>
          <table:table-cell table:style-name="ce39"/>
          <table:table-cell table:style-name="ce56" table:formula="of:=IF([.H55]=&quot;I&quot;;[$Sumário.$F$55];IF([.H55]=&quot;A&quot;;[$Sumário.$F$56];[$Sumário.$F$57]))" office:value-type="float" office:value="0.4" calcext:value-type="float">
            <text:p>0,40</text:p>
          </table:table-cell>
          <table:table-cell table:style-name="ce58" table:formula="of:=IF([.G55]=&quot;ALI&quot;;35*[.Q55];IF([.G55]=&quot;AIE&quot;;15*[.Q55]))" office:value-type="boolean" office:boolean-value="false" calcext:value-type="boolean">
            <text:p>FALSO</text:p>
          </table:table-cell>
          <table:table-cell table:style-name="ce59" table:formula="of:=IF(OR([.G55]=&quot;EE&quot;;[.G55]=&quot;CE&quot;);IF([.H55]=&quot;I&quot;;4;(4*[.Q55]));IF([.G55]=&quot;SE&quot;;IF([.H55]=&quot;I&quot;;5;5*[.Q55]);IF([.G55]=&quot;ALI&quot;;IF([.H55]=&quot;I&quot;;7;7*[.Q55]);IF([.G55]=&quot;AIE&quot;;IF([.H55]=&quot;I&quot;;5;5*[.Q5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6];[.L56])">
            <text:p/>
          </table:table-cell>
          <table:table-cell table:style-name="ce44" table:formula="of:=IF(OR(ISBLANK([.I56]);ISBLANK([.J56]));IF(OR([.G56]=&quot;ALI&quot;;[.G56]=&quot;AIE&quot;);&quot;L&quot;;IF(ISBLANK([.G56]);&quot;&quot;;&quot;A&quot;));IF([.G56]=&quot;EE&quot;;IF([.J56]&gt;=3;IF([.I56]&gt;=5;&quot;H&quot;;&quot;A&quot;);IF([.J56]&gt;=2;IF([.I56]&gt;=16;&quot;H&quot;;IF([.I56]&lt;=4;&quot;L&quot;;&quot;A&quot;));IF([.I56]&lt;=15;&quot;L&quot;;&quot;A&quot;)));IF(OR([.G56]=&quot;SE&quot;;[.G56]=&quot;CE&quot;);IF([.J56]&gt;=4;IF([.I56]&gt;=6;&quot;H&quot;;&quot;A&quot;);IF([.J56]&gt;=2;IF([.I56]&gt;=20;&quot;H&quot;;IF([.I56]&lt;=5;&quot;L&quot;;&quot;A&quot;));IF([.I56]&lt;=19;&quot;L&quot;;&quot;A&quot;)));IF(OR([.G56]=&quot;ALI&quot;;[.G56]=&quot;AIE&quot;);IF([.J56]&gt;=6;IF([.I56]&gt;=20;&quot;H&quot;;&quot;A&quot;);IF([.J56]&gt;=2;IF([.I56]&gt;=51;&quot;H&quot;;IF([.I56]&lt;=19;&quot;L&quot;;&quot;A&quot;));IF([.I56]&lt;=50;&quot;L&quot;;&quot;A&quot;)))))))">
            <text:p/>
          </table:table-cell>
          <table:table-cell table:style-name="ce45" table:formula="of:=IF([.L56]=&quot;L&quot;;&quot;Baixa&quot;;IF([.L56]=&quot;A&quot;;&quot;Média&quot;;IF([.L56]=&quot;&quot;;&quot;&quot;;&quot;Alta&quot;)))">
            <text:p/>
          </table:table-cell>
          <table:table-cell table:style-name="ce47" table:formula="of:=IF(ISBLANK([.G56]);&quot;&quot;;IF([.G56]=&quot;ALI&quot;;IF([.L56]=&quot;L&quot;;7;IF([.L56]=&quot;A&quot;;10;15));IF([.G56]=&quot;AIE&quot;;IF([.L56]=&quot;L&quot;;5;IF([.L56]=&quot;A&quot;;7;10));IF([.G56]=&quot;SE&quot;;IF([.L56]=&quot;L&quot;;4;IF([.L56]=&quot;A&quot;;5;7));IF(OR([.G56]=&quot;EE&quot;;[.G56]=&quot;CE&quot;);IF([.L56]=&quot;L&quot;;3;IF([.L56]=&quot;A&quot;;4;6)))))))">
            <text:p/>
          </table:table-cell>
          <table:table-cell table:style-name="ce50" table:formula="of:=IF([.H56]=&quot;I&quot;;[.N56]*[$Contagem.$U$11];IF([.H56]=&quot;E&quot;;[.N56]*[$Contagem.$U$13];IF([.H56]=&quot;A&quot;;[.N56]*[$Contagem.$U$12];IF([.H56]=&quot;T&quot;;[.N56]*[$Contagem.$U$14];&quot;&quot;))))">
            <text:p/>
          </table:table-cell>
          <table:table-cell table:style-name="ce39"/>
          <table:table-cell table:style-name="ce56" table:formula="of:=IF([.H56]=&quot;I&quot;;[$Sumário.$F$55];IF([.H56]=&quot;A&quot;;[$Sumário.$F$56];[$Sumário.$F$57]))" office:value-type="float" office:value="0.4" calcext:value-type="float">
            <text:p>0,40</text:p>
          </table:table-cell>
          <table:table-cell table:style-name="ce58" table:formula="of:=IF([.G56]=&quot;ALI&quot;;35*[.Q56];IF([.G56]=&quot;AIE&quot;;15*[.Q56]))" office:value-type="boolean" office:boolean-value="false" calcext:value-type="boolean">
            <text:p>FALSO</text:p>
          </table:table-cell>
          <table:table-cell table:style-name="ce59" table:formula="of:=IF(OR([.G56]=&quot;EE&quot;;[.G56]=&quot;CE&quot;);IF([.H56]=&quot;I&quot;;4;(4*[.Q56]));IF([.G56]=&quot;SE&quot;;IF([.H56]=&quot;I&quot;;5;5*[.Q56]);IF([.G56]=&quot;ALI&quot;;IF([.H56]=&quot;I&quot;;7;7*[.Q56]);IF([.G56]=&quot;AIE&quot;;IF([.H56]=&quot;I&quot;;5;5*[.Q5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7];[.L57])">
            <text:p/>
          </table:table-cell>
          <table:table-cell table:style-name="ce44" table:formula="of:=IF(OR(ISBLANK([.I57]);ISBLANK([.J57]));IF(OR([.G57]=&quot;ALI&quot;;[.G57]=&quot;AIE&quot;);&quot;L&quot;;IF(ISBLANK([.G57]);&quot;&quot;;&quot;A&quot;));IF([.G57]=&quot;EE&quot;;IF([.J57]&gt;=3;IF([.I57]&gt;=5;&quot;H&quot;;&quot;A&quot;);IF([.J57]&gt;=2;IF([.I57]&gt;=16;&quot;H&quot;;IF([.I57]&lt;=4;&quot;L&quot;;&quot;A&quot;));IF([.I57]&lt;=15;&quot;L&quot;;&quot;A&quot;)));IF(OR([.G57]=&quot;SE&quot;;[.G57]=&quot;CE&quot;);IF([.J57]&gt;=4;IF([.I57]&gt;=6;&quot;H&quot;;&quot;A&quot;);IF([.J57]&gt;=2;IF([.I57]&gt;=20;&quot;H&quot;;IF([.I57]&lt;=5;&quot;L&quot;;&quot;A&quot;));IF([.I57]&lt;=19;&quot;L&quot;;&quot;A&quot;)));IF(OR([.G57]=&quot;ALI&quot;;[.G57]=&quot;AIE&quot;);IF([.J57]&gt;=6;IF([.I57]&gt;=20;&quot;H&quot;;&quot;A&quot;);IF([.J57]&gt;=2;IF([.I57]&gt;=51;&quot;H&quot;;IF([.I57]&lt;=19;&quot;L&quot;;&quot;A&quot;));IF([.I57]&lt;=50;&quot;L&quot;;&quot;A&quot;)))))))">
            <text:p/>
          </table:table-cell>
          <table:table-cell table:style-name="ce45" table:formula="of:=IF([.L57]=&quot;L&quot;;&quot;Baixa&quot;;IF([.L57]=&quot;A&quot;;&quot;Média&quot;;IF([.L57]=&quot;&quot;;&quot;&quot;;&quot;Alta&quot;)))">
            <text:p/>
          </table:table-cell>
          <table:table-cell table:style-name="ce47" table:formula="of:=IF(ISBLANK([.G57]);&quot;&quot;;IF([.G57]=&quot;ALI&quot;;IF([.L57]=&quot;L&quot;;7;IF([.L57]=&quot;A&quot;;10;15));IF([.G57]=&quot;AIE&quot;;IF([.L57]=&quot;L&quot;;5;IF([.L57]=&quot;A&quot;;7;10));IF([.G57]=&quot;SE&quot;;IF([.L57]=&quot;L&quot;;4;IF([.L57]=&quot;A&quot;;5;7));IF(OR([.G57]=&quot;EE&quot;;[.G57]=&quot;CE&quot;);IF([.L57]=&quot;L&quot;;3;IF([.L57]=&quot;A&quot;;4;6)))))))">
            <text:p/>
          </table:table-cell>
          <table:table-cell table:style-name="ce50" table:formula="of:=IF([.H57]=&quot;I&quot;;[.N57]*[$Contagem.$U$11];IF([.H57]=&quot;E&quot;;[.N57]*[$Contagem.$U$13];IF([.H57]=&quot;A&quot;;[.N57]*[$Contagem.$U$12];IF([.H57]=&quot;T&quot;;[.N57]*[$Contagem.$U$14];&quot;&quot;))))">
            <text:p/>
          </table:table-cell>
          <table:table-cell table:style-name="ce39"/>
          <table:table-cell table:style-name="ce56" table:formula="of:=IF([.H57]=&quot;I&quot;;[$Sumário.$F$55];IF([.H57]=&quot;A&quot;;[$Sumário.$F$56];[$Sumário.$F$57]))" office:value-type="float" office:value="0.4" calcext:value-type="float">
            <text:p>0,40</text:p>
          </table:table-cell>
          <table:table-cell table:style-name="ce58" table:formula="of:=IF([.G57]=&quot;ALI&quot;;35*[.Q57];IF([.G57]=&quot;AIE&quot;;15*[.Q57]))" office:value-type="boolean" office:boolean-value="false" calcext:value-type="boolean">
            <text:p>FALSO</text:p>
          </table:table-cell>
          <table:table-cell table:style-name="ce59" table:formula="of:=IF(OR([.G57]=&quot;EE&quot;;[.G57]=&quot;CE&quot;);IF([.H57]=&quot;I&quot;;4;(4*[.Q57]));IF([.G57]=&quot;SE&quot;;IF([.H57]=&quot;I&quot;;5;5*[.Q57]);IF([.G57]=&quot;ALI&quot;;IF([.H57]=&quot;I&quot;;7;7*[.Q57]);IF([.G57]=&quot;AIE&quot;;IF([.H57]=&quot;I&quot;;5;5*[.Q5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8];[.L58])">
            <text:p/>
          </table:table-cell>
          <table:table-cell table:style-name="ce44" table:formula="of:=IF(OR(ISBLANK([.I58]);ISBLANK([.J58]));IF(OR([.G58]=&quot;ALI&quot;;[.G58]=&quot;AIE&quot;);&quot;L&quot;;IF(ISBLANK([.G58]);&quot;&quot;;&quot;A&quot;));IF([.G58]=&quot;EE&quot;;IF([.J58]&gt;=3;IF([.I58]&gt;=5;&quot;H&quot;;&quot;A&quot;);IF([.J58]&gt;=2;IF([.I58]&gt;=16;&quot;H&quot;;IF([.I58]&lt;=4;&quot;L&quot;;&quot;A&quot;));IF([.I58]&lt;=15;&quot;L&quot;;&quot;A&quot;)));IF(OR([.G58]=&quot;SE&quot;;[.G58]=&quot;CE&quot;);IF([.J58]&gt;=4;IF([.I58]&gt;=6;&quot;H&quot;;&quot;A&quot;);IF([.J58]&gt;=2;IF([.I58]&gt;=20;&quot;H&quot;;IF([.I58]&lt;=5;&quot;L&quot;;&quot;A&quot;));IF([.I58]&lt;=19;&quot;L&quot;;&quot;A&quot;)));IF(OR([.G58]=&quot;ALI&quot;;[.G58]=&quot;AIE&quot;);IF([.J58]&gt;=6;IF([.I58]&gt;=20;&quot;H&quot;;&quot;A&quot;);IF([.J58]&gt;=2;IF([.I58]&gt;=51;&quot;H&quot;;IF([.I58]&lt;=19;&quot;L&quot;;&quot;A&quot;));IF([.I58]&lt;=50;&quot;L&quot;;&quot;A&quot;)))))))">
            <text:p/>
          </table:table-cell>
          <table:table-cell table:style-name="ce45" table:formula="of:=IF([.L58]=&quot;L&quot;;&quot;Baixa&quot;;IF([.L58]=&quot;A&quot;;&quot;Média&quot;;IF([.L58]=&quot;&quot;;&quot;&quot;;&quot;Alta&quot;)))">
            <text:p/>
          </table:table-cell>
          <table:table-cell table:style-name="ce47" table:formula="of:=IF(ISBLANK([.G58]);&quot;&quot;;IF([.G58]=&quot;ALI&quot;;IF([.L58]=&quot;L&quot;;7;IF([.L58]=&quot;A&quot;;10;15));IF([.G58]=&quot;AIE&quot;;IF([.L58]=&quot;L&quot;;5;IF([.L58]=&quot;A&quot;;7;10));IF([.G58]=&quot;SE&quot;;IF([.L58]=&quot;L&quot;;4;IF([.L58]=&quot;A&quot;;5;7));IF(OR([.G58]=&quot;EE&quot;;[.G58]=&quot;CE&quot;);IF([.L58]=&quot;L&quot;;3;IF([.L58]=&quot;A&quot;;4;6)))))))">
            <text:p/>
          </table:table-cell>
          <table:table-cell table:style-name="ce50" table:formula="of:=IF([.H58]=&quot;I&quot;;[.N58]*[$Contagem.$U$11];IF([.H58]=&quot;E&quot;;[.N58]*[$Contagem.$U$13];IF([.H58]=&quot;A&quot;;[.N58]*[$Contagem.$U$12];IF([.H58]=&quot;T&quot;;[.N58]*[$Contagem.$U$14];&quot;&quot;))))">
            <text:p/>
          </table:table-cell>
          <table:table-cell table:style-name="ce39"/>
          <table:table-cell table:style-name="ce56" table:formula="of:=IF([.H58]=&quot;I&quot;;[$Sumário.$F$55];IF([.H58]=&quot;A&quot;;[$Sumário.$F$56];[$Sumário.$F$57]))" office:value-type="float" office:value="0.4" calcext:value-type="float">
            <text:p>0,40</text:p>
          </table:table-cell>
          <table:table-cell table:style-name="ce58" table:formula="of:=IF([.G58]=&quot;ALI&quot;;35*[.Q58];IF([.G58]=&quot;AIE&quot;;15*[.Q58]))" office:value-type="boolean" office:boolean-value="false" calcext:value-type="boolean">
            <text:p>FALSO</text:p>
          </table:table-cell>
          <table:table-cell table:style-name="ce59" table:formula="of:=IF(OR([.G58]=&quot;EE&quot;;[.G58]=&quot;CE&quot;);IF([.H58]=&quot;I&quot;;4;(4*[.Q58]));IF([.G58]=&quot;SE&quot;;IF([.H58]=&quot;I&quot;;5;5*[.Q58]);IF([.G58]=&quot;ALI&quot;;IF([.H58]=&quot;I&quot;;7;7*[.Q58]);IF([.G58]=&quot;AIE&quot;;IF([.H58]=&quot;I&quot;;5;5*[.Q5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59];[.L59])">
            <text:p/>
          </table:table-cell>
          <table:table-cell table:style-name="ce44" table:formula="of:=IF(OR(ISBLANK([.I59]);ISBLANK([.J59]));IF(OR([.G59]=&quot;ALI&quot;;[.G59]=&quot;AIE&quot;);&quot;L&quot;;IF(ISBLANK([.G59]);&quot;&quot;;&quot;A&quot;));IF([.G59]=&quot;EE&quot;;IF([.J59]&gt;=3;IF([.I59]&gt;=5;&quot;H&quot;;&quot;A&quot;);IF([.J59]&gt;=2;IF([.I59]&gt;=16;&quot;H&quot;;IF([.I59]&lt;=4;&quot;L&quot;;&quot;A&quot;));IF([.I59]&lt;=15;&quot;L&quot;;&quot;A&quot;)));IF(OR([.G59]=&quot;SE&quot;;[.G59]=&quot;CE&quot;);IF([.J59]&gt;=4;IF([.I59]&gt;=6;&quot;H&quot;;&quot;A&quot;);IF([.J59]&gt;=2;IF([.I59]&gt;=20;&quot;H&quot;;IF([.I59]&lt;=5;&quot;L&quot;;&quot;A&quot;));IF([.I59]&lt;=19;&quot;L&quot;;&quot;A&quot;)));IF(OR([.G59]=&quot;ALI&quot;;[.G59]=&quot;AIE&quot;);IF([.J59]&gt;=6;IF([.I59]&gt;=20;&quot;H&quot;;&quot;A&quot;);IF([.J59]&gt;=2;IF([.I59]&gt;=51;&quot;H&quot;;IF([.I59]&lt;=19;&quot;L&quot;;&quot;A&quot;));IF([.I59]&lt;=50;&quot;L&quot;;&quot;A&quot;)))))))">
            <text:p/>
          </table:table-cell>
          <table:table-cell table:style-name="ce45" table:formula="of:=IF([.L59]=&quot;L&quot;;&quot;Baixa&quot;;IF([.L59]=&quot;A&quot;;&quot;Média&quot;;IF([.L59]=&quot;&quot;;&quot;&quot;;&quot;Alta&quot;)))">
            <text:p/>
          </table:table-cell>
          <table:table-cell table:style-name="ce47" table:formula="of:=IF(ISBLANK([.G59]);&quot;&quot;;IF([.G59]=&quot;ALI&quot;;IF([.L59]=&quot;L&quot;;7;IF([.L59]=&quot;A&quot;;10;15));IF([.G59]=&quot;AIE&quot;;IF([.L59]=&quot;L&quot;;5;IF([.L59]=&quot;A&quot;;7;10));IF([.G59]=&quot;SE&quot;;IF([.L59]=&quot;L&quot;;4;IF([.L59]=&quot;A&quot;;5;7));IF(OR([.G59]=&quot;EE&quot;;[.G59]=&quot;CE&quot;);IF([.L59]=&quot;L&quot;;3;IF([.L59]=&quot;A&quot;;4;6)))))))">
            <text:p/>
          </table:table-cell>
          <table:table-cell table:style-name="ce50" table:formula="of:=IF([.H59]=&quot;I&quot;;[.N59]*[$Contagem.$U$11];IF([.H59]=&quot;E&quot;;[.N59]*[$Contagem.$U$13];IF([.H59]=&quot;A&quot;;[.N59]*[$Contagem.$U$12];IF([.H59]=&quot;T&quot;;[.N59]*[$Contagem.$U$14];&quot;&quot;))))">
            <text:p/>
          </table:table-cell>
          <table:table-cell table:style-name="ce39"/>
          <table:table-cell table:style-name="ce56" table:formula="of:=IF([.H59]=&quot;I&quot;;[$Sumário.$F$55];IF([.H59]=&quot;A&quot;;[$Sumário.$F$56];[$Sumário.$F$57]))" office:value-type="float" office:value="0.4" calcext:value-type="float">
            <text:p>0,40</text:p>
          </table:table-cell>
          <table:table-cell table:style-name="ce58" table:formula="of:=IF([.G59]=&quot;ALI&quot;;35*[.Q59];IF([.G59]=&quot;AIE&quot;;15*[.Q59]))" office:value-type="boolean" office:boolean-value="false" calcext:value-type="boolean">
            <text:p>FALSO</text:p>
          </table:table-cell>
          <table:table-cell table:style-name="ce59" table:formula="of:=IF(OR([.G59]=&quot;EE&quot;;[.G59]=&quot;CE&quot;);IF([.H59]=&quot;I&quot;;4;(4*[.Q59]));IF([.G59]=&quot;SE&quot;;IF([.H59]=&quot;I&quot;;5;5*[.Q59]);IF([.G59]=&quot;ALI&quot;;IF([.H59]=&quot;I&quot;;7;7*[.Q59]);IF([.G59]=&quot;AIE&quot;;IF([.H59]=&quot;I&quot;;5;5*[.Q5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0];[.L60])">
            <text:p/>
          </table:table-cell>
          <table:table-cell table:style-name="ce44" table:formula="of:=IF(OR(ISBLANK([.I60]);ISBLANK([.J60]));IF(OR([.G60]=&quot;ALI&quot;;[.G60]=&quot;AIE&quot;);&quot;L&quot;;IF(ISBLANK([.G60]);&quot;&quot;;&quot;A&quot;));IF([.G60]=&quot;EE&quot;;IF([.J60]&gt;=3;IF([.I60]&gt;=5;&quot;H&quot;;&quot;A&quot;);IF([.J60]&gt;=2;IF([.I60]&gt;=16;&quot;H&quot;;IF([.I60]&lt;=4;&quot;L&quot;;&quot;A&quot;));IF([.I60]&lt;=15;&quot;L&quot;;&quot;A&quot;)));IF(OR([.G60]=&quot;SE&quot;;[.G60]=&quot;CE&quot;);IF([.J60]&gt;=4;IF([.I60]&gt;=6;&quot;H&quot;;&quot;A&quot;);IF([.J60]&gt;=2;IF([.I60]&gt;=20;&quot;H&quot;;IF([.I60]&lt;=5;&quot;L&quot;;&quot;A&quot;));IF([.I60]&lt;=19;&quot;L&quot;;&quot;A&quot;)));IF(OR([.G60]=&quot;ALI&quot;;[.G60]=&quot;AIE&quot;);IF([.J60]&gt;=6;IF([.I60]&gt;=20;&quot;H&quot;;&quot;A&quot;);IF([.J60]&gt;=2;IF([.I60]&gt;=51;&quot;H&quot;;IF([.I60]&lt;=19;&quot;L&quot;;&quot;A&quot;));IF([.I60]&lt;=50;&quot;L&quot;;&quot;A&quot;)))))))">
            <text:p/>
          </table:table-cell>
          <table:table-cell table:style-name="ce45" table:formula="of:=IF([.L60]=&quot;L&quot;;&quot;Baixa&quot;;IF([.L60]=&quot;A&quot;;&quot;Média&quot;;IF([.L60]=&quot;&quot;;&quot;&quot;;&quot;Alta&quot;)))">
            <text:p/>
          </table:table-cell>
          <table:table-cell table:style-name="ce47" table:formula="of:=IF(ISBLANK([.G60]);&quot;&quot;;IF([.G60]=&quot;ALI&quot;;IF([.L60]=&quot;L&quot;;7;IF([.L60]=&quot;A&quot;;10;15));IF([.G60]=&quot;AIE&quot;;IF([.L60]=&quot;L&quot;;5;IF([.L60]=&quot;A&quot;;7;10));IF([.G60]=&quot;SE&quot;;IF([.L60]=&quot;L&quot;;4;IF([.L60]=&quot;A&quot;;5;7));IF(OR([.G60]=&quot;EE&quot;;[.G60]=&quot;CE&quot;);IF([.L60]=&quot;L&quot;;3;IF([.L60]=&quot;A&quot;;4;6)))))))">
            <text:p/>
          </table:table-cell>
          <table:table-cell table:style-name="ce50" table:formula="of:=IF([.H60]=&quot;I&quot;;[.N60]*[$Contagem.$U$11];IF([.H60]=&quot;E&quot;;[.N60]*[$Contagem.$U$13];IF([.H60]=&quot;A&quot;;[.N60]*[$Contagem.$U$12];IF([.H60]=&quot;T&quot;;[.N60]*[$Contagem.$U$14];&quot;&quot;))))">
            <text:p/>
          </table:table-cell>
          <table:table-cell table:style-name="ce39"/>
          <table:table-cell table:style-name="ce56" table:formula="of:=IF([.H60]=&quot;I&quot;;[$Sumário.$F$55];IF([.H60]=&quot;A&quot;;[$Sumário.$F$56];[$Sumário.$F$57]))" office:value-type="float" office:value="0.4" calcext:value-type="float">
            <text:p>0,40</text:p>
          </table:table-cell>
          <table:table-cell table:style-name="ce58" table:formula="of:=IF([.G60]=&quot;ALI&quot;;35*[.Q60];IF([.G60]=&quot;AIE&quot;;15*[.Q60]))" office:value-type="boolean" office:boolean-value="false" calcext:value-type="boolean">
            <text:p>FALSO</text:p>
          </table:table-cell>
          <table:table-cell table:style-name="ce59" table:formula="of:=IF(OR([.G60]=&quot;EE&quot;;[.G60]=&quot;CE&quot;);IF([.H60]=&quot;I&quot;;4;(4*[.Q60]));IF([.G60]=&quot;SE&quot;;IF([.H60]=&quot;I&quot;;5;5*[.Q60]);IF([.G60]=&quot;ALI&quot;;IF([.H60]=&quot;I&quot;;7;7*[.Q60]);IF([.G60]=&quot;AIE&quot;;IF([.H60]=&quot;I&quot;;5;5*[.Q6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1];[.L61])">
            <text:p/>
          </table:table-cell>
          <table:table-cell table:style-name="ce44" table:formula="of:=IF(OR(ISBLANK([.I61]);ISBLANK([.J61]));IF(OR([.G61]=&quot;ALI&quot;;[.G61]=&quot;AIE&quot;);&quot;L&quot;;IF(ISBLANK([.G61]);&quot;&quot;;&quot;A&quot;));IF([.G61]=&quot;EE&quot;;IF([.J61]&gt;=3;IF([.I61]&gt;=5;&quot;H&quot;;&quot;A&quot;);IF([.J61]&gt;=2;IF([.I61]&gt;=16;&quot;H&quot;;IF([.I61]&lt;=4;&quot;L&quot;;&quot;A&quot;));IF([.I61]&lt;=15;&quot;L&quot;;&quot;A&quot;)));IF(OR([.G61]=&quot;SE&quot;;[.G61]=&quot;CE&quot;);IF([.J61]&gt;=4;IF([.I61]&gt;=6;&quot;H&quot;;&quot;A&quot;);IF([.J61]&gt;=2;IF([.I61]&gt;=20;&quot;H&quot;;IF([.I61]&lt;=5;&quot;L&quot;;&quot;A&quot;));IF([.I61]&lt;=19;&quot;L&quot;;&quot;A&quot;)));IF(OR([.G61]=&quot;ALI&quot;;[.G61]=&quot;AIE&quot;);IF([.J61]&gt;=6;IF([.I61]&gt;=20;&quot;H&quot;;&quot;A&quot;);IF([.J61]&gt;=2;IF([.I61]&gt;=51;&quot;H&quot;;IF([.I61]&lt;=19;&quot;L&quot;;&quot;A&quot;));IF([.I61]&lt;=50;&quot;L&quot;;&quot;A&quot;)))))))">
            <text:p/>
          </table:table-cell>
          <table:table-cell table:style-name="ce45" table:formula="of:=IF([.L61]=&quot;L&quot;;&quot;Baixa&quot;;IF([.L61]=&quot;A&quot;;&quot;Média&quot;;IF([.L61]=&quot;&quot;;&quot;&quot;;&quot;Alta&quot;)))">
            <text:p/>
          </table:table-cell>
          <table:table-cell table:style-name="ce47" table:formula="of:=IF(ISBLANK([.G61]);&quot;&quot;;IF([.G61]=&quot;ALI&quot;;IF([.L61]=&quot;L&quot;;7;IF([.L61]=&quot;A&quot;;10;15));IF([.G61]=&quot;AIE&quot;;IF([.L61]=&quot;L&quot;;5;IF([.L61]=&quot;A&quot;;7;10));IF([.G61]=&quot;SE&quot;;IF([.L61]=&quot;L&quot;;4;IF([.L61]=&quot;A&quot;;5;7));IF(OR([.G61]=&quot;EE&quot;;[.G61]=&quot;CE&quot;);IF([.L61]=&quot;L&quot;;3;IF([.L61]=&quot;A&quot;;4;6)))))))">
            <text:p/>
          </table:table-cell>
          <table:table-cell table:style-name="ce50" table:formula="of:=IF([.H61]=&quot;I&quot;;[.N61]*[$Contagem.$U$11];IF([.H61]=&quot;E&quot;;[.N61]*[$Contagem.$U$13];IF([.H61]=&quot;A&quot;;[.N61]*[$Contagem.$U$12];IF([.H61]=&quot;T&quot;;[.N61]*[$Contagem.$U$14];&quot;&quot;))))">
            <text:p/>
          </table:table-cell>
          <table:table-cell table:style-name="ce39"/>
          <table:table-cell table:style-name="ce56" table:formula="of:=IF([.H61]=&quot;I&quot;;[$Sumário.$F$55];IF([.H61]=&quot;A&quot;;[$Sumário.$F$56];[$Sumário.$F$57]))" office:value-type="float" office:value="0.4" calcext:value-type="float">
            <text:p>0,40</text:p>
          </table:table-cell>
          <table:table-cell table:style-name="ce58" table:formula="of:=IF([.G61]=&quot;ALI&quot;;35*[.Q61];IF([.G61]=&quot;AIE&quot;;15*[.Q61]))" office:value-type="boolean" office:boolean-value="false" calcext:value-type="boolean">
            <text:p>FALSO</text:p>
          </table:table-cell>
          <table:table-cell table:style-name="ce59" table:formula="of:=IF(OR([.G61]=&quot;EE&quot;;[.G61]=&quot;CE&quot;);IF([.H61]=&quot;I&quot;;4;(4*[.Q61]));IF([.G61]=&quot;SE&quot;;IF([.H61]=&quot;I&quot;;5;5*[.Q61]);IF([.G61]=&quot;ALI&quot;;IF([.H61]=&quot;I&quot;;7;7*[.Q61]);IF([.G61]=&quot;AIE&quot;;IF([.H61]=&quot;I&quot;;5;5*[.Q6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2];[.L62])">
            <text:p/>
          </table:table-cell>
          <table:table-cell table:style-name="ce44" table:formula="of:=IF(OR(ISBLANK([.I62]);ISBLANK([.J62]));IF(OR([.G62]=&quot;ALI&quot;;[.G62]=&quot;AIE&quot;);&quot;L&quot;;IF(ISBLANK([.G62]);&quot;&quot;;&quot;A&quot;));IF([.G62]=&quot;EE&quot;;IF([.J62]&gt;=3;IF([.I62]&gt;=5;&quot;H&quot;;&quot;A&quot;);IF([.J62]&gt;=2;IF([.I62]&gt;=16;&quot;H&quot;;IF([.I62]&lt;=4;&quot;L&quot;;&quot;A&quot;));IF([.I62]&lt;=15;&quot;L&quot;;&quot;A&quot;)));IF(OR([.G62]=&quot;SE&quot;;[.G62]=&quot;CE&quot;);IF([.J62]&gt;=4;IF([.I62]&gt;=6;&quot;H&quot;;&quot;A&quot;);IF([.J62]&gt;=2;IF([.I62]&gt;=20;&quot;H&quot;;IF([.I62]&lt;=5;&quot;L&quot;;&quot;A&quot;));IF([.I62]&lt;=19;&quot;L&quot;;&quot;A&quot;)));IF(OR([.G62]=&quot;ALI&quot;;[.G62]=&quot;AIE&quot;);IF([.J62]&gt;=6;IF([.I62]&gt;=20;&quot;H&quot;;&quot;A&quot;);IF([.J62]&gt;=2;IF([.I62]&gt;=51;&quot;H&quot;;IF([.I62]&lt;=19;&quot;L&quot;;&quot;A&quot;));IF([.I62]&lt;=50;&quot;L&quot;;&quot;A&quot;)))))))">
            <text:p/>
          </table:table-cell>
          <table:table-cell table:style-name="ce45" table:formula="of:=IF([.L62]=&quot;L&quot;;&quot;Baixa&quot;;IF([.L62]=&quot;A&quot;;&quot;Média&quot;;IF([.L62]=&quot;&quot;;&quot;&quot;;&quot;Alta&quot;)))">
            <text:p/>
          </table:table-cell>
          <table:table-cell table:style-name="ce47" table:formula="of:=IF(ISBLANK([.G62]);&quot;&quot;;IF([.G62]=&quot;ALI&quot;;IF([.L62]=&quot;L&quot;;7;IF([.L62]=&quot;A&quot;;10;15));IF([.G62]=&quot;AIE&quot;;IF([.L62]=&quot;L&quot;;5;IF([.L62]=&quot;A&quot;;7;10));IF([.G62]=&quot;SE&quot;;IF([.L62]=&quot;L&quot;;4;IF([.L62]=&quot;A&quot;;5;7));IF(OR([.G62]=&quot;EE&quot;;[.G62]=&quot;CE&quot;);IF([.L62]=&quot;L&quot;;3;IF([.L62]=&quot;A&quot;;4;6)))))))">
            <text:p/>
          </table:table-cell>
          <table:table-cell table:style-name="ce50" table:formula="of:=IF([.H62]=&quot;I&quot;;[.N62]*[$Contagem.$U$11];IF([.H62]=&quot;E&quot;;[.N62]*[$Contagem.$U$13];IF([.H62]=&quot;A&quot;;[.N62]*[$Contagem.$U$12];IF([.H62]=&quot;T&quot;;[.N62]*[$Contagem.$U$14];&quot;&quot;))))">
            <text:p/>
          </table:table-cell>
          <table:table-cell table:style-name="ce39"/>
          <table:table-cell table:style-name="ce56" table:formula="of:=IF([.H62]=&quot;I&quot;;[$Sumário.$F$55];IF([.H62]=&quot;A&quot;;[$Sumário.$F$56];[$Sumário.$F$57]))" office:value-type="float" office:value="0.4" calcext:value-type="float">
            <text:p>0,40</text:p>
          </table:table-cell>
          <table:table-cell table:style-name="ce58" table:formula="of:=IF([.G62]=&quot;ALI&quot;;35*[.Q62];IF([.G62]=&quot;AIE&quot;;15*[.Q62]))" office:value-type="boolean" office:boolean-value="false" calcext:value-type="boolean">
            <text:p>FALSO</text:p>
          </table:table-cell>
          <table:table-cell table:style-name="ce59" table:formula="of:=IF(OR([.G62]=&quot;EE&quot;;[.G62]=&quot;CE&quot;);IF([.H62]=&quot;I&quot;;4;(4*[.Q62]));IF([.G62]=&quot;SE&quot;;IF([.H62]=&quot;I&quot;;5;5*[.Q62]);IF([.G62]=&quot;ALI&quot;;IF([.H62]=&quot;I&quot;;7;7*[.Q62]);IF([.G62]=&quot;AIE&quot;;IF([.H62]=&quot;I&quot;;5;5*[.Q6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3];[.L63])">
            <text:p/>
          </table:table-cell>
          <table:table-cell table:style-name="ce44" table:formula="of:=IF(OR(ISBLANK([.I63]);ISBLANK([.J63]));IF(OR([.G63]=&quot;ALI&quot;;[.G63]=&quot;AIE&quot;);&quot;L&quot;;IF(ISBLANK([.G63]);&quot;&quot;;&quot;A&quot;));IF([.G63]=&quot;EE&quot;;IF([.J63]&gt;=3;IF([.I63]&gt;=5;&quot;H&quot;;&quot;A&quot;);IF([.J63]&gt;=2;IF([.I63]&gt;=16;&quot;H&quot;;IF([.I63]&lt;=4;&quot;L&quot;;&quot;A&quot;));IF([.I63]&lt;=15;&quot;L&quot;;&quot;A&quot;)));IF(OR([.G63]=&quot;SE&quot;;[.G63]=&quot;CE&quot;);IF([.J63]&gt;=4;IF([.I63]&gt;=6;&quot;H&quot;;&quot;A&quot;);IF([.J63]&gt;=2;IF([.I63]&gt;=20;&quot;H&quot;;IF([.I63]&lt;=5;&quot;L&quot;;&quot;A&quot;));IF([.I63]&lt;=19;&quot;L&quot;;&quot;A&quot;)));IF(OR([.G63]=&quot;ALI&quot;;[.G63]=&quot;AIE&quot;);IF([.J63]&gt;=6;IF([.I63]&gt;=20;&quot;H&quot;;&quot;A&quot;);IF([.J63]&gt;=2;IF([.I63]&gt;=51;&quot;H&quot;;IF([.I63]&lt;=19;&quot;L&quot;;&quot;A&quot;));IF([.I63]&lt;=50;&quot;L&quot;;&quot;A&quot;)))))))">
            <text:p/>
          </table:table-cell>
          <table:table-cell table:style-name="ce45" table:formula="of:=IF([.L63]=&quot;L&quot;;&quot;Baixa&quot;;IF([.L63]=&quot;A&quot;;&quot;Média&quot;;IF([.L63]=&quot;&quot;;&quot;&quot;;&quot;Alta&quot;)))">
            <text:p/>
          </table:table-cell>
          <table:table-cell table:style-name="ce47" table:formula="of:=IF(ISBLANK([.G63]);&quot;&quot;;IF([.G63]=&quot;ALI&quot;;IF([.L63]=&quot;L&quot;;7;IF([.L63]=&quot;A&quot;;10;15));IF([.G63]=&quot;AIE&quot;;IF([.L63]=&quot;L&quot;;5;IF([.L63]=&quot;A&quot;;7;10));IF([.G63]=&quot;SE&quot;;IF([.L63]=&quot;L&quot;;4;IF([.L63]=&quot;A&quot;;5;7));IF(OR([.G63]=&quot;EE&quot;;[.G63]=&quot;CE&quot;);IF([.L63]=&quot;L&quot;;3;IF([.L63]=&quot;A&quot;;4;6)))))))">
            <text:p/>
          </table:table-cell>
          <table:table-cell table:style-name="ce50" table:formula="of:=IF([.H63]=&quot;I&quot;;[.N63]*[$Contagem.$U$11];IF([.H63]=&quot;E&quot;;[.N63]*[$Contagem.$U$13];IF([.H63]=&quot;A&quot;;[.N63]*[$Contagem.$U$12];IF([.H63]=&quot;T&quot;;[.N63]*[$Contagem.$U$14];&quot;&quot;))))">
            <text:p/>
          </table:table-cell>
          <table:table-cell table:style-name="ce39"/>
          <table:table-cell table:style-name="ce56" table:formula="of:=IF([.H63]=&quot;I&quot;;[$Sumário.$F$55];IF([.H63]=&quot;A&quot;;[$Sumário.$F$56];[$Sumário.$F$57]))" office:value-type="float" office:value="0.4" calcext:value-type="float">
            <text:p>0,40</text:p>
          </table:table-cell>
          <table:table-cell table:style-name="ce58" table:formula="of:=IF([.G63]=&quot;ALI&quot;;35*[.Q63];IF([.G63]=&quot;AIE&quot;;15*[.Q63]))" office:value-type="boolean" office:boolean-value="false" calcext:value-type="boolean">
            <text:p>FALSO</text:p>
          </table:table-cell>
          <table:table-cell table:style-name="ce59" table:formula="of:=IF(OR([.G63]=&quot;EE&quot;;[.G63]=&quot;CE&quot;);IF([.H63]=&quot;I&quot;;4;(4*[.Q63]));IF([.G63]=&quot;SE&quot;;IF([.H63]=&quot;I&quot;;5;5*[.Q63]);IF([.G63]=&quot;ALI&quot;;IF([.H63]=&quot;I&quot;;7;7*[.Q63]);IF([.G63]=&quot;AIE&quot;;IF([.H63]=&quot;I&quot;;5;5*[.Q6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4];[.L64])">
            <text:p/>
          </table:table-cell>
          <table:table-cell table:style-name="ce44" table:formula="of:=IF(OR(ISBLANK([.I64]);ISBLANK([.J64]));IF(OR([.G64]=&quot;ALI&quot;;[.G64]=&quot;AIE&quot;);&quot;L&quot;;IF(ISBLANK([.G64]);&quot;&quot;;&quot;A&quot;));IF([.G64]=&quot;EE&quot;;IF([.J64]&gt;=3;IF([.I64]&gt;=5;&quot;H&quot;;&quot;A&quot;);IF([.J64]&gt;=2;IF([.I64]&gt;=16;&quot;H&quot;;IF([.I64]&lt;=4;&quot;L&quot;;&quot;A&quot;));IF([.I64]&lt;=15;&quot;L&quot;;&quot;A&quot;)));IF(OR([.G64]=&quot;SE&quot;;[.G64]=&quot;CE&quot;);IF([.J64]&gt;=4;IF([.I64]&gt;=6;&quot;H&quot;;&quot;A&quot;);IF([.J64]&gt;=2;IF([.I64]&gt;=20;&quot;H&quot;;IF([.I64]&lt;=5;&quot;L&quot;;&quot;A&quot;));IF([.I64]&lt;=19;&quot;L&quot;;&quot;A&quot;)));IF(OR([.G64]=&quot;ALI&quot;;[.G64]=&quot;AIE&quot;);IF([.J64]&gt;=6;IF([.I64]&gt;=20;&quot;H&quot;;&quot;A&quot;);IF([.J64]&gt;=2;IF([.I64]&gt;=51;&quot;H&quot;;IF([.I64]&lt;=19;&quot;L&quot;;&quot;A&quot;));IF([.I64]&lt;=50;&quot;L&quot;;&quot;A&quot;)))))))">
            <text:p/>
          </table:table-cell>
          <table:table-cell table:style-name="ce45" table:formula="of:=IF([.L64]=&quot;L&quot;;&quot;Baixa&quot;;IF([.L64]=&quot;A&quot;;&quot;Média&quot;;IF([.L64]=&quot;&quot;;&quot;&quot;;&quot;Alta&quot;)))">
            <text:p/>
          </table:table-cell>
          <table:table-cell table:style-name="ce47" table:formula="of:=IF(ISBLANK([.G64]);&quot;&quot;;IF([.G64]=&quot;ALI&quot;;IF([.L64]=&quot;L&quot;;7;IF([.L64]=&quot;A&quot;;10;15));IF([.G64]=&quot;AIE&quot;;IF([.L64]=&quot;L&quot;;5;IF([.L64]=&quot;A&quot;;7;10));IF([.G64]=&quot;SE&quot;;IF([.L64]=&quot;L&quot;;4;IF([.L64]=&quot;A&quot;;5;7));IF(OR([.G64]=&quot;EE&quot;;[.G64]=&quot;CE&quot;);IF([.L64]=&quot;L&quot;;3;IF([.L64]=&quot;A&quot;;4;6)))))))">
            <text:p/>
          </table:table-cell>
          <table:table-cell table:style-name="ce50" table:formula="of:=IF([.H64]=&quot;I&quot;;[.N64]*[$Contagem.$U$11];IF([.H64]=&quot;E&quot;;[.N64]*[$Contagem.$U$13];IF([.H64]=&quot;A&quot;;[.N64]*[$Contagem.$U$12];IF([.H64]=&quot;T&quot;;[.N64]*[$Contagem.$U$14];&quot;&quot;))))">
            <text:p/>
          </table:table-cell>
          <table:table-cell table:style-name="ce39"/>
          <table:table-cell table:style-name="ce56" table:formula="of:=IF([.H64]=&quot;I&quot;;[$Sumário.$F$55];IF([.H64]=&quot;A&quot;;[$Sumário.$F$56];[$Sumário.$F$57]))" office:value-type="float" office:value="0.4" calcext:value-type="float">
            <text:p>0,40</text:p>
          </table:table-cell>
          <table:table-cell table:style-name="ce58" table:formula="of:=IF([.G64]=&quot;ALI&quot;;35*[.Q64];IF([.G64]=&quot;AIE&quot;;15*[.Q64]))" office:value-type="boolean" office:boolean-value="false" calcext:value-type="boolean">
            <text:p>FALSO</text:p>
          </table:table-cell>
          <table:table-cell table:style-name="ce59" table:formula="of:=IF(OR([.G64]=&quot;EE&quot;;[.G64]=&quot;CE&quot;);IF([.H64]=&quot;I&quot;;4;(4*[.Q64]));IF([.G64]=&quot;SE&quot;;IF([.H64]=&quot;I&quot;;5;5*[.Q64]);IF([.G64]=&quot;ALI&quot;;IF([.H64]=&quot;I&quot;;7;7*[.Q64]);IF([.G64]=&quot;AIE&quot;;IF([.H64]=&quot;I&quot;;5;5*[.Q6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5];[.L65])">
            <text:p/>
          </table:table-cell>
          <table:table-cell table:style-name="ce44" table:formula="of:=IF(OR(ISBLANK([.I65]);ISBLANK([.J65]));IF(OR([.G65]=&quot;ALI&quot;;[.G65]=&quot;AIE&quot;);&quot;L&quot;;IF(ISBLANK([.G65]);&quot;&quot;;&quot;A&quot;));IF([.G65]=&quot;EE&quot;;IF([.J65]&gt;=3;IF([.I65]&gt;=5;&quot;H&quot;;&quot;A&quot;);IF([.J65]&gt;=2;IF([.I65]&gt;=16;&quot;H&quot;;IF([.I65]&lt;=4;&quot;L&quot;;&quot;A&quot;));IF([.I65]&lt;=15;&quot;L&quot;;&quot;A&quot;)));IF(OR([.G65]=&quot;SE&quot;;[.G65]=&quot;CE&quot;);IF([.J65]&gt;=4;IF([.I65]&gt;=6;&quot;H&quot;;&quot;A&quot;);IF([.J65]&gt;=2;IF([.I65]&gt;=20;&quot;H&quot;;IF([.I65]&lt;=5;&quot;L&quot;;&quot;A&quot;));IF([.I65]&lt;=19;&quot;L&quot;;&quot;A&quot;)));IF(OR([.G65]=&quot;ALI&quot;;[.G65]=&quot;AIE&quot;);IF([.J65]&gt;=6;IF([.I65]&gt;=20;&quot;H&quot;;&quot;A&quot;);IF([.J65]&gt;=2;IF([.I65]&gt;=51;&quot;H&quot;;IF([.I65]&lt;=19;&quot;L&quot;;&quot;A&quot;));IF([.I65]&lt;=50;&quot;L&quot;;&quot;A&quot;)))))))">
            <text:p/>
          </table:table-cell>
          <table:table-cell table:style-name="ce45" table:formula="of:=IF([.L65]=&quot;L&quot;;&quot;Baixa&quot;;IF([.L65]=&quot;A&quot;;&quot;Média&quot;;IF([.L65]=&quot;&quot;;&quot;&quot;;&quot;Alta&quot;)))">
            <text:p/>
          </table:table-cell>
          <table:table-cell table:style-name="ce47" table:formula="of:=IF(ISBLANK([.G65]);&quot;&quot;;IF([.G65]=&quot;ALI&quot;;IF([.L65]=&quot;L&quot;;7;IF([.L65]=&quot;A&quot;;10;15));IF([.G65]=&quot;AIE&quot;;IF([.L65]=&quot;L&quot;;5;IF([.L65]=&quot;A&quot;;7;10));IF([.G65]=&quot;SE&quot;;IF([.L65]=&quot;L&quot;;4;IF([.L65]=&quot;A&quot;;5;7));IF(OR([.G65]=&quot;EE&quot;;[.G65]=&quot;CE&quot;);IF([.L65]=&quot;L&quot;;3;IF([.L65]=&quot;A&quot;;4;6)))))))">
            <text:p/>
          </table:table-cell>
          <table:table-cell table:style-name="ce50" table:formula="of:=IF([.H65]=&quot;I&quot;;[.N65]*[$Contagem.$U$11];IF([.H65]=&quot;E&quot;;[.N65]*[$Contagem.$U$13];IF([.H65]=&quot;A&quot;;[.N65]*[$Contagem.$U$12];IF([.H65]=&quot;T&quot;;[.N65]*[$Contagem.$U$14];&quot;&quot;))))">
            <text:p/>
          </table:table-cell>
          <table:table-cell table:style-name="ce39"/>
          <table:table-cell table:style-name="ce56" table:formula="of:=IF([.H65]=&quot;I&quot;;[$Sumário.$F$55];IF([.H65]=&quot;A&quot;;[$Sumário.$F$56];[$Sumário.$F$57]))" office:value-type="float" office:value="0.4" calcext:value-type="float">
            <text:p>0,40</text:p>
          </table:table-cell>
          <table:table-cell table:style-name="ce58" table:formula="of:=IF([.G65]=&quot;ALI&quot;;35*[.Q65];IF([.G65]=&quot;AIE&quot;;15*[.Q65]))" office:value-type="boolean" office:boolean-value="false" calcext:value-type="boolean">
            <text:p>FALSO</text:p>
          </table:table-cell>
          <table:table-cell table:style-name="ce59" table:formula="of:=IF(OR([.G65]=&quot;EE&quot;;[.G65]=&quot;CE&quot;);IF([.H65]=&quot;I&quot;;4;(4*[.Q65]));IF([.G65]=&quot;SE&quot;;IF([.H65]=&quot;I&quot;;5;5*[.Q65]);IF([.G65]=&quot;ALI&quot;;IF([.H65]=&quot;I&quot;;7;7*[.Q65]);IF([.G65]=&quot;AIE&quot;;IF([.H65]=&quot;I&quot;;5;5*[.Q6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6];[.L66])">
            <text:p/>
          </table:table-cell>
          <table:table-cell table:style-name="ce44" table:formula="of:=IF(OR(ISBLANK([.I66]);ISBLANK([.J66]));IF(OR([.G66]=&quot;ALI&quot;;[.G66]=&quot;AIE&quot;);&quot;L&quot;;IF(ISBLANK([.G66]);&quot;&quot;;&quot;A&quot;));IF([.G66]=&quot;EE&quot;;IF([.J66]&gt;=3;IF([.I66]&gt;=5;&quot;H&quot;;&quot;A&quot;);IF([.J66]&gt;=2;IF([.I66]&gt;=16;&quot;H&quot;;IF([.I66]&lt;=4;&quot;L&quot;;&quot;A&quot;));IF([.I66]&lt;=15;&quot;L&quot;;&quot;A&quot;)));IF(OR([.G66]=&quot;SE&quot;;[.G66]=&quot;CE&quot;);IF([.J66]&gt;=4;IF([.I66]&gt;=6;&quot;H&quot;;&quot;A&quot;);IF([.J66]&gt;=2;IF([.I66]&gt;=20;&quot;H&quot;;IF([.I66]&lt;=5;&quot;L&quot;;&quot;A&quot;));IF([.I66]&lt;=19;&quot;L&quot;;&quot;A&quot;)));IF(OR([.G66]=&quot;ALI&quot;;[.G66]=&quot;AIE&quot;);IF([.J66]&gt;=6;IF([.I66]&gt;=20;&quot;H&quot;;&quot;A&quot;);IF([.J66]&gt;=2;IF([.I66]&gt;=51;&quot;H&quot;;IF([.I66]&lt;=19;&quot;L&quot;;&quot;A&quot;));IF([.I66]&lt;=50;&quot;L&quot;;&quot;A&quot;)))))))">
            <text:p/>
          </table:table-cell>
          <table:table-cell table:style-name="ce45" table:formula="of:=IF([.L66]=&quot;L&quot;;&quot;Baixa&quot;;IF([.L66]=&quot;A&quot;;&quot;Média&quot;;IF([.L66]=&quot;&quot;;&quot;&quot;;&quot;Alta&quot;)))">
            <text:p/>
          </table:table-cell>
          <table:table-cell table:style-name="ce47" table:formula="of:=IF(ISBLANK([.G66]);&quot;&quot;;IF([.G66]=&quot;ALI&quot;;IF([.L66]=&quot;L&quot;;7;IF([.L66]=&quot;A&quot;;10;15));IF([.G66]=&quot;AIE&quot;;IF([.L66]=&quot;L&quot;;5;IF([.L66]=&quot;A&quot;;7;10));IF([.G66]=&quot;SE&quot;;IF([.L66]=&quot;L&quot;;4;IF([.L66]=&quot;A&quot;;5;7));IF(OR([.G66]=&quot;EE&quot;;[.G66]=&quot;CE&quot;);IF([.L66]=&quot;L&quot;;3;IF([.L66]=&quot;A&quot;;4;6)))))))">
            <text:p/>
          </table:table-cell>
          <table:table-cell table:style-name="ce50" table:formula="of:=IF([.H66]=&quot;I&quot;;[.N66]*[$Contagem.$U$11];IF([.H66]=&quot;E&quot;;[.N66]*[$Contagem.$U$13];IF([.H66]=&quot;A&quot;;[.N66]*[$Contagem.$U$12];IF([.H66]=&quot;T&quot;;[.N66]*[$Contagem.$U$14];&quot;&quot;))))">
            <text:p/>
          </table:table-cell>
          <table:table-cell table:style-name="ce39"/>
          <table:table-cell table:style-name="ce56" table:formula="of:=IF([.H66]=&quot;I&quot;;[$Sumário.$F$55];IF([.H66]=&quot;A&quot;;[$Sumário.$F$56];[$Sumário.$F$57]))" office:value-type="float" office:value="0.4" calcext:value-type="float">
            <text:p>0,40</text:p>
          </table:table-cell>
          <table:table-cell table:style-name="ce58" table:formula="of:=IF([.G66]=&quot;ALI&quot;;35*[.Q66];IF([.G66]=&quot;AIE&quot;;15*[.Q66]))" office:value-type="boolean" office:boolean-value="false" calcext:value-type="boolean">
            <text:p>FALSO</text:p>
          </table:table-cell>
          <table:table-cell table:style-name="ce59" table:formula="of:=IF(OR([.G66]=&quot;EE&quot;;[.G66]=&quot;CE&quot;);IF([.H66]=&quot;I&quot;;4;(4*[.Q66]));IF([.G66]=&quot;SE&quot;;IF([.H66]=&quot;I&quot;;5;5*[.Q66]);IF([.G66]=&quot;ALI&quot;;IF([.H66]=&quot;I&quot;;7;7*[.Q66]);IF([.G66]=&quot;AIE&quot;;IF([.H66]=&quot;I&quot;;5;5*[.Q6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7];[.L67])">
            <text:p/>
          </table:table-cell>
          <table:table-cell table:style-name="ce44" table:formula="of:=IF(OR(ISBLANK([.I67]);ISBLANK([.J67]));IF(OR([.G67]=&quot;ALI&quot;;[.G67]=&quot;AIE&quot;);&quot;L&quot;;IF(ISBLANK([.G67]);&quot;&quot;;&quot;A&quot;));IF([.G67]=&quot;EE&quot;;IF([.J67]&gt;=3;IF([.I67]&gt;=5;&quot;H&quot;;&quot;A&quot;);IF([.J67]&gt;=2;IF([.I67]&gt;=16;&quot;H&quot;;IF([.I67]&lt;=4;&quot;L&quot;;&quot;A&quot;));IF([.I67]&lt;=15;&quot;L&quot;;&quot;A&quot;)));IF(OR([.G67]=&quot;SE&quot;;[.G67]=&quot;CE&quot;);IF([.J67]&gt;=4;IF([.I67]&gt;=6;&quot;H&quot;;&quot;A&quot;);IF([.J67]&gt;=2;IF([.I67]&gt;=20;&quot;H&quot;;IF([.I67]&lt;=5;&quot;L&quot;;&quot;A&quot;));IF([.I67]&lt;=19;&quot;L&quot;;&quot;A&quot;)));IF(OR([.G67]=&quot;ALI&quot;;[.G67]=&quot;AIE&quot;);IF([.J67]&gt;=6;IF([.I67]&gt;=20;&quot;H&quot;;&quot;A&quot;);IF([.J67]&gt;=2;IF([.I67]&gt;=51;&quot;H&quot;;IF([.I67]&lt;=19;&quot;L&quot;;&quot;A&quot;));IF([.I67]&lt;=50;&quot;L&quot;;&quot;A&quot;)))))))">
            <text:p/>
          </table:table-cell>
          <table:table-cell table:style-name="ce45" table:formula="of:=IF([.L67]=&quot;L&quot;;&quot;Baixa&quot;;IF([.L67]=&quot;A&quot;;&quot;Média&quot;;IF([.L67]=&quot;&quot;;&quot;&quot;;&quot;Alta&quot;)))">
            <text:p/>
          </table:table-cell>
          <table:table-cell table:style-name="ce47" table:formula="of:=IF(ISBLANK([.G67]);&quot;&quot;;IF([.G67]=&quot;ALI&quot;;IF([.L67]=&quot;L&quot;;7;IF([.L67]=&quot;A&quot;;10;15));IF([.G67]=&quot;AIE&quot;;IF([.L67]=&quot;L&quot;;5;IF([.L67]=&quot;A&quot;;7;10));IF([.G67]=&quot;SE&quot;;IF([.L67]=&quot;L&quot;;4;IF([.L67]=&quot;A&quot;;5;7));IF(OR([.G67]=&quot;EE&quot;;[.G67]=&quot;CE&quot;);IF([.L67]=&quot;L&quot;;3;IF([.L67]=&quot;A&quot;;4;6)))))))">
            <text:p/>
          </table:table-cell>
          <table:table-cell table:style-name="ce50" table:formula="of:=IF([.H67]=&quot;I&quot;;[.N67]*[$Contagem.$U$11];IF([.H67]=&quot;E&quot;;[.N67]*[$Contagem.$U$13];IF([.H67]=&quot;A&quot;;[.N67]*[$Contagem.$U$12];IF([.H67]=&quot;T&quot;;[.N67]*[$Contagem.$U$14];&quot;&quot;))))">
            <text:p/>
          </table:table-cell>
          <table:table-cell table:style-name="ce39"/>
          <table:table-cell table:style-name="ce56" table:formula="of:=IF([.H67]=&quot;I&quot;;[$Sumário.$F$55];IF([.H67]=&quot;A&quot;;[$Sumário.$F$56];[$Sumário.$F$57]))" office:value-type="float" office:value="0.4" calcext:value-type="float">
            <text:p>0,40</text:p>
          </table:table-cell>
          <table:table-cell table:style-name="ce58" table:formula="of:=IF([.G67]=&quot;ALI&quot;;35*[.Q67];IF([.G67]=&quot;AIE&quot;;15*[.Q67]))" office:value-type="boolean" office:boolean-value="false" calcext:value-type="boolean">
            <text:p>FALSO</text:p>
          </table:table-cell>
          <table:table-cell table:style-name="ce59" table:formula="of:=IF(OR([.G67]=&quot;EE&quot;;[.G67]=&quot;CE&quot;);IF([.H67]=&quot;I&quot;;4;(4*[.Q67]));IF([.G67]=&quot;SE&quot;;IF([.H67]=&quot;I&quot;;5;5*[.Q67]);IF([.G67]=&quot;ALI&quot;;IF([.H67]=&quot;I&quot;;7;7*[.Q67]);IF([.G67]=&quot;AIE&quot;;IF([.H67]=&quot;I&quot;;5;5*[.Q6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8];[.L68])">
            <text:p/>
          </table:table-cell>
          <table:table-cell table:style-name="ce44" table:formula="of:=IF(OR(ISBLANK([.I68]);ISBLANK([.J68]));IF(OR([.G68]=&quot;ALI&quot;;[.G68]=&quot;AIE&quot;);&quot;L&quot;;IF(ISBLANK([.G68]);&quot;&quot;;&quot;A&quot;));IF([.G68]=&quot;EE&quot;;IF([.J68]&gt;=3;IF([.I68]&gt;=5;&quot;H&quot;;&quot;A&quot;);IF([.J68]&gt;=2;IF([.I68]&gt;=16;&quot;H&quot;;IF([.I68]&lt;=4;&quot;L&quot;;&quot;A&quot;));IF([.I68]&lt;=15;&quot;L&quot;;&quot;A&quot;)));IF(OR([.G68]=&quot;SE&quot;;[.G68]=&quot;CE&quot;);IF([.J68]&gt;=4;IF([.I68]&gt;=6;&quot;H&quot;;&quot;A&quot;);IF([.J68]&gt;=2;IF([.I68]&gt;=20;&quot;H&quot;;IF([.I68]&lt;=5;&quot;L&quot;;&quot;A&quot;));IF([.I68]&lt;=19;&quot;L&quot;;&quot;A&quot;)));IF(OR([.G68]=&quot;ALI&quot;;[.G68]=&quot;AIE&quot;);IF([.J68]&gt;=6;IF([.I68]&gt;=20;&quot;H&quot;;&quot;A&quot;);IF([.J68]&gt;=2;IF([.I68]&gt;=51;&quot;H&quot;;IF([.I68]&lt;=19;&quot;L&quot;;&quot;A&quot;));IF([.I68]&lt;=50;&quot;L&quot;;&quot;A&quot;)))))))">
            <text:p/>
          </table:table-cell>
          <table:table-cell table:style-name="ce45" table:formula="of:=IF([.L68]=&quot;L&quot;;&quot;Baixa&quot;;IF([.L68]=&quot;A&quot;;&quot;Média&quot;;IF([.L68]=&quot;&quot;;&quot;&quot;;&quot;Alta&quot;)))">
            <text:p/>
          </table:table-cell>
          <table:table-cell table:style-name="ce47" table:formula="of:=IF(ISBLANK([.G68]);&quot;&quot;;IF([.G68]=&quot;ALI&quot;;IF([.L68]=&quot;L&quot;;7;IF([.L68]=&quot;A&quot;;10;15));IF([.G68]=&quot;AIE&quot;;IF([.L68]=&quot;L&quot;;5;IF([.L68]=&quot;A&quot;;7;10));IF([.G68]=&quot;SE&quot;;IF([.L68]=&quot;L&quot;;4;IF([.L68]=&quot;A&quot;;5;7));IF(OR([.G68]=&quot;EE&quot;;[.G68]=&quot;CE&quot;);IF([.L68]=&quot;L&quot;;3;IF([.L68]=&quot;A&quot;;4;6)))))))">
            <text:p/>
          </table:table-cell>
          <table:table-cell table:style-name="ce50" table:formula="of:=IF([.H68]=&quot;I&quot;;[.N68]*[$Contagem.$U$11];IF([.H68]=&quot;E&quot;;[.N68]*[$Contagem.$U$13];IF([.H68]=&quot;A&quot;;[.N68]*[$Contagem.$U$12];IF([.H68]=&quot;T&quot;;[.N68]*[$Contagem.$U$14];&quot;&quot;))))">
            <text:p/>
          </table:table-cell>
          <table:table-cell table:style-name="ce39"/>
          <table:table-cell table:style-name="ce56" table:formula="of:=IF([.H68]=&quot;I&quot;;[$Sumário.$F$55];IF([.H68]=&quot;A&quot;;[$Sumário.$F$56];[$Sumário.$F$57]))" office:value-type="float" office:value="0.4" calcext:value-type="float">
            <text:p>0,40</text:p>
          </table:table-cell>
          <table:table-cell table:style-name="ce58" table:formula="of:=IF([.G68]=&quot;ALI&quot;;35*[.Q68];IF([.G68]=&quot;AIE&quot;;15*[.Q68]))" office:value-type="boolean" office:boolean-value="false" calcext:value-type="boolean">
            <text:p>FALSO</text:p>
          </table:table-cell>
          <table:table-cell table:style-name="ce59" table:formula="of:=IF(OR([.G68]=&quot;EE&quot;;[.G68]=&quot;CE&quot;);IF([.H68]=&quot;I&quot;;4;(4*[.Q68]));IF([.G68]=&quot;SE&quot;;IF([.H68]=&quot;I&quot;;5;5*[.Q68]);IF([.G68]=&quot;ALI&quot;;IF([.H68]=&quot;I&quot;;7;7*[.Q68]);IF([.G68]=&quot;AIE&quot;;IF([.H68]=&quot;I&quot;;5;5*[.Q6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69];[.L69])">
            <text:p/>
          </table:table-cell>
          <table:table-cell table:style-name="ce44" table:formula="of:=IF(OR(ISBLANK([.I69]);ISBLANK([.J69]));IF(OR([.G69]=&quot;ALI&quot;;[.G69]=&quot;AIE&quot;);&quot;L&quot;;IF(ISBLANK([.G69]);&quot;&quot;;&quot;A&quot;));IF([.G69]=&quot;EE&quot;;IF([.J69]&gt;=3;IF([.I69]&gt;=5;&quot;H&quot;;&quot;A&quot;);IF([.J69]&gt;=2;IF([.I69]&gt;=16;&quot;H&quot;;IF([.I69]&lt;=4;&quot;L&quot;;&quot;A&quot;));IF([.I69]&lt;=15;&quot;L&quot;;&quot;A&quot;)));IF(OR([.G69]=&quot;SE&quot;;[.G69]=&quot;CE&quot;);IF([.J69]&gt;=4;IF([.I69]&gt;=6;&quot;H&quot;;&quot;A&quot;);IF([.J69]&gt;=2;IF([.I69]&gt;=20;&quot;H&quot;;IF([.I69]&lt;=5;&quot;L&quot;;&quot;A&quot;));IF([.I69]&lt;=19;&quot;L&quot;;&quot;A&quot;)));IF(OR([.G69]=&quot;ALI&quot;;[.G69]=&quot;AIE&quot;);IF([.J69]&gt;=6;IF([.I69]&gt;=20;&quot;H&quot;;&quot;A&quot;);IF([.J69]&gt;=2;IF([.I69]&gt;=51;&quot;H&quot;;IF([.I69]&lt;=19;&quot;L&quot;;&quot;A&quot;));IF([.I69]&lt;=50;&quot;L&quot;;&quot;A&quot;)))))))">
            <text:p/>
          </table:table-cell>
          <table:table-cell table:style-name="ce45" table:formula="of:=IF([.L69]=&quot;L&quot;;&quot;Baixa&quot;;IF([.L69]=&quot;A&quot;;&quot;Média&quot;;IF([.L69]=&quot;&quot;;&quot;&quot;;&quot;Alta&quot;)))">
            <text:p/>
          </table:table-cell>
          <table:table-cell table:style-name="ce47" table:formula="of:=IF(ISBLANK([.G69]);&quot;&quot;;IF([.G69]=&quot;ALI&quot;;IF([.L69]=&quot;L&quot;;7;IF([.L69]=&quot;A&quot;;10;15));IF([.G69]=&quot;AIE&quot;;IF([.L69]=&quot;L&quot;;5;IF([.L69]=&quot;A&quot;;7;10));IF([.G69]=&quot;SE&quot;;IF([.L69]=&quot;L&quot;;4;IF([.L69]=&quot;A&quot;;5;7));IF(OR([.G69]=&quot;EE&quot;;[.G69]=&quot;CE&quot;);IF([.L69]=&quot;L&quot;;3;IF([.L69]=&quot;A&quot;;4;6)))))))">
            <text:p/>
          </table:table-cell>
          <table:table-cell table:style-name="ce50" table:formula="of:=IF([.H69]=&quot;I&quot;;[.N69]*[$Contagem.$U$11];IF([.H69]=&quot;E&quot;;[.N69]*[$Contagem.$U$13];IF([.H69]=&quot;A&quot;;[.N69]*[$Contagem.$U$12];IF([.H69]=&quot;T&quot;;[.N69]*[$Contagem.$U$14];&quot;&quot;))))">
            <text:p/>
          </table:table-cell>
          <table:table-cell table:style-name="ce39"/>
          <table:table-cell table:style-name="ce56" table:formula="of:=IF([.H69]=&quot;I&quot;;[$Sumário.$F$55];IF([.H69]=&quot;A&quot;;[$Sumário.$F$56];[$Sumário.$F$57]))" office:value-type="float" office:value="0.4" calcext:value-type="float">
            <text:p>0,40</text:p>
          </table:table-cell>
          <table:table-cell table:style-name="ce58" table:formula="of:=IF([.G69]=&quot;ALI&quot;;35*[.Q69];IF([.G69]=&quot;AIE&quot;;15*[.Q69]))" office:value-type="boolean" office:boolean-value="false" calcext:value-type="boolean">
            <text:p>FALSO</text:p>
          </table:table-cell>
          <table:table-cell table:style-name="ce59" table:formula="of:=IF(OR([.G69]=&quot;EE&quot;;[.G69]=&quot;CE&quot;);IF([.H69]=&quot;I&quot;;4;(4*[.Q69]));IF([.G69]=&quot;SE&quot;;IF([.H69]=&quot;I&quot;;5;5*[.Q69]);IF([.G69]=&quot;ALI&quot;;IF([.H69]=&quot;I&quot;;7;7*[.Q69]);IF([.G69]=&quot;AIE&quot;;IF([.H69]=&quot;I&quot;;5;5*[.Q6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0];[.L70])">
            <text:p/>
          </table:table-cell>
          <table:table-cell table:style-name="ce44" table:formula="of:=IF(OR(ISBLANK([.I70]);ISBLANK([.J70]));IF(OR([.G70]=&quot;ALI&quot;;[.G70]=&quot;AIE&quot;);&quot;L&quot;;IF(ISBLANK([.G70]);&quot;&quot;;&quot;A&quot;));IF([.G70]=&quot;EE&quot;;IF([.J70]&gt;=3;IF([.I70]&gt;=5;&quot;H&quot;;&quot;A&quot;);IF([.J70]&gt;=2;IF([.I70]&gt;=16;&quot;H&quot;;IF([.I70]&lt;=4;&quot;L&quot;;&quot;A&quot;));IF([.I70]&lt;=15;&quot;L&quot;;&quot;A&quot;)));IF(OR([.G70]=&quot;SE&quot;;[.G70]=&quot;CE&quot;);IF([.J70]&gt;=4;IF([.I70]&gt;=6;&quot;H&quot;;&quot;A&quot;);IF([.J70]&gt;=2;IF([.I70]&gt;=20;&quot;H&quot;;IF([.I70]&lt;=5;&quot;L&quot;;&quot;A&quot;));IF([.I70]&lt;=19;&quot;L&quot;;&quot;A&quot;)));IF(OR([.G70]=&quot;ALI&quot;;[.G70]=&quot;AIE&quot;);IF([.J70]&gt;=6;IF([.I70]&gt;=20;&quot;H&quot;;&quot;A&quot;);IF([.J70]&gt;=2;IF([.I70]&gt;=51;&quot;H&quot;;IF([.I70]&lt;=19;&quot;L&quot;;&quot;A&quot;));IF([.I70]&lt;=50;&quot;L&quot;;&quot;A&quot;)))))))">
            <text:p/>
          </table:table-cell>
          <table:table-cell table:style-name="ce45" table:formula="of:=IF([.L70]=&quot;L&quot;;&quot;Baixa&quot;;IF([.L70]=&quot;A&quot;;&quot;Média&quot;;IF([.L70]=&quot;&quot;;&quot;&quot;;&quot;Alta&quot;)))">
            <text:p/>
          </table:table-cell>
          <table:table-cell table:style-name="ce47" table:formula="of:=IF(ISBLANK([.G70]);&quot;&quot;;IF([.G70]=&quot;ALI&quot;;IF([.L70]=&quot;L&quot;;7;IF([.L70]=&quot;A&quot;;10;15));IF([.G70]=&quot;AIE&quot;;IF([.L70]=&quot;L&quot;;5;IF([.L70]=&quot;A&quot;;7;10));IF([.G70]=&quot;SE&quot;;IF([.L70]=&quot;L&quot;;4;IF([.L70]=&quot;A&quot;;5;7));IF(OR([.G70]=&quot;EE&quot;;[.G70]=&quot;CE&quot;);IF([.L70]=&quot;L&quot;;3;IF([.L70]=&quot;A&quot;;4;6)))))))">
            <text:p/>
          </table:table-cell>
          <table:table-cell table:style-name="ce50" table:formula="of:=IF([.H70]=&quot;I&quot;;[.N70]*[$Contagem.$U$11];IF([.H70]=&quot;E&quot;;[.N70]*[$Contagem.$U$13];IF([.H70]=&quot;A&quot;;[.N70]*[$Contagem.$U$12];IF([.H70]=&quot;T&quot;;[.N70]*[$Contagem.$U$14];&quot;&quot;))))">
            <text:p/>
          </table:table-cell>
          <table:table-cell table:style-name="ce39"/>
          <table:table-cell table:style-name="ce56" table:formula="of:=IF([.H70]=&quot;I&quot;;[$Sumário.$F$55];IF([.H70]=&quot;A&quot;;[$Sumário.$F$56];[$Sumário.$F$57]))" office:value-type="float" office:value="0.4" calcext:value-type="float">
            <text:p>0,40</text:p>
          </table:table-cell>
          <table:table-cell table:style-name="ce58" table:formula="of:=IF([.G70]=&quot;ALI&quot;;35*[.Q70];IF([.G70]=&quot;AIE&quot;;15*[.Q70]))" office:value-type="boolean" office:boolean-value="false" calcext:value-type="boolean">
            <text:p>FALSO</text:p>
          </table:table-cell>
          <table:table-cell table:style-name="ce59" table:formula="of:=IF(OR([.G70]=&quot;EE&quot;;[.G70]=&quot;CE&quot;);IF([.H70]=&quot;I&quot;;4;(4*[.Q70]));IF([.G70]=&quot;SE&quot;;IF([.H70]=&quot;I&quot;;5;5*[.Q70]);IF([.G70]=&quot;ALI&quot;;IF([.H70]=&quot;I&quot;;7;7*[.Q70]);IF([.G70]=&quot;AIE&quot;;IF([.H70]=&quot;I&quot;;5;5*[.Q7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1];[.L71])">
            <text:p/>
          </table:table-cell>
          <table:table-cell table:style-name="ce44" table:formula="of:=IF(OR(ISBLANK([.I71]);ISBLANK([.J71]));IF(OR([.G71]=&quot;ALI&quot;;[.G71]=&quot;AIE&quot;);&quot;L&quot;;IF(ISBLANK([.G71]);&quot;&quot;;&quot;A&quot;));IF([.G71]=&quot;EE&quot;;IF([.J71]&gt;=3;IF([.I71]&gt;=5;&quot;H&quot;;&quot;A&quot;);IF([.J71]&gt;=2;IF([.I71]&gt;=16;&quot;H&quot;;IF([.I71]&lt;=4;&quot;L&quot;;&quot;A&quot;));IF([.I71]&lt;=15;&quot;L&quot;;&quot;A&quot;)));IF(OR([.G71]=&quot;SE&quot;;[.G71]=&quot;CE&quot;);IF([.J71]&gt;=4;IF([.I71]&gt;=6;&quot;H&quot;;&quot;A&quot;);IF([.J71]&gt;=2;IF([.I71]&gt;=20;&quot;H&quot;;IF([.I71]&lt;=5;&quot;L&quot;;&quot;A&quot;));IF([.I71]&lt;=19;&quot;L&quot;;&quot;A&quot;)));IF(OR([.G71]=&quot;ALI&quot;;[.G71]=&quot;AIE&quot;);IF([.J71]&gt;=6;IF([.I71]&gt;=20;&quot;H&quot;;&quot;A&quot;);IF([.J71]&gt;=2;IF([.I71]&gt;=51;&quot;H&quot;;IF([.I71]&lt;=19;&quot;L&quot;;&quot;A&quot;));IF([.I71]&lt;=50;&quot;L&quot;;&quot;A&quot;)))))))">
            <text:p/>
          </table:table-cell>
          <table:table-cell table:style-name="ce45" table:formula="of:=IF([.L71]=&quot;L&quot;;&quot;Baixa&quot;;IF([.L71]=&quot;A&quot;;&quot;Média&quot;;IF([.L71]=&quot;&quot;;&quot;&quot;;&quot;Alta&quot;)))">
            <text:p/>
          </table:table-cell>
          <table:table-cell table:style-name="ce47" table:formula="of:=IF(ISBLANK([.G71]);&quot;&quot;;IF([.G71]=&quot;ALI&quot;;IF([.L71]=&quot;L&quot;;7;IF([.L71]=&quot;A&quot;;10;15));IF([.G71]=&quot;AIE&quot;;IF([.L71]=&quot;L&quot;;5;IF([.L71]=&quot;A&quot;;7;10));IF([.G71]=&quot;SE&quot;;IF([.L71]=&quot;L&quot;;4;IF([.L71]=&quot;A&quot;;5;7));IF(OR([.G71]=&quot;EE&quot;;[.G71]=&quot;CE&quot;);IF([.L71]=&quot;L&quot;;3;IF([.L71]=&quot;A&quot;;4;6)))))))">
            <text:p/>
          </table:table-cell>
          <table:table-cell table:style-name="ce50" table:formula="of:=IF([.H71]=&quot;I&quot;;[.N71]*[$Contagem.$U$11];IF([.H71]=&quot;E&quot;;[.N71]*[$Contagem.$U$13];IF([.H71]=&quot;A&quot;;[.N71]*[$Contagem.$U$12];IF([.H71]=&quot;T&quot;;[.N71]*[$Contagem.$U$14];&quot;&quot;))))">
            <text:p/>
          </table:table-cell>
          <table:table-cell table:style-name="ce39"/>
          <table:table-cell table:style-name="ce56" table:formula="of:=IF([.H71]=&quot;I&quot;;[$Sumário.$F$55];IF([.H71]=&quot;A&quot;;[$Sumário.$F$56];[$Sumário.$F$57]))" office:value-type="float" office:value="0.4" calcext:value-type="float">
            <text:p>0,40</text:p>
          </table:table-cell>
          <table:table-cell table:style-name="ce58" table:formula="of:=IF([.G71]=&quot;ALI&quot;;35*[.Q71];IF([.G71]=&quot;AIE&quot;;15*[.Q71]))" office:value-type="boolean" office:boolean-value="false" calcext:value-type="boolean">
            <text:p>FALSO</text:p>
          </table:table-cell>
          <table:table-cell table:style-name="ce59" table:formula="of:=IF(OR([.G71]=&quot;EE&quot;;[.G71]=&quot;CE&quot;);IF([.H71]=&quot;I&quot;;4;(4*[.Q71]));IF([.G71]=&quot;SE&quot;;IF([.H71]=&quot;I&quot;;5;5*[.Q71]);IF([.G71]=&quot;ALI&quot;;IF([.H71]=&quot;I&quot;;7;7*[.Q71]);IF([.G71]=&quot;AIE&quot;;IF([.H71]=&quot;I&quot;;5;5*[.Q7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2];[.L72])">
            <text:p/>
          </table:table-cell>
          <table:table-cell table:style-name="ce44" table:formula="of:=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>
            <text:p/>
          </table:table-cell>
          <table:table-cell table:style-name="ce45" table:formula="of:=IF([.L72]=&quot;L&quot;;&quot;Baixa&quot;;IF([.L72]=&quot;A&quot;;&quot;Média&quot;;IF([.L72]=&quot;&quot;;&quot;&quot;;&quot;Alta&quot;)))">
            <text:p/>
          </table:table-cell>
          <table:table-cell table:style-name="ce47" table:formula="of:=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>
            <text:p/>
          </table:table-cell>
          <table:table-cell table:style-name="ce50" table:formula="of:=IF([.H72]=&quot;I&quot;;[.N72]*[$Contagem.$U$11];IF([.H72]=&quot;E&quot;;[.N72]*[$Contagem.$U$13];IF([.H72]=&quot;A&quot;;[.N72]*[$Contagem.$U$12];IF([.H72]=&quot;T&quot;;[.N72]*[$Contagem.$U$14];&quot;&quot;))))">
            <text:p/>
          </table:table-cell>
          <table:table-cell table:style-name="ce39"/>
          <table:table-cell table:style-name="ce56" table:formula="of:=IF([.H72]=&quot;I&quot;;[$Sumário.$F$55];IF([.H72]=&quot;A&quot;;[$Sumário.$F$56];[$Sumário.$F$57]))" office:value-type="float" office:value="0.4" calcext:value-type="float">
            <text:p>0,40</text:p>
          </table:table-cell>
          <table:table-cell table:style-name="ce58" table:formula="of:=IF([.G72]=&quot;ALI&quot;;35*[.Q72];IF([.G72]=&quot;AIE&quot;;15*[.Q72]))" office:value-type="boolean" office:boolean-value="false" calcext:value-type="boolean">
            <text:p>FALSO</text:p>
          </table:table-cell>
          <table:table-cell table:style-name="ce59" table:formula="of:=IF(OR([.G72]=&quot;EE&quot;;[.G72]=&quot;CE&quot;);IF([.H72]=&quot;I&quot;;4;(4*[.Q72]));IF([.G72]=&quot;SE&quot;;IF([.H72]=&quot;I&quot;;5;5*[.Q72]);IF([.G72]=&quot;ALI&quot;;IF([.H72]=&quot;I&quot;;7;7*[.Q72]);IF([.G72]=&quot;AIE&quot;;IF([.H72]=&quot;I&quot;;5;5*[.Q7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3];[.L73])">
            <text:p/>
          </table:table-cell>
          <table:table-cell table:style-name="ce44" table:formula="of:=IF(OR(ISBLANK([.I73]);ISBLANK([.J73]));IF(OR([.G73]=&quot;ALI&quot;;[.G73]=&quot;AIE&quot;);&quot;L&quot;;IF(ISBLANK([.G73]);&quot;&quot;;&quot;A&quot;));IF([.G73]=&quot;EE&quot;;IF([.J73]&gt;=3;IF([.I73]&gt;=5;&quot;H&quot;;&quot;A&quot;);IF([.J73]&gt;=2;IF([.I73]&gt;=16;&quot;H&quot;;IF([.I73]&lt;=4;&quot;L&quot;;&quot;A&quot;));IF([.I73]&lt;=15;&quot;L&quot;;&quot;A&quot;)));IF(OR([.G73]=&quot;SE&quot;;[.G73]=&quot;CE&quot;);IF([.J73]&gt;=4;IF([.I73]&gt;=6;&quot;H&quot;;&quot;A&quot;);IF([.J73]&gt;=2;IF([.I73]&gt;=20;&quot;H&quot;;IF([.I73]&lt;=5;&quot;L&quot;;&quot;A&quot;));IF([.I73]&lt;=19;&quot;L&quot;;&quot;A&quot;)));IF(OR([.G73]=&quot;ALI&quot;;[.G73]=&quot;AIE&quot;);IF([.J73]&gt;=6;IF([.I73]&gt;=20;&quot;H&quot;;&quot;A&quot;);IF([.J73]&gt;=2;IF([.I73]&gt;=51;&quot;H&quot;;IF([.I73]&lt;=19;&quot;L&quot;;&quot;A&quot;));IF([.I73]&lt;=50;&quot;L&quot;;&quot;A&quot;)))))))">
            <text:p/>
          </table:table-cell>
          <table:table-cell table:style-name="ce45" table:formula="of:=IF([.L73]=&quot;L&quot;;&quot;Baixa&quot;;IF([.L73]=&quot;A&quot;;&quot;Média&quot;;IF([.L73]=&quot;&quot;;&quot;&quot;;&quot;Alta&quot;)))">
            <text:p/>
          </table:table-cell>
          <table:table-cell table:style-name="ce47" table:formula="of:=IF(ISBLANK([.G73]);&quot;&quot;;IF([.G73]=&quot;ALI&quot;;IF([.L73]=&quot;L&quot;;7;IF([.L73]=&quot;A&quot;;10;15));IF([.G73]=&quot;AIE&quot;;IF([.L73]=&quot;L&quot;;5;IF([.L73]=&quot;A&quot;;7;10));IF([.G73]=&quot;SE&quot;;IF([.L73]=&quot;L&quot;;4;IF([.L73]=&quot;A&quot;;5;7));IF(OR([.G73]=&quot;EE&quot;;[.G73]=&quot;CE&quot;);IF([.L73]=&quot;L&quot;;3;IF([.L73]=&quot;A&quot;;4;6)))))))">
            <text:p/>
          </table:table-cell>
          <table:table-cell table:style-name="ce50" table:formula="of:=IF([.H73]=&quot;I&quot;;[.N73]*[$Contagem.$U$11];IF([.H73]=&quot;E&quot;;[.N73]*[$Contagem.$U$13];IF([.H73]=&quot;A&quot;;[.N73]*[$Contagem.$U$12];IF([.H73]=&quot;T&quot;;[.N73]*[$Contagem.$U$14];&quot;&quot;))))">
            <text:p/>
          </table:table-cell>
          <table:table-cell table:style-name="ce39"/>
          <table:table-cell table:style-name="ce56" table:formula="of:=IF([.H73]=&quot;I&quot;;[$Sumário.$F$55];IF([.H73]=&quot;A&quot;;[$Sumário.$F$56];[$Sumário.$F$57]))" office:value-type="float" office:value="0.4" calcext:value-type="float">
            <text:p>0,40</text:p>
          </table:table-cell>
          <table:table-cell table:style-name="ce58" table:formula="of:=IF([.G73]=&quot;ALI&quot;;35*[.Q73];IF([.G73]=&quot;AIE&quot;;15*[.Q73]))" office:value-type="boolean" office:boolean-value="false" calcext:value-type="boolean">
            <text:p>FALSO</text:p>
          </table:table-cell>
          <table:table-cell table:style-name="ce59" table:formula="of:=IF(OR([.G73]=&quot;EE&quot;;[.G73]=&quot;CE&quot;);IF([.H73]=&quot;I&quot;;4;(4*[.Q73]));IF([.G73]=&quot;SE&quot;;IF([.H73]=&quot;I&quot;;5;5*[.Q73]);IF([.G73]=&quot;ALI&quot;;IF([.H73]=&quot;I&quot;;7;7*[.Q73]);IF([.G73]=&quot;AIE&quot;;IF([.H73]=&quot;I&quot;;5;5*[.Q7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4];[.L74])">
            <text:p/>
          </table:table-cell>
          <table:table-cell table:style-name="ce44" table:formula="of:=IF(OR(ISBLANK([.I74]);ISBLANK([.J74]));IF(OR([.G74]=&quot;ALI&quot;;[.G74]=&quot;AIE&quot;);&quot;L&quot;;IF(ISBLANK([.G74]);&quot;&quot;;&quot;A&quot;));IF([.G74]=&quot;EE&quot;;IF([.J74]&gt;=3;IF([.I74]&gt;=5;&quot;H&quot;;&quot;A&quot;);IF([.J74]&gt;=2;IF([.I74]&gt;=16;&quot;H&quot;;IF([.I74]&lt;=4;&quot;L&quot;;&quot;A&quot;));IF([.I74]&lt;=15;&quot;L&quot;;&quot;A&quot;)));IF(OR([.G74]=&quot;SE&quot;;[.G74]=&quot;CE&quot;);IF([.J74]&gt;=4;IF([.I74]&gt;=6;&quot;H&quot;;&quot;A&quot;);IF([.J74]&gt;=2;IF([.I74]&gt;=20;&quot;H&quot;;IF([.I74]&lt;=5;&quot;L&quot;;&quot;A&quot;));IF([.I74]&lt;=19;&quot;L&quot;;&quot;A&quot;)));IF(OR([.G74]=&quot;ALI&quot;;[.G74]=&quot;AIE&quot;);IF([.J74]&gt;=6;IF([.I74]&gt;=20;&quot;H&quot;;&quot;A&quot;);IF([.J74]&gt;=2;IF([.I74]&gt;=51;&quot;H&quot;;IF([.I74]&lt;=19;&quot;L&quot;;&quot;A&quot;));IF([.I74]&lt;=50;&quot;L&quot;;&quot;A&quot;)))))))">
            <text:p/>
          </table:table-cell>
          <table:table-cell table:style-name="ce45" table:formula="of:=IF([.L74]=&quot;L&quot;;&quot;Baixa&quot;;IF([.L74]=&quot;A&quot;;&quot;Média&quot;;IF([.L74]=&quot;&quot;;&quot;&quot;;&quot;Alta&quot;)))">
            <text:p/>
          </table:table-cell>
          <table:table-cell table:style-name="ce47" table:formula="of:=IF(ISBLANK([.G74]);&quot;&quot;;IF([.G74]=&quot;ALI&quot;;IF([.L74]=&quot;L&quot;;7;IF([.L74]=&quot;A&quot;;10;15));IF([.G74]=&quot;AIE&quot;;IF([.L74]=&quot;L&quot;;5;IF([.L74]=&quot;A&quot;;7;10));IF([.G74]=&quot;SE&quot;;IF([.L74]=&quot;L&quot;;4;IF([.L74]=&quot;A&quot;;5;7));IF(OR([.G74]=&quot;EE&quot;;[.G74]=&quot;CE&quot;);IF([.L74]=&quot;L&quot;;3;IF([.L74]=&quot;A&quot;;4;6)))))))">
            <text:p/>
          </table:table-cell>
          <table:table-cell table:style-name="ce50" table:formula="of:=IF([.H74]=&quot;I&quot;;[.N74]*[$Contagem.$U$11];IF([.H74]=&quot;E&quot;;[.N74]*[$Contagem.$U$13];IF([.H74]=&quot;A&quot;;[.N74]*[$Contagem.$U$12];IF([.H74]=&quot;T&quot;;[.N74]*[$Contagem.$U$14];&quot;&quot;))))">
            <text:p/>
          </table:table-cell>
          <table:table-cell table:style-name="ce39"/>
          <table:table-cell table:style-name="ce56" table:formula="of:=IF([.H74]=&quot;I&quot;;[$Sumário.$F$55];IF([.H74]=&quot;A&quot;;[$Sumário.$F$56];[$Sumário.$F$57]))" office:value-type="float" office:value="0.4" calcext:value-type="float">
            <text:p>0,40</text:p>
          </table:table-cell>
          <table:table-cell table:style-name="ce58" table:formula="of:=IF([.G74]=&quot;ALI&quot;;35*[.Q74];IF([.G74]=&quot;AIE&quot;;15*[.Q74]))" office:value-type="boolean" office:boolean-value="false" calcext:value-type="boolean">
            <text:p>FALSO</text:p>
          </table:table-cell>
          <table:table-cell table:style-name="ce59" table:formula="of:=IF(OR([.G74]=&quot;EE&quot;;[.G74]=&quot;CE&quot;);IF([.H74]=&quot;I&quot;;4;(4*[.Q74]));IF([.G74]=&quot;SE&quot;;IF([.H74]=&quot;I&quot;;5;5*[.Q74]);IF([.G74]=&quot;ALI&quot;;IF([.H74]=&quot;I&quot;;7;7*[.Q74]);IF([.G74]=&quot;AIE&quot;;IF([.H74]=&quot;I&quot;;5;5*[.Q7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5];[.L75])">
            <text:p/>
          </table:table-cell>
          <table:table-cell table:style-name="ce44" table:formula="of:=IF(OR(ISBLANK([.I75]);ISBLANK([.J75]));IF(OR([.G75]=&quot;ALI&quot;;[.G75]=&quot;AIE&quot;);&quot;L&quot;;IF(ISBLANK([.G75]);&quot;&quot;;&quot;A&quot;));IF([.G75]=&quot;EE&quot;;IF([.J75]&gt;=3;IF([.I75]&gt;=5;&quot;H&quot;;&quot;A&quot;);IF([.J75]&gt;=2;IF([.I75]&gt;=16;&quot;H&quot;;IF([.I75]&lt;=4;&quot;L&quot;;&quot;A&quot;));IF([.I75]&lt;=15;&quot;L&quot;;&quot;A&quot;)));IF(OR([.G75]=&quot;SE&quot;;[.G75]=&quot;CE&quot;);IF([.J75]&gt;=4;IF([.I75]&gt;=6;&quot;H&quot;;&quot;A&quot;);IF([.J75]&gt;=2;IF([.I75]&gt;=20;&quot;H&quot;;IF([.I75]&lt;=5;&quot;L&quot;;&quot;A&quot;));IF([.I75]&lt;=19;&quot;L&quot;;&quot;A&quot;)));IF(OR([.G75]=&quot;ALI&quot;;[.G75]=&quot;AIE&quot;);IF([.J75]&gt;=6;IF([.I75]&gt;=20;&quot;H&quot;;&quot;A&quot;);IF([.J75]&gt;=2;IF([.I75]&gt;=51;&quot;H&quot;;IF([.I75]&lt;=19;&quot;L&quot;;&quot;A&quot;));IF([.I75]&lt;=50;&quot;L&quot;;&quot;A&quot;)))))))">
            <text:p/>
          </table:table-cell>
          <table:table-cell table:style-name="ce45" table:formula="of:=IF([.L75]=&quot;L&quot;;&quot;Baixa&quot;;IF([.L75]=&quot;A&quot;;&quot;Média&quot;;IF([.L75]=&quot;&quot;;&quot;&quot;;&quot;Alta&quot;)))">
            <text:p/>
          </table:table-cell>
          <table:table-cell table:style-name="ce47" table:formula="of:=IF(ISBLANK([.G75]);&quot;&quot;;IF([.G75]=&quot;ALI&quot;;IF([.L75]=&quot;L&quot;;7;IF([.L75]=&quot;A&quot;;10;15));IF([.G75]=&quot;AIE&quot;;IF([.L75]=&quot;L&quot;;5;IF([.L75]=&quot;A&quot;;7;10));IF([.G75]=&quot;SE&quot;;IF([.L75]=&quot;L&quot;;4;IF([.L75]=&quot;A&quot;;5;7));IF(OR([.G75]=&quot;EE&quot;;[.G75]=&quot;CE&quot;);IF([.L75]=&quot;L&quot;;3;IF([.L75]=&quot;A&quot;;4;6)))))))">
            <text:p/>
          </table:table-cell>
          <table:table-cell table:style-name="ce50" table:formula="of:=IF([.H75]=&quot;I&quot;;[.N75]*[$Contagem.$U$11];IF([.H75]=&quot;E&quot;;[.N75]*[$Contagem.$U$13];IF([.H75]=&quot;A&quot;;[.N75]*[$Contagem.$U$12];IF([.H75]=&quot;T&quot;;[.N75]*[$Contagem.$U$14];&quot;&quot;))))">
            <text:p/>
          </table:table-cell>
          <table:table-cell table:style-name="ce39"/>
          <table:table-cell table:style-name="ce56" table:formula="of:=IF([.H75]=&quot;I&quot;;[$Sumário.$F$55];IF([.H75]=&quot;A&quot;;[$Sumário.$F$56];[$Sumário.$F$57]))" office:value-type="float" office:value="0.4" calcext:value-type="float">
            <text:p>0,40</text:p>
          </table:table-cell>
          <table:table-cell table:style-name="ce58" table:formula="of:=IF([.G75]=&quot;ALI&quot;;35*[.Q75];IF([.G75]=&quot;AIE&quot;;15*[.Q75]))" office:value-type="boolean" office:boolean-value="false" calcext:value-type="boolean">
            <text:p>FALSO</text:p>
          </table:table-cell>
          <table:table-cell table:style-name="ce59" table:formula="of:=IF(OR([.G75]=&quot;EE&quot;;[.G75]=&quot;CE&quot;);IF([.H75]=&quot;I&quot;;4;(4*[.Q75]));IF([.G75]=&quot;SE&quot;;IF([.H75]=&quot;I&quot;;5;5*[.Q75]);IF([.G75]=&quot;ALI&quot;;IF([.H75]=&quot;I&quot;;7;7*[.Q75]);IF([.G75]=&quot;AIE&quot;;IF([.H75]=&quot;I&quot;;5;5*[.Q7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6];[.L76])">
            <text:p/>
          </table:table-cell>
          <table:table-cell table:style-name="ce44" table:formula="of:=IF(OR(ISBLANK([.I76]);ISBLANK([.J76]));IF(OR([.G76]=&quot;ALI&quot;;[.G76]=&quot;AIE&quot;);&quot;L&quot;;IF(ISBLANK([.G76]);&quot;&quot;;&quot;A&quot;));IF([.G76]=&quot;EE&quot;;IF([.J76]&gt;=3;IF([.I76]&gt;=5;&quot;H&quot;;&quot;A&quot;);IF([.J76]&gt;=2;IF([.I76]&gt;=16;&quot;H&quot;;IF([.I76]&lt;=4;&quot;L&quot;;&quot;A&quot;));IF([.I76]&lt;=15;&quot;L&quot;;&quot;A&quot;)));IF(OR([.G76]=&quot;SE&quot;;[.G76]=&quot;CE&quot;);IF([.J76]&gt;=4;IF([.I76]&gt;=6;&quot;H&quot;;&quot;A&quot;);IF([.J76]&gt;=2;IF([.I76]&gt;=20;&quot;H&quot;;IF([.I76]&lt;=5;&quot;L&quot;;&quot;A&quot;));IF([.I76]&lt;=19;&quot;L&quot;;&quot;A&quot;)));IF(OR([.G76]=&quot;ALI&quot;;[.G76]=&quot;AIE&quot;);IF([.J76]&gt;=6;IF([.I76]&gt;=20;&quot;H&quot;;&quot;A&quot;);IF([.J76]&gt;=2;IF([.I76]&gt;=51;&quot;H&quot;;IF([.I76]&lt;=19;&quot;L&quot;;&quot;A&quot;));IF([.I76]&lt;=50;&quot;L&quot;;&quot;A&quot;)))))))">
            <text:p/>
          </table:table-cell>
          <table:table-cell table:style-name="ce45" table:formula="of:=IF([.L76]=&quot;L&quot;;&quot;Baixa&quot;;IF([.L76]=&quot;A&quot;;&quot;Média&quot;;IF([.L76]=&quot;&quot;;&quot;&quot;;&quot;Alta&quot;)))">
            <text:p/>
          </table:table-cell>
          <table:table-cell table:style-name="ce47" table:formula="of:=IF(ISBLANK([.G76]);&quot;&quot;;IF([.G76]=&quot;ALI&quot;;IF([.L76]=&quot;L&quot;;7;IF([.L76]=&quot;A&quot;;10;15));IF([.G76]=&quot;AIE&quot;;IF([.L76]=&quot;L&quot;;5;IF([.L76]=&quot;A&quot;;7;10));IF([.G76]=&quot;SE&quot;;IF([.L76]=&quot;L&quot;;4;IF([.L76]=&quot;A&quot;;5;7));IF(OR([.G76]=&quot;EE&quot;;[.G76]=&quot;CE&quot;);IF([.L76]=&quot;L&quot;;3;IF([.L76]=&quot;A&quot;;4;6)))))))">
            <text:p/>
          </table:table-cell>
          <table:table-cell table:style-name="ce50" table:formula="of:=IF([.H76]=&quot;I&quot;;[.N76]*[$Contagem.$U$11];IF([.H76]=&quot;E&quot;;[.N76]*[$Contagem.$U$13];IF([.H76]=&quot;A&quot;;[.N76]*[$Contagem.$U$12];IF([.H76]=&quot;T&quot;;[.N76]*[$Contagem.$U$14];&quot;&quot;))))">
            <text:p/>
          </table:table-cell>
          <table:table-cell table:style-name="ce39"/>
          <table:table-cell table:style-name="ce56" table:formula="of:=IF([.H76]=&quot;I&quot;;[$Sumário.$F$55];IF([.H76]=&quot;A&quot;;[$Sumário.$F$56];[$Sumário.$F$57]))" office:value-type="float" office:value="0.4" calcext:value-type="float">
            <text:p>0,40</text:p>
          </table:table-cell>
          <table:table-cell table:style-name="ce58" table:formula="of:=IF([.G76]=&quot;ALI&quot;;35*[.Q76];IF([.G76]=&quot;AIE&quot;;15*[.Q76]))" office:value-type="boolean" office:boolean-value="false" calcext:value-type="boolean">
            <text:p>FALSO</text:p>
          </table:table-cell>
          <table:table-cell table:style-name="ce59" table:formula="of:=IF(OR([.G76]=&quot;EE&quot;;[.G76]=&quot;CE&quot;);IF([.H76]=&quot;I&quot;;4;(4*[.Q76]));IF([.G76]=&quot;SE&quot;;IF([.H76]=&quot;I&quot;;5;5*[.Q76]);IF([.G76]=&quot;ALI&quot;;IF([.H76]=&quot;I&quot;;7;7*[.Q76]);IF([.G76]=&quot;AIE&quot;;IF([.H76]=&quot;I&quot;;5;5*[.Q7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7];[.L77])">
            <text:p/>
          </table:table-cell>
          <table:table-cell table:style-name="ce44" table:formula="of:=IF(OR(ISBLANK([.I77]);ISBLANK([.J77]));IF(OR([.G77]=&quot;ALI&quot;;[.G77]=&quot;AIE&quot;);&quot;L&quot;;IF(ISBLANK([.G77]);&quot;&quot;;&quot;A&quot;));IF([.G77]=&quot;EE&quot;;IF([.J77]&gt;=3;IF([.I77]&gt;=5;&quot;H&quot;;&quot;A&quot;);IF([.J77]&gt;=2;IF([.I77]&gt;=16;&quot;H&quot;;IF([.I77]&lt;=4;&quot;L&quot;;&quot;A&quot;));IF([.I77]&lt;=15;&quot;L&quot;;&quot;A&quot;)));IF(OR([.G77]=&quot;SE&quot;;[.G77]=&quot;CE&quot;);IF([.J77]&gt;=4;IF([.I77]&gt;=6;&quot;H&quot;;&quot;A&quot;);IF([.J77]&gt;=2;IF([.I77]&gt;=20;&quot;H&quot;;IF([.I77]&lt;=5;&quot;L&quot;;&quot;A&quot;));IF([.I77]&lt;=19;&quot;L&quot;;&quot;A&quot;)));IF(OR([.G77]=&quot;ALI&quot;;[.G77]=&quot;AIE&quot;);IF([.J77]&gt;=6;IF([.I77]&gt;=20;&quot;H&quot;;&quot;A&quot;);IF([.J77]&gt;=2;IF([.I77]&gt;=51;&quot;H&quot;;IF([.I77]&lt;=19;&quot;L&quot;;&quot;A&quot;));IF([.I77]&lt;=50;&quot;L&quot;;&quot;A&quot;)))))))">
            <text:p/>
          </table:table-cell>
          <table:table-cell table:style-name="ce45" table:formula="of:=IF([.L77]=&quot;L&quot;;&quot;Baixa&quot;;IF([.L77]=&quot;A&quot;;&quot;Média&quot;;IF([.L77]=&quot;&quot;;&quot;&quot;;&quot;Alta&quot;)))">
            <text:p/>
          </table:table-cell>
          <table:table-cell table:style-name="ce47" table:formula="of:=IF(ISBLANK([.G77]);&quot;&quot;;IF([.G77]=&quot;ALI&quot;;IF([.L77]=&quot;L&quot;;7;IF([.L77]=&quot;A&quot;;10;15));IF([.G77]=&quot;AIE&quot;;IF([.L77]=&quot;L&quot;;5;IF([.L77]=&quot;A&quot;;7;10));IF([.G77]=&quot;SE&quot;;IF([.L77]=&quot;L&quot;;4;IF([.L77]=&quot;A&quot;;5;7));IF(OR([.G77]=&quot;EE&quot;;[.G77]=&quot;CE&quot;);IF([.L77]=&quot;L&quot;;3;IF([.L77]=&quot;A&quot;;4;6)))))))">
            <text:p/>
          </table:table-cell>
          <table:table-cell table:style-name="ce50" table:formula="of:=IF([.H77]=&quot;I&quot;;[.N77]*[$Contagem.$U$11];IF([.H77]=&quot;E&quot;;[.N77]*[$Contagem.$U$13];IF([.H77]=&quot;A&quot;;[.N77]*[$Contagem.$U$12];IF([.H77]=&quot;T&quot;;[.N77]*[$Contagem.$U$14];&quot;&quot;))))">
            <text:p/>
          </table:table-cell>
          <table:table-cell table:style-name="ce39"/>
          <table:table-cell table:style-name="ce56" table:formula="of:=IF([.H77]=&quot;I&quot;;[$Sumário.$F$55];IF([.H77]=&quot;A&quot;;[$Sumário.$F$56];[$Sumário.$F$57]))" office:value-type="float" office:value="0.4" calcext:value-type="float">
            <text:p>0,40</text:p>
          </table:table-cell>
          <table:table-cell table:style-name="ce58" table:formula="of:=IF([.G77]=&quot;ALI&quot;;35*[.Q77];IF([.G77]=&quot;AIE&quot;;15*[.Q77]))" office:value-type="boolean" office:boolean-value="false" calcext:value-type="boolean">
            <text:p>FALSO</text:p>
          </table:table-cell>
          <table:table-cell table:style-name="ce59" table:formula="of:=IF(OR([.G77]=&quot;EE&quot;;[.G77]=&quot;CE&quot;);IF([.H77]=&quot;I&quot;;4;(4*[.Q77]));IF([.G77]=&quot;SE&quot;;IF([.H77]=&quot;I&quot;;5;5*[.Q77]);IF([.G77]=&quot;ALI&quot;;IF([.H77]=&quot;I&quot;;7;7*[.Q77]);IF([.G77]=&quot;AIE&quot;;IF([.H77]=&quot;I&quot;;5;5*[.Q7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8];[.L78])">
            <text:p/>
          </table:table-cell>
          <table:table-cell table:style-name="ce44" table:formula="of:=IF(OR(ISBLANK([.I78]);ISBLANK([.J78]));IF(OR([.G78]=&quot;ALI&quot;;[.G78]=&quot;AIE&quot;);&quot;L&quot;;IF(ISBLANK([.G78]);&quot;&quot;;&quot;A&quot;));IF([.G78]=&quot;EE&quot;;IF([.J78]&gt;=3;IF([.I78]&gt;=5;&quot;H&quot;;&quot;A&quot;);IF([.J78]&gt;=2;IF([.I78]&gt;=16;&quot;H&quot;;IF([.I78]&lt;=4;&quot;L&quot;;&quot;A&quot;));IF([.I78]&lt;=15;&quot;L&quot;;&quot;A&quot;)));IF(OR([.G78]=&quot;SE&quot;;[.G78]=&quot;CE&quot;);IF([.J78]&gt;=4;IF([.I78]&gt;=6;&quot;H&quot;;&quot;A&quot;);IF([.J78]&gt;=2;IF([.I78]&gt;=20;&quot;H&quot;;IF([.I78]&lt;=5;&quot;L&quot;;&quot;A&quot;));IF([.I78]&lt;=19;&quot;L&quot;;&quot;A&quot;)));IF(OR([.G78]=&quot;ALI&quot;;[.G78]=&quot;AIE&quot;);IF([.J78]&gt;=6;IF([.I78]&gt;=20;&quot;H&quot;;&quot;A&quot;);IF([.J78]&gt;=2;IF([.I78]&gt;=51;&quot;H&quot;;IF([.I78]&lt;=19;&quot;L&quot;;&quot;A&quot;));IF([.I78]&lt;=50;&quot;L&quot;;&quot;A&quot;)))))))">
            <text:p/>
          </table:table-cell>
          <table:table-cell table:style-name="ce45" table:formula="of:=IF([.L78]=&quot;L&quot;;&quot;Baixa&quot;;IF([.L78]=&quot;A&quot;;&quot;Média&quot;;IF([.L78]=&quot;&quot;;&quot;&quot;;&quot;Alta&quot;)))">
            <text:p/>
          </table:table-cell>
          <table:table-cell table:style-name="ce47" table:formula="of:=IF(ISBLANK([.G78]);&quot;&quot;;IF([.G78]=&quot;ALI&quot;;IF([.L78]=&quot;L&quot;;7;IF([.L78]=&quot;A&quot;;10;15));IF([.G78]=&quot;AIE&quot;;IF([.L78]=&quot;L&quot;;5;IF([.L78]=&quot;A&quot;;7;10));IF([.G78]=&quot;SE&quot;;IF([.L78]=&quot;L&quot;;4;IF([.L78]=&quot;A&quot;;5;7));IF(OR([.G78]=&quot;EE&quot;;[.G78]=&quot;CE&quot;);IF([.L78]=&quot;L&quot;;3;IF([.L78]=&quot;A&quot;;4;6)))))))">
            <text:p/>
          </table:table-cell>
          <table:table-cell table:style-name="ce50" table:formula="of:=IF([.H78]=&quot;I&quot;;[.N78]*[$Contagem.$U$11];IF([.H78]=&quot;E&quot;;[.N78]*[$Contagem.$U$13];IF([.H78]=&quot;A&quot;;[.N78]*[$Contagem.$U$12];IF([.H78]=&quot;T&quot;;[.N78]*[$Contagem.$U$14];&quot;&quot;))))">
            <text:p/>
          </table:table-cell>
          <table:table-cell table:style-name="ce39"/>
          <table:table-cell table:style-name="ce56" table:formula="of:=IF([.H78]=&quot;I&quot;;[$Sumário.$F$55];IF([.H78]=&quot;A&quot;;[$Sumário.$F$56];[$Sumário.$F$57]))" office:value-type="float" office:value="0.4" calcext:value-type="float">
            <text:p>0,40</text:p>
          </table:table-cell>
          <table:table-cell table:style-name="ce58" table:formula="of:=IF([.G78]=&quot;ALI&quot;;35*[.Q78];IF([.G78]=&quot;AIE&quot;;15*[.Q78]))" office:value-type="boolean" office:boolean-value="false" calcext:value-type="boolean">
            <text:p>FALSO</text:p>
          </table:table-cell>
          <table:table-cell table:style-name="ce59" table:formula="of:=IF(OR([.G78]=&quot;EE&quot;;[.G78]=&quot;CE&quot;);IF([.H78]=&quot;I&quot;;4;(4*[.Q78]));IF([.G78]=&quot;SE&quot;;IF([.H78]=&quot;I&quot;;5;5*[.Q78]);IF([.G78]=&quot;ALI&quot;;IF([.H78]=&quot;I&quot;;7;7*[.Q78]);IF([.G78]=&quot;AIE&quot;;IF([.H78]=&quot;I&quot;;5;5*[.Q7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79];[.L79])">
            <text:p/>
          </table:table-cell>
          <table:table-cell table:style-name="ce44" table:formula="of:=IF(OR(ISBLANK([.I79]);ISBLANK([.J79]));IF(OR([.G79]=&quot;ALI&quot;;[.G79]=&quot;AIE&quot;);&quot;L&quot;;IF(ISBLANK([.G79]);&quot;&quot;;&quot;A&quot;));IF([.G79]=&quot;EE&quot;;IF([.J79]&gt;=3;IF([.I79]&gt;=5;&quot;H&quot;;&quot;A&quot;);IF([.J79]&gt;=2;IF([.I79]&gt;=16;&quot;H&quot;;IF([.I79]&lt;=4;&quot;L&quot;;&quot;A&quot;));IF([.I79]&lt;=15;&quot;L&quot;;&quot;A&quot;)));IF(OR([.G79]=&quot;SE&quot;;[.G79]=&quot;CE&quot;);IF([.J79]&gt;=4;IF([.I79]&gt;=6;&quot;H&quot;;&quot;A&quot;);IF([.J79]&gt;=2;IF([.I79]&gt;=20;&quot;H&quot;;IF([.I79]&lt;=5;&quot;L&quot;;&quot;A&quot;));IF([.I79]&lt;=19;&quot;L&quot;;&quot;A&quot;)));IF(OR([.G79]=&quot;ALI&quot;;[.G79]=&quot;AIE&quot;);IF([.J79]&gt;=6;IF([.I79]&gt;=20;&quot;H&quot;;&quot;A&quot;);IF([.J79]&gt;=2;IF([.I79]&gt;=51;&quot;H&quot;;IF([.I79]&lt;=19;&quot;L&quot;;&quot;A&quot;));IF([.I79]&lt;=50;&quot;L&quot;;&quot;A&quot;)))))))">
            <text:p/>
          </table:table-cell>
          <table:table-cell table:style-name="ce45" table:formula="of:=IF([.L79]=&quot;L&quot;;&quot;Baixa&quot;;IF([.L79]=&quot;A&quot;;&quot;Média&quot;;IF([.L79]=&quot;&quot;;&quot;&quot;;&quot;Alta&quot;)))">
            <text:p/>
          </table:table-cell>
          <table:table-cell table:style-name="ce47" table:formula="of:=IF(ISBLANK([.G79]);&quot;&quot;;IF([.G79]=&quot;ALI&quot;;IF([.L79]=&quot;L&quot;;7;IF([.L79]=&quot;A&quot;;10;15));IF([.G79]=&quot;AIE&quot;;IF([.L79]=&quot;L&quot;;5;IF([.L79]=&quot;A&quot;;7;10));IF([.G79]=&quot;SE&quot;;IF([.L79]=&quot;L&quot;;4;IF([.L79]=&quot;A&quot;;5;7));IF(OR([.G79]=&quot;EE&quot;;[.G79]=&quot;CE&quot;);IF([.L79]=&quot;L&quot;;3;IF([.L79]=&quot;A&quot;;4;6)))))))">
            <text:p/>
          </table:table-cell>
          <table:table-cell table:style-name="ce50" table:formula="of:=IF([.H79]=&quot;I&quot;;[.N79]*[$Contagem.$U$11];IF([.H79]=&quot;E&quot;;[.N79]*[$Contagem.$U$13];IF([.H79]=&quot;A&quot;;[.N79]*[$Contagem.$U$12];IF([.H79]=&quot;T&quot;;[.N79]*[$Contagem.$U$14];&quot;&quot;))))">
            <text:p/>
          </table:table-cell>
          <table:table-cell table:style-name="ce39"/>
          <table:table-cell table:style-name="ce56" table:formula="of:=IF([.H79]=&quot;I&quot;;[$Sumário.$F$55];IF([.H79]=&quot;A&quot;;[$Sumário.$F$56];[$Sumário.$F$57]))" office:value-type="float" office:value="0.4" calcext:value-type="float">
            <text:p>0,40</text:p>
          </table:table-cell>
          <table:table-cell table:style-name="ce58" table:formula="of:=IF([.G79]=&quot;ALI&quot;;35*[.Q79];IF([.G79]=&quot;AIE&quot;;15*[.Q79]))" office:value-type="boolean" office:boolean-value="false" calcext:value-type="boolean">
            <text:p>FALSO</text:p>
          </table:table-cell>
          <table:table-cell table:style-name="ce59" table:formula="of:=IF(OR([.G79]=&quot;EE&quot;;[.G79]=&quot;CE&quot;);IF([.H79]=&quot;I&quot;;4;(4*[.Q79]));IF([.G79]=&quot;SE&quot;;IF([.H79]=&quot;I&quot;;5;5*[.Q79]);IF([.G79]=&quot;ALI&quot;;IF([.H79]=&quot;I&quot;;7;7*[.Q79]);IF([.G79]=&quot;AIE&quot;;IF([.H79]=&quot;I&quot;;5;5*[.Q7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0];[.L80])">
            <text:p/>
          </table:table-cell>
          <table:table-cell table:style-name="ce44" table:formula="of:=IF(OR(ISBLANK([.I80]);ISBLANK([.J80]));IF(OR([.G80]=&quot;ALI&quot;;[.G80]=&quot;AIE&quot;);&quot;L&quot;;IF(ISBLANK([.G80]);&quot;&quot;;&quot;A&quot;));IF([.G80]=&quot;EE&quot;;IF([.J80]&gt;=3;IF([.I80]&gt;=5;&quot;H&quot;;&quot;A&quot;);IF([.J80]&gt;=2;IF([.I80]&gt;=16;&quot;H&quot;;IF([.I80]&lt;=4;&quot;L&quot;;&quot;A&quot;));IF([.I80]&lt;=15;&quot;L&quot;;&quot;A&quot;)));IF(OR([.G80]=&quot;SE&quot;;[.G80]=&quot;CE&quot;);IF([.J80]&gt;=4;IF([.I80]&gt;=6;&quot;H&quot;;&quot;A&quot;);IF([.J80]&gt;=2;IF([.I80]&gt;=20;&quot;H&quot;;IF([.I80]&lt;=5;&quot;L&quot;;&quot;A&quot;));IF([.I80]&lt;=19;&quot;L&quot;;&quot;A&quot;)));IF(OR([.G80]=&quot;ALI&quot;;[.G80]=&quot;AIE&quot;);IF([.J80]&gt;=6;IF([.I80]&gt;=20;&quot;H&quot;;&quot;A&quot;);IF([.J80]&gt;=2;IF([.I80]&gt;=51;&quot;H&quot;;IF([.I80]&lt;=19;&quot;L&quot;;&quot;A&quot;));IF([.I80]&lt;=50;&quot;L&quot;;&quot;A&quot;)))))))">
            <text:p/>
          </table:table-cell>
          <table:table-cell table:style-name="ce45" table:formula="of:=IF([.L80]=&quot;L&quot;;&quot;Baixa&quot;;IF([.L80]=&quot;A&quot;;&quot;Média&quot;;IF([.L80]=&quot;&quot;;&quot;&quot;;&quot;Alta&quot;)))">
            <text:p/>
          </table:table-cell>
          <table:table-cell table:style-name="ce47" table:formula="of:=IF(ISBLANK([.G80]);&quot;&quot;;IF([.G80]=&quot;ALI&quot;;IF([.L80]=&quot;L&quot;;7;IF([.L80]=&quot;A&quot;;10;15));IF([.G80]=&quot;AIE&quot;;IF([.L80]=&quot;L&quot;;5;IF([.L80]=&quot;A&quot;;7;10));IF([.G80]=&quot;SE&quot;;IF([.L80]=&quot;L&quot;;4;IF([.L80]=&quot;A&quot;;5;7));IF(OR([.G80]=&quot;EE&quot;;[.G80]=&quot;CE&quot;);IF([.L80]=&quot;L&quot;;3;IF([.L80]=&quot;A&quot;;4;6)))))))">
            <text:p/>
          </table:table-cell>
          <table:table-cell table:style-name="ce50" table:formula="of:=IF([.H80]=&quot;I&quot;;[.N80]*[$Contagem.$U$11];IF([.H80]=&quot;E&quot;;[.N80]*[$Contagem.$U$13];IF([.H80]=&quot;A&quot;;[.N80]*[$Contagem.$U$12];IF([.H80]=&quot;T&quot;;[.N80]*[$Contagem.$U$14];&quot;&quot;))))">
            <text:p/>
          </table:table-cell>
          <table:table-cell table:style-name="ce39"/>
          <table:table-cell table:style-name="ce56" table:formula="of:=IF([.H80]=&quot;I&quot;;[$Sumário.$F$55];IF([.H80]=&quot;A&quot;;[$Sumário.$F$56];[$Sumário.$F$57]))" office:value-type="float" office:value="0.4" calcext:value-type="float">
            <text:p>0,40</text:p>
          </table:table-cell>
          <table:table-cell table:style-name="ce58" table:formula="of:=IF([.G80]=&quot;ALI&quot;;35*[.Q80];IF([.G80]=&quot;AIE&quot;;15*[.Q80]))" office:value-type="boolean" office:boolean-value="false" calcext:value-type="boolean">
            <text:p>FALSO</text:p>
          </table:table-cell>
          <table:table-cell table:style-name="ce59" table:formula="of:=IF(OR([.G80]=&quot;EE&quot;;[.G80]=&quot;CE&quot;);IF([.H80]=&quot;I&quot;;4;(4*[.Q80]));IF([.G80]=&quot;SE&quot;;IF([.H80]=&quot;I&quot;;5;5*[.Q80]);IF([.G80]=&quot;ALI&quot;;IF([.H80]=&quot;I&quot;;7;7*[.Q80]);IF([.G80]=&quot;AIE&quot;;IF([.H80]=&quot;I&quot;;5;5*[.Q8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1];[.L81])">
            <text:p/>
          </table:table-cell>
          <table:table-cell table:style-name="ce44" table:formula="of:=IF(OR(ISBLANK([.I81]);ISBLANK([.J81]));IF(OR([.G81]=&quot;ALI&quot;;[.G81]=&quot;AIE&quot;);&quot;L&quot;;IF(ISBLANK([.G81]);&quot;&quot;;&quot;A&quot;));IF([.G81]=&quot;EE&quot;;IF([.J81]&gt;=3;IF([.I81]&gt;=5;&quot;H&quot;;&quot;A&quot;);IF([.J81]&gt;=2;IF([.I81]&gt;=16;&quot;H&quot;;IF([.I81]&lt;=4;&quot;L&quot;;&quot;A&quot;));IF([.I81]&lt;=15;&quot;L&quot;;&quot;A&quot;)));IF(OR([.G81]=&quot;SE&quot;;[.G81]=&quot;CE&quot;);IF([.J81]&gt;=4;IF([.I81]&gt;=6;&quot;H&quot;;&quot;A&quot;);IF([.J81]&gt;=2;IF([.I81]&gt;=20;&quot;H&quot;;IF([.I81]&lt;=5;&quot;L&quot;;&quot;A&quot;));IF([.I81]&lt;=19;&quot;L&quot;;&quot;A&quot;)));IF(OR([.G81]=&quot;ALI&quot;;[.G81]=&quot;AIE&quot;);IF([.J81]&gt;=6;IF([.I81]&gt;=20;&quot;H&quot;;&quot;A&quot;);IF([.J81]&gt;=2;IF([.I81]&gt;=51;&quot;H&quot;;IF([.I81]&lt;=19;&quot;L&quot;;&quot;A&quot;));IF([.I81]&lt;=50;&quot;L&quot;;&quot;A&quot;)))))))">
            <text:p/>
          </table:table-cell>
          <table:table-cell table:style-name="ce45" table:formula="of:=IF([.L81]=&quot;L&quot;;&quot;Baixa&quot;;IF([.L81]=&quot;A&quot;;&quot;Média&quot;;IF([.L81]=&quot;&quot;;&quot;&quot;;&quot;Alta&quot;)))">
            <text:p/>
          </table:table-cell>
          <table:table-cell table:style-name="ce47" table:formula="of:=IF(ISBLANK([.G81]);&quot;&quot;;IF([.G81]=&quot;ALI&quot;;IF([.L81]=&quot;L&quot;;7;IF([.L81]=&quot;A&quot;;10;15));IF([.G81]=&quot;AIE&quot;;IF([.L81]=&quot;L&quot;;5;IF([.L81]=&quot;A&quot;;7;10));IF([.G81]=&quot;SE&quot;;IF([.L81]=&quot;L&quot;;4;IF([.L81]=&quot;A&quot;;5;7));IF(OR([.G81]=&quot;EE&quot;;[.G81]=&quot;CE&quot;);IF([.L81]=&quot;L&quot;;3;IF([.L81]=&quot;A&quot;;4;6)))))))">
            <text:p/>
          </table:table-cell>
          <table:table-cell table:style-name="ce50" table:formula="of:=IF([.H81]=&quot;I&quot;;[.N81]*[$Contagem.$U$11];IF([.H81]=&quot;E&quot;;[.N81]*[$Contagem.$U$13];IF([.H81]=&quot;A&quot;;[.N81]*[$Contagem.$U$12];IF([.H81]=&quot;T&quot;;[.N81]*[$Contagem.$U$14];&quot;&quot;))))">
            <text:p/>
          </table:table-cell>
          <table:table-cell table:style-name="ce39"/>
          <table:table-cell table:style-name="ce56" table:formula="of:=IF([.H81]=&quot;I&quot;;[$Sumário.$F$55];IF([.H81]=&quot;A&quot;;[$Sumário.$F$56];[$Sumário.$F$57]))" office:value-type="float" office:value="0.4" calcext:value-type="float">
            <text:p>0,40</text:p>
          </table:table-cell>
          <table:table-cell table:style-name="ce58" table:formula="of:=IF([.G81]=&quot;ALI&quot;;35*[.Q81];IF([.G81]=&quot;AIE&quot;;15*[.Q81]))" office:value-type="boolean" office:boolean-value="false" calcext:value-type="boolean">
            <text:p>FALSO</text:p>
          </table:table-cell>
          <table:table-cell table:style-name="ce59" table:formula="of:=IF(OR([.G81]=&quot;EE&quot;;[.G81]=&quot;CE&quot;);IF([.H81]=&quot;I&quot;;4;(4*[.Q81]));IF([.G81]=&quot;SE&quot;;IF([.H81]=&quot;I&quot;;5;5*[.Q81]);IF([.G81]=&quot;ALI&quot;;IF([.H81]=&quot;I&quot;;7;7*[.Q81]);IF([.G81]=&quot;AIE&quot;;IF([.H81]=&quot;I&quot;;5;5*[.Q8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2];[.L82])">
            <text:p/>
          </table:table-cell>
          <table:table-cell table:style-name="ce44" table:formula="of:=IF(OR(ISBLANK([.I82]);ISBLANK([.J82]));IF(OR([.G82]=&quot;ALI&quot;;[.G82]=&quot;AIE&quot;);&quot;L&quot;;IF(ISBLANK([.G82]);&quot;&quot;;&quot;A&quot;));IF([.G82]=&quot;EE&quot;;IF([.J82]&gt;=3;IF([.I82]&gt;=5;&quot;H&quot;;&quot;A&quot;);IF([.J82]&gt;=2;IF([.I82]&gt;=16;&quot;H&quot;;IF([.I82]&lt;=4;&quot;L&quot;;&quot;A&quot;));IF([.I82]&lt;=15;&quot;L&quot;;&quot;A&quot;)));IF(OR([.G82]=&quot;SE&quot;;[.G82]=&quot;CE&quot;);IF([.J82]&gt;=4;IF([.I82]&gt;=6;&quot;H&quot;;&quot;A&quot;);IF([.J82]&gt;=2;IF([.I82]&gt;=20;&quot;H&quot;;IF([.I82]&lt;=5;&quot;L&quot;;&quot;A&quot;));IF([.I82]&lt;=19;&quot;L&quot;;&quot;A&quot;)));IF(OR([.G82]=&quot;ALI&quot;;[.G82]=&quot;AIE&quot;);IF([.J82]&gt;=6;IF([.I82]&gt;=20;&quot;H&quot;;&quot;A&quot;);IF([.J82]&gt;=2;IF([.I82]&gt;=51;&quot;H&quot;;IF([.I82]&lt;=19;&quot;L&quot;;&quot;A&quot;));IF([.I82]&lt;=50;&quot;L&quot;;&quot;A&quot;)))))))">
            <text:p/>
          </table:table-cell>
          <table:table-cell table:style-name="ce45" table:formula="of:=IF([.L82]=&quot;L&quot;;&quot;Baixa&quot;;IF([.L82]=&quot;A&quot;;&quot;Média&quot;;IF([.L82]=&quot;&quot;;&quot;&quot;;&quot;Alta&quot;)))">
            <text:p/>
          </table:table-cell>
          <table:table-cell table:style-name="ce47" table:formula="of:=IF(ISBLANK([.G82]);&quot;&quot;;IF([.G82]=&quot;ALI&quot;;IF([.L82]=&quot;L&quot;;7;IF([.L82]=&quot;A&quot;;10;15));IF([.G82]=&quot;AIE&quot;;IF([.L82]=&quot;L&quot;;5;IF([.L82]=&quot;A&quot;;7;10));IF([.G82]=&quot;SE&quot;;IF([.L82]=&quot;L&quot;;4;IF([.L82]=&quot;A&quot;;5;7));IF(OR([.G82]=&quot;EE&quot;;[.G82]=&quot;CE&quot;);IF([.L82]=&quot;L&quot;;3;IF([.L82]=&quot;A&quot;;4;6)))))))">
            <text:p/>
          </table:table-cell>
          <table:table-cell table:style-name="ce50" table:formula="of:=IF([.H82]=&quot;I&quot;;[.N82]*[$Contagem.$U$11];IF([.H82]=&quot;E&quot;;[.N82]*[$Contagem.$U$13];IF([.H82]=&quot;A&quot;;[.N82]*[$Contagem.$U$12];IF([.H82]=&quot;T&quot;;[.N82]*[$Contagem.$U$14];&quot;&quot;))))">
            <text:p/>
          </table:table-cell>
          <table:table-cell table:style-name="ce39"/>
          <table:table-cell table:style-name="ce56" table:formula="of:=IF([.H82]=&quot;I&quot;;[$Sumário.$F$55];IF([.H82]=&quot;A&quot;;[$Sumário.$F$56];[$Sumário.$F$57]))" office:value-type="float" office:value="0.4" calcext:value-type="float">
            <text:p>0,40</text:p>
          </table:table-cell>
          <table:table-cell table:style-name="ce58" table:formula="of:=IF([.G82]=&quot;ALI&quot;;35*[.Q82];IF([.G82]=&quot;AIE&quot;;15*[.Q82]))" office:value-type="boolean" office:boolean-value="false" calcext:value-type="boolean">
            <text:p>FALSO</text:p>
          </table:table-cell>
          <table:table-cell table:style-name="ce59" table:formula="of:=IF(OR([.G82]=&quot;EE&quot;;[.G82]=&quot;CE&quot;);IF([.H82]=&quot;I&quot;;4;(4*[.Q82]));IF([.G82]=&quot;SE&quot;;IF([.H82]=&quot;I&quot;;5;5*[.Q82]);IF([.G82]=&quot;ALI&quot;;IF([.H82]=&quot;I&quot;;7;7*[.Q82]);IF([.G82]=&quot;AIE&quot;;IF([.H82]=&quot;I&quot;;5;5*[.Q8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3];[.L83])">
            <text:p/>
          </table:table-cell>
          <table:table-cell table:style-name="ce44" table:formula="of:=IF(OR(ISBLANK([.I83]);ISBLANK([.J83]));IF(OR([.G83]=&quot;ALI&quot;;[.G83]=&quot;AIE&quot;);&quot;L&quot;;IF(ISBLANK([.G83]);&quot;&quot;;&quot;A&quot;));IF([.G83]=&quot;EE&quot;;IF([.J83]&gt;=3;IF([.I83]&gt;=5;&quot;H&quot;;&quot;A&quot;);IF([.J83]&gt;=2;IF([.I83]&gt;=16;&quot;H&quot;;IF([.I83]&lt;=4;&quot;L&quot;;&quot;A&quot;));IF([.I83]&lt;=15;&quot;L&quot;;&quot;A&quot;)));IF(OR([.G83]=&quot;SE&quot;;[.G83]=&quot;CE&quot;);IF([.J83]&gt;=4;IF([.I83]&gt;=6;&quot;H&quot;;&quot;A&quot;);IF([.J83]&gt;=2;IF([.I83]&gt;=20;&quot;H&quot;;IF([.I83]&lt;=5;&quot;L&quot;;&quot;A&quot;));IF([.I83]&lt;=19;&quot;L&quot;;&quot;A&quot;)));IF(OR([.G83]=&quot;ALI&quot;;[.G83]=&quot;AIE&quot;);IF([.J83]&gt;=6;IF([.I83]&gt;=20;&quot;H&quot;;&quot;A&quot;);IF([.J83]&gt;=2;IF([.I83]&gt;=51;&quot;H&quot;;IF([.I83]&lt;=19;&quot;L&quot;;&quot;A&quot;));IF([.I83]&lt;=50;&quot;L&quot;;&quot;A&quot;)))))))">
            <text:p/>
          </table:table-cell>
          <table:table-cell table:style-name="ce45" table:formula="of:=IF([.L83]=&quot;L&quot;;&quot;Baixa&quot;;IF([.L83]=&quot;A&quot;;&quot;Média&quot;;IF([.L83]=&quot;&quot;;&quot;&quot;;&quot;Alta&quot;)))">
            <text:p/>
          </table:table-cell>
          <table:table-cell table:style-name="ce47" table:formula="of:=IF(ISBLANK([.G83]);&quot;&quot;;IF([.G83]=&quot;ALI&quot;;IF([.L83]=&quot;L&quot;;7;IF([.L83]=&quot;A&quot;;10;15));IF([.G83]=&quot;AIE&quot;;IF([.L83]=&quot;L&quot;;5;IF([.L83]=&quot;A&quot;;7;10));IF([.G83]=&quot;SE&quot;;IF([.L83]=&quot;L&quot;;4;IF([.L83]=&quot;A&quot;;5;7));IF(OR([.G83]=&quot;EE&quot;;[.G83]=&quot;CE&quot;);IF([.L83]=&quot;L&quot;;3;IF([.L83]=&quot;A&quot;;4;6)))))))">
            <text:p/>
          </table:table-cell>
          <table:table-cell table:style-name="ce50" table:formula="of:=IF([.H83]=&quot;I&quot;;[.N83]*[$Contagem.$U$11];IF([.H83]=&quot;E&quot;;[.N83]*[$Contagem.$U$13];IF([.H83]=&quot;A&quot;;[.N83]*[$Contagem.$U$12];IF([.H83]=&quot;T&quot;;[.N83]*[$Contagem.$U$14];&quot;&quot;))))">
            <text:p/>
          </table:table-cell>
          <table:table-cell table:style-name="ce39"/>
          <table:table-cell table:style-name="ce56" table:formula="of:=IF([.H83]=&quot;I&quot;;[$Sumário.$F$55];IF([.H83]=&quot;A&quot;;[$Sumário.$F$56];[$Sumário.$F$57]))" office:value-type="float" office:value="0.4" calcext:value-type="float">
            <text:p>0,40</text:p>
          </table:table-cell>
          <table:table-cell table:style-name="ce58" table:formula="of:=IF([.G83]=&quot;ALI&quot;;35*[.Q83];IF([.G83]=&quot;AIE&quot;;15*[.Q83]))" office:value-type="boolean" office:boolean-value="false" calcext:value-type="boolean">
            <text:p>FALSO</text:p>
          </table:table-cell>
          <table:table-cell table:style-name="ce59" table:formula="of:=IF(OR([.G83]=&quot;EE&quot;;[.G83]=&quot;CE&quot;);IF([.H83]=&quot;I&quot;;4;(4*[.Q83]));IF([.G83]=&quot;SE&quot;;IF([.H83]=&quot;I&quot;;5;5*[.Q83]);IF([.G83]=&quot;ALI&quot;;IF([.H83]=&quot;I&quot;;7;7*[.Q83]);IF([.G83]=&quot;AIE&quot;;IF([.H83]=&quot;I&quot;;5;5*[.Q8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4];[.L84])">
            <text:p/>
          </table:table-cell>
          <table:table-cell table:style-name="ce44" table:formula="of:=IF(OR(ISBLANK([.I84]);ISBLANK([.J84]));IF(OR([.G84]=&quot;ALI&quot;;[.G84]=&quot;AIE&quot;);&quot;L&quot;;IF(ISBLANK([.G84]);&quot;&quot;;&quot;A&quot;));IF([.G84]=&quot;EE&quot;;IF([.J84]&gt;=3;IF([.I84]&gt;=5;&quot;H&quot;;&quot;A&quot;);IF([.J84]&gt;=2;IF([.I84]&gt;=16;&quot;H&quot;;IF([.I84]&lt;=4;&quot;L&quot;;&quot;A&quot;));IF([.I84]&lt;=15;&quot;L&quot;;&quot;A&quot;)));IF(OR([.G84]=&quot;SE&quot;;[.G84]=&quot;CE&quot;);IF([.J84]&gt;=4;IF([.I84]&gt;=6;&quot;H&quot;;&quot;A&quot;);IF([.J84]&gt;=2;IF([.I84]&gt;=20;&quot;H&quot;;IF([.I84]&lt;=5;&quot;L&quot;;&quot;A&quot;));IF([.I84]&lt;=19;&quot;L&quot;;&quot;A&quot;)));IF(OR([.G84]=&quot;ALI&quot;;[.G84]=&quot;AIE&quot;);IF([.J84]&gt;=6;IF([.I84]&gt;=20;&quot;H&quot;;&quot;A&quot;);IF([.J84]&gt;=2;IF([.I84]&gt;=51;&quot;H&quot;;IF([.I84]&lt;=19;&quot;L&quot;;&quot;A&quot;));IF([.I84]&lt;=50;&quot;L&quot;;&quot;A&quot;)))))))">
            <text:p/>
          </table:table-cell>
          <table:table-cell table:style-name="ce45" table:formula="of:=IF([.L84]=&quot;L&quot;;&quot;Baixa&quot;;IF([.L84]=&quot;A&quot;;&quot;Média&quot;;IF([.L84]=&quot;&quot;;&quot;&quot;;&quot;Alta&quot;)))">
            <text:p/>
          </table:table-cell>
          <table:table-cell table:style-name="ce47" table:formula="of:=IF(ISBLANK([.G84]);&quot;&quot;;IF([.G84]=&quot;ALI&quot;;IF([.L84]=&quot;L&quot;;7;IF([.L84]=&quot;A&quot;;10;15));IF([.G84]=&quot;AIE&quot;;IF([.L84]=&quot;L&quot;;5;IF([.L84]=&quot;A&quot;;7;10));IF([.G84]=&quot;SE&quot;;IF([.L84]=&quot;L&quot;;4;IF([.L84]=&quot;A&quot;;5;7));IF(OR([.G84]=&quot;EE&quot;;[.G84]=&quot;CE&quot;);IF([.L84]=&quot;L&quot;;3;IF([.L84]=&quot;A&quot;;4;6)))))))">
            <text:p/>
          </table:table-cell>
          <table:table-cell table:style-name="ce50" table:formula="of:=IF([.H84]=&quot;I&quot;;[.N84]*[$Contagem.$U$11];IF([.H84]=&quot;E&quot;;[.N84]*[$Contagem.$U$13];IF([.H84]=&quot;A&quot;;[.N84]*[$Contagem.$U$12];IF([.H84]=&quot;T&quot;;[.N84]*[$Contagem.$U$14];&quot;&quot;))))">
            <text:p/>
          </table:table-cell>
          <table:table-cell table:style-name="ce39"/>
          <table:table-cell table:style-name="ce56" table:formula="of:=IF([.H84]=&quot;I&quot;;[$Sumário.$F$55];IF([.H84]=&quot;A&quot;;[$Sumário.$F$56];[$Sumário.$F$57]))" office:value-type="float" office:value="0.4" calcext:value-type="float">
            <text:p>0,40</text:p>
          </table:table-cell>
          <table:table-cell table:style-name="ce58" table:formula="of:=IF([.G84]=&quot;ALI&quot;;35*[.Q84];IF([.G84]=&quot;AIE&quot;;15*[.Q84]))" office:value-type="boolean" office:boolean-value="false" calcext:value-type="boolean">
            <text:p>FALSO</text:p>
          </table:table-cell>
          <table:table-cell table:style-name="ce59" table:formula="of:=IF(OR([.G84]=&quot;EE&quot;;[.G84]=&quot;CE&quot;);IF([.H84]=&quot;I&quot;;4;(4*[.Q84]));IF([.G84]=&quot;SE&quot;;IF([.H84]=&quot;I&quot;;5;5*[.Q84]);IF([.G84]=&quot;ALI&quot;;IF([.H84]=&quot;I&quot;;7;7*[.Q84]);IF([.G84]=&quot;AIE&quot;;IF([.H84]=&quot;I&quot;;5;5*[.Q8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5];[.L85])">
            <text:p/>
          </table:table-cell>
          <table:table-cell table:style-name="ce44" table:formula="of:=IF(OR(ISBLANK([.I85]);ISBLANK([.J85]));IF(OR([.G85]=&quot;ALI&quot;;[.G85]=&quot;AIE&quot;);&quot;L&quot;;IF(ISBLANK([.G85]);&quot;&quot;;&quot;A&quot;));IF([.G85]=&quot;EE&quot;;IF([.J85]&gt;=3;IF([.I85]&gt;=5;&quot;H&quot;;&quot;A&quot;);IF([.J85]&gt;=2;IF([.I85]&gt;=16;&quot;H&quot;;IF([.I85]&lt;=4;&quot;L&quot;;&quot;A&quot;));IF([.I85]&lt;=15;&quot;L&quot;;&quot;A&quot;)));IF(OR([.G85]=&quot;SE&quot;;[.G85]=&quot;CE&quot;);IF([.J85]&gt;=4;IF([.I85]&gt;=6;&quot;H&quot;;&quot;A&quot;);IF([.J85]&gt;=2;IF([.I85]&gt;=20;&quot;H&quot;;IF([.I85]&lt;=5;&quot;L&quot;;&quot;A&quot;));IF([.I85]&lt;=19;&quot;L&quot;;&quot;A&quot;)));IF(OR([.G85]=&quot;ALI&quot;;[.G85]=&quot;AIE&quot;);IF([.J85]&gt;=6;IF([.I85]&gt;=20;&quot;H&quot;;&quot;A&quot;);IF([.J85]&gt;=2;IF([.I85]&gt;=51;&quot;H&quot;;IF([.I85]&lt;=19;&quot;L&quot;;&quot;A&quot;));IF([.I85]&lt;=50;&quot;L&quot;;&quot;A&quot;)))))))">
            <text:p/>
          </table:table-cell>
          <table:table-cell table:style-name="ce45" table:formula="of:=IF([.L85]=&quot;L&quot;;&quot;Baixa&quot;;IF([.L85]=&quot;A&quot;;&quot;Média&quot;;IF([.L85]=&quot;&quot;;&quot;&quot;;&quot;Alta&quot;)))">
            <text:p/>
          </table:table-cell>
          <table:table-cell table:style-name="ce47" table:formula="of:=IF(ISBLANK([.G85]);&quot;&quot;;IF([.G85]=&quot;ALI&quot;;IF([.L85]=&quot;L&quot;;7;IF([.L85]=&quot;A&quot;;10;15));IF([.G85]=&quot;AIE&quot;;IF([.L85]=&quot;L&quot;;5;IF([.L85]=&quot;A&quot;;7;10));IF([.G85]=&quot;SE&quot;;IF([.L85]=&quot;L&quot;;4;IF([.L85]=&quot;A&quot;;5;7));IF(OR([.G85]=&quot;EE&quot;;[.G85]=&quot;CE&quot;);IF([.L85]=&quot;L&quot;;3;IF([.L85]=&quot;A&quot;;4;6)))))))">
            <text:p/>
          </table:table-cell>
          <table:table-cell table:style-name="ce50" table:formula="of:=IF([.H85]=&quot;I&quot;;[.N85]*[$Contagem.$U$11];IF([.H85]=&quot;E&quot;;[.N85]*[$Contagem.$U$13];IF([.H85]=&quot;A&quot;;[.N85]*[$Contagem.$U$12];IF([.H85]=&quot;T&quot;;[.N85]*[$Contagem.$U$14];&quot;&quot;))))">
            <text:p/>
          </table:table-cell>
          <table:table-cell table:style-name="ce39"/>
          <table:table-cell table:style-name="ce56" table:formula="of:=IF([.H85]=&quot;I&quot;;[$Sumário.$F$55];IF([.H85]=&quot;A&quot;;[$Sumário.$F$56];[$Sumário.$F$57]))" office:value-type="float" office:value="0.4" calcext:value-type="float">
            <text:p>0,40</text:p>
          </table:table-cell>
          <table:table-cell table:style-name="ce58" table:formula="of:=IF([.G85]=&quot;ALI&quot;;35*[.Q85];IF([.G85]=&quot;AIE&quot;;15*[.Q85]))" office:value-type="boolean" office:boolean-value="false" calcext:value-type="boolean">
            <text:p>FALSO</text:p>
          </table:table-cell>
          <table:table-cell table:style-name="ce59" table:formula="of:=IF(OR([.G85]=&quot;EE&quot;;[.G85]=&quot;CE&quot;);IF([.H85]=&quot;I&quot;;4;(4*[.Q85]));IF([.G85]=&quot;SE&quot;;IF([.H85]=&quot;I&quot;;5;5*[.Q85]);IF([.G85]=&quot;ALI&quot;;IF([.H85]=&quot;I&quot;;7;7*[.Q85]);IF([.G85]=&quot;AIE&quot;;IF([.H85]=&quot;I&quot;;5;5*[.Q8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6];[.L86])">
            <text:p/>
          </table:table-cell>
          <table:table-cell table:style-name="ce44" table:formula="of:=IF(OR(ISBLANK([.I86]);ISBLANK([.J86]));IF(OR([.G86]=&quot;ALI&quot;;[.G86]=&quot;AIE&quot;);&quot;L&quot;;IF(ISBLANK([.G86]);&quot;&quot;;&quot;A&quot;));IF([.G86]=&quot;EE&quot;;IF([.J86]&gt;=3;IF([.I86]&gt;=5;&quot;H&quot;;&quot;A&quot;);IF([.J86]&gt;=2;IF([.I86]&gt;=16;&quot;H&quot;;IF([.I86]&lt;=4;&quot;L&quot;;&quot;A&quot;));IF([.I86]&lt;=15;&quot;L&quot;;&quot;A&quot;)));IF(OR([.G86]=&quot;SE&quot;;[.G86]=&quot;CE&quot;);IF([.J86]&gt;=4;IF([.I86]&gt;=6;&quot;H&quot;;&quot;A&quot;);IF([.J86]&gt;=2;IF([.I86]&gt;=20;&quot;H&quot;;IF([.I86]&lt;=5;&quot;L&quot;;&quot;A&quot;));IF([.I86]&lt;=19;&quot;L&quot;;&quot;A&quot;)));IF(OR([.G86]=&quot;ALI&quot;;[.G86]=&quot;AIE&quot;);IF([.J86]&gt;=6;IF([.I86]&gt;=20;&quot;H&quot;;&quot;A&quot;);IF([.J86]&gt;=2;IF([.I86]&gt;=51;&quot;H&quot;;IF([.I86]&lt;=19;&quot;L&quot;;&quot;A&quot;));IF([.I86]&lt;=50;&quot;L&quot;;&quot;A&quot;)))))))">
            <text:p/>
          </table:table-cell>
          <table:table-cell table:style-name="ce45" table:formula="of:=IF([.L86]=&quot;L&quot;;&quot;Baixa&quot;;IF([.L86]=&quot;A&quot;;&quot;Média&quot;;IF([.L86]=&quot;&quot;;&quot;&quot;;&quot;Alta&quot;)))">
            <text:p/>
          </table:table-cell>
          <table:table-cell table:style-name="ce47" table:formula="of:=IF(ISBLANK([.G86]);&quot;&quot;;IF([.G86]=&quot;ALI&quot;;IF([.L86]=&quot;L&quot;;7;IF([.L86]=&quot;A&quot;;10;15));IF([.G86]=&quot;AIE&quot;;IF([.L86]=&quot;L&quot;;5;IF([.L86]=&quot;A&quot;;7;10));IF([.G86]=&quot;SE&quot;;IF([.L86]=&quot;L&quot;;4;IF([.L86]=&quot;A&quot;;5;7));IF(OR([.G86]=&quot;EE&quot;;[.G86]=&quot;CE&quot;);IF([.L86]=&quot;L&quot;;3;IF([.L86]=&quot;A&quot;;4;6)))))))">
            <text:p/>
          </table:table-cell>
          <table:table-cell table:style-name="ce50" table:formula="of:=IF([.H86]=&quot;I&quot;;[.N86]*[$Contagem.$U$11];IF([.H86]=&quot;E&quot;;[.N86]*[$Contagem.$U$13];IF([.H86]=&quot;A&quot;;[.N86]*[$Contagem.$U$12];IF([.H86]=&quot;T&quot;;[.N86]*[$Contagem.$U$14];&quot;&quot;))))">
            <text:p/>
          </table:table-cell>
          <table:table-cell table:style-name="ce39"/>
          <table:table-cell table:style-name="ce56" table:formula="of:=IF([.H86]=&quot;I&quot;;[$Sumário.$F$55];IF([.H86]=&quot;A&quot;;[$Sumário.$F$56];[$Sumário.$F$57]))" office:value-type="float" office:value="0.4" calcext:value-type="float">
            <text:p>0,40</text:p>
          </table:table-cell>
          <table:table-cell table:style-name="ce58" table:formula="of:=IF([.G86]=&quot;ALI&quot;;35*[.Q86];IF([.G86]=&quot;AIE&quot;;15*[.Q86]))" office:value-type="boolean" office:boolean-value="false" calcext:value-type="boolean">
            <text:p>FALSO</text:p>
          </table:table-cell>
          <table:table-cell table:style-name="ce59" table:formula="of:=IF(OR([.G86]=&quot;EE&quot;;[.G86]=&quot;CE&quot;);IF([.H86]=&quot;I&quot;;4;(4*[.Q86]));IF([.G86]=&quot;SE&quot;;IF([.H86]=&quot;I&quot;;5;5*[.Q86]);IF([.G86]=&quot;ALI&quot;;IF([.H86]=&quot;I&quot;;7;7*[.Q86]);IF([.G86]=&quot;AIE&quot;;IF([.H86]=&quot;I&quot;;5;5*[.Q8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7];[.L87])">
            <text:p/>
          </table:table-cell>
          <table:table-cell table:style-name="ce44" table:formula="of:=IF(OR(ISBLANK([.I87]);ISBLANK([.J87]));IF(OR([.G87]=&quot;ALI&quot;;[.G87]=&quot;AIE&quot;);&quot;L&quot;;IF(ISBLANK([.G87]);&quot;&quot;;&quot;A&quot;));IF([.G87]=&quot;EE&quot;;IF([.J87]&gt;=3;IF([.I87]&gt;=5;&quot;H&quot;;&quot;A&quot;);IF([.J87]&gt;=2;IF([.I87]&gt;=16;&quot;H&quot;;IF([.I87]&lt;=4;&quot;L&quot;;&quot;A&quot;));IF([.I87]&lt;=15;&quot;L&quot;;&quot;A&quot;)));IF(OR([.G87]=&quot;SE&quot;;[.G87]=&quot;CE&quot;);IF([.J87]&gt;=4;IF([.I87]&gt;=6;&quot;H&quot;;&quot;A&quot;);IF([.J87]&gt;=2;IF([.I87]&gt;=20;&quot;H&quot;;IF([.I87]&lt;=5;&quot;L&quot;;&quot;A&quot;));IF([.I87]&lt;=19;&quot;L&quot;;&quot;A&quot;)));IF(OR([.G87]=&quot;ALI&quot;;[.G87]=&quot;AIE&quot;);IF([.J87]&gt;=6;IF([.I87]&gt;=20;&quot;H&quot;;&quot;A&quot;);IF([.J87]&gt;=2;IF([.I87]&gt;=51;&quot;H&quot;;IF([.I87]&lt;=19;&quot;L&quot;;&quot;A&quot;));IF([.I87]&lt;=50;&quot;L&quot;;&quot;A&quot;)))))))">
            <text:p/>
          </table:table-cell>
          <table:table-cell table:style-name="ce45" table:formula="of:=IF([.L87]=&quot;L&quot;;&quot;Baixa&quot;;IF([.L87]=&quot;A&quot;;&quot;Média&quot;;IF([.L87]=&quot;&quot;;&quot;&quot;;&quot;Alta&quot;)))">
            <text:p/>
          </table:table-cell>
          <table:table-cell table:style-name="ce47" table:formula="of:=IF(ISBLANK([.G87]);&quot;&quot;;IF([.G87]=&quot;ALI&quot;;IF([.L87]=&quot;L&quot;;7;IF([.L87]=&quot;A&quot;;10;15));IF([.G87]=&quot;AIE&quot;;IF([.L87]=&quot;L&quot;;5;IF([.L87]=&quot;A&quot;;7;10));IF([.G87]=&quot;SE&quot;;IF([.L87]=&quot;L&quot;;4;IF([.L87]=&quot;A&quot;;5;7));IF(OR([.G87]=&quot;EE&quot;;[.G87]=&quot;CE&quot;);IF([.L87]=&quot;L&quot;;3;IF([.L87]=&quot;A&quot;;4;6)))))))">
            <text:p/>
          </table:table-cell>
          <table:table-cell table:style-name="ce50" table:formula="of:=IF([.H87]=&quot;I&quot;;[.N87]*[$Contagem.$U$11];IF([.H87]=&quot;E&quot;;[.N87]*[$Contagem.$U$13];IF([.H87]=&quot;A&quot;;[.N87]*[$Contagem.$U$12];IF([.H87]=&quot;T&quot;;[.N87]*[$Contagem.$U$14];&quot;&quot;))))">
            <text:p/>
          </table:table-cell>
          <table:table-cell table:style-name="ce39"/>
          <table:table-cell table:style-name="ce56" table:formula="of:=IF([.H87]=&quot;I&quot;;[$Sumário.$F$55];IF([.H87]=&quot;A&quot;;[$Sumário.$F$56];[$Sumário.$F$57]))" office:value-type="float" office:value="0.4" calcext:value-type="float">
            <text:p>0,40</text:p>
          </table:table-cell>
          <table:table-cell table:style-name="ce58" table:formula="of:=IF([.G87]=&quot;ALI&quot;;35*[.Q87];IF([.G87]=&quot;AIE&quot;;15*[.Q87]))" office:value-type="boolean" office:boolean-value="false" calcext:value-type="boolean">
            <text:p>FALSO</text:p>
          </table:table-cell>
          <table:table-cell table:style-name="ce59" table:formula="of:=IF(OR([.G87]=&quot;EE&quot;;[.G87]=&quot;CE&quot;);IF([.H87]=&quot;I&quot;;4;(4*[.Q87]));IF([.G87]=&quot;SE&quot;;IF([.H87]=&quot;I&quot;;5;5*[.Q87]);IF([.G87]=&quot;ALI&quot;;IF([.H87]=&quot;I&quot;;7;7*[.Q87]);IF([.G87]=&quot;AIE&quot;;IF([.H87]=&quot;I&quot;;5;5*[.Q8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8];[.L88])">
            <text:p/>
          </table:table-cell>
          <table:table-cell table:style-name="ce44" table:formula="of:=IF(OR(ISBLANK([.I88]);ISBLANK([.J88]));IF(OR([.G88]=&quot;ALI&quot;;[.G88]=&quot;AIE&quot;);&quot;L&quot;;IF(ISBLANK([.G88]);&quot;&quot;;&quot;A&quot;));IF([.G88]=&quot;EE&quot;;IF([.J88]&gt;=3;IF([.I88]&gt;=5;&quot;H&quot;;&quot;A&quot;);IF([.J88]&gt;=2;IF([.I88]&gt;=16;&quot;H&quot;;IF([.I88]&lt;=4;&quot;L&quot;;&quot;A&quot;));IF([.I88]&lt;=15;&quot;L&quot;;&quot;A&quot;)));IF(OR([.G88]=&quot;SE&quot;;[.G88]=&quot;CE&quot;);IF([.J88]&gt;=4;IF([.I88]&gt;=6;&quot;H&quot;;&quot;A&quot;);IF([.J88]&gt;=2;IF([.I88]&gt;=20;&quot;H&quot;;IF([.I88]&lt;=5;&quot;L&quot;;&quot;A&quot;));IF([.I88]&lt;=19;&quot;L&quot;;&quot;A&quot;)));IF(OR([.G88]=&quot;ALI&quot;;[.G88]=&quot;AIE&quot;);IF([.J88]&gt;=6;IF([.I88]&gt;=20;&quot;H&quot;;&quot;A&quot;);IF([.J88]&gt;=2;IF([.I88]&gt;=51;&quot;H&quot;;IF([.I88]&lt;=19;&quot;L&quot;;&quot;A&quot;));IF([.I88]&lt;=50;&quot;L&quot;;&quot;A&quot;)))))))">
            <text:p/>
          </table:table-cell>
          <table:table-cell table:style-name="ce45" table:formula="of:=IF([.L88]=&quot;L&quot;;&quot;Baixa&quot;;IF([.L88]=&quot;A&quot;;&quot;Média&quot;;IF([.L88]=&quot;&quot;;&quot;&quot;;&quot;Alta&quot;)))">
            <text:p/>
          </table:table-cell>
          <table:table-cell table:style-name="ce47" table:formula="of:=IF(ISBLANK([.G88]);&quot;&quot;;IF([.G88]=&quot;ALI&quot;;IF([.L88]=&quot;L&quot;;7;IF([.L88]=&quot;A&quot;;10;15));IF([.G88]=&quot;AIE&quot;;IF([.L88]=&quot;L&quot;;5;IF([.L88]=&quot;A&quot;;7;10));IF([.G88]=&quot;SE&quot;;IF([.L88]=&quot;L&quot;;4;IF([.L88]=&quot;A&quot;;5;7));IF(OR([.G88]=&quot;EE&quot;;[.G88]=&quot;CE&quot;);IF([.L88]=&quot;L&quot;;3;IF([.L88]=&quot;A&quot;;4;6)))))))">
            <text:p/>
          </table:table-cell>
          <table:table-cell table:style-name="ce50" table:formula="of:=IF([.H88]=&quot;I&quot;;[.N88]*[$Contagem.$U$11];IF([.H88]=&quot;E&quot;;[.N88]*[$Contagem.$U$13];IF([.H88]=&quot;A&quot;;[.N88]*[$Contagem.$U$12];IF([.H88]=&quot;T&quot;;[.N88]*[$Contagem.$U$14];&quot;&quot;))))">
            <text:p/>
          </table:table-cell>
          <table:table-cell table:style-name="ce39"/>
          <table:table-cell table:style-name="ce56" table:formula="of:=IF([.H88]=&quot;I&quot;;[$Sumário.$F$55];IF([.H88]=&quot;A&quot;;[$Sumário.$F$56];[$Sumário.$F$57]))" office:value-type="float" office:value="0.4" calcext:value-type="float">
            <text:p>0,40</text:p>
          </table:table-cell>
          <table:table-cell table:style-name="ce58" table:formula="of:=IF([.G88]=&quot;ALI&quot;;35*[.Q88];IF([.G88]=&quot;AIE&quot;;15*[.Q88]))" office:value-type="boolean" office:boolean-value="false" calcext:value-type="boolean">
            <text:p>FALSO</text:p>
          </table:table-cell>
          <table:table-cell table:style-name="ce59" table:formula="of:=IF(OR([.G88]=&quot;EE&quot;;[.G88]=&quot;CE&quot;);IF([.H88]=&quot;I&quot;;4;(4*[.Q88]));IF([.G88]=&quot;SE&quot;;IF([.H88]=&quot;I&quot;;5;5*[.Q88]);IF([.G88]=&quot;ALI&quot;;IF([.H88]=&quot;I&quot;;7;7*[.Q88]);IF([.G88]=&quot;AIE&quot;;IF([.H88]=&quot;I&quot;;5;5*[.Q8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89];[.L89])">
            <text:p/>
          </table:table-cell>
          <table:table-cell table:style-name="ce44" table:formula="of:=IF(OR(ISBLANK([.I89]);ISBLANK([.J89]));IF(OR([.G89]=&quot;ALI&quot;;[.G89]=&quot;AIE&quot;);&quot;L&quot;;IF(ISBLANK([.G89]);&quot;&quot;;&quot;A&quot;));IF([.G89]=&quot;EE&quot;;IF([.J89]&gt;=3;IF([.I89]&gt;=5;&quot;H&quot;;&quot;A&quot;);IF([.J89]&gt;=2;IF([.I89]&gt;=16;&quot;H&quot;;IF([.I89]&lt;=4;&quot;L&quot;;&quot;A&quot;));IF([.I89]&lt;=15;&quot;L&quot;;&quot;A&quot;)));IF(OR([.G89]=&quot;SE&quot;;[.G89]=&quot;CE&quot;);IF([.J89]&gt;=4;IF([.I89]&gt;=6;&quot;H&quot;;&quot;A&quot;);IF([.J89]&gt;=2;IF([.I89]&gt;=20;&quot;H&quot;;IF([.I89]&lt;=5;&quot;L&quot;;&quot;A&quot;));IF([.I89]&lt;=19;&quot;L&quot;;&quot;A&quot;)));IF(OR([.G89]=&quot;ALI&quot;;[.G89]=&quot;AIE&quot;);IF([.J89]&gt;=6;IF([.I89]&gt;=20;&quot;H&quot;;&quot;A&quot;);IF([.J89]&gt;=2;IF([.I89]&gt;=51;&quot;H&quot;;IF([.I89]&lt;=19;&quot;L&quot;;&quot;A&quot;));IF([.I89]&lt;=50;&quot;L&quot;;&quot;A&quot;)))))))">
            <text:p/>
          </table:table-cell>
          <table:table-cell table:style-name="ce45" table:formula="of:=IF([.L89]=&quot;L&quot;;&quot;Baixa&quot;;IF([.L89]=&quot;A&quot;;&quot;Média&quot;;IF([.L89]=&quot;&quot;;&quot;&quot;;&quot;Alta&quot;)))">
            <text:p/>
          </table:table-cell>
          <table:table-cell table:style-name="ce47" table:formula="of:=IF(ISBLANK([.G89]);&quot;&quot;;IF([.G89]=&quot;ALI&quot;;IF([.L89]=&quot;L&quot;;7;IF([.L89]=&quot;A&quot;;10;15));IF([.G89]=&quot;AIE&quot;;IF([.L89]=&quot;L&quot;;5;IF([.L89]=&quot;A&quot;;7;10));IF([.G89]=&quot;SE&quot;;IF([.L89]=&quot;L&quot;;4;IF([.L89]=&quot;A&quot;;5;7));IF(OR([.G89]=&quot;EE&quot;;[.G89]=&quot;CE&quot;);IF([.L89]=&quot;L&quot;;3;IF([.L89]=&quot;A&quot;;4;6)))))))">
            <text:p/>
          </table:table-cell>
          <table:table-cell table:style-name="ce50" table:formula="of:=IF([.H89]=&quot;I&quot;;[.N89]*[$Contagem.$U$11];IF([.H89]=&quot;E&quot;;[.N89]*[$Contagem.$U$13];IF([.H89]=&quot;A&quot;;[.N89]*[$Contagem.$U$12];IF([.H89]=&quot;T&quot;;[.N89]*[$Contagem.$U$14];&quot;&quot;))))">
            <text:p/>
          </table:table-cell>
          <table:table-cell table:style-name="ce39"/>
          <table:table-cell table:style-name="ce56" table:formula="of:=IF([.H89]=&quot;I&quot;;[$Sumário.$F$55];IF([.H89]=&quot;A&quot;;[$Sumário.$F$56];[$Sumário.$F$57]))" office:value-type="float" office:value="0.4" calcext:value-type="float">
            <text:p>0,40</text:p>
          </table:table-cell>
          <table:table-cell table:style-name="ce58" table:formula="of:=IF([.G89]=&quot;ALI&quot;;35*[.Q89];IF([.G89]=&quot;AIE&quot;;15*[.Q89]))" office:value-type="boolean" office:boolean-value="false" calcext:value-type="boolean">
            <text:p>FALSO</text:p>
          </table:table-cell>
          <table:table-cell table:style-name="ce59" table:formula="of:=IF(OR([.G89]=&quot;EE&quot;;[.G89]=&quot;CE&quot;);IF([.H89]=&quot;I&quot;;4;(4*[.Q89]));IF([.G89]=&quot;SE&quot;;IF([.H89]=&quot;I&quot;;5;5*[.Q89]);IF([.G89]=&quot;ALI&quot;;IF([.H89]=&quot;I&quot;;7;7*[.Q89]);IF([.G89]=&quot;AIE&quot;;IF([.H89]=&quot;I&quot;;5;5*[.Q8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0];[.L90])">
            <text:p/>
          </table:table-cell>
          <table:table-cell table:style-name="ce44" table:formula="of:=IF(OR(ISBLANK([.I90]);ISBLANK([.J90]));IF(OR([.G90]=&quot;ALI&quot;;[.G90]=&quot;AIE&quot;);&quot;L&quot;;IF(ISBLANK([.G90]);&quot;&quot;;&quot;A&quot;));IF([.G90]=&quot;EE&quot;;IF([.J90]&gt;=3;IF([.I90]&gt;=5;&quot;H&quot;;&quot;A&quot;);IF([.J90]&gt;=2;IF([.I90]&gt;=16;&quot;H&quot;;IF([.I90]&lt;=4;&quot;L&quot;;&quot;A&quot;));IF([.I90]&lt;=15;&quot;L&quot;;&quot;A&quot;)));IF(OR([.G90]=&quot;SE&quot;;[.G90]=&quot;CE&quot;);IF([.J90]&gt;=4;IF([.I90]&gt;=6;&quot;H&quot;;&quot;A&quot;);IF([.J90]&gt;=2;IF([.I90]&gt;=20;&quot;H&quot;;IF([.I90]&lt;=5;&quot;L&quot;;&quot;A&quot;));IF([.I90]&lt;=19;&quot;L&quot;;&quot;A&quot;)));IF(OR([.G90]=&quot;ALI&quot;;[.G90]=&quot;AIE&quot;);IF([.J90]&gt;=6;IF([.I90]&gt;=20;&quot;H&quot;;&quot;A&quot;);IF([.J90]&gt;=2;IF([.I90]&gt;=51;&quot;H&quot;;IF([.I90]&lt;=19;&quot;L&quot;;&quot;A&quot;));IF([.I90]&lt;=50;&quot;L&quot;;&quot;A&quot;)))))))">
            <text:p/>
          </table:table-cell>
          <table:table-cell table:style-name="ce45" table:formula="of:=IF([.L90]=&quot;L&quot;;&quot;Baixa&quot;;IF([.L90]=&quot;A&quot;;&quot;Média&quot;;IF([.L90]=&quot;&quot;;&quot;&quot;;&quot;Alta&quot;)))">
            <text:p/>
          </table:table-cell>
          <table:table-cell table:style-name="ce47" table:formula="of:=IF(ISBLANK([.G90]);&quot;&quot;;IF([.G90]=&quot;ALI&quot;;IF([.L90]=&quot;L&quot;;7;IF([.L90]=&quot;A&quot;;10;15));IF([.G90]=&quot;AIE&quot;;IF([.L90]=&quot;L&quot;;5;IF([.L90]=&quot;A&quot;;7;10));IF([.G90]=&quot;SE&quot;;IF([.L90]=&quot;L&quot;;4;IF([.L90]=&quot;A&quot;;5;7));IF(OR([.G90]=&quot;EE&quot;;[.G90]=&quot;CE&quot;);IF([.L90]=&quot;L&quot;;3;IF([.L90]=&quot;A&quot;;4;6)))))))">
            <text:p/>
          </table:table-cell>
          <table:table-cell table:style-name="ce50" table:formula="of:=IF([.H90]=&quot;I&quot;;[.N90]*[$Contagem.$U$11];IF([.H90]=&quot;E&quot;;[.N90]*[$Contagem.$U$13];IF([.H90]=&quot;A&quot;;[.N90]*[$Contagem.$U$12];IF([.H90]=&quot;T&quot;;[.N90]*[$Contagem.$U$14];&quot;&quot;))))">
            <text:p/>
          </table:table-cell>
          <table:table-cell table:style-name="ce39"/>
          <table:table-cell table:style-name="ce56" table:formula="of:=IF([.H90]=&quot;I&quot;;[$Sumário.$F$55];IF([.H90]=&quot;A&quot;;[$Sumário.$F$56];[$Sumário.$F$57]))" office:value-type="float" office:value="0.4" calcext:value-type="float">
            <text:p>0,40</text:p>
          </table:table-cell>
          <table:table-cell table:style-name="ce58" table:formula="of:=IF([.G90]=&quot;ALI&quot;;35*[.Q90];IF([.G90]=&quot;AIE&quot;;15*[.Q90]))" office:value-type="boolean" office:boolean-value="false" calcext:value-type="boolean">
            <text:p>FALSO</text:p>
          </table:table-cell>
          <table:table-cell table:style-name="ce59" table:formula="of:=IF(OR([.G90]=&quot;EE&quot;;[.G90]=&quot;CE&quot;);IF([.H90]=&quot;I&quot;;4;(4*[.Q90]));IF([.G90]=&quot;SE&quot;;IF([.H90]=&quot;I&quot;;5;5*[.Q90]);IF([.G90]=&quot;ALI&quot;;IF([.H90]=&quot;I&quot;;7;7*[.Q90]);IF([.G90]=&quot;AIE&quot;;IF([.H90]=&quot;I&quot;;5;5*[.Q9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1];[.L91])">
            <text:p/>
          </table:table-cell>
          <table:table-cell table:style-name="ce44" table:formula="of:=IF(OR(ISBLANK([.I91]);ISBLANK([.J91]));IF(OR([.G91]=&quot;ALI&quot;;[.G91]=&quot;AIE&quot;);&quot;L&quot;;IF(ISBLANK([.G91]);&quot;&quot;;&quot;A&quot;));IF([.G91]=&quot;EE&quot;;IF([.J91]&gt;=3;IF([.I91]&gt;=5;&quot;H&quot;;&quot;A&quot;);IF([.J91]&gt;=2;IF([.I91]&gt;=16;&quot;H&quot;;IF([.I91]&lt;=4;&quot;L&quot;;&quot;A&quot;));IF([.I91]&lt;=15;&quot;L&quot;;&quot;A&quot;)));IF(OR([.G91]=&quot;SE&quot;;[.G91]=&quot;CE&quot;);IF([.J91]&gt;=4;IF([.I91]&gt;=6;&quot;H&quot;;&quot;A&quot;);IF([.J91]&gt;=2;IF([.I91]&gt;=20;&quot;H&quot;;IF([.I91]&lt;=5;&quot;L&quot;;&quot;A&quot;));IF([.I91]&lt;=19;&quot;L&quot;;&quot;A&quot;)));IF(OR([.G91]=&quot;ALI&quot;;[.G91]=&quot;AIE&quot;);IF([.J91]&gt;=6;IF([.I91]&gt;=20;&quot;H&quot;;&quot;A&quot;);IF([.J91]&gt;=2;IF([.I91]&gt;=51;&quot;H&quot;;IF([.I91]&lt;=19;&quot;L&quot;;&quot;A&quot;));IF([.I91]&lt;=50;&quot;L&quot;;&quot;A&quot;)))))))">
            <text:p/>
          </table:table-cell>
          <table:table-cell table:style-name="ce45" table:formula="of:=IF([.L91]=&quot;L&quot;;&quot;Baixa&quot;;IF([.L91]=&quot;A&quot;;&quot;Média&quot;;IF([.L91]=&quot;&quot;;&quot;&quot;;&quot;Alta&quot;)))">
            <text:p/>
          </table:table-cell>
          <table:table-cell table:style-name="ce47" table:formula="of:=IF(ISBLANK([.G91]);&quot;&quot;;IF([.G91]=&quot;ALI&quot;;IF([.L91]=&quot;L&quot;;7;IF([.L91]=&quot;A&quot;;10;15));IF([.G91]=&quot;AIE&quot;;IF([.L91]=&quot;L&quot;;5;IF([.L91]=&quot;A&quot;;7;10));IF([.G91]=&quot;SE&quot;;IF([.L91]=&quot;L&quot;;4;IF([.L91]=&quot;A&quot;;5;7));IF(OR([.G91]=&quot;EE&quot;;[.G91]=&quot;CE&quot;);IF([.L91]=&quot;L&quot;;3;IF([.L91]=&quot;A&quot;;4;6)))))))">
            <text:p/>
          </table:table-cell>
          <table:table-cell table:style-name="ce50" table:formula="of:=IF([.H91]=&quot;I&quot;;[.N91]*[$Contagem.$U$11];IF([.H91]=&quot;E&quot;;[.N91]*[$Contagem.$U$13];IF([.H91]=&quot;A&quot;;[.N91]*[$Contagem.$U$12];IF([.H91]=&quot;T&quot;;[.N91]*[$Contagem.$U$14];&quot;&quot;))))">
            <text:p/>
          </table:table-cell>
          <table:table-cell table:style-name="ce39"/>
          <table:table-cell table:style-name="ce56" table:formula="of:=IF([.H91]=&quot;I&quot;;[$Sumário.$F$55];IF([.H91]=&quot;A&quot;;[$Sumário.$F$56];[$Sumário.$F$57]))" office:value-type="float" office:value="0.4" calcext:value-type="float">
            <text:p>0,40</text:p>
          </table:table-cell>
          <table:table-cell table:style-name="ce58" table:formula="of:=IF([.G91]=&quot;ALI&quot;;35*[.Q91];IF([.G91]=&quot;AIE&quot;;15*[.Q91]))" office:value-type="boolean" office:boolean-value="false" calcext:value-type="boolean">
            <text:p>FALSO</text:p>
          </table:table-cell>
          <table:table-cell table:style-name="ce59" table:formula="of:=IF(OR([.G91]=&quot;EE&quot;;[.G91]=&quot;CE&quot;);IF([.H91]=&quot;I&quot;;4;(4*[.Q91]));IF([.G91]=&quot;SE&quot;;IF([.H91]=&quot;I&quot;;5;5*[.Q91]);IF([.G91]=&quot;ALI&quot;;IF([.H91]=&quot;I&quot;;7;7*[.Q91]);IF([.G91]=&quot;AIE&quot;;IF([.H91]=&quot;I&quot;;5;5*[.Q9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2];[.L92])">
            <text:p/>
          </table:table-cell>
          <table:table-cell table:style-name="ce44" table:formula="of:=IF(OR(ISBLANK([.I92]);ISBLANK([.J92]));IF(OR([.G92]=&quot;ALI&quot;;[.G92]=&quot;AIE&quot;);&quot;L&quot;;IF(ISBLANK([.G92]);&quot;&quot;;&quot;A&quot;));IF([.G92]=&quot;EE&quot;;IF([.J92]&gt;=3;IF([.I92]&gt;=5;&quot;H&quot;;&quot;A&quot;);IF([.J92]&gt;=2;IF([.I92]&gt;=16;&quot;H&quot;;IF([.I92]&lt;=4;&quot;L&quot;;&quot;A&quot;));IF([.I92]&lt;=15;&quot;L&quot;;&quot;A&quot;)));IF(OR([.G92]=&quot;SE&quot;;[.G92]=&quot;CE&quot;);IF([.J92]&gt;=4;IF([.I92]&gt;=6;&quot;H&quot;;&quot;A&quot;);IF([.J92]&gt;=2;IF([.I92]&gt;=20;&quot;H&quot;;IF([.I92]&lt;=5;&quot;L&quot;;&quot;A&quot;));IF([.I92]&lt;=19;&quot;L&quot;;&quot;A&quot;)));IF(OR([.G92]=&quot;ALI&quot;;[.G92]=&quot;AIE&quot;);IF([.J92]&gt;=6;IF([.I92]&gt;=20;&quot;H&quot;;&quot;A&quot;);IF([.J92]&gt;=2;IF([.I92]&gt;=51;&quot;H&quot;;IF([.I92]&lt;=19;&quot;L&quot;;&quot;A&quot;));IF([.I92]&lt;=50;&quot;L&quot;;&quot;A&quot;)))))))">
            <text:p/>
          </table:table-cell>
          <table:table-cell table:style-name="ce45" table:formula="of:=IF([.L92]=&quot;L&quot;;&quot;Baixa&quot;;IF([.L92]=&quot;A&quot;;&quot;Média&quot;;IF([.L92]=&quot;&quot;;&quot;&quot;;&quot;Alta&quot;)))">
            <text:p/>
          </table:table-cell>
          <table:table-cell table:style-name="ce47" table:formula="of:=IF(ISBLANK([.G92]);&quot;&quot;;IF([.G92]=&quot;ALI&quot;;IF([.L92]=&quot;L&quot;;7;IF([.L92]=&quot;A&quot;;10;15));IF([.G92]=&quot;AIE&quot;;IF([.L92]=&quot;L&quot;;5;IF([.L92]=&quot;A&quot;;7;10));IF([.G92]=&quot;SE&quot;;IF([.L92]=&quot;L&quot;;4;IF([.L92]=&quot;A&quot;;5;7));IF(OR([.G92]=&quot;EE&quot;;[.G92]=&quot;CE&quot;);IF([.L92]=&quot;L&quot;;3;IF([.L92]=&quot;A&quot;;4;6)))))))">
            <text:p/>
          </table:table-cell>
          <table:table-cell table:style-name="ce50" table:formula="of:=IF([.H92]=&quot;I&quot;;[.N92]*[$Contagem.$U$11];IF([.H92]=&quot;E&quot;;[.N92]*[$Contagem.$U$13];IF([.H92]=&quot;A&quot;;[.N92]*[$Contagem.$U$12];IF([.H92]=&quot;T&quot;;[.N92]*[$Contagem.$U$14];&quot;&quot;))))">
            <text:p/>
          </table:table-cell>
          <table:table-cell table:style-name="ce39"/>
          <table:table-cell table:style-name="ce56" table:formula="of:=IF([.H92]=&quot;I&quot;;[$Sumário.$F$55];IF([.H92]=&quot;A&quot;;[$Sumário.$F$56];[$Sumário.$F$57]))" office:value-type="float" office:value="0.4" calcext:value-type="float">
            <text:p>0,40</text:p>
          </table:table-cell>
          <table:table-cell table:style-name="ce58" table:formula="of:=IF([.G92]=&quot;ALI&quot;;35*[.Q92];IF([.G92]=&quot;AIE&quot;;15*[.Q92]))" office:value-type="boolean" office:boolean-value="false" calcext:value-type="boolean">
            <text:p>FALSO</text:p>
          </table:table-cell>
          <table:table-cell table:style-name="ce59" table:formula="of:=IF(OR([.G92]=&quot;EE&quot;;[.G92]=&quot;CE&quot;);IF([.H92]=&quot;I&quot;;4;(4*[.Q92]));IF([.G92]=&quot;SE&quot;;IF([.H92]=&quot;I&quot;;5;5*[.Q92]);IF([.G92]=&quot;ALI&quot;;IF([.H92]=&quot;I&quot;;7;7*[.Q92]);IF([.G92]=&quot;AIE&quot;;IF([.H92]=&quot;I&quot;;5;5*[.Q9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3];[.L93])">
            <text:p/>
          </table:table-cell>
          <table:table-cell table:style-name="ce44" table:formula="of:=IF(OR(ISBLANK([.I93]);ISBLANK([.J93]));IF(OR([.G93]=&quot;ALI&quot;;[.G93]=&quot;AIE&quot;);&quot;L&quot;;IF(ISBLANK([.G93]);&quot;&quot;;&quot;A&quot;));IF([.G93]=&quot;EE&quot;;IF([.J93]&gt;=3;IF([.I93]&gt;=5;&quot;H&quot;;&quot;A&quot;);IF([.J93]&gt;=2;IF([.I93]&gt;=16;&quot;H&quot;;IF([.I93]&lt;=4;&quot;L&quot;;&quot;A&quot;));IF([.I93]&lt;=15;&quot;L&quot;;&quot;A&quot;)));IF(OR([.G93]=&quot;SE&quot;;[.G93]=&quot;CE&quot;);IF([.J93]&gt;=4;IF([.I93]&gt;=6;&quot;H&quot;;&quot;A&quot;);IF([.J93]&gt;=2;IF([.I93]&gt;=20;&quot;H&quot;;IF([.I93]&lt;=5;&quot;L&quot;;&quot;A&quot;));IF([.I93]&lt;=19;&quot;L&quot;;&quot;A&quot;)));IF(OR([.G93]=&quot;ALI&quot;;[.G93]=&quot;AIE&quot;);IF([.J93]&gt;=6;IF([.I93]&gt;=20;&quot;H&quot;;&quot;A&quot;);IF([.J93]&gt;=2;IF([.I93]&gt;=51;&quot;H&quot;;IF([.I93]&lt;=19;&quot;L&quot;;&quot;A&quot;));IF([.I93]&lt;=50;&quot;L&quot;;&quot;A&quot;)))))))">
            <text:p/>
          </table:table-cell>
          <table:table-cell table:style-name="ce45" table:formula="of:=IF([.L93]=&quot;L&quot;;&quot;Baixa&quot;;IF([.L93]=&quot;A&quot;;&quot;Média&quot;;IF([.L93]=&quot;&quot;;&quot;&quot;;&quot;Alta&quot;)))">
            <text:p/>
          </table:table-cell>
          <table:table-cell table:style-name="ce47" table:formula="of:=IF(ISBLANK([.G93]);&quot;&quot;;IF([.G93]=&quot;ALI&quot;;IF([.L93]=&quot;L&quot;;7;IF([.L93]=&quot;A&quot;;10;15));IF([.G93]=&quot;AIE&quot;;IF([.L93]=&quot;L&quot;;5;IF([.L93]=&quot;A&quot;;7;10));IF([.G93]=&quot;SE&quot;;IF([.L93]=&quot;L&quot;;4;IF([.L93]=&quot;A&quot;;5;7));IF(OR([.G93]=&quot;EE&quot;;[.G93]=&quot;CE&quot;);IF([.L93]=&quot;L&quot;;3;IF([.L93]=&quot;A&quot;;4;6)))))))">
            <text:p/>
          </table:table-cell>
          <table:table-cell table:style-name="ce50" table:formula="of:=IF([.H93]=&quot;I&quot;;[.N93]*[$Contagem.$U$11];IF([.H93]=&quot;E&quot;;[.N93]*[$Contagem.$U$13];IF([.H93]=&quot;A&quot;;[.N93]*[$Contagem.$U$12];IF([.H93]=&quot;T&quot;;[.N93]*[$Contagem.$U$14];&quot;&quot;))))">
            <text:p/>
          </table:table-cell>
          <table:table-cell table:style-name="ce39"/>
          <table:table-cell table:style-name="ce56" table:formula="of:=IF([.H93]=&quot;I&quot;;[$Sumário.$F$55];IF([.H93]=&quot;A&quot;;[$Sumário.$F$56];[$Sumário.$F$57]))" office:value-type="float" office:value="0.4" calcext:value-type="float">
            <text:p>0,40</text:p>
          </table:table-cell>
          <table:table-cell table:style-name="ce58" table:formula="of:=IF([.G93]=&quot;ALI&quot;;35*[.Q93];IF([.G93]=&quot;AIE&quot;;15*[.Q93]))" office:value-type="boolean" office:boolean-value="false" calcext:value-type="boolean">
            <text:p>FALSO</text:p>
          </table:table-cell>
          <table:table-cell table:style-name="ce59" table:formula="of:=IF(OR([.G93]=&quot;EE&quot;;[.G93]=&quot;CE&quot;);IF([.H93]=&quot;I&quot;;4;(4*[.Q93]));IF([.G93]=&quot;SE&quot;;IF([.H93]=&quot;I&quot;;5;5*[.Q93]);IF([.G93]=&quot;ALI&quot;;IF([.H93]=&quot;I&quot;;7;7*[.Q93]);IF([.G93]=&quot;AIE&quot;;IF([.H93]=&quot;I&quot;;5;5*[.Q9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4];[.L94])">
            <text:p/>
          </table:table-cell>
          <table:table-cell table:style-name="ce44" table:formula="of:=IF(OR(ISBLANK([.I94]);ISBLANK([.J94]));IF(OR([.G94]=&quot;ALI&quot;;[.G94]=&quot;AIE&quot;);&quot;L&quot;;IF(ISBLANK([.G94]);&quot;&quot;;&quot;A&quot;));IF([.G94]=&quot;EE&quot;;IF([.J94]&gt;=3;IF([.I94]&gt;=5;&quot;H&quot;;&quot;A&quot;);IF([.J94]&gt;=2;IF([.I94]&gt;=16;&quot;H&quot;;IF([.I94]&lt;=4;&quot;L&quot;;&quot;A&quot;));IF([.I94]&lt;=15;&quot;L&quot;;&quot;A&quot;)));IF(OR([.G94]=&quot;SE&quot;;[.G94]=&quot;CE&quot;);IF([.J94]&gt;=4;IF([.I94]&gt;=6;&quot;H&quot;;&quot;A&quot;);IF([.J94]&gt;=2;IF([.I94]&gt;=20;&quot;H&quot;;IF([.I94]&lt;=5;&quot;L&quot;;&quot;A&quot;));IF([.I94]&lt;=19;&quot;L&quot;;&quot;A&quot;)));IF(OR([.G94]=&quot;ALI&quot;;[.G94]=&quot;AIE&quot;);IF([.J94]&gt;=6;IF([.I94]&gt;=20;&quot;H&quot;;&quot;A&quot;);IF([.J94]&gt;=2;IF([.I94]&gt;=51;&quot;H&quot;;IF([.I94]&lt;=19;&quot;L&quot;;&quot;A&quot;));IF([.I94]&lt;=50;&quot;L&quot;;&quot;A&quot;)))))))">
            <text:p/>
          </table:table-cell>
          <table:table-cell table:style-name="ce45" table:formula="of:=IF([.L94]=&quot;L&quot;;&quot;Baixa&quot;;IF([.L94]=&quot;A&quot;;&quot;Média&quot;;IF([.L94]=&quot;&quot;;&quot;&quot;;&quot;Alta&quot;)))">
            <text:p/>
          </table:table-cell>
          <table:table-cell table:style-name="ce47" table:formula="of:=IF(ISBLANK([.G94]);&quot;&quot;;IF([.G94]=&quot;ALI&quot;;IF([.L94]=&quot;L&quot;;7;IF([.L94]=&quot;A&quot;;10;15));IF([.G94]=&quot;AIE&quot;;IF([.L94]=&quot;L&quot;;5;IF([.L94]=&quot;A&quot;;7;10));IF([.G94]=&quot;SE&quot;;IF([.L94]=&quot;L&quot;;4;IF([.L94]=&quot;A&quot;;5;7));IF(OR([.G94]=&quot;EE&quot;;[.G94]=&quot;CE&quot;);IF([.L94]=&quot;L&quot;;3;IF([.L94]=&quot;A&quot;;4;6)))))))">
            <text:p/>
          </table:table-cell>
          <table:table-cell table:style-name="ce50" table:formula="of:=IF([.H94]=&quot;I&quot;;[.N94]*[$Contagem.$U$11];IF([.H94]=&quot;E&quot;;[.N94]*[$Contagem.$U$13];IF([.H94]=&quot;A&quot;;[.N94]*[$Contagem.$U$12];IF([.H94]=&quot;T&quot;;[.N94]*[$Contagem.$U$14];&quot;&quot;))))">
            <text:p/>
          </table:table-cell>
          <table:table-cell table:style-name="ce39"/>
          <table:table-cell table:style-name="ce56" table:formula="of:=IF([.H94]=&quot;I&quot;;[$Sumário.$F$55];IF([.H94]=&quot;A&quot;;[$Sumário.$F$56];[$Sumário.$F$57]))" office:value-type="float" office:value="0.4" calcext:value-type="float">
            <text:p>0,40</text:p>
          </table:table-cell>
          <table:table-cell table:style-name="ce58" table:formula="of:=IF([.G94]=&quot;ALI&quot;;35*[.Q94];IF([.G94]=&quot;AIE&quot;;15*[.Q94]))" office:value-type="boolean" office:boolean-value="false" calcext:value-type="boolean">
            <text:p>FALSO</text:p>
          </table:table-cell>
          <table:table-cell table:style-name="ce59" table:formula="of:=IF(OR([.G94]=&quot;EE&quot;;[.G94]=&quot;CE&quot;);IF([.H94]=&quot;I&quot;;4;(4*[.Q94]));IF([.G94]=&quot;SE&quot;;IF([.H94]=&quot;I&quot;;5;5*[.Q94]);IF([.G94]=&quot;ALI&quot;;IF([.H94]=&quot;I&quot;;7;7*[.Q94]);IF([.G94]=&quot;AIE&quot;;IF([.H94]=&quot;I&quot;;5;5*[.Q9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5];[.L95])">
            <text:p/>
          </table:table-cell>
          <table:table-cell table:style-name="ce44" table:formula="of:=IF(OR(ISBLANK([.I95]);ISBLANK([.J95]));IF(OR([.G95]=&quot;ALI&quot;;[.G95]=&quot;AIE&quot;);&quot;L&quot;;IF(ISBLANK([.G95]);&quot;&quot;;&quot;A&quot;));IF([.G95]=&quot;EE&quot;;IF([.J95]&gt;=3;IF([.I95]&gt;=5;&quot;H&quot;;&quot;A&quot;);IF([.J95]&gt;=2;IF([.I95]&gt;=16;&quot;H&quot;;IF([.I95]&lt;=4;&quot;L&quot;;&quot;A&quot;));IF([.I95]&lt;=15;&quot;L&quot;;&quot;A&quot;)));IF(OR([.G95]=&quot;SE&quot;;[.G95]=&quot;CE&quot;);IF([.J95]&gt;=4;IF([.I95]&gt;=6;&quot;H&quot;;&quot;A&quot;);IF([.J95]&gt;=2;IF([.I95]&gt;=20;&quot;H&quot;;IF([.I95]&lt;=5;&quot;L&quot;;&quot;A&quot;));IF([.I95]&lt;=19;&quot;L&quot;;&quot;A&quot;)));IF(OR([.G95]=&quot;ALI&quot;;[.G95]=&quot;AIE&quot;);IF([.J95]&gt;=6;IF([.I95]&gt;=20;&quot;H&quot;;&quot;A&quot;);IF([.J95]&gt;=2;IF([.I95]&gt;=51;&quot;H&quot;;IF([.I95]&lt;=19;&quot;L&quot;;&quot;A&quot;));IF([.I95]&lt;=50;&quot;L&quot;;&quot;A&quot;)))))))">
            <text:p/>
          </table:table-cell>
          <table:table-cell table:style-name="ce45" table:formula="of:=IF([.L95]=&quot;L&quot;;&quot;Baixa&quot;;IF([.L95]=&quot;A&quot;;&quot;Média&quot;;IF([.L95]=&quot;&quot;;&quot;&quot;;&quot;Alta&quot;)))">
            <text:p/>
          </table:table-cell>
          <table:table-cell table:style-name="ce47" table:formula="of:=IF(ISBLANK([.G95]);&quot;&quot;;IF([.G95]=&quot;ALI&quot;;IF([.L95]=&quot;L&quot;;7;IF([.L95]=&quot;A&quot;;10;15));IF([.G95]=&quot;AIE&quot;;IF([.L95]=&quot;L&quot;;5;IF([.L95]=&quot;A&quot;;7;10));IF([.G95]=&quot;SE&quot;;IF([.L95]=&quot;L&quot;;4;IF([.L95]=&quot;A&quot;;5;7));IF(OR([.G95]=&quot;EE&quot;;[.G95]=&quot;CE&quot;);IF([.L95]=&quot;L&quot;;3;IF([.L95]=&quot;A&quot;;4;6)))))))">
            <text:p/>
          </table:table-cell>
          <table:table-cell table:style-name="ce50" table:formula="of:=IF([.H95]=&quot;I&quot;;[.N95]*[$Contagem.$U$11];IF([.H95]=&quot;E&quot;;[.N95]*[$Contagem.$U$13];IF([.H95]=&quot;A&quot;;[.N95]*[$Contagem.$U$12];IF([.H95]=&quot;T&quot;;[.N95]*[$Contagem.$U$14];&quot;&quot;))))">
            <text:p/>
          </table:table-cell>
          <table:table-cell table:style-name="ce39"/>
          <table:table-cell table:style-name="ce56" table:formula="of:=IF([.H95]=&quot;I&quot;;[$Sumário.$F$55];IF([.H95]=&quot;A&quot;;[$Sumário.$F$56];[$Sumário.$F$57]))" office:value-type="float" office:value="0.4" calcext:value-type="float">
            <text:p>0,40</text:p>
          </table:table-cell>
          <table:table-cell table:style-name="ce58" table:formula="of:=IF([.G95]=&quot;ALI&quot;;35*[.Q95];IF([.G95]=&quot;AIE&quot;;15*[.Q95]))" office:value-type="boolean" office:boolean-value="false" calcext:value-type="boolean">
            <text:p>FALSO</text:p>
          </table:table-cell>
          <table:table-cell table:style-name="ce59" table:formula="of:=IF(OR([.G95]=&quot;EE&quot;;[.G95]=&quot;CE&quot;);IF([.H95]=&quot;I&quot;;4;(4*[.Q95]));IF([.G95]=&quot;SE&quot;;IF([.H95]=&quot;I&quot;;5;5*[.Q95]);IF([.G95]=&quot;ALI&quot;;IF([.H95]=&quot;I&quot;;7;7*[.Q95]);IF([.G95]=&quot;AIE&quot;;IF([.H95]=&quot;I&quot;;5;5*[.Q9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6];[.L96])">
            <text:p/>
          </table:table-cell>
          <table:table-cell table:style-name="ce44" table:formula="of:=IF(OR(ISBLANK([.I96]);ISBLANK([.J96]));IF(OR([.G96]=&quot;ALI&quot;;[.G96]=&quot;AIE&quot;);&quot;L&quot;;IF(ISBLANK([.G96]);&quot;&quot;;&quot;A&quot;));IF([.G96]=&quot;EE&quot;;IF([.J96]&gt;=3;IF([.I96]&gt;=5;&quot;H&quot;;&quot;A&quot;);IF([.J96]&gt;=2;IF([.I96]&gt;=16;&quot;H&quot;;IF([.I96]&lt;=4;&quot;L&quot;;&quot;A&quot;));IF([.I96]&lt;=15;&quot;L&quot;;&quot;A&quot;)));IF(OR([.G96]=&quot;SE&quot;;[.G96]=&quot;CE&quot;);IF([.J96]&gt;=4;IF([.I96]&gt;=6;&quot;H&quot;;&quot;A&quot;);IF([.J96]&gt;=2;IF([.I96]&gt;=20;&quot;H&quot;;IF([.I96]&lt;=5;&quot;L&quot;;&quot;A&quot;));IF([.I96]&lt;=19;&quot;L&quot;;&quot;A&quot;)));IF(OR([.G96]=&quot;ALI&quot;;[.G96]=&quot;AIE&quot;);IF([.J96]&gt;=6;IF([.I96]&gt;=20;&quot;H&quot;;&quot;A&quot;);IF([.J96]&gt;=2;IF([.I96]&gt;=51;&quot;H&quot;;IF([.I96]&lt;=19;&quot;L&quot;;&quot;A&quot;));IF([.I96]&lt;=50;&quot;L&quot;;&quot;A&quot;)))))))">
            <text:p/>
          </table:table-cell>
          <table:table-cell table:style-name="ce45" table:formula="of:=IF([.L96]=&quot;L&quot;;&quot;Baixa&quot;;IF([.L96]=&quot;A&quot;;&quot;Média&quot;;IF([.L96]=&quot;&quot;;&quot;&quot;;&quot;Alta&quot;)))">
            <text:p/>
          </table:table-cell>
          <table:table-cell table:style-name="ce47" table:formula="of:=IF(ISBLANK([.G96]);&quot;&quot;;IF([.G96]=&quot;ALI&quot;;IF([.L96]=&quot;L&quot;;7;IF([.L96]=&quot;A&quot;;10;15));IF([.G96]=&quot;AIE&quot;;IF([.L96]=&quot;L&quot;;5;IF([.L96]=&quot;A&quot;;7;10));IF([.G96]=&quot;SE&quot;;IF([.L96]=&quot;L&quot;;4;IF([.L96]=&quot;A&quot;;5;7));IF(OR([.G96]=&quot;EE&quot;;[.G96]=&quot;CE&quot;);IF([.L96]=&quot;L&quot;;3;IF([.L96]=&quot;A&quot;;4;6)))))))">
            <text:p/>
          </table:table-cell>
          <table:table-cell table:style-name="ce50" table:formula="of:=IF([.H96]=&quot;I&quot;;[.N96]*[$Contagem.$U$11];IF([.H96]=&quot;E&quot;;[.N96]*[$Contagem.$U$13];IF([.H96]=&quot;A&quot;;[.N96]*[$Contagem.$U$12];IF([.H96]=&quot;T&quot;;[.N96]*[$Contagem.$U$14];&quot;&quot;))))">
            <text:p/>
          </table:table-cell>
          <table:table-cell table:style-name="ce39"/>
          <table:table-cell table:style-name="ce56" table:formula="of:=IF([.H96]=&quot;I&quot;;[$Sumário.$F$55];IF([.H96]=&quot;A&quot;;[$Sumário.$F$56];[$Sumário.$F$57]))" office:value-type="float" office:value="0.4" calcext:value-type="float">
            <text:p>0,40</text:p>
          </table:table-cell>
          <table:table-cell table:style-name="ce58" table:formula="of:=IF([.G96]=&quot;ALI&quot;;35*[.Q96];IF([.G96]=&quot;AIE&quot;;15*[.Q96]))" office:value-type="boolean" office:boolean-value="false" calcext:value-type="boolean">
            <text:p>FALSO</text:p>
          </table:table-cell>
          <table:table-cell table:style-name="ce59" table:formula="of:=IF(OR([.G96]=&quot;EE&quot;;[.G96]=&quot;CE&quot;);IF([.H96]=&quot;I&quot;;4;(4*[.Q96]));IF([.G96]=&quot;SE&quot;;IF([.H96]=&quot;I&quot;;5;5*[.Q96]);IF([.G96]=&quot;ALI&quot;;IF([.H96]=&quot;I&quot;;7;7*[.Q96]);IF([.G96]=&quot;AIE&quot;;IF([.H96]=&quot;I&quot;;5;5*[.Q9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7];[.L97])">
            <text:p/>
          </table:table-cell>
          <table:table-cell table:style-name="ce44" table:formula="of:=IF(OR(ISBLANK([.I97]);ISBLANK([.J97]));IF(OR([.G97]=&quot;ALI&quot;;[.G97]=&quot;AIE&quot;);&quot;L&quot;;IF(ISBLANK([.G97]);&quot;&quot;;&quot;A&quot;));IF([.G97]=&quot;EE&quot;;IF([.J97]&gt;=3;IF([.I97]&gt;=5;&quot;H&quot;;&quot;A&quot;);IF([.J97]&gt;=2;IF([.I97]&gt;=16;&quot;H&quot;;IF([.I97]&lt;=4;&quot;L&quot;;&quot;A&quot;));IF([.I97]&lt;=15;&quot;L&quot;;&quot;A&quot;)));IF(OR([.G97]=&quot;SE&quot;;[.G97]=&quot;CE&quot;);IF([.J97]&gt;=4;IF([.I97]&gt;=6;&quot;H&quot;;&quot;A&quot;);IF([.J97]&gt;=2;IF([.I97]&gt;=20;&quot;H&quot;;IF([.I97]&lt;=5;&quot;L&quot;;&quot;A&quot;));IF([.I97]&lt;=19;&quot;L&quot;;&quot;A&quot;)));IF(OR([.G97]=&quot;ALI&quot;;[.G97]=&quot;AIE&quot;);IF([.J97]&gt;=6;IF([.I97]&gt;=20;&quot;H&quot;;&quot;A&quot;);IF([.J97]&gt;=2;IF([.I97]&gt;=51;&quot;H&quot;;IF([.I97]&lt;=19;&quot;L&quot;;&quot;A&quot;));IF([.I97]&lt;=50;&quot;L&quot;;&quot;A&quot;)))))))">
            <text:p/>
          </table:table-cell>
          <table:table-cell table:style-name="ce45" table:formula="of:=IF([.L97]=&quot;L&quot;;&quot;Baixa&quot;;IF([.L97]=&quot;A&quot;;&quot;Média&quot;;IF([.L97]=&quot;&quot;;&quot;&quot;;&quot;Alta&quot;)))">
            <text:p/>
          </table:table-cell>
          <table:table-cell table:style-name="ce47" table:formula="of:=IF(ISBLANK([.G97]);&quot;&quot;;IF([.G97]=&quot;ALI&quot;;IF([.L97]=&quot;L&quot;;7;IF([.L97]=&quot;A&quot;;10;15));IF([.G97]=&quot;AIE&quot;;IF([.L97]=&quot;L&quot;;5;IF([.L97]=&quot;A&quot;;7;10));IF([.G97]=&quot;SE&quot;;IF([.L97]=&quot;L&quot;;4;IF([.L97]=&quot;A&quot;;5;7));IF(OR([.G97]=&quot;EE&quot;;[.G97]=&quot;CE&quot;);IF([.L97]=&quot;L&quot;;3;IF([.L97]=&quot;A&quot;;4;6)))))))">
            <text:p/>
          </table:table-cell>
          <table:table-cell table:style-name="ce50" table:formula="of:=IF([.H97]=&quot;I&quot;;[.N97]*[$Contagem.$U$11];IF([.H97]=&quot;E&quot;;[.N97]*[$Contagem.$U$13];IF([.H97]=&quot;A&quot;;[.N97]*[$Contagem.$U$12];IF([.H97]=&quot;T&quot;;[.N97]*[$Contagem.$U$14];&quot;&quot;))))">
            <text:p/>
          </table:table-cell>
          <table:table-cell table:style-name="ce39"/>
          <table:table-cell table:style-name="ce56" table:formula="of:=IF([.H97]=&quot;I&quot;;[$Sumário.$F$55];IF([.H97]=&quot;A&quot;;[$Sumário.$F$56];[$Sumário.$F$57]))" office:value-type="float" office:value="0.4" calcext:value-type="float">
            <text:p>0,40</text:p>
          </table:table-cell>
          <table:table-cell table:style-name="ce58" table:formula="of:=IF([.G97]=&quot;ALI&quot;;35*[.Q97];IF([.G97]=&quot;AIE&quot;;15*[.Q97]))" office:value-type="boolean" office:boolean-value="false" calcext:value-type="boolean">
            <text:p>FALSO</text:p>
          </table:table-cell>
          <table:table-cell table:style-name="ce59" table:formula="of:=IF(OR([.G97]=&quot;EE&quot;;[.G97]=&quot;CE&quot;);IF([.H97]=&quot;I&quot;;4;(4*[.Q97]));IF([.G97]=&quot;SE&quot;;IF([.H97]=&quot;I&quot;;5;5*[.Q97]);IF([.G97]=&quot;ALI&quot;;IF([.H97]=&quot;I&quot;;7;7*[.Q97]);IF([.G97]=&quot;AIE&quot;;IF([.H97]=&quot;I&quot;;5;5*[.Q9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8];[.L98])">
            <text:p/>
          </table:table-cell>
          <table:table-cell table:style-name="ce44" table:formula="of:=IF(OR(ISBLANK([.I98]);ISBLANK([.J98]));IF(OR([.G98]=&quot;ALI&quot;;[.G98]=&quot;AIE&quot;);&quot;L&quot;;IF(ISBLANK([.G98]);&quot;&quot;;&quot;A&quot;));IF([.G98]=&quot;EE&quot;;IF([.J98]&gt;=3;IF([.I98]&gt;=5;&quot;H&quot;;&quot;A&quot;);IF([.J98]&gt;=2;IF([.I98]&gt;=16;&quot;H&quot;;IF([.I98]&lt;=4;&quot;L&quot;;&quot;A&quot;));IF([.I98]&lt;=15;&quot;L&quot;;&quot;A&quot;)));IF(OR([.G98]=&quot;SE&quot;;[.G98]=&quot;CE&quot;);IF([.J98]&gt;=4;IF([.I98]&gt;=6;&quot;H&quot;;&quot;A&quot;);IF([.J98]&gt;=2;IF([.I98]&gt;=20;&quot;H&quot;;IF([.I98]&lt;=5;&quot;L&quot;;&quot;A&quot;));IF([.I98]&lt;=19;&quot;L&quot;;&quot;A&quot;)));IF(OR([.G98]=&quot;ALI&quot;;[.G98]=&quot;AIE&quot;);IF([.J98]&gt;=6;IF([.I98]&gt;=20;&quot;H&quot;;&quot;A&quot;);IF([.J98]&gt;=2;IF([.I98]&gt;=51;&quot;H&quot;;IF([.I98]&lt;=19;&quot;L&quot;;&quot;A&quot;));IF([.I98]&lt;=50;&quot;L&quot;;&quot;A&quot;)))))))">
            <text:p/>
          </table:table-cell>
          <table:table-cell table:style-name="ce45" table:formula="of:=IF([.L98]=&quot;L&quot;;&quot;Baixa&quot;;IF([.L98]=&quot;A&quot;;&quot;Média&quot;;IF([.L98]=&quot;&quot;;&quot;&quot;;&quot;Alta&quot;)))">
            <text:p/>
          </table:table-cell>
          <table:table-cell table:style-name="ce47" table:formula="of:=IF(ISBLANK([.G98]);&quot;&quot;;IF([.G98]=&quot;ALI&quot;;IF([.L98]=&quot;L&quot;;7;IF([.L98]=&quot;A&quot;;10;15));IF([.G98]=&quot;AIE&quot;;IF([.L98]=&quot;L&quot;;5;IF([.L98]=&quot;A&quot;;7;10));IF([.G98]=&quot;SE&quot;;IF([.L98]=&quot;L&quot;;4;IF([.L98]=&quot;A&quot;;5;7));IF(OR([.G98]=&quot;EE&quot;;[.G98]=&quot;CE&quot;);IF([.L98]=&quot;L&quot;;3;IF([.L98]=&quot;A&quot;;4;6)))))))">
            <text:p/>
          </table:table-cell>
          <table:table-cell table:style-name="ce50" table:formula="of:=IF([.H98]=&quot;I&quot;;[.N98]*[$Contagem.$U$11];IF([.H98]=&quot;E&quot;;[.N98]*[$Contagem.$U$13];IF([.H98]=&quot;A&quot;;[.N98]*[$Contagem.$U$12];IF([.H98]=&quot;T&quot;;[.N98]*[$Contagem.$U$14];&quot;&quot;))))">
            <text:p/>
          </table:table-cell>
          <table:table-cell table:style-name="ce39"/>
          <table:table-cell table:style-name="ce56" table:formula="of:=IF([.H98]=&quot;I&quot;;[$Sumário.$F$55];IF([.H98]=&quot;A&quot;;[$Sumário.$F$56];[$Sumário.$F$57]))" office:value-type="float" office:value="0.4" calcext:value-type="float">
            <text:p>0,40</text:p>
          </table:table-cell>
          <table:table-cell table:style-name="ce58" table:formula="of:=IF([.G98]=&quot;ALI&quot;;35*[.Q98];IF([.G98]=&quot;AIE&quot;;15*[.Q98]))" office:value-type="boolean" office:boolean-value="false" calcext:value-type="boolean">
            <text:p>FALSO</text:p>
          </table:table-cell>
          <table:table-cell table:style-name="ce59" table:formula="of:=IF(OR([.G98]=&quot;EE&quot;;[.G98]=&quot;CE&quot;);IF([.H98]=&quot;I&quot;;4;(4*[.Q98]));IF([.G98]=&quot;SE&quot;;IF([.H98]=&quot;I&quot;;5;5*[.Q98]);IF([.G98]=&quot;ALI&quot;;IF([.H98]=&quot;I&quot;;7;7*[.Q98]);IF([.G98]=&quot;AIE&quot;;IF([.H98]=&quot;I&quot;;5;5*[.Q9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99];[.L99])">
            <text:p/>
          </table:table-cell>
          <table:table-cell table:style-name="ce44" table:formula="of:=IF(OR(ISBLANK([.I99]);ISBLANK([.J99]));IF(OR([.G99]=&quot;ALI&quot;;[.G99]=&quot;AIE&quot;);&quot;L&quot;;IF(ISBLANK([.G99]);&quot;&quot;;&quot;A&quot;));IF([.G99]=&quot;EE&quot;;IF([.J99]&gt;=3;IF([.I99]&gt;=5;&quot;H&quot;;&quot;A&quot;);IF([.J99]&gt;=2;IF([.I99]&gt;=16;&quot;H&quot;;IF([.I99]&lt;=4;&quot;L&quot;;&quot;A&quot;));IF([.I99]&lt;=15;&quot;L&quot;;&quot;A&quot;)));IF(OR([.G99]=&quot;SE&quot;;[.G99]=&quot;CE&quot;);IF([.J99]&gt;=4;IF([.I99]&gt;=6;&quot;H&quot;;&quot;A&quot;);IF([.J99]&gt;=2;IF([.I99]&gt;=20;&quot;H&quot;;IF([.I99]&lt;=5;&quot;L&quot;;&quot;A&quot;));IF([.I99]&lt;=19;&quot;L&quot;;&quot;A&quot;)));IF(OR([.G99]=&quot;ALI&quot;;[.G99]=&quot;AIE&quot;);IF([.J99]&gt;=6;IF([.I99]&gt;=20;&quot;H&quot;;&quot;A&quot;);IF([.J99]&gt;=2;IF([.I99]&gt;=51;&quot;H&quot;;IF([.I99]&lt;=19;&quot;L&quot;;&quot;A&quot;));IF([.I99]&lt;=50;&quot;L&quot;;&quot;A&quot;)))))))">
            <text:p/>
          </table:table-cell>
          <table:table-cell table:style-name="ce45" table:formula="of:=IF([.L99]=&quot;L&quot;;&quot;Baixa&quot;;IF([.L99]=&quot;A&quot;;&quot;Média&quot;;IF([.L99]=&quot;&quot;;&quot;&quot;;&quot;Alta&quot;)))">
            <text:p/>
          </table:table-cell>
          <table:table-cell table:style-name="ce47" table:formula="of:=IF(ISBLANK([.G99]);&quot;&quot;;IF([.G99]=&quot;ALI&quot;;IF([.L99]=&quot;L&quot;;7;IF([.L99]=&quot;A&quot;;10;15));IF([.G99]=&quot;AIE&quot;;IF([.L99]=&quot;L&quot;;5;IF([.L99]=&quot;A&quot;;7;10));IF([.G99]=&quot;SE&quot;;IF([.L99]=&quot;L&quot;;4;IF([.L99]=&quot;A&quot;;5;7));IF(OR([.G99]=&quot;EE&quot;;[.G99]=&quot;CE&quot;);IF([.L99]=&quot;L&quot;;3;IF([.L99]=&quot;A&quot;;4;6)))))))">
            <text:p/>
          </table:table-cell>
          <table:table-cell table:style-name="ce50" table:formula="of:=IF([.H99]=&quot;I&quot;;[.N99]*[$Contagem.$U$11];IF([.H99]=&quot;E&quot;;[.N99]*[$Contagem.$U$13];IF([.H99]=&quot;A&quot;;[.N99]*[$Contagem.$U$12];IF([.H99]=&quot;T&quot;;[.N99]*[$Contagem.$U$14];&quot;&quot;))))">
            <text:p/>
          </table:table-cell>
          <table:table-cell table:style-name="ce39"/>
          <table:table-cell table:style-name="ce56" table:formula="of:=IF([.H99]=&quot;I&quot;;[$Sumário.$F$55];IF([.H99]=&quot;A&quot;;[$Sumário.$F$56];[$Sumário.$F$57]))" office:value-type="float" office:value="0.4" calcext:value-type="float">
            <text:p>0,40</text:p>
          </table:table-cell>
          <table:table-cell table:style-name="ce58" table:formula="of:=IF([.G99]=&quot;ALI&quot;;35*[.Q99];IF([.G99]=&quot;AIE&quot;;15*[.Q99]))" office:value-type="boolean" office:boolean-value="false" calcext:value-type="boolean">
            <text:p>FALSO</text:p>
          </table:table-cell>
          <table:table-cell table:style-name="ce59" table:formula="of:=IF(OR([.G99]=&quot;EE&quot;;[.G99]=&quot;CE&quot;);IF([.H99]=&quot;I&quot;;4;(4*[.Q99]));IF([.G99]=&quot;SE&quot;;IF([.H99]=&quot;I&quot;;5;5*[.Q99]);IF([.G99]=&quot;ALI&quot;;IF([.H99]=&quot;I&quot;;7;7*[.Q99]);IF([.G99]=&quot;AIE&quot;;IF([.H99]=&quot;I&quot;;5;5*[.Q9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0];[.L100])">
            <text:p/>
          </table:table-cell>
          <table:table-cell table:style-name="ce44" table:formula="of:=IF(OR(ISBLANK([.I100]);ISBLANK([.J100]));IF(OR([.G100]=&quot;ALI&quot;;[.G100]=&quot;AIE&quot;);&quot;L&quot;;IF(ISBLANK([.G100]);&quot;&quot;;&quot;A&quot;));IF([.G100]=&quot;EE&quot;;IF([.J100]&gt;=3;IF([.I100]&gt;=5;&quot;H&quot;;&quot;A&quot;);IF([.J100]&gt;=2;IF([.I100]&gt;=16;&quot;H&quot;;IF([.I100]&lt;=4;&quot;L&quot;;&quot;A&quot;));IF([.I100]&lt;=15;&quot;L&quot;;&quot;A&quot;)));IF(OR([.G100]=&quot;SE&quot;;[.G100]=&quot;CE&quot;);IF([.J100]&gt;=4;IF([.I100]&gt;=6;&quot;H&quot;;&quot;A&quot;);IF([.J100]&gt;=2;IF([.I100]&gt;=20;&quot;H&quot;;IF([.I100]&lt;=5;&quot;L&quot;;&quot;A&quot;));IF([.I100]&lt;=19;&quot;L&quot;;&quot;A&quot;)));IF(OR([.G100]=&quot;ALI&quot;;[.G100]=&quot;AIE&quot;);IF([.J100]&gt;=6;IF([.I100]&gt;=20;&quot;H&quot;;&quot;A&quot;);IF([.J100]&gt;=2;IF([.I100]&gt;=51;&quot;H&quot;;IF([.I100]&lt;=19;&quot;L&quot;;&quot;A&quot;));IF([.I100]&lt;=50;&quot;L&quot;;&quot;A&quot;)))))))">
            <text:p/>
          </table:table-cell>
          <table:table-cell table:style-name="ce45" table:formula="of:=IF([.L100]=&quot;L&quot;;&quot;Baixa&quot;;IF([.L100]=&quot;A&quot;;&quot;Média&quot;;IF([.L100]=&quot;&quot;;&quot;&quot;;&quot;Alta&quot;)))">
            <text:p/>
          </table:table-cell>
          <table:table-cell table:style-name="ce47" table:formula="of:=IF(ISBLANK([.G100]);&quot;&quot;;IF([.G100]=&quot;ALI&quot;;IF([.L100]=&quot;L&quot;;7;IF([.L100]=&quot;A&quot;;10;15));IF([.G100]=&quot;AIE&quot;;IF([.L100]=&quot;L&quot;;5;IF([.L100]=&quot;A&quot;;7;10));IF([.G100]=&quot;SE&quot;;IF([.L100]=&quot;L&quot;;4;IF([.L100]=&quot;A&quot;;5;7));IF(OR([.G100]=&quot;EE&quot;;[.G100]=&quot;CE&quot;);IF([.L100]=&quot;L&quot;;3;IF([.L100]=&quot;A&quot;;4;6)))))))">
            <text:p/>
          </table:table-cell>
          <table:table-cell table:style-name="ce50" table:formula="of:=IF([.H100]=&quot;I&quot;;[.N100]*[$Contagem.$U$11];IF([.H100]=&quot;E&quot;;[.N100]*[$Contagem.$U$13];IF([.H100]=&quot;A&quot;;[.N100]*[$Contagem.$U$12];IF([.H100]=&quot;T&quot;;[.N100]*[$Contagem.$U$14];&quot;&quot;))))">
            <text:p/>
          </table:table-cell>
          <table:table-cell table:style-name="ce39"/>
          <table:table-cell table:style-name="ce56" table:formula="of:=IF([.H100]=&quot;I&quot;;[$Sumário.$F$55];IF([.H100]=&quot;A&quot;;[$Sumário.$F$56];[$Sumário.$F$57]))" office:value-type="float" office:value="0.4" calcext:value-type="float">
            <text:p>0,40</text:p>
          </table:table-cell>
          <table:table-cell table:style-name="ce58" table:formula="of:=IF([.G100]=&quot;ALI&quot;;35*[.Q100];IF([.G100]=&quot;AIE&quot;;15*[.Q100]))" office:value-type="boolean" office:boolean-value="false" calcext:value-type="boolean">
            <text:p>FALSO</text:p>
          </table:table-cell>
          <table:table-cell table:style-name="ce59" table:formula="of:=IF(OR([.G100]=&quot;EE&quot;;[.G100]=&quot;CE&quot;);IF([.H100]=&quot;I&quot;;4;(4*[.Q100]));IF([.G100]=&quot;SE&quot;;IF([.H100]=&quot;I&quot;;5;5*[.Q100]);IF([.G100]=&quot;ALI&quot;;IF([.H100]=&quot;I&quot;;7;7*[.Q100]);IF([.G100]=&quot;AIE&quot;;IF([.H100]=&quot;I&quot;;5;5*[.Q10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1];[.L101])">
            <text:p/>
          </table:table-cell>
          <table:table-cell table:style-name="ce44" table:formula="of:=IF(OR(ISBLANK([.I101]);ISBLANK([.J101]));IF(OR([.G101]=&quot;ALI&quot;;[.G101]=&quot;AIE&quot;);&quot;L&quot;;IF(ISBLANK([.G101]);&quot;&quot;;&quot;A&quot;));IF([.G101]=&quot;EE&quot;;IF([.J101]&gt;=3;IF([.I101]&gt;=5;&quot;H&quot;;&quot;A&quot;);IF([.J101]&gt;=2;IF([.I101]&gt;=16;&quot;H&quot;;IF([.I101]&lt;=4;&quot;L&quot;;&quot;A&quot;));IF([.I101]&lt;=15;&quot;L&quot;;&quot;A&quot;)));IF(OR([.G101]=&quot;SE&quot;;[.G101]=&quot;CE&quot;);IF([.J101]&gt;=4;IF([.I101]&gt;=6;&quot;H&quot;;&quot;A&quot;);IF([.J101]&gt;=2;IF([.I101]&gt;=20;&quot;H&quot;;IF([.I101]&lt;=5;&quot;L&quot;;&quot;A&quot;));IF([.I101]&lt;=19;&quot;L&quot;;&quot;A&quot;)));IF(OR([.G101]=&quot;ALI&quot;;[.G101]=&quot;AIE&quot;);IF([.J101]&gt;=6;IF([.I101]&gt;=20;&quot;H&quot;;&quot;A&quot;);IF([.J101]&gt;=2;IF([.I101]&gt;=51;&quot;H&quot;;IF([.I101]&lt;=19;&quot;L&quot;;&quot;A&quot;));IF([.I101]&lt;=50;&quot;L&quot;;&quot;A&quot;)))))))">
            <text:p/>
          </table:table-cell>
          <table:table-cell table:style-name="ce45" table:formula="of:=IF([.L101]=&quot;L&quot;;&quot;Baixa&quot;;IF([.L101]=&quot;A&quot;;&quot;Média&quot;;IF([.L101]=&quot;&quot;;&quot;&quot;;&quot;Alta&quot;)))">
            <text:p/>
          </table:table-cell>
          <table:table-cell table:style-name="ce47" table:formula="of:=IF(ISBLANK([.G101]);&quot;&quot;;IF([.G101]=&quot;ALI&quot;;IF([.L101]=&quot;L&quot;;7;IF([.L101]=&quot;A&quot;;10;15));IF([.G101]=&quot;AIE&quot;;IF([.L101]=&quot;L&quot;;5;IF([.L101]=&quot;A&quot;;7;10));IF([.G101]=&quot;SE&quot;;IF([.L101]=&quot;L&quot;;4;IF([.L101]=&quot;A&quot;;5;7));IF(OR([.G101]=&quot;EE&quot;;[.G101]=&quot;CE&quot;);IF([.L101]=&quot;L&quot;;3;IF([.L101]=&quot;A&quot;;4;6)))))))">
            <text:p/>
          </table:table-cell>
          <table:table-cell table:style-name="ce50" table:formula="of:=IF([.H101]=&quot;I&quot;;[.N101]*[$Contagem.$U$11];IF([.H101]=&quot;E&quot;;[.N101]*[$Contagem.$U$13];IF([.H101]=&quot;A&quot;;[.N101]*[$Contagem.$U$12];IF([.H101]=&quot;T&quot;;[.N101]*[$Contagem.$U$14];&quot;&quot;))))">
            <text:p/>
          </table:table-cell>
          <table:table-cell table:style-name="ce39"/>
          <table:table-cell table:style-name="ce56" table:formula="of:=IF([.H101]=&quot;I&quot;;[$Sumário.$F$55];IF([.H101]=&quot;A&quot;;[$Sumário.$F$56];[$Sumário.$F$57]))" office:value-type="float" office:value="0.4" calcext:value-type="float">
            <text:p>0,40</text:p>
          </table:table-cell>
          <table:table-cell table:style-name="ce58" table:formula="of:=IF([.G101]=&quot;ALI&quot;;35*[.Q101];IF([.G101]=&quot;AIE&quot;;15*[.Q101]))" office:value-type="boolean" office:boolean-value="false" calcext:value-type="boolean">
            <text:p>FALSO</text:p>
          </table:table-cell>
          <table:table-cell table:style-name="ce59" table:formula="of:=IF(OR([.G101]=&quot;EE&quot;;[.G101]=&quot;CE&quot;);IF([.H101]=&quot;I&quot;;4;(4*[.Q101]));IF([.G101]=&quot;SE&quot;;IF([.H101]=&quot;I&quot;;5;5*[.Q101]);IF([.G101]=&quot;ALI&quot;;IF([.H101]=&quot;I&quot;;7;7*[.Q101]);IF([.G101]=&quot;AIE&quot;;IF([.H101]=&quot;I&quot;;5;5*[.Q10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2];[.L102])">
            <text:p/>
          </table:table-cell>
          <table:table-cell table:style-name="ce44" table:formula="of:=IF(OR(ISBLANK([.I102]);ISBLANK([.J102]));IF(OR([.G102]=&quot;ALI&quot;;[.G102]=&quot;AIE&quot;);&quot;L&quot;;IF(ISBLANK([.G102]);&quot;&quot;;&quot;A&quot;));IF([.G102]=&quot;EE&quot;;IF([.J102]&gt;=3;IF([.I102]&gt;=5;&quot;H&quot;;&quot;A&quot;);IF([.J102]&gt;=2;IF([.I102]&gt;=16;&quot;H&quot;;IF([.I102]&lt;=4;&quot;L&quot;;&quot;A&quot;));IF([.I102]&lt;=15;&quot;L&quot;;&quot;A&quot;)));IF(OR([.G102]=&quot;SE&quot;;[.G102]=&quot;CE&quot;);IF([.J102]&gt;=4;IF([.I102]&gt;=6;&quot;H&quot;;&quot;A&quot;);IF([.J102]&gt;=2;IF([.I102]&gt;=20;&quot;H&quot;;IF([.I102]&lt;=5;&quot;L&quot;;&quot;A&quot;));IF([.I102]&lt;=19;&quot;L&quot;;&quot;A&quot;)));IF(OR([.G102]=&quot;ALI&quot;;[.G102]=&quot;AIE&quot;);IF([.J102]&gt;=6;IF([.I102]&gt;=20;&quot;H&quot;;&quot;A&quot;);IF([.J102]&gt;=2;IF([.I102]&gt;=51;&quot;H&quot;;IF([.I102]&lt;=19;&quot;L&quot;;&quot;A&quot;));IF([.I102]&lt;=50;&quot;L&quot;;&quot;A&quot;)))))))">
            <text:p/>
          </table:table-cell>
          <table:table-cell table:style-name="ce45" table:formula="of:=IF([.L102]=&quot;L&quot;;&quot;Baixa&quot;;IF([.L102]=&quot;A&quot;;&quot;Média&quot;;IF([.L102]=&quot;&quot;;&quot;&quot;;&quot;Alta&quot;)))">
            <text:p/>
          </table:table-cell>
          <table:table-cell table:style-name="ce47" table:formula="of:=IF(ISBLANK([.G102]);&quot;&quot;;IF([.G102]=&quot;ALI&quot;;IF([.L102]=&quot;L&quot;;7;IF([.L102]=&quot;A&quot;;10;15));IF([.G102]=&quot;AIE&quot;;IF([.L102]=&quot;L&quot;;5;IF([.L102]=&quot;A&quot;;7;10));IF([.G102]=&quot;SE&quot;;IF([.L102]=&quot;L&quot;;4;IF([.L102]=&quot;A&quot;;5;7));IF(OR([.G102]=&quot;EE&quot;;[.G102]=&quot;CE&quot;);IF([.L102]=&quot;L&quot;;3;IF([.L102]=&quot;A&quot;;4;6)))))))">
            <text:p/>
          </table:table-cell>
          <table:table-cell table:style-name="ce50" table:formula="of:=IF([.H102]=&quot;I&quot;;[.N102]*[$Contagem.$U$11];IF([.H102]=&quot;E&quot;;[.N102]*[$Contagem.$U$13];IF([.H102]=&quot;A&quot;;[.N102]*[$Contagem.$U$12];IF([.H102]=&quot;T&quot;;[.N102]*[$Contagem.$U$14];&quot;&quot;))))">
            <text:p/>
          </table:table-cell>
          <table:table-cell table:style-name="ce39"/>
          <table:table-cell table:style-name="ce56" table:formula="of:=IF([.H102]=&quot;I&quot;;[$Sumário.$F$55];IF([.H102]=&quot;A&quot;;[$Sumário.$F$56];[$Sumário.$F$57]))" office:value-type="float" office:value="0.4" calcext:value-type="float">
            <text:p>0,40</text:p>
          </table:table-cell>
          <table:table-cell table:style-name="ce58" table:formula="of:=IF([.G102]=&quot;ALI&quot;;35*[.Q102];IF([.G102]=&quot;AIE&quot;;15*[.Q102]))" office:value-type="boolean" office:boolean-value="false" calcext:value-type="boolean">
            <text:p>FALSO</text:p>
          </table:table-cell>
          <table:table-cell table:style-name="ce59" table:formula="of:=IF(OR([.G102]=&quot;EE&quot;;[.G102]=&quot;CE&quot;);IF([.H102]=&quot;I&quot;;4;(4*[.Q102]));IF([.G102]=&quot;SE&quot;;IF([.H102]=&quot;I&quot;;5;5*[.Q102]);IF([.G102]=&quot;ALI&quot;;IF([.H102]=&quot;I&quot;;7;7*[.Q102]);IF([.G102]=&quot;AIE&quot;;IF([.H102]=&quot;I&quot;;5;5*[.Q10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3];[.L103])">
            <text:p/>
          </table:table-cell>
          <table:table-cell table:style-name="ce44" table:formula="of:=IF(OR(ISBLANK([.I103]);ISBLANK([.J103]));IF(OR([.G103]=&quot;ALI&quot;;[.G103]=&quot;AIE&quot;);&quot;L&quot;;IF(ISBLANK([.G103]);&quot;&quot;;&quot;A&quot;));IF([.G103]=&quot;EE&quot;;IF([.J103]&gt;=3;IF([.I103]&gt;=5;&quot;H&quot;;&quot;A&quot;);IF([.J103]&gt;=2;IF([.I103]&gt;=16;&quot;H&quot;;IF([.I103]&lt;=4;&quot;L&quot;;&quot;A&quot;));IF([.I103]&lt;=15;&quot;L&quot;;&quot;A&quot;)));IF(OR([.G103]=&quot;SE&quot;;[.G103]=&quot;CE&quot;);IF([.J103]&gt;=4;IF([.I103]&gt;=6;&quot;H&quot;;&quot;A&quot;);IF([.J103]&gt;=2;IF([.I103]&gt;=20;&quot;H&quot;;IF([.I103]&lt;=5;&quot;L&quot;;&quot;A&quot;));IF([.I103]&lt;=19;&quot;L&quot;;&quot;A&quot;)));IF(OR([.G103]=&quot;ALI&quot;;[.G103]=&quot;AIE&quot;);IF([.J103]&gt;=6;IF([.I103]&gt;=20;&quot;H&quot;;&quot;A&quot;);IF([.J103]&gt;=2;IF([.I103]&gt;=51;&quot;H&quot;;IF([.I103]&lt;=19;&quot;L&quot;;&quot;A&quot;));IF([.I103]&lt;=50;&quot;L&quot;;&quot;A&quot;)))))))">
            <text:p/>
          </table:table-cell>
          <table:table-cell table:style-name="ce45" table:formula="of:=IF([.L103]=&quot;L&quot;;&quot;Baixa&quot;;IF([.L103]=&quot;A&quot;;&quot;Média&quot;;IF([.L103]=&quot;&quot;;&quot;&quot;;&quot;Alta&quot;)))">
            <text:p/>
          </table:table-cell>
          <table:table-cell table:style-name="ce47" table:formula="of:=IF(ISBLANK([.G103]);&quot;&quot;;IF([.G103]=&quot;ALI&quot;;IF([.L103]=&quot;L&quot;;7;IF([.L103]=&quot;A&quot;;10;15));IF([.G103]=&quot;AIE&quot;;IF([.L103]=&quot;L&quot;;5;IF([.L103]=&quot;A&quot;;7;10));IF([.G103]=&quot;SE&quot;;IF([.L103]=&quot;L&quot;;4;IF([.L103]=&quot;A&quot;;5;7));IF(OR([.G103]=&quot;EE&quot;;[.G103]=&quot;CE&quot;);IF([.L103]=&quot;L&quot;;3;IF([.L103]=&quot;A&quot;;4;6)))))))">
            <text:p/>
          </table:table-cell>
          <table:table-cell table:style-name="ce50" table:formula="of:=IF([.H103]=&quot;I&quot;;[.N103]*[$Contagem.$U$11];IF([.H103]=&quot;E&quot;;[.N103]*[$Contagem.$U$13];IF([.H103]=&quot;A&quot;;[.N103]*[$Contagem.$U$12];IF([.H103]=&quot;T&quot;;[.N103]*[$Contagem.$U$14];&quot;&quot;))))">
            <text:p/>
          </table:table-cell>
          <table:table-cell table:style-name="ce39"/>
          <table:table-cell table:style-name="ce56" table:formula="of:=IF([.H103]=&quot;I&quot;;[$Sumário.$F$55];IF([.H103]=&quot;A&quot;;[$Sumário.$F$56];[$Sumário.$F$57]))" office:value-type="float" office:value="0.4" calcext:value-type="float">
            <text:p>0,40</text:p>
          </table:table-cell>
          <table:table-cell table:style-name="ce58" table:formula="of:=IF([.G103]=&quot;ALI&quot;;35*[.Q103];IF([.G103]=&quot;AIE&quot;;15*[.Q103]))" office:value-type="boolean" office:boolean-value="false" calcext:value-type="boolean">
            <text:p>FALSO</text:p>
          </table:table-cell>
          <table:table-cell table:style-name="ce59" table:formula="of:=IF(OR([.G103]=&quot;EE&quot;;[.G103]=&quot;CE&quot;);IF([.H103]=&quot;I&quot;;4;(4*[.Q103]));IF([.G103]=&quot;SE&quot;;IF([.H103]=&quot;I&quot;;5;5*[.Q103]);IF([.G103]=&quot;ALI&quot;;IF([.H103]=&quot;I&quot;;7;7*[.Q103]);IF([.G103]=&quot;AIE&quot;;IF([.H103]=&quot;I&quot;;5;5*[.Q10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4];[.L104])">
            <text:p/>
          </table:table-cell>
          <table:table-cell table:style-name="ce44" table:formula="of:=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>
            <text:p/>
          </table:table-cell>
          <table:table-cell table:style-name="ce45" table:formula="of:=IF([.L104]=&quot;L&quot;;&quot;Baixa&quot;;IF([.L104]=&quot;A&quot;;&quot;Média&quot;;IF([.L104]=&quot;&quot;;&quot;&quot;;&quot;Alta&quot;)))">
            <text:p/>
          </table:table-cell>
          <table:table-cell table:style-name="ce47" table:formula="of:=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>
            <text:p/>
          </table:table-cell>
          <table:table-cell table:style-name="ce50" table:formula="of:=IF([.H104]=&quot;I&quot;;[.N104]*[$Contagem.$U$11];IF([.H104]=&quot;E&quot;;[.N104]*[$Contagem.$U$13];IF([.H104]=&quot;A&quot;;[.N104]*[$Contagem.$U$12];IF([.H104]=&quot;T&quot;;[.N104]*[$Contagem.$U$14];&quot;&quot;))))">
            <text:p/>
          </table:table-cell>
          <table:table-cell table:style-name="ce39"/>
          <table:table-cell table:style-name="ce56" table:formula="of:=IF([.H104]=&quot;I&quot;;[$Sumário.$F$55];IF([.H104]=&quot;A&quot;;[$Sumário.$F$56];[$Sumário.$F$57]))" office:value-type="float" office:value="0.4" calcext:value-type="float">
            <text:p>0,40</text:p>
          </table:table-cell>
          <table:table-cell table:style-name="ce58" table:formula="of:=IF([.G104]=&quot;ALI&quot;;35*[.Q104];IF([.G104]=&quot;AIE&quot;;15*[.Q104]))" office:value-type="boolean" office:boolean-value="false" calcext:value-type="boolean">
            <text:p>FALSO</text:p>
          </table:table-cell>
          <table:table-cell table:style-name="ce59" table:formula="of:=IF(OR([.G104]=&quot;EE&quot;;[.G104]=&quot;CE&quot;);IF([.H104]=&quot;I&quot;;4;(4*[.Q104]));IF([.G104]=&quot;SE&quot;;IF([.H104]=&quot;I&quot;;5;5*[.Q104]);IF([.G104]=&quot;ALI&quot;;IF([.H104]=&quot;I&quot;;7;7*[.Q104]);IF([.G104]=&quot;AIE&quot;;IF([.H104]=&quot;I&quot;;5;5*[.Q10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5];[.L105])">
            <text:p/>
          </table:table-cell>
          <table:table-cell table:style-name="ce44" table:formula="of:=IF(OR(ISBLANK([.I105]);ISBLANK([.J105]));IF(OR([.G105]=&quot;ALI&quot;;[.G105]=&quot;AIE&quot;);&quot;L&quot;;IF(ISBLANK([.G105]);&quot;&quot;;&quot;A&quot;));IF([.G105]=&quot;EE&quot;;IF([.J105]&gt;=3;IF([.I105]&gt;=5;&quot;H&quot;;&quot;A&quot;);IF([.J105]&gt;=2;IF([.I105]&gt;=16;&quot;H&quot;;IF([.I105]&lt;=4;&quot;L&quot;;&quot;A&quot;));IF([.I105]&lt;=15;&quot;L&quot;;&quot;A&quot;)));IF(OR([.G105]=&quot;SE&quot;;[.G105]=&quot;CE&quot;);IF([.J105]&gt;=4;IF([.I105]&gt;=6;&quot;H&quot;;&quot;A&quot;);IF([.J105]&gt;=2;IF([.I105]&gt;=20;&quot;H&quot;;IF([.I105]&lt;=5;&quot;L&quot;;&quot;A&quot;));IF([.I105]&lt;=19;&quot;L&quot;;&quot;A&quot;)));IF(OR([.G105]=&quot;ALI&quot;;[.G105]=&quot;AIE&quot;);IF([.J105]&gt;=6;IF([.I105]&gt;=20;&quot;H&quot;;&quot;A&quot;);IF([.J105]&gt;=2;IF([.I105]&gt;=51;&quot;H&quot;;IF([.I105]&lt;=19;&quot;L&quot;;&quot;A&quot;));IF([.I105]&lt;=50;&quot;L&quot;;&quot;A&quot;)))))))">
            <text:p/>
          </table:table-cell>
          <table:table-cell table:style-name="ce45" table:formula="of:=IF([.L105]=&quot;L&quot;;&quot;Baixa&quot;;IF([.L105]=&quot;A&quot;;&quot;Média&quot;;IF([.L105]=&quot;&quot;;&quot;&quot;;&quot;Alta&quot;)))">
            <text:p/>
          </table:table-cell>
          <table:table-cell table:style-name="ce47" table:formula="of:=IF(ISBLANK([.G105]);&quot;&quot;;IF([.G105]=&quot;ALI&quot;;IF([.L105]=&quot;L&quot;;7;IF([.L105]=&quot;A&quot;;10;15));IF([.G105]=&quot;AIE&quot;;IF([.L105]=&quot;L&quot;;5;IF([.L105]=&quot;A&quot;;7;10));IF([.G105]=&quot;SE&quot;;IF([.L105]=&quot;L&quot;;4;IF([.L105]=&quot;A&quot;;5;7));IF(OR([.G105]=&quot;EE&quot;;[.G105]=&quot;CE&quot;);IF([.L105]=&quot;L&quot;;3;IF([.L105]=&quot;A&quot;;4;6)))))))">
            <text:p/>
          </table:table-cell>
          <table:table-cell table:style-name="ce50" table:formula="of:=IF([.H105]=&quot;I&quot;;[.N105]*[$Contagem.$U$11];IF([.H105]=&quot;E&quot;;[.N105]*[$Contagem.$U$13];IF([.H105]=&quot;A&quot;;[.N105]*[$Contagem.$U$12];IF([.H105]=&quot;T&quot;;[.N105]*[$Contagem.$U$14];&quot;&quot;))))">
            <text:p/>
          </table:table-cell>
          <table:table-cell table:style-name="ce39"/>
          <table:table-cell table:style-name="ce56" table:formula="of:=IF([.H105]=&quot;I&quot;;[$Sumário.$F$55];IF([.H105]=&quot;A&quot;;[$Sumário.$F$56];[$Sumário.$F$57]))" office:value-type="float" office:value="0.4" calcext:value-type="float">
            <text:p>0,40</text:p>
          </table:table-cell>
          <table:table-cell table:style-name="ce58" table:formula="of:=IF([.G105]=&quot;ALI&quot;;35*[.Q105];IF([.G105]=&quot;AIE&quot;;15*[.Q105]))" office:value-type="boolean" office:boolean-value="false" calcext:value-type="boolean">
            <text:p>FALSO</text:p>
          </table:table-cell>
          <table:table-cell table:style-name="ce59" table:formula="of:=IF(OR([.G105]=&quot;EE&quot;;[.G105]=&quot;CE&quot;);IF([.H105]=&quot;I&quot;;4;(4*[.Q105]));IF([.G105]=&quot;SE&quot;;IF([.H105]=&quot;I&quot;;5;5*[.Q105]);IF([.G105]=&quot;ALI&quot;;IF([.H105]=&quot;I&quot;;7;7*[.Q105]);IF([.G105]=&quot;AIE&quot;;IF([.H105]=&quot;I&quot;;5;5*[.Q10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6];[.L106])">
            <text:p/>
          </table:table-cell>
          <table:table-cell table:style-name="ce44" table:formula="of:=IF(OR(ISBLANK([.I106]);ISBLANK([.J106]));IF(OR([.G106]=&quot;ALI&quot;;[.G106]=&quot;AIE&quot;);&quot;L&quot;;IF(ISBLANK([.G106]);&quot;&quot;;&quot;A&quot;));IF([.G106]=&quot;EE&quot;;IF([.J106]&gt;=3;IF([.I106]&gt;=5;&quot;H&quot;;&quot;A&quot;);IF([.J106]&gt;=2;IF([.I106]&gt;=16;&quot;H&quot;;IF([.I106]&lt;=4;&quot;L&quot;;&quot;A&quot;));IF([.I106]&lt;=15;&quot;L&quot;;&quot;A&quot;)));IF(OR([.G106]=&quot;SE&quot;;[.G106]=&quot;CE&quot;);IF([.J106]&gt;=4;IF([.I106]&gt;=6;&quot;H&quot;;&quot;A&quot;);IF([.J106]&gt;=2;IF([.I106]&gt;=20;&quot;H&quot;;IF([.I106]&lt;=5;&quot;L&quot;;&quot;A&quot;));IF([.I106]&lt;=19;&quot;L&quot;;&quot;A&quot;)));IF(OR([.G106]=&quot;ALI&quot;;[.G106]=&quot;AIE&quot;);IF([.J106]&gt;=6;IF([.I106]&gt;=20;&quot;H&quot;;&quot;A&quot;);IF([.J106]&gt;=2;IF([.I106]&gt;=51;&quot;H&quot;;IF([.I106]&lt;=19;&quot;L&quot;;&quot;A&quot;));IF([.I106]&lt;=50;&quot;L&quot;;&quot;A&quot;)))))))">
            <text:p/>
          </table:table-cell>
          <table:table-cell table:style-name="ce45" table:formula="of:=IF([.L106]=&quot;L&quot;;&quot;Baixa&quot;;IF([.L106]=&quot;A&quot;;&quot;Média&quot;;IF([.L106]=&quot;&quot;;&quot;&quot;;&quot;Alta&quot;)))">
            <text:p/>
          </table:table-cell>
          <table:table-cell table:style-name="ce47" table:formula="of:=IF(ISBLANK([.G106]);&quot;&quot;;IF([.G106]=&quot;ALI&quot;;IF([.L106]=&quot;L&quot;;7;IF([.L106]=&quot;A&quot;;10;15));IF([.G106]=&quot;AIE&quot;;IF([.L106]=&quot;L&quot;;5;IF([.L106]=&quot;A&quot;;7;10));IF([.G106]=&quot;SE&quot;;IF([.L106]=&quot;L&quot;;4;IF([.L106]=&quot;A&quot;;5;7));IF(OR([.G106]=&quot;EE&quot;;[.G106]=&quot;CE&quot;);IF([.L106]=&quot;L&quot;;3;IF([.L106]=&quot;A&quot;;4;6)))))))">
            <text:p/>
          </table:table-cell>
          <table:table-cell table:style-name="ce50" table:formula="of:=IF([.H106]=&quot;I&quot;;[.N106]*[$Contagem.$U$11];IF([.H106]=&quot;E&quot;;[.N106]*[$Contagem.$U$13];IF([.H106]=&quot;A&quot;;[.N106]*[$Contagem.$U$12];IF([.H106]=&quot;T&quot;;[.N106]*[$Contagem.$U$14];&quot;&quot;))))">
            <text:p/>
          </table:table-cell>
          <table:table-cell table:style-name="ce39"/>
          <table:table-cell table:style-name="ce56" table:formula="of:=IF([.H106]=&quot;I&quot;;[$Sumário.$F$55];IF([.H106]=&quot;A&quot;;[$Sumário.$F$56];[$Sumário.$F$57]))" office:value-type="float" office:value="0.4" calcext:value-type="float">
            <text:p>0,40</text:p>
          </table:table-cell>
          <table:table-cell table:style-name="ce58" table:formula="of:=IF([.G106]=&quot;ALI&quot;;35*[.Q106];IF([.G106]=&quot;AIE&quot;;15*[.Q106]))" office:value-type="boolean" office:boolean-value="false" calcext:value-type="boolean">
            <text:p>FALSO</text:p>
          </table:table-cell>
          <table:table-cell table:style-name="ce59" table:formula="of:=IF(OR([.G106]=&quot;EE&quot;;[.G106]=&quot;CE&quot;);IF([.H106]=&quot;I&quot;;4;(4*[.Q106]));IF([.G106]=&quot;SE&quot;;IF([.H106]=&quot;I&quot;;5;5*[.Q106]);IF([.G106]=&quot;ALI&quot;;IF([.H106]=&quot;I&quot;;7;7*[.Q106]);IF([.G106]=&quot;AIE&quot;;IF([.H106]=&quot;I&quot;;5;5*[.Q10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7];[.L107])">
            <text:p/>
          </table:table-cell>
          <table:table-cell table:style-name="ce44" table:formula="of:=IF(OR(ISBLANK([.I107]);ISBLANK([.J107]));IF(OR([.G107]=&quot;ALI&quot;;[.G107]=&quot;AIE&quot;);&quot;L&quot;;IF(ISBLANK([.G107]);&quot;&quot;;&quot;A&quot;));IF([.G107]=&quot;EE&quot;;IF([.J107]&gt;=3;IF([.I107]&gt;=5;&quot;H&quot;;&quot;A&quot;);IF([.J107]&gt;=2;IF([.I107]&gt;=16;&quot;H&quot;;IF([.I107]&lt;=4;&quot;L&quot;;&quot;A&quot;));IF([.I107]&lt;=15;&quot;L&quot;;&quot;A&quot;)));IF(OR([.G107]=&quot;SE&quot;;[.G107]=&quot;CE&quot;);IF([.J107]&gt;=4;IF([.I107]&gt;=6;&quot;H&quot;;&quot;A&quot;);IF([.J107]&gt;=2;IF([.I107]&gt;=20;&quot;H&quot;;IF([.I107]&lt;=5;&quot;L&quot;;&quot;A&quot;));IF([.I107]&lt;=19;&quot;L&quot;;&quot;A&quot;)));IF(OR([.G107]=&quot;ALI&quot;;[.G107]=&quot;AIE&quot;);IF([.J107]&gt;=6;IF([.I107]&gt;=20;&quot;H&quot;;&quot;A&quot;);IF([.J107]&gt;=2;IF([.I107]&gt;=51;&quot;H&quot;;IF([.I107]&lt;=19;&quot;L&quot;;&quot;A&quot;));IF([.I107]&lt;=50;&quot;L&quot;;&quot;A&quot;)))))))">
            <text:p/>
          </table:table-cell>
          <table:table-cell table:style-name="ce45" table:formula="of:=IF([.L107]=&quot;L&quot;;&quot;Baixa&quot;;IF([.L107]=&quot;A&quot;;&quot;Média&quot;;IF([.L107]=&quot;&quot;;&quot;&quot;;&quot;Alta&quot;)))">
            <text:p/>
          </table:table-cell>
          <table:table-cell table:style-name="ce47" table:formula="of:=IF(ISBLANK([.G107]);&quot;&quot;;IF([.G107]=&quot;ALI&quot;;IF([.L107]=&quot;L&quot;;7;IF([.L107]=&quot;A&quot;;10;15));IF([.G107]=&quot;AIE&quot;;IF([.L107]=&quot;L&quot;;5;IF([.L107]=&quot;A&quot;;7;10));IF([.G107]=&quot;SE&quot;;IF([.L107]=&quot;L&quot;;4;IF([.L107]=&quot;A&quot;;5;7));IF(OR([.G107]=&quot;EE&quot;;[.G107]=&quot;CE&quot;);IF([.L107]=&quot;L&quot;;3;IF([.L107]=&quot;A&quot;;4;6)))))))">
            <text:p/>
          </table:table-cell>
          <table:table-cell table:style-name="ce50" table:formula="of:=IF([.H107]=&quot;I&quot;;[.N107]*[$Contagem.$U$11];IF([.H107]=&quot;E&quot;;[.N107]*[$Contagem.$U$13];IF([.H107]=&quot;A&quot;;[.N107]*[$Contagem.$U$12];IF([.H107]=&quot;T&quot;;[.N107]*[$Contagem.$U$14];&quot;&quot;))))">
            <text:p/>
          </table:table-cell>
          <table:table-cell table:style-name="ce39"/>
          <table:table-cell table:style-name="ce56" table:formula="of:=IF([.H107]=&quot;I&quot;;[$Sumário.$F$55];IF([.H107]=&quot;A&quot;;[$Sumário.$F$56];[$Sumário.$F$57]))" office:value-type="float" office:value="0.4" calcext:value-type="float">
            <text:p>0,40</text:p>
          </table:table-cell>
          <table:table-cell table:style-name="ce58" table:formula="of:=IF([.G107]=&quot;ALI&quot;;35*[.Q107];IF([.G107]=&quot;AIE&quot;;15*[.Q107]))" office:value-type="boolean" office:boolean-value="false" calcext:value-type="boolean">
            <text:p>FALSO</text:p>
          </table:table-cell>
          <table:table-cell table:style-name="ce59" table:formula="of:=IF(OR([.G107]=&quot;EE&quot;;[.G107]=&quot;CE&quot;);IF([.H107]=&quot;I&quot;;4;(4*[.Q107]));IF([.G107]=&quot;SE&quot;;IF([.H107]=&quot;I&quot;;5;5*[.Q107]);IF([.G107]=&quot;ALI&quot;;IF([.H107]=&quot;I&quot;;7;7*[.Q107]);IF([.G107]=&quot;AIE&quot;;IF([.H107]=&quot;I&quot;;5;5*[.Q10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8];[.L108])">
            <text:p/>
          </table:table-cell>
          <table:table-cell table:style-name="ce44" table:formula="of:=IF(OR(ISBLANK([.I108]);ISBLANK([.J108]));IF(OR([.G108]=&quot;ALI&quot;;[.G108]=&quot;AIE&quot;);&quot;L&quot;;IF(ISBLANK([.G108]);&quot;&quot;;&quot;A&quot;));IF([.G108]=&quot;EE&quot;;IF([.J108]&gt;=3;IF([.I108]&gt;=5;&quot;H&quot;;&quot;A&quot;);IF([.J108]&gt;=2;IF([.I108]&gt;=16;&quot;H&quot;;IF([.I108]&lt;=4;&quot;L&quot;;&quot;A&quot;));IF([.I108]&lt;=15;&quot;L&quot;;&quot;A&quot;)));IF(OR([.G108]=&quot;SE&quot;;[.G108]=&quot;CE&quot;);IF([.J108]&gt;=4;IF([.I108]&gt;=6;&quot;H&quot;;&quot;A&quot;);IF([.J108]&gt;=2;IF([.I108]&gt;=20;&quot;H&quot;;IF([.I108]&lt;=5;&quot;L&quot;;&quot;A&quot;));IF([.I108]&lt;=19;&quot;L&quot;;&quot;A&quot;)));IF(OR([.G108]=&quot;ALI&quot;;[.G108]=&quot;AIE&quot;);IF([.J108]&gt;=6;IF([.I108]&gt;=20;&quot;H&quot;;&quot;A&quot;);IF([.J108]&gt;=2;IF([.I108]&gt;=51;&quot;H&quot;;IF([.I108]&lt;=19;&quot;L&quot;;&quot;A&quot;));IF([.I108]&lt;=50;&quot;L&quot;;&quot;A&quot;)))))))">
            <text:p/>
          </table:table-cell>
          <table:table-cell table:style-name="ce45" table:formula="of:=IF([.L108]=&quot;L&quot;;&quot;Baixa&quot;;IF([.L108]=&quot;A&quot;;&quot;Média&quot;;IF([.L108]=&quot;&quot;;&quot;&quot;;&quot;Alta&quot;)))">
            <text:p/>
          </table:table-cell>
          <table:table-cell table:style-name="ce47" table:formula="of:=IF(ISBLANK([.G108]);&quot;&quot;;IF([.G108]=&quot;ALI&quot;;IF([.L108]=&quot;L&quot;;7;IF([.L108]=&quot;A&quot;;10;15));IF([.G108]=&quot;AIE&quot;;IF([.L108]=&quot;L&quot;;5;IF([.L108]=&quot;A&quot;;7;10));IF([.G108]=&quot;SE&quot;;IF([.L108]=&quot;L&quot;;4;IF([.L108]=&quot;A&quot;;5;7));IF(OR([.G108]=&quot;EE&quot;;[.G108]=&quot;CE&quot;);IF([.L108]=&quot;L&quot;;3;IF([.L108]=&quot;A&quot;;4;6)))))))">
            <text:p/>
          </table:table-cell>
          <table:table-cell table:style-name="ce50" table:formula="of:=IF([.H108]=&quot;I&quot;;[.N108]*[$Contagem.$U$11];IF([.H108]=&quot;E&quot;;[.N108]*[$Contagem.$U$13];IF([.H108]=&quot;A&quot;;[.N108]*[$Contagem.$U$12];IF([.H108]=&quot;T&quot;;[.N108]*[$Contagem.$U$14];&quot;&quot;))))">
            <text:p/>
          </table:table-cell>
          <table:table-cell table:style-name="ce39"/>
          <table:table-cell table:style-name="ce56" table:formula="of:=IF([.H108]=&quot;I&quot;;[$Sumário.$F$55];IF([.H108]=&quot;A&quot;;[$Sumário.$F$56];[$Sumário.$F$57]))" office:value-type="float" office:value="0.4" calcext:value-type="float">
            <text:p>0,40</text:p>
          </table:table-cell>
          <table:table-cell table:style-name="ce58" table:formula="of:=IF([.G108]=&quot;ALI&quot;;35*[.Q108];IF([.G108]=&quot;AIE&quot;;15*[.Q108]))" office:value-type="boolean" office:boolean-value="false" calcext:value-type="boolean">
            <text:p>FALSO</text:p>
          </table:table-cell>
          <table:table-cell table:style-name="ce59" table:formula="of:=IF(OR([.G108]=&quot;EE&quot;;[.G108]=&quot;CE&quot;);IF([.H108]=&quot;I&quot;;4;(4*[.Q108]));IF([.G108]=&quot;SE&quot;;IF([.H108]=&quot;I&quot;;5;5*[.Q108]);IF([.G108]=&quot;ALI&quot;;IF([.H108]=&quot;I&quot;;7;7*[.Q108]);IF([.G108]=&quot;AIE&quot;;IF([.H108]=&quot;I&quot;;5;5*[.Q108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09];[.L109])">
            <text:p/>
          </table:table-cell>
          <table:table-cell table:style-name="ce44" table:formula="of:=IF(OR(ISBLANK([.I109]);ISBLANK([.J109]));IF(OR([.G109]=&quot;ALI&quot;;[.G109]=&quot;AIE&quot;);&quot;L&quot;;IF(ISBLANK([.G109]);&quot;&quot;;&quot;A&quot;));IF([.G109]=&quot;EE&quot;;IF([.J109]&gt;=3;IF([.I109]&gt;=5;&quot;H&quot;;&quot;A&quot;);IF([.J109]&gt;=2;IF([.I109]&gt;=16;&quot;H&quot;;IF([.I109]&lt;=4;&quot;L&quot;;&quot;A&quot;));IF([.I109]&lt;=15;&quot;L&quot;;&quot;A&quot;)));IF(OR([.G109]=&quot;SE&quot;;[.G109]=&quot;CE&quot;);IF([.J109]&gt;=4;IF([.I109]&gt;=6;&quot;H&quot;;&quot;A&quot;);IF([.J109]&gt;=2;IF([.I109]&gt;=20;&quot;H&quot;;IF([.I109]&lt;=5;&quot;L&quot;;&quot;A&quot;));IF([.I109]&lt;=19;&quot;L&quot;;&quot;A&quot;)));IF(OR([.G109]=&quot;ALI&quot;;[.G109]=&quot;AIE&quot;);IF([.J109]&gt;=6;IF([.I109]&gt;=20;&quot;H&quot;;&quot;A&quot;);IF([.J109]&gt;=2;IF([.I109]&gt;=51;&quot;H&quot;;IF([.I109]&lt;=19;&quot;L&quot;;&quot;A&quot;));IF([.I109]&lt;=50;&quot;L&quot;;&quot;A&quot;)))))))">
            <text:p/>
          </table:table-cell>
          <table:table-cell table:style-name="ce45" table:formula="of:=IF([.L109]=&quot;L&quot;;&quot;Baixa&quot;;IF([.L109]=&quot;A&quot;;&quot;Média&quot;;IF([.L109]=&quot;&quot;;&quot;&quot;;&quot;Alta&quot;)))">
            <text:p/>
          </table:table-cell>
          <table:table-cell table:style-name="ce47" table:formula="of:=IF(ISBLANK([.G109]);&quot;&quot;;IF([.G109]=&quot;ALI&quot;;IF([.L109]=&quot;L&quot;;7;IF([.L109]=&quot;A&quot;;10;15));IF([.G109]=&quot;AIE&quot;;IF([.L109]=&quot;L&quot;;5;IF([.L109]=&quot;A&quot;;7;10));IF([.G109]=&quot;SE&quot;;IF([.L109]=&quot;L&quot;;4;IF([.L109]=&quot;A&quot;;5;7));IF(OR([.G109]=&quot;EE&quot;;[.G109]=&quot;CE&quot;);IF([.L109]=&quot;L&quot;;3;IF([.L109]=&quot;A&quot;;4;6)))))))">
            <text:p/>
          </table:table-cell>
          <table:table-cell table:style-name="ce50" table:formula="of:=IF([.H109]=&quot;I&quot;;[.N109]*[$Contagem.$U$11];IF([.H109]=&quot;E&quot;;[.N109]*[$Contagem.$U$13];IF([.H109]=&quot;A&quot;;[.N109]*[$Contagem.$U$12];IF([.H109]=&quot;T&quot;;[.N109]*[$Contagem.$U$14];&quot;&quot;))))">
            <text:p/>
          </table:table-cell>
          <table:table-cell table:style-name="ce39"/>
          <table:table-cell table:style-name="ce56" table:formula="of:=IF([.H109]=&quot;I&quot;;[$Sumário.$F$55];IF([.H109]=&quot;A&quot;;[$Sumário.$F$56];[$Sumário.$F$57]))" office:value-type="float" office:value="0.4" calcext:value-type="float">
            <text:p>0,40</text:p>
          </table:table-cell>
          <table:table-cell table:style-name="ce58" table:formula="of:=IF([.G109]=&quot;ALI&quot;;35*[.Q109];IF([.G109]=&quot;AIE&quot;;15*[.Q109]))" office:value-type="boolean" office:boolean-value="false" calcext:value-type="boolean">
            <text:p>FALSO</text:p>
          </table:table-cell>
          <table:table-cell table:style-name="ce59" table:formula="of:=IF(OR([.G109]=&quot;EE&quot;;[.G109]=&quot;CE&quot;);IF([.H109]=&quot;I&quot;;4;(4*[.Q109]));IF([.G109]=&quot;SE&quot;;IF([.H109]=&quot;I&quot;;5;5*[.Q109]);IF([.G109]=&quot;ALI&quot;;IF([.H109]=&quot;I&quot;;7;7*[.Q109]);IF([.G109]=&quot;AIE&quot;;IF([.H109]=&quot;I&quot;;5;5*[.Q109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0];[.L110])">
            <text:p/>
          </table:table-cell>
          <table:table-cell table:style-name="ce44" table:formula="of:=IF(OR(ISBLANK([.I110]);ISBLANK([.J110]));IF(OR([.G110]=&quot;ALI&quot;;[.G110]=&quot;AIE&quot;);&quot;L&quot;;IF(ISBLANK([.G110]);&quot;&quot;;&quot;A&quot;));IF([.G110]=&quot;EE&quot;;IF([.J110]&gt;=3;IF([.I110]&gt;=5;&quot;H&quot;;&quot;A&quot;);IF([.J110]&gt;=2;IF([.I110]&gt;=16;&quot;H&quot;;IF([.I110]&lt;=4;&quot;L&quot;;&quot;A&quot;));IF([.I110]&lt;=15;&quot;L&quot;;&quot;A&quot;)));IF(OR([.G110]=&quot;SE&quot;;[.G110]=&quot;CE&quot;);IF([.J110]&gt;=4;IF([.I110]&gt;=6;&quot;H&quot;;&quot;A&quot;);IF([.J110]&gt;=2;IF([.I110]&gt;=20;&quot;H&quot;;IF([.I110]&lt;=5;&quot;L&quot;;&quot;A&quot;));IF([.I110]&lt;=19;&quot;L&quot;;&quot;A&quot;)));IF(OR([.G110]=&quot;ALI&quot;;[.G110]=&quot;AIE&quot;);IF([.J110]&gt;=6;IF([.I110]&gt;=20;&quot;H&quot;;&quot;A&quot;);IF([.J110]&gt;=2;IF([.I110]&gt;=51;&quot;H&quot;;IF([.I110]&lt;=19;&quot;L&quot;;&quot;A&quot;));IF([.I110]&lt;=50;&quot;L&quot;;&quot;A&quot;)))))))">
            <text:p/>
          </table:table-cell>
          <table:table-cell table:style-name="ce45" table:formula="of:=IF([.L110]=&quot;L&quot;;&quot;Baixa&quot;;IF([.L110]=&quot;A&quot;;&quot;Média&quot;;IF([.L110]=&quot;&quot;;&quot;&quot;;&quot;Alta&quot;)))">
            <text:p/>
          </table:table-cell>
          <table:table-cell table:style-name="ce47" table:formula="of:=IF(ISBLANK([.G110]);&quot;&quot;;IF([.G110]=&quot;ALI&quot;;IF([.L110]=&quot;L&quot;;7;IF([.L110]=&quot;A&quot;;10;15));IF([.G110]=&quot;AIE&quot;;IF([.L110]=&quot;L&quot;;5;IF([.L110]=&quot;A&quot;;7;10));IF([.G110]=&quot;SE&quot;;IF([.L110]=&quot;L&quot;;4;IF([.L110]=&quot;A&quot;;5;7));IF(OR([.G110]=&quot;EE&quot;;[.G110]=&quot;CE&quot;);IF([.L110]=&quot;L&quot;;3;IF([.L110]=&quot;A&quot;;4;6)))))))">
            <text:p/>
          </table:table-cell>
          <table:table-cell table:style-name="ce50" table:formula="of:=IF([.H110]=&quot;I&quot;;[.N110]*[$Contagem.$U$11];IF([.H110]=&quot;E&quot;;[.N110]*[$Contagem.$U$13];IF([.H110]=&quot;A&quot;;[.N110]*[$Contagem.$U$12];IF([.H110]=&quot;T&quot;;[.N110]*[$Contagem.$U$14];&quot;&quot;))))">
            <text:p/>
          </table:table-cell>
          <table:table-cell table:style-name="ce39"/>
          <table:table-cell table:style-name="ce56" table:formula="of:=IF([.H110]=&quot;I&quot;;[$Sumário.$F$55];IF([.H110]=&quot;A&quot;;[$Sumário.$F$56];[$Sumário.$F$57]))" office:value-type="float" office:value="0.4" calcext:value-type="float">
            <text:p>0,40</text:p>
          </table:table-cell>
          <table:table-cell table:style-name="ce58" table:formula="of:=IF([.G110]=&quot;ALI&quot;;35*[.Q110];IF([.G110]=&quot;AIE&quot;;15*[.Q110]))" office:value-type="boolean" office:boolean-value="false" calcext:value-type="boolean">
            <text:p>FALSO</text:p>
          </table:table-cell>
          <table:table-cell table:style-name="ce59" table:formula="of:=IF(OR([.G110]=&quot;EE&quot;;[.G110]=&quot;CE&quot;);IF([.H110]=&quot;I&quot;;4;(4*[.Q110]));IF([.G110]=&quot;SE&quot;;IF([.H110]=&quot;I&quot;;5;5*[.Q110]);IF([.G110]=&quot;ALI&quot;;IF([.H110]=&quot;I&quot;;7;7*[.Q110]);IF([.G110]=&quot;AIE&quot;;IF([.H110]=&quot;I&quot;;5;5*[.Q110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1];[.L111])">
            <text:p/>
          </table:table-cell>
          <table:table-cell table:style-name="ce44" table:formula="of:=IF(OR(ISBLANK([.I111]);ISBLANK([.J111]));IF(OR([.G111]=&quot;ALI&quot;;[.G111]=&quot;AIE&quot;);&quot;L&quot;;IF(ISBLANK([.G111]);&quot;&quot;;&quot;A&quot;));IF([.G111]=&quot;EE&quot;;IF([.J111]&gt;=3;IF([.I111]&gt;=5;&quot;H&quot;;&quot;A&quot;);IF([.J111]&gt;=2;IF([.I111]&gt;=16;&quot;H&quot;;IF([.I111]&lt;=4;&quot;L&quot;;&quot;A&quot;));IF([.I111]&lt;=15;&quot;L&quot;;&quot;A&quot;)));IF(OR([.G111]=&quot;SE&quot;;[.G111]=&quot;CE&quot;);IF([.J111]&gt;=4;IF([.I111]&gt;=6;&quot;H&quot;;&quot;A&quot;);IF([.J111]&gt;=2;IF([.I111]&gt;=20;&quot;H&quot;;IF([.I111]&lt;=5;&quot;L&quot;;&quot;A&quot;));IF([.I111]&lt;=19;&quot;L&quot;;&quot;A&quot;)));IF(OR([.G111]=&quot;ALI&quot;;[.G111]=&quot;AIE&quot;);IF([.J111]&gt;=6;IF([.I111]&gt;=20;&quot;H&quot;;&quot;A&quot;);IF([.J111]&gt;=2;IF([.I111]&gt;=51;&quot;H&quot;;IF([.I111]&lt;=19;&quot;L&quot;;&quot;A&quot;));IF([.I111]&lt;=50;&quot;L&quot;;&quot;A&quot;)))))))">
            <text:p/>
          </table:table-cell>
          <table:table-cell table:style-name="ce45" table:formula="of:=IF([.L111]=&quot;L&quot;;&quot;Baixa&quot;;IF([.L111]=&quot;A&quot;;&quot;Média&quot;;IF([.L111]=&quot;&quot;;&quot;&quot;;&quot;Alta&quot;)))">
            <text:p/>
          </table:table-cell>
          <table:table-cell table:style-name="ce47" table:formula="of:=IF(ISBLANK([.G111]);&quot;&quot;;IF([.G111]=&quot;ALI&quot;;IF([.L111]=&quot;L&quot;;7;IF([.L111]=&quot;A&quot;;10;15));IF([.G111]=&quot;AIE&quot;;IF([.L111]=&quot;L&quot;;5;IF([.L111]=&quot;A&quot;;7;10));IF([.G111]=&quot;SE&quot;;IF([.L111]=&quot;L&quot;;4;IF([.L111]=&quot;A&quot;;5;7));IF(OR([.G111]=&quot;EE&quot;;[.G111]=&quot;CE&quot;);IF([.L111]=&quot;L&quot;;3;IF([.L111]=&quot;A&quot;;4;6)))))))">
            <text:p/>
          </table:table-cell>
          <table:table-cell table:style-name="ce50" table:formula="of:=IF([.H111]=&quot;I&quot;;[.N111]*[$Contagem.$U$11];IF([.H111]=&quot;E&quot;;[.N111]*[$Contagem.$U$13];IF([.H111]=&quot;A&quot;;[.N111]*[$Contagem.$U$12];IF([.H111]=&quot;T&quot;;[.N111]*[$Contagem.$U$14];&quot;&quot;))))">
            <text:p/>
          </table:table-cell>
          <table:table-cell table:style-name="ce39"/>
          <table:table-cell table:style-name="ce56" table:formula="of:=IF([.H111]=&quot;I&quot;;[$Sumário.$F$55];IF([.H111]=&quot;A&quot;;[$Sumário.$F$56];[$Sumário.$F$57]))" office:value-type="float" office:value="0.4" calcext:value-type="float">
            <text:p>0,40</text:p>
          </table:table-cell>
          <table:table-cell table:style-name="ce58" table:formula="of:=IF([.G111]=&quot;ALI&quot;;35*[.Q111];IF([.G111]=&quot;AIE&quot;;15*[.Q111]))" office:value-type="boolean" office:boolean-value="false" calcext:value-type="boolean">
            <text:p>FALSO</text:p>
          </table:table-cell>
          <table:table-cell table:style-name="ce59" table:formula="of:=IF(OR([.G111]=&quot;EE&quot;;[.G111]=&quot;CE&quot;);IF([.H111]=&quot;I&quot;;4;(4*[.Q111]));IF([.G111]=&quot;SE&quot;;IF([.H111]=&quot;I&quot;;5;5*[.Q111]);IF([.G111]=&quot;ALI&quot;;IF([.H111]=&quot;I&quot;;7;7*[.Q111]);IF([.G111]=&quot;AIE&quot;;IF([.H111]=&quot;I&quot;;5;5*[.Q111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2];[.L112])">
            <text:p/>
          </table:table-cell>
          <table:table-cell table:style-name="ce44" table:formula="of:=IF(OR(ISBLANK([.I112]);ISBLANK([.J112]));IF(OR([.G112]=&quot;ALI&quot;;[.G112]=&quot;AIE&quot;);&quot;L&quot;;IF(ISBLANK([.G112]);&quot;&quot;;&quot;A&quot;));IF([.G112]=&quot;EE&quot;;IF([.J112]&gt;=3;IF([.I112]&gt;=5;&quot;H&quot;;&quot;A&quot;);IF([.J112]&gt;=2;IF([.I112]&gt;=16;&quot;H&quot;;IF([.I112]&lt;=4;&quot;L&quot;;&quot;A&quot;));IF([.I112]&lt;=15;&quot;L&quot;;&quot;A&quot;)));IF(OR([.G112]=&quot;SE&quot;;[.G112]=&quot;CE&quot;);IF([.J112]&gt;=4;IF([.I112]&gt;=6;&quot;H&quot;;&quot;A&quot;);IF([.J112]&gt;=2;IF([.I112]&gt;=20;&quot;H&quot;;IF([.I112]&lt;=5;&quot;L&quot;;&quot;A&quot;));IF([.I112]&lt;=19;&quot;L&quot;;&quot;A&quot;)));IF(OR([.G112]=&quot;ALI&quot;;[.G112]=&quot;AIE&quot;);IF([.J112]&gt;=6;IF([.I112]&gt;=20;&quot;H&quot;;&quot;A&quot;);IF([.J112]&gt;=2;IF([.I112]&gt;=51;&quot;H&quot;;IF([.I112]&lt;=19;&quot;L&quot;;&quot;A&quot;));IF([.I112]&lt;=50;&quot;L&quot;;&quot;A&quot;)))))))">
            <text:p/>
          </table:table-cell>
          <table:table-cell table:style-name="ce45" table:formula="of:=IF([.L112]=&quot;L&quot;;&quot;Baixa&quot;;IF([.L112]=&quot;A&quot;;&quot;Média&quot;;IF([.L112]=&quot;&quot;;&quot;&quot;;&quot;Alta&quot;)))">
            <text:p/>
          </table:table-cell>
          <table:table-cell table:style-name="ce47" table:formula="of:=IF(ISBLANK([.G112]);&quot;&quot;;IF([.G112]=&quot;ALI&quot;;IF([.L112]=&quot;L&quot;;7;IF([.L112]=&quot;A&quot;;10;15));IF([.G112]=&quot;AIE&quot;;IF([.L112]=&quot;L&quot;;5;IF([.L112]=&quot;A&quot;;7;10));IF([.G112]=&quot;SE&quot;;IF([.L112]=&quot;L&quot;;4;IF([.L112]=&quot;A&quot;;5;7));IF(OR([.G112]=&quot;EE&quot;;[.G112]=&quot;CE&quot;);IF([.L112]=&quot;L&quot;;3;IF([.L112]=&quot;A&quot;;4;6)))))))">
            <text:p/>
          </table:table-cell>
          <table:table-cell table:style-name="ce50" table:formula="of:=IF([.H112]=&quot;I&quot;;[.N112]*[$Contagem.$U$11];IF([.H112]=&quot;E&quot;;[.N112]*[$Contagem.$U$13];IF([.H112]=&quot;A&quot;;[.N112]*[$Contagem.$U$12];IF([.H112]=&quot;T&quot;;[.N112]*[$Contagem.$U$14];&quot;&quot;))))">
            <text:p/>
          </table:table-cell>
          <table:table-cell table:style-name="ce39"/>
          <table:table-cell table:style-name="ce56" table:formula="of:=IF([.H112]=&quot;I&quot;;[$Sumário.$F$55];IF([.H112]=&quot;A&quot;;[$Sumário.$F$56];[$Sumário.$F$57]))" office:value-type="float" office:value="0.4" calcext:value-type="float">
            <text:p>0,40</text:p>
          </table:table-cell>
          <table:table-cell table:style-name="ce58" table:formula="of:=IF([.G112]=&quot;ALI&quot;;35*[.Q112];IF([.G112]=&quot;AIE&quot;;15*[.Q112]))" office:value-type="boolean" office:boolean-value="false" calcext:value-type="boolean">
            <text:p>FALSO</text:p>
          </table:table-cell>
          <table:table-cell table:style-name="ce59" table:formula="of:=IF(OR([.G112]=&quot;EE&quot;;[.G112]=&quot;CE&quot;);IF([.H112]=&quot;I&quot;;4;(4*[.Q112]));IF([.G112]=&quot;SE&quot;;IF([.H112]=&quot;I&quot;;5;5*[.Q112]);IF([.G112]=&quot;ALI&quot;;IF([.H112]=&quot;I&quot;;7;7*[.Q112]);IF([.G112]=&quot;AIE&quot;;IF([.H112]=&quot;I&quot;;5;5*[.Q112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3];[.L113])">
            <text:p/>
          </table:table-cell>
          <table:table-cell table:style-name="ce44" table:formula="of:=IF(OR(ISBLANK([.I113]);ISBLANK([.J113]));IF(OR([.G113]=&quot;ALI&quot;;[.G113]=&quot;AIE&quot;);&quot;L&quot;;IF(ISBLANK([.G113]);&quot;&quot;;&quot;A&quot;));IF([.G113]=&quot;EE&quot;;IF([.J113]&gt;=3;IF([.I113]&gt;=5;&quot;H&quot;;&quot;A&quot;);IF([.J113]&gt;=2;IF([.I113]&gt;=16;&quot;H&quot;;IF([.I113]&lt;=4;&quot;L&quot;;&quot;A&quot;));IF([.I113]&lt;=15;&quot;L&quot;;&quot;A&quot;)));IF(OR([.G113]=&quot;SE&quot;;[.G113]=&quot;CE&quot;);IF([.J113]&gt;=4;IF([.I113]&gt;=6;&quot;H&quot;;&quot;A&quot;);IF([.J113]&gt;=2;IF([.I113]&gt;=20;&quot;H&quot;;IF([.I113]&lt;=5;&quot;L&quot;;&quot;A&quot;));IF([.I113]&lt;=19;&quot;L&quot;;&quot;A&quot;)));IF(OR([.G113]=&quot;ALI&quot;;[.G113]=&quot;AIE&quot;);IF([.J113]&gt;=6;IF([.I113]&gt;=20;&quot;H&quot;;&quot;A&quot;);IF([.J113]&gt;=2;IF([.I113]&gt;=51;&quot;H&quot;;IF([.I113]&lt;=19;&quot;L&quot;;&quot;A&quot;));IF([.I113]&lt;=50;&quot;L&quot;;&quot;A&quot;)))))))">
            <text:p/>
          </table:table-cell>
          <table:table-cell table:style-name="ce45" table:formula="of:=IF([.L113]=&quot;L&quot;;&quot;Baixa&quot;;IF([.L113]=&quot;A&quot;;&quot;Média&quot;;IF([.L113]=&quot;&quot;;&quot;&quot;;&quot;Alta&quot;)))">
            <text:p/>
          </table:table-cell>
          <table:table-cell table:style-name="ce47" table:formula="of:=IF(ISBLANK([.G113]);&quot;&quot;;IF([.G113]=&quot;ALI&quot;;IF([.L113]=&quot;L&quot;;7;IF([.L113]=&quot;A&quot;;10;15));IF([.G113]=&quot;AIE&quot;;IF([.L113]=&quot;L&quot;;5;IF([.L113]=&quot;A&quot;;7;10));IF([.G113]=&quot;SE&quot;;IF([.L113]=&quot;L&quot;;4;IF([.L113]=&quot;A&quot;;5;7));IF(OR([.G113]=&quot;EE&quot;;[.G113]=&quot;CE&quot;);IF([.L113]=&quot;L&quot;;3;IF([.L113]=&quot;A&quot;;4;6)))))))">
            <text:p/>
          </table:table-cell>
          <table:table-cell table:style-name="ce50" table:formula="of:=IF([.H113]=&quot;I&quot;;[.N113]*[$Contagem.$U$11];IF([.H113]=&quot;E&quot;;[.N113]*[$Contagem.$U$13];IF([.H113]=&quot;A&quot;;[.N113]*[$Contagem.$U$12];IF([.H113]=&quot;T&quot;;[.N113]*[$Contagem.$U$14];&quot;&quot;))))">
            <text:p/>
          </table:table-cell>
          <table:table-cell table:style-name="ce39"/>
          <table:table-cell table:style-name="ce56" table:formula="of:=IF([.H113]=&quot;I&quot;;[$Sumário.$F$55];IF([.H113]=&quot;A&quot;;[$Sumário.$F$56];[$Sumário.$F$57]))" office:value-type="float" office:value="0.4" calcext:value-type="float">
            <text:p>0,40</text:p>
          </table:table-cell>
          <table:table-cell table:style-name="ce58" table:formula="of:=IF([.G113]=&quot;ALI&quot;;35*[.Q113];IF([.G113]=&quot;AIE&quot;;15*[.Q113]))" office:value-type="boolean" office:boolean-value="false" calcext:value-type="boolean">
            <text:p>FALSO</text:p>
          </table:table-cell>
          <table:table-cell table:style-name="ce59" table:formula="of:=IF(OR([.G113]=&quot;EE&quot;;[.G113]=&quot;CE&quot;);IF([.H113]=&quot;I&quot;;4;(4*[.Q113]));IF([.G113]=&quot;SE&quot;;IF([.H113]=&quot;I&quot;;5;5*[.Q113]);IF([.G113]=&quot;ALI&quot;;IF([.H113]=&quot;I&quot;;7;7*[.Q113]);IF([.G113]=&quot;AIE&quot;;IF([.H113]=&quot;I&quot;;5;5*[.Q113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4];[.L114])">
            <text:p/>
          </table:table-cell>
          <table:table-cell table:style-name="ce44" table:formula="of:=IF(OR(ISBLANK([.I114]);ISBLANK([.J114]));IF(OR([.G114]=&quot;ALI&quot;;[.G114]=&quot;AIE&quot;);&quot;L&quot;;IF(ISBLANK([.G114]);&quot;&quot;;&quot;A&quot;));IF([.G114]=&quot;EE&quot;;IF([.J114]&gt;=3;IF([.I114]&gt;=5;&quot;H&quot;;&quot;A&quot;);IF([.J114]&gt;=2;IF([.I114]&gt;=16;&quot;H&quot;;IF([.I114]&lt;=4;&quot;L&quot;;&quot;A&quot;));IF([.I114]&lt;=15;&quot;L&quot;;&quot;A&quot;)));IF(OR([.G114]=&quot;SE&quot;;[.G114]=&quot;CE&quot;);IF([.J114]&gt;=4;IF([.I114]&gt;=6;&quot;H&quot;;&quot;A&quot;);IF([.J114]&gt;=2;IF([.I114]&gt;=20;&quot;H&quot;;IF([.I114]&lt;=5;&quot;L&quot;;&quot;A&quot;));IF([.I114]&lt;=19;&quot;L&quot;;&quot;A&quot;)));IF(OR([.G114]=&quot;ALI&quot;;[.G114]=&quot;AIE&quot;);IF([.J114]&gt;=6;IF([.I114]&gt;=20;&quot;H&quot;;&quot;A&quot;);IF([.J114]&gt;=2;IF([.I114]&gt;=51;&quot;H&quot;;IF([.I114]&lt;=19;&quot;L&quot;;&quot;A&quot;));IF([.I114]&lt;=50;&quot;L&quot;;&quot;A&quot;)))))))">
            <text:p/>
          </table:table-cell>
          <table:table-cell table:style-name="ce45" table:formula="of:=IF([.L114]=&quot;L&quot;;&quot;Baixa&quot;;IF([.L114]=&quot;A&quot;;&quot;Média&quot;;IF([.L114]=&quot;&quot;;&quot;&quot;;&quot;Alta&quot;)))">
            <text:p/>
          </table:table-cell>
          <table:table-cell table:style-name="ce47" table:formula="of:=IF(ISBLANK([.G114]);&quot;&quot;;IF([.G114]=&quot;ALI&quot;;IF([.L114]=&quot;L&quot;;7;IF([.L114]=&quot;A&quot;;10;15));IF([.G114]=&quot;AIE&quot;;IF([.L114]=&quot;L&quot;;5;IF([.L114]=&quot;A&quot;;7;10));IF([.G114]=&quot;SE&quot;;IF([.L114]=&quot;L&quot;;4;IF([.L114]=&quot;A&quot;;5;7));IF(OR([.G114]=&quot;EE&quot;;[.G114]=&quot;CE&quot;);IF([.L114]=&quot;L&quot;;3;IF([.L114]=&quot;A&quot;;4;6)))))))">
            <text:p/>
          </table:table-cell>
          <table:table-cell table:style-name="ce50" table:formula="of:=IF([.H114]=&quot;I&quot;;[.N114]*[$Contagem.$U$11];IF([.H114]=&quot;E&quot;;[.N114]*[$Contagem.$U$13];IF([.H114]=&quot;A&quot;;[.N114]*[$Contagem.$U$12];IF([.H114]=&quot;T&quot;;[.N114]*[$Contagem.$U$14];&quot;&quot;))))">
            <text:p/>
          </table:table-cell>
          <table:table-cell table:style-name="ce39"/>
          <table:table-cell table:style-name="ce56" table:formula="of:=IF([.H114]=&quot;I&quot;;[$Sumário.$F$55];IF([.H114]=&quot;A&quot;;[$Sumário.$F$56];[$Sumário.$F$57]))" office:value-type="float" office:value="0.4" calcext:value-type="float">
            <text:p>0,40</text:p>
          </table:table-cell>
          <table:table-cell table:style-name="ce58" table:formula="of:=IF([.G114]=&quot;ALI&quot;;35*[.Q114];IF([.G114]=&quot;AIE&quot;;15*[.Q114]))" office:value-type="boolean" office:boolean-value="false" calcext:value-type="boolean">
            <text:p>FALSO</text:p>
          </table:table-cell>
          <table:table-cell table:style-name="ce59" table:formula="of:=IF(OR([.G114]=&quot;EE&quot;;[.G114]=&quot;CE&quot;);IF([.H114]=&quot;I&quot;;4;(4*[.Q114]));IF([.G114]=&quot;SE&quot;;IF([.H114]=&quot;I&quot;;5;5*[.Q114]);IF([.G114]=&quot;ALI&quot;;IF([.H114]=&quot;I&quot;;7;7*[.Q114]);IF([.G114]=&quot;AIE&quot;;IF([.H114]=&quot;I&quot;;5;5*[.Q114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5];[.L115])">
            <text:p/>
          </table:table-cell>
          <table:table-cell table:style-name="ce44" table:formula="of:=IF(OR(ISBLANK([.I115]);ISBLANK([.J115]));IF(OR([.G115]=&quot;ALI&quot;;[.G115]=&quot;AIE&quot;);&quot;L&quot;;IF(ISBLANK([.G115]);&quot;&quot;;&quot;A&quot;));IF([.G115]=&quot;EE&quot;;IF([.J115]&gt;=3;IF([.I115]&gt;=5;&quot;H&quot;;&quot;A&quot;);IF([.J115]&gt;=2;IF([.I115]&gt;=16;&quot;H&quot;;IF([.I115]&lt;=4;&quot;L&quot;;&quot;A&quot;));IF([.I115]&lt;=15;&quot;L&quot;;&quot;A&quot;)));IF(OR([.G115]=&quot;SE&quot;;[.G115]=&quot;CE&quot;);IF([.J115]&gt;=4;IF([.I115]&gt;=6;&quot;H&quot;;&quot;A&quot;);IF([.J115]&gt;=2;IF([.I115]&gt;=20;&quot;H&quot;;IF([.I115]&lt;=5;&quot;L&quot;;&quot;A&quot;));IF([.I115]&lt;=19;&quot;L&quot;;&quot;A&quot;)));IF(OR([.G115]=&quot;ALI&quot;;[.G115]=&quot;AIE&quot;);IF([.J115]&gt;=6;IF([.I115]&gt;=20;&quot;H&quot;;&quot;A&quot;);IF([.J115]&gt;=2;IF([.I115]&gt;=51;&quot;H&quot;;IF([.I115]&lt;=19;&quot;L&quot;;&quot;A&quot;));IF([.I115]&lt;=50;&quot;L&quot;;&quot;A&quot;)))))))">
            <text:p/>
          </table:table-cell>
          <table:table-cell table:style-name="ce45" table:formula="of:=IF([.L115]=&quot;L&quot;;&quot;Baixa&quot;;IF([.L115]=&quot;A&quot;;&quot;Média&quot;;IF([.L115]=&quot;&quot;;&quot;&quot;;&quot;Alta&quot;)))">
            <text:p/>
          </table:table-cell>
          <table:table-cell table:style-name="ce47" table:formula="of:=IF(ISBLANK([.G115]);&quot;&quot;;IF([.G115]=&quot;ALI&quot;;IF([.L115]=&quot;L&quot;;7;IF([.L115]=&quot;A&quot;;10;15));IF([.G115]=&quot;AIE&quot;;IF([.L115]=&quot;L&quot;;5;IF([.L115]=&quot;A&quot;;7;10));IF([.G115]=&quot;SE&quot;;IF([.L115]=&quot;L&quot;;4;IF([.L115]=&quot;A&quot;;5;7));IF(OR([.G115]=&quot;EE&quot;;[.G115]=&quot;CE&quot;);IF([.L115]=&quot;L&quot;;3;IF([.L115]=&quot;A&quot;;4;6)))))))">
            <text:p/>
          </table:table-cell>
          <table:table-cell table:style-name="ce50" table:formula="of:=IF([.H115]=&quot;I&quot;;[.N115]*[$Contagem.$U$11];IF([.H115]=&quot;E&quot;;[.N115]*[$Contagem.$U$13];IF([.H115]=&quot;A&quot;;[.N115]*[$Contagem.$U$12];IF([.H115]=&quot;T&quot;;[.N115]*[$Contagem.$U$14];&quot;&quot;))))">
            <text:p/>
          </table:table-cell>
          <table:table-cell table:style-name="ce39"/>
          <table:table-cell table:style-name="ce56" table:formula="of:=IF([.H115]=&quot;I&quot;;[$Sumário.$F$55];IF([.H115]=&quot;A&quot;;[$Sumário.$F$56];[$Sumário.$F$57]))" office:value-type="float" office:value="0.4" calcext:value-type="float">
            <text:p>0,40</text:p>
          </table:table-cell>
          <table:table-cell table:style-name="ce58" table:formula="of:=IF([.G115]=&quot;ALI&quot;;35*[.Q115];IF([.G115]=&quot;AIE&quot;;15*[.Q115]))" office:value-type="boolean" office:boolean-value="false" calcext:value-type="boolean">
            <text:p>FALSO</text:p>
          </table:table-cell>
          <table:table-cell table:style-name="ce59" table:formula="of:=IF(OR([.G115]=&quot;EE&quot;;[.G115]=&quot;CE&quot;);IF([.H115]=&quot;I&quot;;4;(4*[.Q115]));IF([.G115]=&quot;SE&quot;;IF([.H115]=&quot;I&quot;;5;5*[.Q115]);IF([.G115]=&quot;ALI&quot;;IF([.H115]=&quot;I&quot;;7;7*[.Q115]);IF([.G115]=&quot;AIE&quot;;IF([.H115]=&quot;I&quot;;5;5*[.Q115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6];[.L116])">
            <text:p/>
          </table:table-cell>
          <table:table-cell table:style-name="ce44" table:formula="of:=IF(OR(ISBLANK([.I116]);ISBLANK([.J116]));IF(OR([.G116]=&quot;ALI&quot;;[.G116]=&quot;AIE&quot;);&quot;L&quot;;IF(ISBLANK([.G116]);&quot;&quot;;&quot;A&quot;));IF([.G116]=&quot;EE&quot;;IF([.J116]&gt;=3;IF([.I116]&gt;=5;&quot;H&quot;;&quot;A&quot;);IF([.J116]&gt;=2;IF([.I116]&gt;=16;&quot;H&quot;;IF([.I116]&lt;=4;&quot;L&quot;;&quot;A&quot;));IF([.I116]&lt;=15;&quot;L&quot;;&quot;A&quot;)));IF(OR([.G116]=&quot;SE&quot;;[.G116]=&quot;CE&quot;);IF([.J116]&gt;=4;IF([.I116]&gt;=6;&quot;H&quot;;&quot;A&quot;);IF([.J116]&gt;=2;IF([.I116]&gt;=20;&quot;H&quot;;IF([.I116]&lt;=5;&quot;L&quot;;&quot;A&quot;));IF([.I116]&lt;=19;&quot;L&quot;;&quot;A&quot;)));IF(OR([.G116]=&quot;ALI&quot;;[.G116]=&quot;AIE&quot;);IF([.J116]&gt;=6;IF([.I116]&gt;=20;&quot;H&quot;;&quot;A&quot;);IF([.J116]&gt;=2;IF([.I116]&gt;=51;&quot;H&quot;;IF([.I116]&lt;=19;&quot;L&quot;;&quot;A&quot;));IF([.I116]&lt;=50;&quot;L&quot;;&quot;A&quot;)))))))">
            <text:p/>
          </table:table-cell>
          <table:table-cell table:style-name="ce45" table:formula="of:=IF([.L116]=&quot;L&quot;;&quot;Baixa&quot;;IF([.L116]=&quot;A&quot;;&quot;Média&quot;;IF([.L116]=&quot;&quot;;&quot;&quot;;&quot;Alta&quot;)))">
            <text:p/>
          </table:table-cell>
          <table:table-cell table:style-name="ce47" table:formula="of:=IF(ISBLANK([.G116]);&quot;&quot;;IF([.G116]=&quot;ALI&quot;;IF([.L116]=&quot;L&quot;;7;IF([.L116]=&quot;A&quot;;10;15));IF([.G116]=&quot;AIE&quot;;IF([.L116]=&quot;L&quot;;5;IF([.L116]=&quot;A&quot;;7;10));IF([.G116]=&quot;SE&quot;;IF([.L116]=&quot;L&quot;;4;IF([.L116]=&quot;A&quot;;5;7));IF(OR([.G116]=&quot;EE&quot;;[.G116]=&quot;CE&quot;);IF([.L116]=&quot;L&quot;;3;IF([.L116]=&quot;A&quot;;4;6)))))))">
            <text:p/>
          </table:table-cell>
          <table:table-cell table:style-name="ce50" table:formula="of:=IF([.H116]=&quot;I&quot;;[.N116]*[$Contagem.$U$11];IF([.H116]=&quot;E&quot;;[.N116]*[$Contagem.$U$13];IF([.H116]=&quot;A&quot;;[.N116]*[$Contagem.$U$12];IF([.H116]=&quot;T&quot;;[.N116]*[$Contagem.$U$14];&quot;&quot;))))">
            <text:p/>
          </table:table-cell>
          <table:table-cell table:style-name="ce39"/>
          <table:table-cell table:style-name="ce56" table:formula="of:=IF([.H116]=&quot;I&quot;;[$Sumário.$F$55];IF([.H116]=&quot;A&quot;;[$Sumário.$F$56];[$Sumário.$F$57]))" office:value-type="float" office:value="0.4" calcext:value-type="float">
            <text:p>0,40</text:p>
          </table:table-cell>
          <table:table-cell table:style-name="ce58" table:formula="of:=IF([.G116]=&quot;ALI&quot;;35*[.Q116];IF([.G116]=&quot;AIE&quot;;15*[.Q116]))" office:value-type="boolean" office:boolean-value="false" calcext:value-type="boolean">
            <text:p>FALSO</text:p>
          </table:table-cell>
          <table:table-cell table:style-name="ce59" table:formula="of:=IF(OR([.G116]=&quot;EE&quot;;[.G116]=&quot;CE&quot;);IF([.H116]=&quot;I&quot;;4;(4*[.Q116]));IF([.G116]=&quot;SE&quot;;IF([.H116]=&quot;I&quot;;5;5*[.Q116]);IF([.G116]=&quot;ALI&quot;;IF([.H116]=&quot;I&quot;;7;7*[.Q116]);IF([.G116]=&quot;AIE&quot;;IF([.H116]=&quot;I&quot;;5;5*[.Q116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5">
          <table:table-cell table:style-name="ce33"/>
          <table:table-cell table:style-name="ce35" table:number-columns-repeated="4"/>
          <table:table-cell table:style-name="ce37"/>
          <table:table-cell table:style-name="ce39" table:content-validation-name="val1"/>
          <table:table-cell table:style-name="ce42" table:content-validation-name="val2"/>
          <table:table-cell table:style-name="ce39" table:number-columns-repeated="2"/>
          <table:table-cell table:style-name="ce39" table:formula="of:=CONCATENATE([.G117];[.L117])">
            <text:p/>
          </table:table-cell>
          <table:table-cell table:style-name="ce44" table:formula="of:=IF(OR(ISBLANK([.I117]);ISBLANK([.J117]));IF(OR([.G117]=&quot;ALI&quot;;[.G117]=&quot;AIE&quot;);&quot;L&quot;;IF(ISBLANK([.G117]);&quot;&quot;;&quot;A&quot;));IF([.G117]=&quot;EE&quot;;IF([.J117]&gt;=3;IF([.I117]&gt;=5;&quot;H&quot;;&quot;A&quot;);IF([.J117]&gt;=2;IF([.I117]&gt;=16;&quot;H&quot;;IF([.I117]&lt;=4;&quot;L&quot;;&quot;A&quot;));IF([.I117]&lt;=15;&quot;L&quot;;&quot;A&quot;)));IF(OR([.G117]=&quot;SE&quot;;[.G117]=&quot;CE&quot;);IF([.J117]&gt;=4;IF([.I117]&gt;=6;&quot;H&quot;;&quot;A&quot;);IF([.J117]&gt;=2;IF([.I117]&gt;=20;&quot;H&quot;;IF([.I117]&lt;=5;&quot;L&quot;;&quot;A&quot;));IF([.I117]&lt;=19;&quot;L&quot;;&quot;A&quot;)));IF(OR([.G117]=&quot;ALI&quot;;[.G117]=&quot;AIE&quot;);IF([.J117]&gt;=6;IF([.I117]&gt;=20;&quot;H&quot;;&quot;A&quot;);IF([.J117]&gt;=2;IF([.I117]&gt;=51;&quot;H&quot;;IF([.I117]&lt;=19;&quot;L&quot;;&quot;A&quot;));IF([.I117]&lt;=50;&quot;L&quot;;&quot;A&quot;)))))))">
            <text:p/>
          </table:table-cell>
          <table:table-cell table:style-name="ce45" table:formula="of:=IF([.L117]=&quot;L&quot;;&quot;Baixa&quot;;IF([.L117]=&quot;A&quot;;&quot;Média&quot;;IF([.L117]=&quot;&quot;;&quot;&quot;;&quot;Alta&quot;)))">
            <text:p/>
          </table:table-cell>
          <table:table-cell table:style-name="ce47" table:formula="of:=IF(ISBLANK([.G117]);&quot;&quot;;IF([.G117]=&quot;ALI&quot;;IF([.L117]=&quot;L&quot;;7;IF([.L117]=&quot;A&quot;;10;15));IF([.G117]=&quot;AIE&quot;;IF([.L117]=&quot;L&quot;;5;IF([.L117]=&quot;A&quot;;7;10));IF([.G117]=&quot;SE&quot;;IF([.L117]=&quot;L&quot;;4;IF([.L117]=&quot;A&quot;;5;7));IF(OR([.G117]=&quot;EE&quot;;[.G117]=&quot;CE&quot;);IF([.L117]=&quot;L&quot;;3;IF([.L117]=&quot;A&quot;;4;6)))))))">
            <text:p/>
          </table:table-cell>
          <table:table-cell table:style-name="ce50" table:formula="of:=IF([.H117]=&quot;I&quot;;[.N117]*[$Contagem.$U$11];IF([.H117]=&quot;E&quot;;[.N117]*[$Contagem.$U$13];IF([.H117]=&quot;A&quot;;[.N117]*[$Contagem.$U$12];IF([.H117]=&quot;T&quot;;[.N117]*[$Contagem.$U$14];&quot;&quot;))))">
            <text:p/>
          </table:table-cell>
          <table:table-cell table:style-name="ce39"/>
          <table:table-cell table:style-name="ce56" table:formula="of:=IF([.H117]=&quot;I&quot;;[$Sumário.$F$55];IF([.H117]=&quot;A&quot;;[$Sumário.$F$56];[$Sumário.$F$57]))" office:value-type="float" office:value="0.4" calcext:value-type="float">
            <text:p>0,40</text:p>
          </table:table-cell>
          <table:table-cell table:style-name="ce58" table:formula="of:=IF([.G117]=&quot;ALI&quot;;35*[.Q117];IF([.G117]=&quot;AIE&quot;;15*[.Q117]))" office:value-type="boolean" office:boolean-value="false" calcext:value-type="boolean">
            <text:p>FALSO</text:p>
          </table:table-cell>
          <table:table-cell table:style-name="ce59" table:formula="of:=IF(OR([.G117]=&quot;EE&quot;;[.G117]=&quot;CE&quot;);IF([.H117]=&quot;I&quot;;4;(4*[.Q117]));IF([.G117]=&quot;SE&quot;;IF([.H117]=&quot;I&quot;;5;5*[.Q117]);IF([.G117]=&quot;ALI&quot;;IF([.H117]=&quot;I&quot;;7;7*[.Q117]);IF([.G117]=&quot;AIE&quot;;IF([.H117]=&quot;I&quot;;5;5*[.Q117])))))" office:value-type="boolean" office:boolean-value="false" calcext:value-type="boolean">
            <text:p>FALSO</text:p>
          </table:table-cell>
          <table:table-cell table:style-name="ce35" table:number-columns-repeated="3"/>
          <table:table-cell table:number-columns-repeated="1002"/>
        </table:table-row>
        <table:table-row table:style-name="ro6" table:number-rows-repeated="104845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V$117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17">
            <calcext:condition calcext:apply-style-name="Excel_CondFormat_2_1_1" calcext:value="=&quot;I&quot;" calcext:base-cell-address="Funções.H8"/>
            <calcext:condition calcext:apply-style-name="Excel_CondFormat_2_1_2" calcext:value="=&quot;A&quot;" calcext:base-cell-address="Funções.H8"/>
            <calcext:condition calcext:apply-style-name="Excel_CondFormat_2_1_3" calcext:value="=&quot;E&quot;" calcext:base-cell-address="Funções.H8"/>
          </calcext:conditional-format>
        </calcext:conditional-formats>
      </table:table>
      <table:table table:name="Sumário" table:style-name="ta3" table:print-ranges="Sumário.A1:Sumário.L59">
        <office:forms form:automatic-focus="false" form:apply-design-mode="false"/>
        <table:table-column table:style-name="co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7" table:default-cell-style-name="ce15"/>
        <table:table-column table:style-name="co27" table:default-cell-style-name="ce15"/>
        <table:table-column table:style-name="co25" table:default-cell-style-name="ce15"/>
        <table:table-column table:style-name="co28" table:default-cell-style-name="ce15"/>
        <table:table-column table:style-name="co29" table:default-cell-style-name="ce15"/>
        <table:table-column table:style-name="co28" table:default-cell-style-name="ce15"/>
        <table:table-column table:style-name="co30" table:default-cell-style-name="ce15"/>
        <table:table-column table:style-name="co5" table:default-cell-style-name="ce15"/>
        <table:table-column table:style-name="co6" table:number-columns-repeated="245" table:default-cell-style-name="ce15"/>
        <table:table-column table:style-name="co6" table:number-columns-repeated="767" table:default-cell-style-name="Default"/>
        <table:table-row table:style-name="ro1">
          <table:table-cell table:style-name="ce65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65"/>
          <table:table-cell table:number-columns-repeated="1012"/>
        </table:table-row>
        <table:table-row table:style-name="ro1">
          <table:covered-table-cell table:number-columns-repeated="12" table:style-name="ce65"/>
          <table:table-cell table:number-columns-repeated="1012"/>
        </table:table-row>
        <table:table-row table:style-name="ro1">
          <table:covered-table-cell table:number-columns-repeated="12" table:style-name="ce65"/>
          <table:table-cell table:number-columns-repeated="1012"/>
        </table:table-row>
        <table:table-row table:style-name="ro1">
          <table:table-cell table:style-name="ce66" table:formula="of:=[$Contagem.A5]&amp;&quot; : &quot;&amp;[$Contagem.F5]" office:value-type="string" office:string-value="Aplicação : Ordem de Serviço" calcext:value-type="string" table:number-columns-spanned="5" table:number-rows-spanned="1">
            <text:p>Aplicação : Ordem de Serviço</text:p>
          </table:table-cell>
          <table:covered-table-cell table:number-columns-repeated="4" table:style-name="ce66"/>
          <table:table-cell table:style-name="ce98" table:formula="of:=[$Contagem.A6]&amp;&quot; : &quot;&amp;[$Contagem.F6]" office:value-type="string" office:string-value="Projeto : Sistema de Controle de Ordens de Serviço" calcext:value-type="string" table:number-columns-spanned="7" table:number-rows-spanned="1">
            <text:p>Projeto : Sistema de Controle de Ordens de Serviço</text:p>
          </table:table-cell>
          <table:covered-table-cell table:number-columns-repeated="6" table:style-name="ce98"/>
          <table:table-cell table:number-columns-repeated="1012"/>
        </table:table-row>
        <table:table-row table:style-name="ro1">
          <table:table-cell table:style-name="ce67" table:formula="of:=[$Contagem.A7]&amp;&quot; : &quot;&amp;[$Contagem.F7]" office:value-type="string" office:string-value="Responsável : Sérgio Moura" calcext:value-type="string" table:number-columns-spanned="5" table:number-rows-spanned="1">
            <text:p>Responsável : Sérgio Moura</text:p>
          </table:table-cell>
          <table:covered-table-cell table:number-columns-repeated="4" table:style-name="ce67"/>
          <table:table-cell table:style-name="ce98" table:formula="of:=[$Contagem.A8]&amp;&quot; : &quot;&amp;[$Contagem.F8]" office:value-type="string" office:string-value="Revisor : Sérgio Moura" calcext:value-type="string" table:number-columns-spanned="7" table:number-rows-spanned="1">
            <text:p>Revisor : Sérgio Moura</text:p>
          </table:table-cell>
          <table:covered-table-cell table:number-columns-repeated="6" table:style-name="ce98"/>
          <table:table-cell table:number-columns-repeated="1012"/>
        </table:table-row>
        <table:table-row table:style-name="ro1">
          <table:table-cell table:style-name="ce68" table:formula="of:=[$Contagem.A4]&amp;&quot; : &quot;&amp;[$Contagem.F4]" office:value-type="string" office:string-value="Empresa : Eits" calcext:value-type="string">
            <text:p>Empresa : Eits</text:p>
          </table:table-cell>
          <table:table-cell table:style-name="ce75" table:number-columns-repeated="2"/>
          <table:table-cell table:style-name="ce92" table:number-columns-repeated="2"/>
          <table:table-cell table:style-name="ce99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99"/>
          <table:table-cell table:style-name="ce99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99"/>
          <table:table-cell table:style-name="ce113" table:formula="of:=&quot;PF  = &quot;&amp;VALUE([$Contagem.W5])" office:value-type="string" office:string-value="PF  = 91" calcext:value-type="string" table:number-columns-spanned="2" table:number-rows-spanned="1">
            <text:p>PF <text:s/>= 91</text:p>
          </table:table-cell>
          <table:covered-table-cell table:style-name="ce113"/>
          <table:table-cell table:number-columns-repeated="1012"/>
        </table:table-row>
        <table:table-row table:style-name="ro1">
          <table:table-cell table:style-name="ce69" office:value-type="string" calcext:value-type="string" table:number-columns-spanned="2" table:number-rows-spanned="2">
            <text:p>Tipo de Função</text:p>
          </table:table-cell>
          <table:covered-table-cell table:style-name="ce69"/>
          <table:table-cell table:style-name="ce85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85"/>
          <table:table-cell table:style-name="ce100" office:value-type="string" calcext:value-type="string" table:number-columns-spanned="1" table:number-rows-spanned="2">
            <text:p>Total por Complexidade</text:p>
          </table:table-cell>
          <table:table-cell table:style-name="ce100" table:number-columns-spanned="1" table:number-rows-spanned="2"/>
          <table:table-cell table:style-name="ce106" office:value-type="string" calcext:value-type="string" table:number-columns-spanned="2" table:number-rows-spanned="2">
            <text:p>% </text:p>
          </table:table-cell>
          <table:covered-table-cell table:style-name="ce106"/>
          <table:table-cell table:style-name="ce106" table:number-columns-spanned="2" table:number-rows-spanned="2"/>
          <table:covered-table-cell table:style-name="ce106"/>
          <table:table-cell table:number-columns-repeated="1012"/>
        </table:table-row>
        <table:table-row table:style-name="ro1">
          <table:covered-table-cell table:number-columns-repeated="2" table:style-name="ce69"/>
          <table:covered-table-cell table:number-columns-repeated="4" table:style-name="ce85"/>
          <table:covered-table-cell table:number-columns-repeated="3" table:style-name="ce100"/>
          <table:covered-table-cell table:number-columns-repeated="3" table:style-name="ce106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6" table:number-columns-repeated="9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4" draw:text-style-name="P3" svg:width="24.27mm" svg:height="4.5mm" svg:x="0mm" svg:y="0mm" draw:caption-point-x="0mm" draw:caption-point-y="0mm">
              <dc:date>2018-01-30T00:00:00</dc:date>
              <text:p text:style-name="P1"><text:span text:style-name="T3">Entrada Externa</text:span></text:p>
            </office:annotation>
            <text:p>EE</text:p>
          </table:table-cell>
          <table:table-cell table:style-name="ce87" office:value-type="float" office:value="12" calcext:value-type="float">
            <text:p>12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7" table:formula="of:=[.C10]*3" office:value-type="float" office:value="36" calcext:value-type="float">
            <text:p>36</text:p>
          </table:table-cell>
          <table:table-cell table:style-name="ce88"/>
          <table:table-cell table:style-name="ce107"/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11]*4" office:value-type="float" office:value="0" calcext:value-type="float">
            <text:p>0</text:p>
          </table:table-cell>
          <table:table-cell table:style-name="ce88"/>
          <table:table-cell table:style-name="ce107"/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7" table:formula="of:=[.C12]*6" office:value-type="float" office:value="12" calcext:value-type="float">
            <text:p>12</text:p>
          </table:table-cell>
          <table:table-cell table:style-name="ce88"/>
          <table:table-cell table:style-name="ce107"/>
          <table:table-cell table:style-name="ce88"/>
          <table:table-cell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/>
          <table:table-cell table:style-name="ce122"/>
          <table:table-cell table:number-columns-repeated="1010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10:.C12])" office:value-type="float" office:value="14" calcext:value-type="float">
            <text:p>14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10:.G12])" office:value-type="float" office:value="48" calcext:value-type="float">
            <text:p>48</text:p>
          </table:table-cell>
          <table:table-cell table:style-name="ce88"/>
          <table:table-cell table:style-name="ce108" table:formula="of:=IF([.$G$45]&lt;&gt;0;[.G14]/[.$G$45];&quot;&quot;)" office:value-type="percentage" office:value="0.527472527472527" calcext:value-type="percentage">
            <text:p>52,7%</text:p>
          </table:table-cell>
          <table:table-cell table:style-name="ce88" table:number-columns-repeated="2"/>
          <table:table-cell table:style-name="ce118"/>
          <table:table-cell table:number-columns-repeated="2"/>
          <table:table-cell table:style-name="ce123"/>
          <table:table-cell table:number-columns-repeated="1009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5" draw:text-style-name="P3" svg:width="21.5mm" svg:height="4.5mm" svg:x="0mm" svg:y="0mm" draw:caption-point-x="0mm" draw:caption-point-y="0mm">
              <dc:date>2018-01-30T00:00:00</dc:date>
              <text:p text:style-name="P1"><text:span text:style-name="T3">Saída Externa</text:span></text:p>
            </office:annotation>
            <text:p>SE</text:p>
          </table:table-cell>
          <table:table-cell table:style-name="ce87" table:formula="of:=COUNTIF(CF;&quot;SEL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17]*4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SEA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5</text:p>
          </table:table-cell>
          <table:table-cell table:style-name="ce87" table:formula="of:=[.C18]*5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SEH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7</text:p>
          </table:table-cell>
          <table:table-cell table:style-name="ce87" table:formula="of:=[.C19]*7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17:.C19])" office:value-type="float" office:value="0" calcext:value-type="float">
            <text:p>0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17:.G19])" office:value-type="float" office:value="0" calcext:value-type="float">
            <text:p>0</text:p>
          </table:table-cell>
          <table:table-cell table:style-name="ce88"/>
          <table:table-cell table:style-name="ce109" table:formula="of:=IF([.$G$45]&lt;&gt;0;[.G21]/[.$G$45];&quot;&quot;)" office:value-type="percentage" office:value="0" calcext:value-type="percentage">
            <text:p>0,0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6" draw:text-style-name="P3" svg:width="25.4mm" svg:height="4.23mm" svg:x="0mm" svg:y="0mm" draw:caption-point-x="0mm" draw:caption-point-y="0mm">
              <dc:date>2018-01-30T00:00:00</dc:date>
              <text:p text:style-name="P1"><text:span text:style-name="T3">Consulta Externa</text:span></text:p>
            </office:annotation>
            <text:p>CE</text:p>
          </table:table-cell>
          <table:table-cell table:style-name="ce87" office:value-type="float" office:value="7" calcext:value-type="float">
            <text:p>7</text:p>
          </table:table-cell>
          <table:table-cell table:style-name="ce88"/>
          <table:table-cell table:style-name="ce94" office:value-type="string" calcext:value-type="string">
            <text:p>Baixa</text:p>
          </table:table-cell>
          <table:table-cell table:style-name="ce94" office:value-type="string" calcext:value-type="string">
            <text:p>x 3</text:p>
          </table:table-cell>
          <table:table-cell table:style-name="ce87" table:formula="of:=[.C24]*3" office:value-type="float" office:value="21" calcext:value-type="float">
            <text:p>21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94" office:value-type="string" calcext:value-type="string">
            <text:p>Média</text:p>
          </table:table-cell>
          <table:table-cell table:style-name="ce94" office:value-type="string" calcext:value-type="string">
            <text:p>x 4</text:p>
          </table:table-cell>
          <table:table-cell table:style-name="ce87" table:formula="of:=[.C25]*4" office:value-type="float" office:value="8" calcext:value-type="float">
            <text:p>8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CEH&quot;)" office:value-type="float" office:value="0" calcext:value-type="float">
            <text:p>0</text:p>
          </table:table-cell>
          <table:table-cell table:style-name="ce88"/>
          <table:table-cell table:style-name="ce94" office:value-type="string" calcext:value-type="string">
            <text:p>Alta</text:p>
          </table:table-cell>
          <table:table-cell table:style-name="ce94" office:value-type="string" calcext:value-type="string">
            <text:p>x 6</text:p>
          </table:table-cell>
          <table:table-cell table:style-name="ce87" table:formula="of:=[.C26]*6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24:.C26])" office:value-type="float" office:value="9" calcext:value-type="float">
            <text:p>9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24:.G26])" office:value-type="float" office:value="29" calcext:value-type="float">
            <text:p>29</text:p>
          </table:table-cell>
          <table:table-cell table:style-name="ce88"/>
          <table:table-cell table:style-name="ce110" table:formula="of:=IF([.$G$45]&lt;&gt;0;[.G28]/[.$G$45];&quot;&quot;)" office:value-type="percentage" office:value="0.318681318681319" calcext:value-type="percentage">
            <text:p>31,9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7" draw:text-style-name="P3" svg:width="32.37mm" svg:height="4.5mm" svg:x="0mm" svg:y="0mm" draw:caption-point-x="0mm" draw:caption-point-y="0mm">
              <dc:date>2018-01-30T00:00:00</dc:date>
              <text:p text:style-name="P1"><text:span text:style-name="T3">Arquivo Lógico Interno</text:span></text:p>
            </office:annotation>
            <text:p>ALI</text:p>
          </table:table-cell>
          <table:table-cell table:style-name="ce87" office:value-type="float" office:value="2" calcext:value-type="float">
            <text:p>2</text:p>
          </table:table-cell>
          <table:table-cell table:style-name="ce88"/>
          <table:table-cell table:style-name="ce88" office:value-type="string" calcext:value-type="string">
            <text:p>Baixa</text:p>
          </table:table-cell>
          <table:table-cell table:style-name="ce88" office:value-type="string" calcext:value-type="string">
            <text:p>x 7</text:p>
          </table:table-cell>
          <table:table-cell table:style-name="ce87" table:formula="of:=[.C31]*7" office:value-type="float" office:value="14" calcext:value-type="float">
            <text:p>14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LIA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Média</text:p>
          </table:table-cell>
          <table:table-cell table:style-name="ce88" office:value-type="string" calcext:value-type="string">
            <text:p>x 10</text:p>
          </table:table-cell>
          <table:table-cell table:style-name="ce87" table:formula="of:=[.C32]*10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LIH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Alta</text:p>
          </table:table-cell>
          <table:table-cell table:style-name="ce88" office:value-type="string" calcext:value-type="string">
            <text:p>x 15</text:p>
          </table:table-cell>
          <table:table-cell table:style-name="ce87" table:formula="of:=[.C33]*15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31:.C33])" office:value-type="float" office:value="2" calcext:value-type="float">
            <text:p>2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31:.G33])" office:value-type="float" office:value="14" calcext:value-type="float">
            <text:p>14</text:p>
          </table:table-cell>
          <table:table-cell table:style-name="ce88"/>
          <table:table-cell table:style-name="ce111" table:formula="of:=IF([.$G$45]&lt;&gt;0;[.G35]/[.$G$45];&quot;&quot;)" office:value-type="percentage" office:value="0.153846153846154" calcext:value-type="percentage">
            <text:p>15,4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0"/>
          <table:table-cell table:style-name="ce76"/>
          <table:table-cell table:style-name="ce88"/>
          <table:table-cell table:style-name="ce86" table:number-columns-repeated="3"/>
          <table:table-cell table:style-name="ce88"/>
          <table:table-cell table:style-name="ce86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8" draw:text-style-name="P3" svg:width="41.02mm" svg:height="4.24mm" svg:x="39.07mm" svg:y="162.98mm" draw:caption-point-x="-14.62mm" draw:caption-point-y="-22.13mm">
              <dc:date>2018-01-30T00:00:00</dc:date>
              <text:p text:style-name="P1"><text:span text:style-name="T3">Arquivo de Interface </text:span><text:span text:style-name="T3">Externa</text:span></text:p>
            </office:annotation>
            <text:p>AIE</text:p>
          </table:table-cell>
          <table:table-cell table:style-name="ce87" table:formula="of:=COUNTIF(CF;&quot;AIEL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Baixa</text:p>
          </table:table-cell>
          <table:table-cell table:style-name="ce88" office:value-type="string" calcext:value-type="string">
            <text:p>x 5</text:p>
          </table:table-cell>
          <table:table-cell table:style-name="ce87" table:formula="of:=[.C38]*5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IEA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Média</text:p>
          </table:table-cell>
          <table:table-cell table:style-name="ce88" office:value-type="string" calcext:value-type="string">
            <text:p>x 7</text:p>
          </table:table-cell>
          <table:table-cell table:style-name="ce87" table:formula="of:=[.C39]*7" office:value-type="float" office:value="0" calcext:value-type="float">
            <text:p>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7" table:formula="of:=COUNTIF(CF;&quot;AIEH&quot;)" office:value-type="float" office:value="0" calcext:value-type="float">
            <text:p>0</text:p>
          </table:table-cell>
          <table:table-cell table:style-name="ce88"/>
          <table:table-cell table:style-name="ce88" office:value-type="string" calcext:value-type="string">
            <text:p>Alta</text:p>
          </table:table-cell>
          <table:table-cell table:style-name="ce88" office:value-type="string" calcext:value-type="string">
            <text:p>x 10</text:p>
          </table:table-cell>
          <table:table-cell table:style-name="ce87" table:formula="of:=[.C40]*10" office:value-type="float" office:value="0" calcext:value-type="float">
            <text:p>0</text:p>
          </table:table-cell>
          <table:table-cell table:style-name="ce88" table:number-columns-repeated="4"/>
          <table:table-cell table:style-name="ce119"/>
          <table:table-cell table:number-columns-repeated="1012"/>
        </table:table-row>
        <table:table-row table:style-name="ro8">
          <table:table-cell table:style-name="ce71"/>
          <table:table-cell table:style-name="ce77"/>
          <table:table-cell table:style-name="ce86"/>
          <table:table-cell table:style-name="ce88" table:number-columns-repeated="3"/>
          <table:table-cell table:style-name="ce86"/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8" office:value-type="string" calcext:value-type="string">
            <text:p>Total</text:p>
          </table:table-cell>
          <table:table-cell table:style-name="ce87" table:formula="of:=SUM([.C38:.C40])" office:value-type="float" office:value="0" calcext:value-type="float">
            <text:p>0</text:p>
          </table:table-cell>
          <table:table-cell table:style-name="ce88" table:number-columns-repeated="2"/>
          <table:table-cell table:style-name="ce78" office:value-type="string" calcext:value-type="string">
            <text:p>Total</text:p>
          </table:table-cell>
          <table:table-cell table:style-name="ce87" table:formula="of:=SUM([.G38:.G40])" office:value-type="float" office:value="0" calcext:value-type="float">
            <text:p>0</text:p>
          </table:table-cell>
          <table:table-cell table:style-name="ce88"/>
          <table:table-cell table:style-name="ce112" table:formula="of:=IF([.$G$45]&lt;&gt;0;[.G42]/[.$G$45];&quot;&quot;)" office:value-type="percentage" office:value="0" calcext:value-type="percentage">
            <text:p>0,0%</text:p>
          </table:table-cell>
          <table:table-cell table:style-name="ce88" table:number-columns-repeated="2"/>
          <table:table-cell table:style-name="ce118"/>
          <table:table-cell table:number-columns-repeated="1012"/>
        </table:table-row>
        <table:table-row table:style-name="ro9">
          <table:table-cell table:style-name="ce72"/>
          <table:table-cell table:style-name="ce79"/>
          <table:table-cell table:style-name="ce87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5"/>
          <table:table-cell table:style-name="ce88">
            <draw:frame table:end-cell-address="Sumário.L51" table:end-x="12.32mm" table:end-y="4.52mm" draw:z-index="0" draw:name="Chart 10" draw:style-name="gr13" draw:text-style-name="P4" svg:width="61.95mm" svg:height="33.9mm" svg:x="1.11mm" svg:y="0.26mm">
              <loext:p draw:notify-on-update-of-ranges="Sumário.I14:Sumário.I14 Sumário.I21:Sumário.I21 Sumário.I28:Sumário.I28 Sumário.I35:Sumário.I35 Sumário.I42:Sumário.I42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88" table:number-columns-repeated="3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text:p>Total PF (contagem detalhada)</text:p>
          </table:table-cell>
          <table:table-cell table:style-name="ce88" table:number-columns-repeated="4"/>
          <table:table-cell table:style-name="ce87" table:formula="of:=SUM([.G14]+[.G21]+[.G28]+[.G35]+[.G42])" office:value-type="float" office:value="91" calcext:value-type="float">
            <text:p>91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9" draw:text-style-name="P3" svg:width="67.77mm" svg:height="15.61mm" svg:x="39.36mm" svg:y="196.85mm" draw:caption-point-x="-14.91mm" draw:caption-point-y="-26.1mm">
              <dc:date>2018-01-30T00:00:00</dc:date>
              <text:p text:style-name="P1"><text:span text:style-name="T3">Técnica de estimativa do </text:span><text:span text:style-name="T3">tamanho desenvolvida pela </text:span><text:span text:style-name="T3">NESMA. Assume que os </text:span><text:span text:style-name="T3">arquivos lógicos são de </text:span><text:span text:style-name="T3">complexidade baixa e as </text:span><text:span text:style-name="T3">transações são de </text:span><text:span text:style-name="T3">complexidade média. </text:span></text:p>
            </office:annotation>
            <text:p>Total PF (contagem estimativa)</text:p>
          </table:table-cell>
          <table:table-cell table:style-name="ce88" table:number-columns-repeated="4"/>
          <table:table-cell table:style-name="ce87" table:formula="of:=([.C10]+[.C11]+[.C12])*4+([.C17]+[.C18]+[.C19])*5+([.C24]+[.C25]+[.C26])*4+([.C31]+[.C32]+[.C33])*7+([.C38]+[.C39]+[.C40])*5" office:value-type="float" office:value="106" calcext:value-type="float">
            <text:p>106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office:annotation draw:style-name="gr19" draw:text-style-name="P3" svg:width="67.77mm" svg:height="15.61mm" svg:x="39.36mm" svg:y="201.08mm" draw:caption-point-x="-14.91mm" draw:caption-point-y="-26.1mm">
              <dc:date>2018-01-30T00:00:00</dc:date>
              <text:p text:style-name="P1"><text:span text:style-name="T3">Técnica de estimativa do tamanho </text:span><text:span text:style-name="T3">desenvolvida pela NESMA. Basie-se </text:span><text:span text:style-name="T3">apenas nos arquivos lógicos. Assume que </text:span><text:span text:style-name="T3">cada ALI tem um peso de 35 PF e cada </text:span><text:span text:style-name="T3">AIE um peso de 15 PF</text:span></text:p>
            </office:annotation>
            <text:p>Total PF (contagem indicativa)</text:p>
          </table:table-cell>
          <table:table-cell table:style-name="ce88" table:number-columns-repeated="4"/>
          <table:table-cell table:style-name="ce87" table:formula="of:=([.C31]+[.C32]+[.C33])*35+([.C38]+[.C39]+[.C40])*15" office:value-type="float" office:value="70" calcext:value-type="float">
            <text:p>7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/>
          <table:table-cell table:style-name="ce8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 office:value-type="string" calcext:value-type="string" table:number-columns-spanned="1" table:number-rows-spanned="3">
            <text:p>PF LOCAL</text:p>
          </table:table-cell>
          <table:table-cell table:style-name="ce80" office:value-type="string" calcext:value-type="string">
            <text:p>Total PF LOCAL (contagem detalhada IFPUG)</text:p>
          </table:table-cell>
          <table:table-cell table:style-name="ce89" table:number-columns-repeated="4"/>
          <table:table-cell table:style-name="ce101" table:formula="of:=SUM([$Funções.O8:$Funções.O117])" office:value-type="float" office:value="91" calcext:value-type="float">
            <text:p>91,00</text:p>
          </table:table-cell>
          <table:table-cell table:style-name="ce88" table:number-columns-repeated="4"/>
          <table:table-cell table:style-name="ce118"/>
          <table:table-cell table:number-columns-repeated="1012"/>
        </table:table-row>
        <table:table-row table:style-name="ro1">
          <table:covered-table-cell table:style-name="ce73"/>
          <table:table-cell table:style-name="ce81" office:value-type="string" calcext:value-type="string">
            <office:annotation draw:style-name="gr20" draw:text-style-name="P3" svg:width="67.8mm" svg:height="15.61mm" svg:x="28.74mm" svg:y="184.94mm" draw:caption-point-x="-4.29mm" draw:caption-point-y="2.74mm">
              <dc:date>2018-01-30T00:00:00</dc:date>
              <text:p text:style-name="P1"><text:span text:style-name="T3">Técnica de estimativa do tamanho </text:span><text:span text:style-name="T3">desenvolvida pela NESMA. Assume que os </text:span><text:span text:style-name="T3">arquivos lógicos são de complexidade baixa e </text:span><text:span text:style-name="T3">as transações são de complexidade média. </text:span></text:p>
            </office:annotation>
            <text:p>Total PF LOCAL (contagem estimativa)</text:p>
          </table:table-cell>
          <table:table-cell table:style-name="ce88" table:number-columns-repeated="4"/>
          <table:table-cell table:style-name="ce87" table:formula="of:=SUM([$Funções.S8:$Funções.S117])" office:value-type="float" office:value="106" calcext:value-type="float">
            <text:p>106</text:p>
          </table:table-cell>
          <table:table-cell table:style-name="ce88" table:number-columns-repeated="3"/>
          <table:table-cell/>
          <table:table-cell table:style-name="ce118"/>
          <table:table-cell table:number-columns-repeated="1012"/>
        </table:table-row>
        <table:table-row table:style-name="ro3">
          <table:covered-table-cell table:style-name="ce73"/>
          <table:table-cell table:style-name="ce82" office:value-type="string" calcext:value-type="string">
            <office:annotation draw:style-name="gr20" draw:text-style-name="P3" svg:width="67.8mm" svg:height="15.61mm" svg:x="28.74mm" svg:y="189.18mm" draw:caption-point-x="-4.29mm" draw:caption-point-y="2.74mm">
              <dc:date>2018-01-30T00:00:00</dc:date>
              <text:p text:style-name="P1"><text:span text:style-name="T3">Técnica de estimativa </text:span><text:span text:style-name="T3">do tamanho </text:span><text:span text:style-name="T3">desenvolvida pela </text:span><text:span text:style-name="T3">NESMA. Basie-se </text:span><text:span text:style-name="T3">apenas nos arquivos </text:span><text:span text:style-name="T3">lógicos. Assume que </text:span><text:span text:style-name="T3">cada ALI tem um peso </text:span><text:span text:style-name="T3">de 35 PF e cada AIE </text:span><text:span text:style-name="T3">um peso de 15 PF</text:span></text:p>
            </office:annotation>
            <text:p>Total PF LOCAL (contagem indicativa)</text:p>
          </table:table-cell>
          <table:table-cell table:style-name="ce90" table:number-columns-repeated="4"/>
          <table:table-cell table:style-name="ce87" table:formula="of:=SUM([$Funções.R8:$Funções.R117])" office:value-type="float" office:value="70" calcext:value-type="float">
            <text:p>70</text:p>
          </table:table-cell>
          <table:table-cell table:style-name="ce88" table:number-columns-repeated="3"/>
          <table:table-cell/>
          <table:table-cell table:style-name="ce118"/>
          <table:table-cell table:number-columns-repeated="1012"/>
        </table:table-row>
        <table:table-row table:style-name="ro1">
          <table:table-cell table:style-name="ce70"/>
          <table:table-cell table:style-name="ce76" table:number-columns-repeated="10"/>
          <table:table-cell table:style-name="ce117"/>
          <table:table-cell table:number-columns-repeated="1012"/>
        </table:table-row>
        <table:table-row table:style-name="ro1">
          <table:table-cell table:style-name="ce71"/>
          <table:table-cell table:style-name="ce77" office:value-type="string" calcext:value-type="string">
            <text:p>Total de PF Local</text:p>
          </table:table-cell>
          <table:table-cell table:style-name="ce7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77" table:number-columns-repeated="3"/>
          <table:table-cell table:style-name="ce95" office:value-type="string" calcext:value-type="string">
            <text:p>PF</text:p>
          </table:table-cell>
          <table:table-cell table:style-name="ce95" office:value-type="string" calcext:value-type="string">
            <text:p>DFL</text:p>
          </table:table-cell>
          <table:table-cell table:style-name="ce95" office:value-type="string" calcext:value-type="string">
            <text:p>PF LOCAL</text:p>
          </table:table-cell>
          <table:table-cell table:style-name="ce7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83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83"/>
          <table:table-cell table:style-name="ce96" table:formula="of:=SUMIF([$Funções.$H$8:.$H$123];&quot;I&quot;;[$Funções.$N$8:.$N$123])" office:value-type="float" office:value="91" calcext:value-type="float">
            <text:p>91,00</text:p>
          </table:table-cell>
          <table:table-cell table:style-name="ce96" table:formula="of:=[$Contagem.U11]" office:value-type="float" office:value="1" calcext:value-type="float">
            <text:p>1,00</text:p>
          </table:table-cell>
          <table:table-cell table:style-name="ce102" table:formula="of:=[.F55]*[.E55]" office:value-type="float" office:value="91" calcext:value-type="float">
            <text:p>91,00</text:p>
          </table:table-cell>
          <table:table-cell table:style-name="ce104" table:number-columns-repeated="3"/>
          <table:table-cell table:style-name="ce114" office:value-type="string" calcext:value-type="string">
            <text:p>TOTAL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83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83"/>
          <table:table-cell table:style-name="ce96" table:formula="of:=SUMIF([$Funções.$H$8:$Funções.$H$117];&quot;A&quot;;[$Funções.$N$8:$Funções.$N$117])" office:value-type="float" office:value="0" calcext:value-type="float">
            <text:p>0,00</text:p>
          </table:table-cell>
          <table:table-cell table:style-name="ce96" table:formula="of:=[$Contagem.U12]" office:value-type="float" office:value="0.5" calcext:value-type="float">
            <text:p>0,50</text:p>
          </table:table-cell>
          <table:table-cell table:style-name="ce102" table:formula="of:=[.F56]*[.E56]" office:value-type="float" office:value="0" calcext:value-type="float">
            <text:p>0,00</text:p>
          </table:table-cell>
          <table:table-cell table:style-name="ce104" table:number-columns-repeated="3"/>
          <table:table-cell table:style-name="ce115" table:formula="of:=SUM([.G55:.G58])" office:value-type="float" office:value="91" calcext:value-type="float">
            <text:p>91,00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83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83"/>
          <table:table-cell table:style-name="ce96" table:formula="of:=SUMIF([$Funções.$H$8:$Funções.$H$117];&quot;E&quot;;[$Funções.$N$8:$Funções.$N$117])" office:value-type="float" office:value="0" calcext:value-type="float">
            <text:p>0,00</text:p>
          </table:table-cell>
          <table:table-cell table:style-name="ce96" table:formula="of:=[$Contagem.U13]" office:value-type="float" office:value="0.4" calcext:value-type="float">
            <text:p>0,40</text:p>
          </table:table-cell>
          <table:table-cell table:style-name="ce102" table:formula="of:=[.F57]*[.E57]" office:value-type="float" office:value="0" calcext:value-type="float">
            <text:p>0,00</text:p>
          </table:table-cell>
          <table:table-cell table:style-name="ce104" table:number-columns-repeated="3"/>
          <table:table-cell table:style-name="ce77"/>
          <table:table-cell table:style-name="ce118"/>
          <table:table-cell table:number-columns-repeated="1012"/>
        </table:table-row>
        <table:table-row table:style-name="ro1">
          <table:table-cell table:style-name="ce71"/>
          <table:table-cell table:style-name="ce83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83"/>
          <table:table-cell table:style-name="ce96" table:formula="of:=SUMIF([$Funções.$H$8:$Funções.$H$117];&quot;T&quot;;[$Funções.$N$8:$Funções.$N$117])" office:value-type="float" office:value="0" calcext:value-type="float">
            <text:p>0,00</text:p>
          </table:table-cell>
          <table:table-cell table:style-name="ce96" table:formula="of:=[$Contagem.U14]" office:value-type="float" office:value="0" calcext:value-type="float">
            <text:p>0,00</text:p>
          </table:table-cell>
          <table:table-cell table:style-name="ce102" table:formula="of:=[.F58]*[.E58]" office:value-type="float" office:value="0" calcext:value-type="float">
            <text:p>0,00</text:p>
          </table:table-cell>
          <table:table-cell table:style-name="ce104" table:number-columns-repeated="3"/>
          <table:table-cell table:style-name="ce77"/>
          <table:table-cell table:style-name="ce118"/>
          <table:table-cell table:number-columns-repeated="1012"/>
        </table:table-row>
        <table:table-row table:style-name="ro1">
          <table:table-cell table:style-name="ce74"/>
          <table:table-cell table:style-name="ce84"/>
          <table:table-cell table:style-name="ce91"/>
          <table:table-cell table:style-name="ce93"/>
          <table:table-cell table:style-name="ce97"/>
          <table:table-cell table:style-name="ce93"/>
          <table:table-cell table:style-name="ce103"/>
          <table:table-cell table:style-name="ce105" table:number-columns-repeated="3"/>
          <table:table-cell table:style-name="ce116"/>
          <table:table-cell table:style-name="ce121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59" table:range-usable-as="print-range"/>
        </table:named-expressions>
      </table:table>
      <table:table table:name="PFs por Sprint" table:style-name="ta4">
        <office:forms form:automatic-focus="false" form:apply-design-mode="false"/>
        <table:table-column table:style-name="co31" table:default-cell-style-name="ce126"/>
        <table:table-column table:style-name="co32" table:default-cell-style-name="ce126"/>
        <table:table-column table:style-name="co33" table:number-columns-repeated="255" table:default-cell-style-name="ce126"/>
        <table:table-column table:style-name="co33" table:number-columns-repeated="767" table:default-cell-style-name="Default"/>
        <table:table-row table:style-name="ro3">
          <table:table-cell table:style-name="ce65" office:value-type="string" calcext:value-type="string" table:number-columns-spanned="2" table:number-rows-spanned="3">
            <text:p>PFs por Sprint</text:p>
          </table:table-cell>
          <table:covered-table-cell table:style-name="ce65"/>
          <table:table-cell table:number-columns-repeated="1022"/>
        </table:table-row>
        <table:table-row table:style-name="ro3">
          <table:covered-table-cell table:number-columns-repeated="2" table:style-name="ce65"/>
          <table:table-cell table:number-columns-repeated="1022"/>
        </table:table-row>
        <table:table-row table:style-name="ro10">
          <table:covered-table-cell table:number-columns-repeated="2" table:style-name="ce65"/>
          <table:table-cell table:number-columns-repeated="1022"/>
        </table:table-row>
        <table:table-row table:style-name="ro10">
          <table:table-cell table:style-name="ce124" office:value-type="string" calcext:value-type="string">
            <text:p>Sprint</text:p>
          </table:table-cell>
          <table:table-cell table:style-name="ce124" office:value-type="string" calcext:value-type="string">
            <text:p>PFs</text:p>
          </table:table-cell>
          <table:table-cell table:number-columns-repeated="1022"/>
        </table:table-row>
        <table:table-row table:style-name="ro10">
          <table:table-cell table:style-name="ce125" office:value-type="float" office:value="1" calcext:value-type="float">
            <text:p>1</text:p>
          </table:table-cell>
          <table:table-cell table:style-name="ce125" table:formula="of:=SUMIF([$Funções.$P$8:$Funções.$P$300];&quot;=1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2" calcext:value-type="float">
            <text:p>2</text:p>
          </table:table-cell>
          <table:table-cell table:style-name="ce125" table:formula="of:=SUMIF([$Funções.$P$8:$Funções.$P$300];&quot;=2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3" calcext:value-type="float">
            <text:p>3</text:p>
          </table:table-cell>
          <table:table-cell table:style-name="ce125" table:formula="of:=SUMIF([$Funções.$P$8:$Funções.$P$300];&quot;=3&quot;;[$Funções.$O$8:$Funções.$O$300])" office:value-type="float" office:value="0" calcext:value-type="float">
            <text:p>0</text:p>
          </table:table-cell>
          <table:table-cell table:number-columns-repeated="2"/>
          <table:table-cell table:style-name="ce127"/>
          <table:table-cell table:number-columns-repeated="1019"/>
        </table:table-row>
        <table:table-row table:style-name="ro6">
          <table:table-cell table:style-name="ce125" office:value-type="float" office:value="4" calcext:value-type="float">
            <text:p>4</text:p>
          </table:table-cell>
          <table:table-cell table:style-name="ce125" table:formula="of:=SUMIF([$Funções.$P$8:$Funções.$P$300];&quot;=4&quot;;[$Funções.$O$8:$Funções.$O$300])" office:value-type="float" office:value="0" calcext:value-type="float">
            <text:p>0</text:p>
          </table:table-cell>
          <table:table-cell table:number-columns-repeated="3"/>
          <table:table-cell table:style-name="ce127"/>
          <table:table-cell table:number-columns-repeated="1018"/>
        </table:table-row>
        <table:table-row table:style-name="ro6">
          <table:table-cell table:style-name="ce125" office:value-type="float" office:value="5" calcext:value-type="float">
            <text:p>5</text:p>
          </table:table-cell>
          <table:table-cell table:style-name="ce125" table:formula="of:=SUMIF([$Funções.$P$8:$Funções.$P$300];&quot;=5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6" calcext:value-type="float">
            <text:p>6</text:p>
          </table:table-cell>
          <table:table-cell table:style-name="ce125" table:formula="of:=SUMIF([$Funções.$P$8:$Funções.$P$300];&quot;=6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7" calcext:value-type="float">
            <text:p>7</text:p>
          </table:table-cell>
          <table:table-cell table:style-name="ce125" table:formula="of:=SUMIF([$Funções.$P$8:$Funções.$P$300];&quot;=7&quot;;[$Funções.$O$8:$Funções.$O$300])" office:value-type="float" office:value="0" calcext:value-type="float">
            <text:p>0</text:p>
          </table:table-cell>
          <table:table-cell table:number-columns-repeated="3"/>
          <table:table-cell table:style-name="ce127"/>
          <table:table-cell table:number-columns-repeated="1018"/>
        </table:table-row>
        <table:table-row table:style-name="ro6">
          <table:table-cell table:style-name="ce125" office:value-type="float" office:value="8" calcext:value-type="float">
            <text:p>8</text:p>
          </table:table-cell>
          <table:table-cell table:style-name="ce125" table:formula="of:=SUMIF([$Funções.$P$8:$Funções.$P$300];&quot;=8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9" calcext:value-type="float">
            <text:p>9</text:p>
          </table:table-cell>
          <table:table-cell table:style-name="ce125" table:formula="of:=SUMIF([$Funções.$P$8:$Funções.$P$300];&quot;=9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0" calcext:value-type="float">
            <text:p>10</text:p>
          </table:table-cell>
          <table:table-cell table:style-name="ce125" table:formula="of:=SUMIF([$Funções.$P$8:$Funções.$P$300];&quot;=10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1" calcext:value-type="float">
            <text:p>11</text:p>
          </table:table-cell>
          <table:table-cell table:style-name="ce125" table:formula="of:=SUMIF([$Funções.$P$8:$Funções.$P$300];&quot;=11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2" calcext:value-type="float">
            <text:p>12</text:p>
          </table:table-cell>
          <table:table-cell table:style-name="ce125" table:formula="of:=SUMIF([$Funções.$P$8:$Funções.$P$300];&quot;=12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3" calcext:value-type="float">
            <text:p>13</text:p>
          </table:table-cell>
          <table:table-cell table:style-name="ce125" table:formula="of:=SUMIF([$Funções.$P$8:$Funções.$P$300];&quot;=13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4" calcext:value-type="float">
            <text:p>14</text:p>
          </table:table-cell>
          <table:table-cell table:style-name="ce125" table:formula="of:=SUMIF([$Funções.$P$8:$Funções.$P$300];&quot;=14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>
          <table:table-cell table:style-name="ce125" office:value-type="float" office:value="15" calcext:value-type="float">
            <text:p>15</text:p>
          </table:table-cell>
          <table:table-cell table:style-name="ce125" table:formula="of:=SUMIF([$Funções.$P$8:$Funções.$P$300];&quot;=15&quot;;[$Funções.$O$8:$Funções.$O$300])" office:value-type="float" office:value="0" calcext:value-type="float">
            <text:p>0</text:p>
          </table:table-cell>
          <table:table-cell table:number-columns-repeated="1022"/>
        </table:table-row>
        <table:table-row table:style-name="ro6" table:number-rows-repeated="104855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F" table:base-cell-address="$Contagem.$A$1" table:cell-range-address="$Funções.$K$8:.$K$117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range table:name="UFPB" table:base-cell-address="$Contagem.$A$1" table:cell-range-address="$Contagem.$Y$12"/>
        <table:named-range table:name="VAF" table:base-cell-address="$Contagem.$A$1" table:cell-range-address="#REF!"/>
        <table:named-range table:name="VAFA" table:base-cell-address="$Contagem.$A$1" table:cell-range-address="#REF!"/>
        <table:named-range table:name="VAFB" table:base-cell-address="$Contagem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5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6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13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4.18mm"/>
      </style:footer-style>
    </style:page-layout>
    <style:page-layout style:name="Mpm4">
      <style:page-layout-properties fo:page-width="297mm" fo:page-height="210.01mm" style:num-format="1" style:print-orientation="landscape" fo:margin-top="6mm" fo:margin-bottom="6mm" fo:margin-left="10mm" fo:margin-right="8.01mm" style:first-page-number="continue" style:scale-to="73%" style:writing-mode="lr-tb" style:print="charts drawings headers objects zero-values"/>
      <style:header-style>
        <style:header-footer-properties fo:min-height="7.5mm" fo:margin-left="9mm" fo:margin-right="10.99mm" fo:margin-bottom="0mm"/>
      </style:header-style>
      <style:footer-style>
        <style:header-footer-properties fo:min-height="7.5mm" fo:margin-left="9mm" fo:margin-right="10.99mm" fo:margin-top="0.48mm"/>
      </style:footer-style>
    </style:page-layout>
    <style:page-layout style:name="Mpm5">
      <style:page-layout-properties style:num-format="1" style:print-orientation="portrait" fo:margin-top="33.27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9.67mm"/>
      </style:footer-style>
    </style:page-layout>
    <style:page-layout style:name="Mpm6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1-3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8-01-30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PFs_20_por_20_Sprint" style:display-name="PageStyle_PFs por Sprint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8-01-30T16:07:04.283711273</dc:date>
    <meta:print-date>2013-03-25T12:20:05</meta:print-date>
    <meta:editing-cycles>5</meta:editing-cycles>
    <meta:editing-duration>PT4H12M28S</meta:editing-duration>
    <meta:generator>LibreOffice/5.3.1.2$Linux_X86_64 LibreOffice_project/30m0$Build-2</meta:generator>
    <meta:document-statistic meta:table-count="4" meta:cell-count="12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 svg:stroke-color="#4c4c4c"/>
    </style:style>
    <style:style style:name="ch2" style:family="chart">
      <style:chart-properties style:rotation-angle="0"/>
      <style:text-properties fo:color="#000000" fo:font-family="Arial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family="Arial" fo:font-size="4.40000009536743pt" style:font-size-asian="4.40000009536743pt" style:font-size-complex="4.40000009536743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4c4c4c"/>
      <style:text-properties fo:font-size="10pt" style:font-size-asian="10pt" style:font-size-complex="10pt"/>
    </style:style>
    <style:style style:name="ch6" style:family="chart" style:data-style-name="N117">
      <style:chart-properties chart:display-label="true" chart:tick-marks-major-inner="true" chart:tick-marks-major-outer="true" chart:logarithmic="false" chart:reverse-direction="true" text:line-break="false" loext:try-staggering-first="false" chart:link-data-style-to-source="true" chart:axis-position="1" chart:tick-mark-position="at-axis"/>
      <style:graphic-properties svg:stroke-color="#4c4c4c"/>
      <style:text-properties fo:font-size="10pt" style:font-size-asian="10pt" style:font-size-complex="10pt"/>
    </style:style>
    <style:style style:name="ch7" style:family="chart" style:data-style-name="N117">
      <style:chart-properties chart:link-data-style-to-source="true"/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99ff"/>
      <style:text-properties fo:color="#000000" fo:font-family="Arial"/>
    </style:style>
    <style:style style:name="ch9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993366"/>
      <style:text-properties fo:color="#000000" fo:font-family="Arial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ffffcc"/>
      <style:text-properties fo:color="#000000" fo:font-family="Arial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ccffff"/>
      <style:text-properties fo:color="#000000" fo:font-family="Arial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>
        <chart:label-separator>
          <text:p><text:line-break/></text:p>
        </chart:label-separator>
      </style:chart-properties>
      <style:graphic-properties draw:fill-color="#660066"/>
      <style:text-properties fo:color="#000000" fo:font-family="Arial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196cm" svg:height="3.391cm" xlink:href=".." xlink:type="simple" chart:class="chart:circle" chart:style-name="ch1">
        <chart:title svg:x="1.75cm" svg:y="0.428cm" chart:style-name="ch2">
          <text:p>% por Tipo de Função</text:p>
        </chart:title>
        <chart:legend svg:x="5.265cm" svg:y="1.458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5cm" svg:y="1.663cm" svg:width="1.324cm" svg:height="0.936cm">
          <chartooo:coordinate-region svg:x="2.454cm" svg:y="1.664cm" svg:width="1.02cm" svg:height="0.935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527472527472527">
                <text:p>0.527472527472527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318681318681319">
                <text:p>0.318681318681319</text:p>
              </table:table-cell>
            </table:table-row>
            <table:table-row>
              <table:table-cell office:value-type="string"/>
              <table:table-cell office:value-type="float" office:value="0.153846153846154">
                <text:p>0.15384615384615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